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1.5528in"/>
    </style:style>
    <style:style style:name="co3" style:family="table-column">
      <style:table-column-properties fo:break-before="auto" style:column-width="3.5409in"/>
    </style:style>
    <style:style style:name="co4" style:family="table-column">
      <style:table-column-properties fo:break-before="auto" style:column-width="0.5917in"/>
    </style:style>
    <style:style style:name="co5" style:family="table-column">
      <style:table-column-properties fo:break-before="auto" style:column-width="5.2563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4744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547in"/>
    </style:style>
    <style:style style:name="co10" style:family="table-column">
      <style:table-column-properties fo:break-before="auto" style:column-width="1.6953in"/>
    </style:style>
    <style:style style:name="co11" style:family="table-column">
      <style:table-column-properties fo:break-before="auto" style:column-width="1.5508in"/>
    </style:style>
    <style:style style:name="co12" style:family="table-column">
      <style:table-column-properties fo:break-before="auto" style:column-width="1.3346in"/>
    </style:style>
    <style:style style:name="co13" style:family="table-column">
      <style:table-column-properties fo:break-before="auto" style:column-width="4.7299in"/>
    </style:style>
    <style:style style:name="co14" style:family="table-column">
      <style:table-column-properties fo:break-before="auto" style:column-width="1.7929in"/>
    </style:style>
    <style:style style:name="co15" style:family="table-column">
      <style:table-column-properties fo:break-before="auto" style:column-width="1.0047in"/>
    </style:style>
    <style:style style:name="co16" style:family="table-column">
      <style:table-column-properties fo:break-before="auto" style:column-width="1.848in"/>
    </style:style>
    <style:style style:name="co17" style:family="table-column">
      <style:table-column-properties fo:break-before="auto" style:column-width="1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fo:padding-bottom="0.0193in" fo:padding-left="0.0138in" fo:padding-right="0.0138in" fo:padding-top="0.0193in"/>
    </style:style>
    <style:style style:name="ce4" style:family="table-cell" style:parent-style-name="Default" style:data-style-name="N0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padding-bottom="0.0193in" fo:padding-left="0.0138in" fo:padding-right="0.0138in" fo:padding-top="0.0193in"/>
      <style:text-properties style:font-name="Arial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6" style:family="table-cell" style:parent-style-name="Default" style:data-style-name="N0">
      <style:table-cell-properties fo:padding-bottom="0.0193in" fo:padding-left="0.0138in" fo:padding-right="0.0138in" fo:padding-top="0.0193in"/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Portafogli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ategoria</text:p>
          </table:table-cell>
          <table:table-cell office:value-type="string">
            <text:p>Categoria alpha</text:p>
          </table:table-cell>
          <table:table-cell office:value-type="string">
            <text:p>Instrument</text:p>
          </table:table-cell>
          <table:table-cell office:value-type="string">
            <text:p>Moneta</text:p>
          </table:table-cell>
          <table:table-cell office:value-type="string">
            <text:p>Nome</text:p>
          </table:table-cell>
          <table:table-cell office:value-type="string">
            <text:p>Quantita</text:p>
          </table:table-cell>
          <table:table-cell office:value-type="string">
            <text:p>Valore EUR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AUD</text:p>
          </table:table-cell>
          <table:table-cell office:value-type="string">
            <text:p>CLEAN SEAS FPO</text:p>
          </table:table-cell>
          <table:table-cell office:value-type="float" office:value="400000">
            <text:p>400000</text:p>
          </table:table-cell>
          <table:table-cell office:value-type="float" office:value="32503.0919041865">
            <text:p>32503.091904186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CAD</text:p>
          </table:table-cell>
          <table:table-cell office:value-type="string">
            <text:p>CAMECO CORP</text:p>
          </table:table-cell>
          <table:table-cell office:value-type="float" office:value="4000">
            <text:p>4000</text:p>
          </table:table-cell>
          <table:table-cell office:value-type="float" office:value="86823.0822534017">
            <text:p>86823.082253401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CAD</text:p>
          </table:table-cell>
          <table:table-cell office:value-type="string">
            <text:p>ISHARESS&amp;P</text:p>
          </table:table-cell>
          <table:table-cell office:value-type="float" office:value="7918">
            <text:p>7918</text:p>
          </table:table-cell>
          <table:table-cell office:value-type="float" office:value="102469.530506873">
            <text:p>102469.53050687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CAD</text:p>
          </table:table-cell>
          <table:table-cell office:value-type="string">
            <text:p>POWER FINANCIAL CORP.</text:p>
          </table:table-cell>
          <table:table-cell office:value-type="float" office:value="3857">
            <text:p>3857</text:p>
          </table:table-cell>
          <table:table-cell office:value-type="float" office:value="79596.0022303281">
            <text:p>79596.002230328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CAD</text:p>
          </table:table-cell>
          <table:table-cell office:value-type="string">
            <text:p>Toronto Dominion Common Stock</text:p>
          </table:table-cell>
          <table:table-cell office:value-type="float" office:value="3082">
            <text:p>3082</text:p>
          </table:table-cell>
          <table:table-cell office:value-type="float" office:value="163140.982165587">
            <text:p>163140.98216558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ABB LTD</text:p>
          </table:table-cell>
          <table:table-cell office:value-type="float" office:value="7217">
            <text:p>7217</text:p>
          </table:table-cell>
          <table:table-cell office:value-type="float" office:value="116007.562762332">
            <text:p>116007.56276233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Actelion LTD</text:p>
          </table:table-cell>
          <table:table-cell office:value-type="float" office:value="1500">
            <text:p>1500</text:p>
          </table:table-cell>
          <table:table-cell office:value-type="float" office:value="59244.3011565337">
            <text:p>59244.301156533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Areca Val Discov A</text:p>
          </table:table-cell>
          <table:table-cell office:value-type="float" office:value="1958.67">
            <text:p>1958.67</text:p>
          </table:table-cell>
          <table:table-cell office:value-type="float" office:value="163142.07233525">
            <text:p>163142.0723352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CITRON I</text:p>
          </table:table-cell>
          <table:table-cell office:value-type="float" office:value="2500">
            <text:p>2500</text:p>
          </table:table-cell>
          <table:table-cell office:value-type="float" office:value="55890.8501476733">
            <text:p>55890.850147673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COSMO N</text:p>
          </table:table-cell>
          <table:table-cell office:value-type="float" office:value="12000">
            <text:p>12000</text:p>
          </table:table-cell>
          <table:table-cell office:value-type="float" office:value="162307.028828843">
            <text:p>162307.02882884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CQ XMTCH ON SMI</text:p>
          </table:table-cell>
          <table:table-cell office:value-type="float" office:value="500">
            <text:p>500</text:p>
          </table:table-cell>
          <table:table-cell office:value-type="float" office:value="24010.7092234405">
            <text:p>24010.709223440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Credit Suisse Group Na</text:p>
          </table:table-cell>
          <table:table-cell office:value-type="float" office:value="3000">
            <text:p>3000</text:p>
          </table:table-cell>
          <table:table-cell office:value-type="float" office:value="95327.4340118716">
            <text:p>95327.434011871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HBM N</text:p>
          </table:table-cell>
          <table:table-cell office:value-type="float" office:value="1000">
            <text:p>1000</text:p>
          </table:table-cell>
          <table:table-cell office:value-type="float" office:value="30553.6647473947">
            <text:p>30553.664747394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ISHARES DJ Euro Stoxx 50 CHF</text:p>
          </table:table-cell>
          <table:table-cell office:value-type="float" office:value="18500">
            <text:p>18500</text:p>
          </table:table-cell>
          <table:table-cell office:value-type="float" office:value="527192.307046267">
            <text:p>527192.30704626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JB PHYSICAL GOLD (CHF) A</text:p>
          </table:table-cell>
          <table:table-cell office:value-type="float" office:value="70">
            <text:p>70</text:p>
          </table:table-cell>
          <table:table-cell office:value-type="float" office:value="80125.1227717045">
            <text:p>80125.122771704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Lagerhäuser der Centralschweiz, Baden</text:p>
          </table:table-cell>
          <table:table-cell office:value-type="float" office:value="6">
            <text:p>6</text:p>
          </table:table-cell>
          <table:table-cell office:value-type="float" office:value="108651.812687077">
            <text:p>108651.81268707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Nestle Na</text:p>
          </table:table-cell>
          <table:table-cell office:value-type="float" office:value="33053">
            <text:p>33053</text:p>
          </table:table-cell>
          <table:table-cell office:value-type="float" office:value="1289457.46841187">
            <text:p>1289457.4684118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NEW VENTURE I</text:p>
          </table:table-cell>
          <table:table-cell office:value-type="float" office:value="10000">
            <text:p>10000</text:p>
          </table:table-cell>
          <table:table-cell office:value-type="float" office:value="29063.2420767901">
            <text:p>29063.242076790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Novartis Na</text:p>
          </table:table-cell>
          <table:table-cell office:value-type="float" office:value="6699">
            <text:p>6699</text:p>
          </table:table-cell>
          <table:table-cell office:value-type="float" office:value="283305.689222043">
            <text:p>283305.68922204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Roche Holding Gs</text:p>
          </table:table-cell>
          <table:table-cell office:value-type="float" office:value="7000">
            <text:p>7000</text:p>
          </table:table-cell>
          <table:table-cell office:value-type="float" office:value="721960.741640879">
            <text:p>721960.74164087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Schweiz. Rueck Na</text:p>
          </table:table-cell>
          <table:table-cell office:value-type="float" office:value="3000">
            <text:p>3000</text:p>
          </table:table-cell>
          <table:table-cell office:value-type="float" office:value="106550.316721524">
            <text:p>106550.316721524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Swatch Group I.</text:p>
          </table:table-cell>
          <table:table-cell office:value-type="float" office:value="3000">
            <text:p>3000</text:p>
          </table:table-cell>
          <table:table-cell office:value-type="float" office:value="822713.314173751">
            <text:p>822713.31417375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UBS AG Na</text:p>
          </table:table-cell>
          <table:table-cell office:value-type="float" office:value="8500">
            <text:p>8500</text:p>
          </table:table-cell>
          <table:table-cell office:value-type="float" office:value="110026.72760071">
            <text:p>110026.7276007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ZKB Gold ETF</text:p>
          </table:table-cell>
          <table:table-cell office:value-type="float" office:value="50">
            <text:p>50</text:p>
          </table:table-cell>
          <table:table-cell office:value-type="float" office:value="154563.165238049">
            <text:p>154563.16523804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wiss Market Index (CHF)</text:p>
          </table:table-cell>
          <table:table-cell office:value-type="string">
            <text:p>CHF</text:p>
          </table:table-cell>
          <table:table-cell office:value-type="string">
            <text:p>ZKB PLATINUM ETF</text:p>
          </table:table-cell>
          <table:table-cell office:value-type="float" office:value="75">
            <text:p>75</text:p>
          </table:table-cell>
          <table:table-cell office:value-type="float" office:value="144565.037357966">
            <text:p>144565.03735796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ALLIANZ AG</text:p>
          </table:table-cell>
          <table:table-cell office:value-type="float" office:value="1800">
            <text:p>1800</text:p>
          </table:table-cell>
          <table:table-cell office:value-type="float" office:value="157068">
            <text:p>15706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Anheuser Busch InBev</text:p>
          </table:table-cell>
          <table:table-cell office:value-type="float" office:value="3450">
            <text:p>3450</text:p>
          </table:table-cell>
          <table:table-cell office:value-type="float" office:value="155146.5">
            <text:p>155146.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AXA Paris</text:p>
          </table:table-cell>
          <table:table-cell office:value-type="float" office:value="2500">
            <text:p>2500</text:p>
          </table:table-cell>
          <table:table-cell office:value-type="float" office:value="34825">
            <text:p>3482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Banco Santander Central</text:p>
          </table:table-cell>
          <table:table-cell office:value-type="float" office:value="14644">
            <text:p>14644</text:p>
          </table:table-cell>
          <table:table-cell office:value-type="float" office:value="139484.1">
            <text:p>139484.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BASF AG</text:p>
          </table:table-cell>
          <table:table-cell office:value-type="float" office:value="1655">
            <text:p>1655</text:p>
          </table:table-cell>
          <table:table-cell office:value-type="float" office:value="82981.7">
            <text:p>82981.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BMW Common Stock</text:p>
          </table:table-cell>
          <table:table-cell office:value-type="float" office:value="2900">
            <text:p>2900</text:p>
          </table:table-cell>
          <table:table-cell office:value-type="float" office:value="145000">
            <text:p>14500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BNP PARIBAS</text:p>
          </table:table-cell>
          <table:table-cell office:value-type="float" office:value="2132">
            <text:p>2132</text:p>
          </table:table-cell>
          <table:table-cell office:value-type="float" office:value="111482.28">
            <text:p>111482.2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Burani Designer</text:p>
          </table:table-cell>
          <table:table-cell office:value-type="float" office:value="250000">
            <text:p>250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Cobacrest</text:p>
          </table:table-cell>
          <table:table-cell office:value-type="float" office:value="113889">
            <text:p>113889</text:p>
          </table:table-cell>
          <table:table-cell office:value-type="float" office:value="113.889">
            <text:p>113.88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CONSTANTIN MEDIEN AG O.N.</text:p>
          </table:table-cell>
          <table:table-cell office:value-type="float" office:value="129405">
            <text:p>129405</text:p>
          </table:table-cell>
          <table:table-cell office:value-type="float" office:value="215976.945">
            <text:p>215976.94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Daimlerchrysler</text:p>
          </table:table-cell>
          <table:table-cell office:value-type="float" office:value="2357">
            <text:p>2357</text:p>
          </table:table-cell>
          <table:table-cell office:value-type="float" office:value="111721.8">
            <text:p>111721.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Damiani</text:p>
          </table:table-cell>
          <table:table-cell office:value-type="float" office:value="215000">
            <text:p>215000</text:p>
          </table:table-cell>
          <table:table-cell office:value-type="float" office:value="191350">
            <text:p>19135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De Longhi</text:p>
          </table:table-cell>
          <table:table-cell office:value-type="float" office:value="293933">
            <text:p>293933</text:p>
          </table:table-cell>
          <table:table-cell office:value-type="float" office:value="1162505.015">
            <text:p>1162505.01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ENEL</text:p>
          </table:table-cell>
          <table:table-cell office:value-type="float" office:value="20000">
            <text:p>20000</text:p>
          </table:table-cell>
          <table:table-cell office:value-type="float" office:value="79400">
            <text:p>7940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ENI SPA</text:p>
          </table:table-cell>
          <table:table-cell office:value-type="float" office:value="8454">
            <text:p>8454</text:p>
          </table:table-cell>
          <table:table-cell office:value-type="float" office:value="136785.72">
            <text:p>136785.7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France Telecom SA</text:p>
          </table:table-cell>
          <table:table-cell office:value-type="float" office:value="5000">
            <text:p>5000</text:p>
          </table:table-cell>
          <table:table-cell office:value-type="float" office:value="81350">
            <text:p>8135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Fresenius Medi Common Stock</text:p>
          </table:table-cell>
          <table:table-cell office:value-type="float" office:value="1495">
            <text:p>1495</text:p>
          </table:table-cell>
          <table:table-cell office:value-type="float" office:value="67850.575">
            <text:p>67850.57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GOLD 2000 EUR</text:p>
          </table:table-cell>
          <table:table-cell office:value-type="float" office:value="159.65">
            <text:p>159.65</text:p>
          </table:table-cell>
          <table:table-cell office:value-type="float" office:value="94872.0125">
            <text:p>94872.012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Heineken NV Common Stock</text:p>
          </table:table-cell>
          <table:table-cell office:value-type="float" office:value="1787">
            <text:p>1787</text:p>
          </table:table-cell>
          <table:table-cell office:value-type="float" office:value="68290.205">
            <text:p>68290.20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HIGHLIGHT CMNCTS INH.SF 1</text:p>
          </table:table-cell>
          <table:table-cell office:value-type="float" office:value="55000">
            <text:p>55000</text:p>
          </table:table-cell>
          <table:table-cell office:value-type="float" office:value="213950">
            <text:p>21395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Industria de Diseno Textil</text:p>
          </table:table-cell>
          <table:table-cell office:value-type="float" office:value="2580">
            <text:p>2580</text:p>
          </table:table-cell>
          <table:table-cell office:value-type="float" office:value="150207.6">
            <text:p>150207.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ISH. DJ ST. 600 BAS.RES.</text:p>
          </table:table-cell>
          <table:table-cell office:value-type="float" office:value="20000">
            <text:p>20000</text:p>
          </table:table-cell>
          <table:table-cell office:value-type="float" office:value="1118600">
            <text:p>111860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ISH. DJ ST.600HEALTH CARE</text:p>
          </table:table-cell>
          <table:table-cell office:value-type="float" office:value="7000">
            <text:p>7000</text:p>
          </table:table-cell>
          <table:table-cell office:value-type="float" office:value="269220">
            <text:p>26922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ISHARES DJ Euro Stoxx 50 EUR</text:p>
          </table:table-cell>
          <table:table-cell office:value-type="float" office:value="7200">
            <text:p>7200</text:p>
          </table:table-cell>
          <table:table-cell office:value-type="float" office:value="204984">
            <text:p>204984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KPN Koninklijke</text:p>
          </table:table-cell>
          <table:table-cell office:value-type="float" office:value="5053">
            <text:p>5053</text:p>
          </table:table-cell>
          <table:table-cell office:value-type="float" office:value="57629.465">
            <text:p>57629.46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LOGWIN AG</text:p>
          </table:table-cell>
          <table:table-cell office:value-type="float" office:value="10000">
            <text:p>10000</text:p>
          </table:table-cell>
          <table:table-cell office:value-type="float" office:value="11330">
            <text:p>1133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Pictet-Europe Index -I EUR</text:p>
          </table:table-cell>
          <table:table-cell office:value-type="float" office:value="25000">
            <text:p>25000</text:p>
          </table:table-cell>
          <table:table-cell office:value-type="float" office:value="2736750">
            <text:p>273675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Piquadro</text:p>
          </table:table-cell>
          <table:table-cell office:value-type="float" office:value="260000">
            <text:p>260000</text:p>
          </table:table-cell>
          <table:table-cell office:value-type="float" office:value="399620">
            <text:p>39962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PORSCHE AUTOM.HLDG VZO</text:p>
          </table:table-cell>
          <table:table-cell office:value-type="float" office:value="1000">
            <text:p>1000</text:p>
          </table:table-cell>
          <table:table-cell office:value-type="float" office:value="40340">
            <text:p>4034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PTF-Corto Europe-I</text:p>
          </table:table-cell>
          <table:table-cell office:value-type="float" office:value="20000">
            <text:p>20000</text:p>
          </table:table-cell>
          <table:table-cell office:value-type="float" office:value="1997800">
            <text:p>199780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SAMPO OYJ SAMPO A ORD SHS</text:p>
          </table:table-cell>
          <table:table-cell office:value-type="float" office:value="3611">
            <text:p>3611</text:p>
          </table:table-cell>
          <table:table-cell office:value-type="float" office:value="72617.21">
            <text:p>72617.2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SAP AG</text:p>
          </table:table-cell>
          <table:table-cell office:value-type="float" office:value="6189">
            <text:p>6189</text:p>
          </table:table-cell>
          <table:table-cell office:value-type="float" office:value="235708.065">
            <text:p>235708.06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Siemens N eur</text:p>
          </table:table-cell>
          <table:table-cell office:value-type="float" office:value="1414">
            <text:p>1414</text:p>
          </table:table-cell>
          <table:table-cell office:value-type="float" office:value="113827">
            <text:p>11382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TOMTOM</text:p>
          </table:table-cell>
          <table:table-cell office:value-type="float" office:value="12000">
            <text:p>12000</text:p>
          </table:table-cell>
          <table:table-cell office:value-type="float" office:value="72468">
            <text:p>7246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TotalFinaElf Common Stock</text:p>
          </table:table-cell>
          <table:table-cell office:value-type="float" office:value="6500">
            <text:p>6500</text:p>
          </table:table-cell>
          <table:table-cell office:value-type="float" office:value="252882.5">
            <text:p>252882.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Unilever NV Common Stock</text:p>
          </table:table-cell>
          <table:table-cell office:value-type="float" office:value="5353">
            <text:p>5353</text:p>
          </table:table-cell>
          <table:table-cell office:value-type="float" office:value="114393.61">
            <text:p>114393.6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Xmtch (IE) on MSCI EMU SC</text:p>
          </table:table-cell>
          <table:table-cell office:value-type="float" office:value="4500">
            <text:p>4500</text:p>
          </table:table-cell>
          <table:table-cell office:value-type="float" office:value="397800">
            <text:p>39780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Xmtch MSCI EMU Large Cap</text:p>
          </table:table-cell>
          <table:table-cell office:value-type="float" office:value="12000">
            <text:p>12000</text:p>
          </table:table-cell>
          <table:table-cell office:value-type="float" office:value="1048680">
            <text:p>1048680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Dow Jones Euro STOXX 50 (E)</text:p>
          </table:table-cell>
          <table:table-cell office:value-type="string">
            <text:p>EUR</text:p>
          </table:table-cell>
          <table:table-cell office:value-type="string">
            <text:p>X-trackers MSCI RUSSIA CAPPED INDEX</text:p>
          </table:table-cell>
          <table:table-cell office:value-type="float" office:value="2400">
            <text:p>2400</text:p>
          </table:table-cell>
          <table:table-cell office:value-type="float" office:value="51216">
            <text:p>5121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Astra Zeneca Common Stock</text:p>
          </table:table-cell>
          <table:table-cell office:value-type="float" office:value="2490">
            <text:p>2490</text:p>
          </table:table-cell>
          <table:table-cell office:value-type="float" office:value="94657.5871597129">
            <text:p>94657.587159712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Barclays Plc</text:p>
          </table:table-cell>
          <table:table-cell office:value-type="float" office:value="9989">
            <text:p>9989</text:p>
          </table:table-cell>
          <table:table-cell office:value-type="float" office:value="31852.0430121188">
            <text:p>31852.043012118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BG Group Common Stock</text:p>
          </table:table-cell>
          <table:table-cell office:value-type="float" office:value="8950">
            <text:p>8950</text:p>
          </table:table-cell>
          <table:table-cell office:value-type="float" office:value="119681.201577937">
            <text:p>119681.20157793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Imperial Tobacco Common Stock</text:p>
          </table:table-cell>
          <table:table-cell office:value-type="float" office:value="20335">
            <text:p>20335</text:p>
          </table:table-cell>
          <table:table-cell office:value-type="float" office:value="442397.182635582">
            <text:p>442397.18263558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ISHARES PLC ISHARES FTSE 100</text:p>
          </table:table-cell>
          <table:table-cell office:value-type="float" office:value="40000">
            <text:p>40000</text:p>
          </table:table-cell>
          <table:table-cell office:value-type="float" office:value="260837.657260644">
            <text:p>260837.657260644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MORRISON(WM.)SUPERMARKETS PLC ORD 10P</text:p>
          </table:table-cell>
          <table:table-cell office:value-type="float" office:value="27052">
            <text:p>27052</text:p>
          </table:table-cell>
          <table:table-cell office:value-type="float" office:value="91052.4576373587">
            <text:p>91052.457637358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Reed Elsevier</text:p>
          </table:table-cell>
          <table:table-cell office:value-type="float" office:value="27800">
            <text:p>27800</text:p>
          </table:table-cell>
          <table:table-cell office:value-type="float" office:value="174632.520079608">
            <text:p>174632.52007960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Rio Tinto Common Stock</text:p>
          </table:table-cell>
          <table:table-cell office:value-type="float" office:value="3079">
            <text:p>3079</text:p>
          </table:table-cell>
          <table:table-cell office:value-type="float" office:value="144999.830220698">
            <text:p>144999.83022069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Rolls-Royce Common Stock</text:p>
          </table:table-cell>
          <table:table-cell office:value-type="float" office:value="12258">
            <text:p>12258</text:p>
          </table:table-cell>
          <table:table-cell office:value-type="float" office:value="87682.7312531097">
            <text:p>87682.731253109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Vodafone Group Common Stock</text:p>
          </table:table-cell>
          <table:table-cell office:value-type="float" office:value="64215">
            <text:p>64215</text:p>
          </table:table-cell>
          <table:table-cell office:value-type="float" office:value="121782.681738219">
            <text:p>121782.68173821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FTSE 100 (£)</text:p>
          </table:table-cell>
          <table:table-cell office:value-type="string">
            <text:p>GBP</text:p>
          </table:table-cell>
          <table:table-cell office:value-type="string">
            <text:p>XSTRATA PLC ORD USD0.50</text:p>
          </table:table-cell>
          <table:table-cell office:value-type="float" office:value="10116">
            <text:p>10116</text:p>
          </table:table-cell>
          <table:table-cell office:value-type="float" office:value="154630.850664582">
            <text:p>154630.85066458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IDR</text:p>
          </table:table-cell>
          <table:table-cell office:value-type="string">
            <text:p>Indofood Sukses Makmur Tbk</text:p>
          </table:table-cell>
          <table:table-cell office:value-type="float" office:value="200000">
            <text:p>200000</text:p>
          </table:table-cell>
          <table:table-cell office:value-type="float" office:value="82120.7009264929">
            <text:p>82120.700926492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Topix (JPY)</text:p>
          </table:table-cell>
          <table:table-cell office:value-type="string">
            <text:p>JPY</text:p>
          </table:table-cell>
          <table:table-cell office:value-type="string">
            <text:p>Nomura Topix ETF</text:p>
          </table:table-cell>
          <table:table-cell office:value-type="float" office:value="33640">
            <text:p>33640</text:p>
          </table:table-cell>
          <table:table-cell office:value-type="float" office:value="250824.160355489">
            <text:p>250824.16035548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Aberdden Emerging Markets</text:p>
          </table:table-cell>
          <table:table-cell office:value-type="float" office:value="5606">
            <text:p>5606</text:p>
          </table:table-cell>
          <table:table-cell office:value-type="float" office:value="248163.821167105">
            <text:p>248163.82116710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Aflac</text:p>
          </table:table-cell>
          <table:table-cell office:value-type="float" office:value="3500">
            <text:p>3500</text:p>
          </table:table-cell>
          <table:table-cell office:value-type="float" office:value="136402.729405075">
            <text:p>136402.72940507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Amgen Inc Common Stock</text:p>
          </table:table-cell>
          <table:table-cell office:value-type="float" office:value="1500">
            <text:p>1500</text:p>
          </table:table-cell>
          <table:table-cell office:value-type="float" office:value="58490.2978178975">
            <text:p>58490.297817897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Apple Computer Common Stock</text:p>
          </table:table-cell>
          <table:table-cell office:value-type="float" office:value="602">
            <text:p>602</text:p>
          </table:table-cell>
          <table:table-cell office:value-type="float" office:value="129355.760892743">
            <text:p>129355.76089274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AT&amp;T Corp.</text:p>
          </table:table-cell>
          <table:table-cell office:value-type="float" office:value="3970">
            <text:p>3970</text:p>
          </table:table-cell>
          <table:table-cell office:value-type="float" office:value="80421.4940649655">
            <text:p>80421.494064965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Bank of America</text:p>
          </table:table-cell>
          <table:table-cell office:value-type="float" office:value="5715">
            <text:p>5715</text:p>
          </table:table-cell>
          <table:table-cell office:value-type="float" office:value="51182.7421991613">
            <text:p>51182.742199161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BIG LOTS <text:s/>INC. COMMON</text:p>
          </table:table-cell>
          <table:table-cell office:value-type="float" office:value="3765">
            <text:p>3765</text:p>
          </table:table-cell>
          <table:table-cell office:value-type="float" office:value="88150.6148269244">
            <text:p>88150.6148269244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Bristol Mayer Squibb</text:p>
          </table:table-cell>
          <table:table-cell office:value-type="float" office:value="4861">
            <text:p>4861</text:p>
          </table:table-cell>
          <table:table-cell office:value-type="float" office:value="95050.1883573815">
            <text:p>95050.188357381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Chevron</text:p>
          </table:table-cell>
          <table:table-cell office:value-type="float" office:value="2445">
            <text:p>2445</text:p>
          </table:table-cell>
          <table:table-cell office:value-type="float" office:value="145806.738218779">
            <text:p>145806.73821877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Coach</text:p>
          </table:table-cell>
          <table:table-cell office:value-type="float" office:value="2193">
            <text:p>2193</text:p>
          </table:table-cell>
          <table:table-cell office:value-type="float" office:value="68896.5811358306">
            <text:p>68896.581135830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Coca Cola</text:p>
          </table:table-cell>
          <table:table-cell office:value-type="float" office:value="1000">
            <text:p>1000</text:p>
          </table:table-cell>
          <table:table-cell office:value-type="float" office:value="42582.9838652356">
            <text:p>42582.983865235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COEUR D ALENE MINES CO</text:p>
          </table:table-cell>
          <table:table-cell office:value-type="float" office:value="10000">
            <text:p>10000</text:p>
          </table:table-cell>
          <table:table-cell office:value-type="float" office:value="147913.853152321">
            <text:p>147913.85315232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CONOCOPHILLIPS COMMON</text:p>
          </table:table-cell>
          <table:table-cell office:value-type="float" office:value="900">
            <text:p>900</text:p>
          </table:table-cell>
          <table:table-cell office:value-type="float" office:value="38586.9642476366">
            <text:p>38586.964247636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Consumer Staples Select SPDR Fund</text:p>
          </table:table-cell>
          <table:table-cell office:value-type="float" office:value="8700">
            <text:p>8700</text:p>
          </table:table-cell>
          <table:table-cell office:value-type="float" office:value="176485.890965954">
            <text:p>176485.890965954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Corning Inc Common Stock</text:p>
          </table:table-cell>
          <table:table-cell office:value-type="float" office:value="4000">
            <text:p>4000</text:p>
          </table:table-cell>
          <table:table-cell office:value-type="float" office:value="52285.1659677305">
            <text:p>52285.165967730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DB X-TR.FTSE VIETNAM 1C</text:p>
          </table:table-cell>
          <table:table-cell office:value-type="float" office:value="1000">
            <text:p>1000</text:p>
          </table:table-cell>
          <table:table-cell office:value-type="float" office:value="26704.1012154382">
            <text:p>26704.101215438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DIRECTV - CMN STK</text:p>
          </table:table-cell>
          <table:table-cell office:value-type="float" office:value="2735">
            <text:p>2735</text:p>
          </table:table-cell>
          <table:table-cell office:value-type="float" office:value="83377.7453976829">
            <text:p>83377.745397682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Eli Lilly &amp; Co</text:p>
          </table:table-cell>
          <table:table-cell office:value-type="float" office:value="2976">
            <text:p>2976</text:p>
          </table:table-cell>
          <table:table-cell office:value-type="float" office:value="79154.1118771768">
            <text:p>79154.111877176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Emerson Electric Common Stock</text:p>
          </table:table-cell>
          <table:table-cell office:value-type="float" office:value="2303">
            <text:p>2303</text:p>
          </table:table-cell>
          <table:table-cell office:value-type="float" office:value="88230.6489444879">
            <text:p>88230.648944487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ETFS Metal Platinum</text:p>
          </table:table-cell>
          <table:table-cell office:value-type="float" office:value="1694">
            <text:p>1694</text:p>
          </table:table-cell>
          <table:table-cell office:value-type="float" office:value="202114.464425332">
            <text:p>202114.46442533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Exxon Mobil Corp Common Stock</text:p>
          </table:table-cell>
          <table:table-cell office:value-type="float" office:value="2254">
            <text:p>2254</text:p>
          </table:table-cell>
          <table:table-cell office:value-type="float" office:value="104617.385741702">
            <text:p>104617.38574170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F.TEM.INV-T.AS.GWTH A ACC (Frankfurt)</text:p>
          </table:table-cell>
          <table:table-cell office:value-type="float" office:value="5000">
            <text:p>5000</text:p>
          </table:table-cell>
          <table:table-cell office:value-type="float" office:value="89025.5170943209">
            <text:p>89025.517094320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FOREST LABORATORIES <text:s/>I</text:p>
          </table:table-cell>
          <table:table-cell office:value-type="float" office:value="4229">
            <text:p>4229</text:p>
          </table:table-cell>
          <table:table-cell office:value-type="float" office:value="99795.8632454332">
            <text:p>99795.863245433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General Electric</text:p>
          </table:table-cell>
          <table:table-cell office:value-type="float" office:value="16202">
            <text:p>16202</text:p>
          </table:table-cell>
          <table:table-cell office:value-type="float" office:value="197616.262705238">
            <text:p>197616.26270523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GOLD FIELDS LTD. AMERI</text:p>
          </table:table-cell>
          <table:table-cell office:value-type="float" office:value="10000">
            <text:p>10000</text:p>
          </table:table-cell>
          <table:table-cell office:value-type="float" office:value="112943.350629043">
            <text:p>112943.35062904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GOLDMAN SACHS GROUP <text:s/>I</text:p>
          </table:table-cell>
          <table:table-cell office:value-type="float" office:value="577">
            <text:p>577</text:p>
          </table:table-cell>
          <table:table-cell office:value-type="float" office:value="62170.3248276352">
            <text:p>62170.324827635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Hewlett - Packard Co</text:p>
          </table:table-cell>
          <table:table-cell office:value-type="float" office:value="4458">
            <text:p>4458</text:p>
          </table:table-cell>
          <table:table-cell office:value-type="float" office:value="133496.012509773">
            <text:p>133496.01250977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BM</text:p>
          </table:table-cell>
          <table:table-cell office:value-type="float" office:value="1377">
            <text:p>1377</text:p>
          </table:table-cell>
          <table:table-cell office:value-type="float" office:value="138492.785556898">
            <text:p>138492.78555689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ntel Corp.</text:p>
          </table:table-cell>
          <table:table-cell office:value-type="float" office:value="12367">
            <text:p>12367</text:p>
          </table:table-cell>
          <table:table-cell office:value-type="float" office:value="169827.59257943">
            <text:p>169827.5925794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path ETF S&amp;P500 VIX</text:p>
          </table:table-cell>
          <table:table-cell office:value-type="float" office:value="5400">
            <text:p>5400</text:p>
          </table:table-cell>
          <table:table-cell office:value-type="float" office:value="56421.9205345085">
            <text:p>56421.920534508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S MSCI INDIA 100US$</text:p>
          </table:table-cell>
          <table:table-cell office:value-type="float" office:value="24000">
            <text:p>24000</text:p>
          </table:table-cell>
          <table:table-cell office:value-type="float" office:value="143464.354254034">
            <text:p>143464.354254034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SHARES DJ OIL&amp;GAS Exploration</text:p>
          </table:table-cell>
          <table:table-cell office:value-type="float" office:value="25000">
            <text:p>25000</text:p>
          </table:table-cell>
          <table:table-cell office:value-type="float" office:value="972350.557964319">
            <text:p>972350.55796431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Shares MSCI Emerging Mkt Index</text:p>
          </table:table-cell>
          <table:table-cell office:value-type="float" office:value="6400">
            <text:p>6400</text:p>
          </table:table-cell>
          <table:table-cell office:value-type="float" office:value="212779.870637572">
            <text:p>212779.87063757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Shares MSCI Jap Indx</text:p>
          </table:table-cell>
          <table:table-cell office:value-type="float" office:value="76670">
            <text:p>76670</text:p>
          </table:table-cell>
          <table:table-cell office:value-type="float" office:value="556946.051602815">
            <text:p>556946.05160281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shares MSCI Pac Ex-Ja</text:p>
          </table:table-cell>
          <table:table-cell office:value-type="float" office:value="11807">
            <text:p>11807</text:p>
          </table:table-cell>
          <table:table-cell office:value-type="float" office:value="389734.224180823">
            <text:p>389734.22418082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SHARES Russel 2000</text:p>
          </table:table-cell>
          <table:table-cell office:value-type="float" office:value="2200">
            <text:p>2200</text:p>
          </table:table-cell>
          <table:table-cell office:value-type="float" office:value="110289.288506646">
            <text:p>110289.28850664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SHARES S&amp;P MIDCAP400 Gwth Index</text:p>
          </table:table-cell>
          <table:table-cell office:value-type="float" office:value="17000">
            <text:p>17000</text:p>
          </table:table-cell>
          <table:table-cell office:value-type="float" office:value="1084839.00774753">
            <text:p>1084839.0077475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ISHARES Tr.-DJ Transport Average</text:p>
          </table:table-cell>
          <table:table-cell office:value-type="float" office:value="20000">
            <text:p>20000</text:p>
          </table:table-cell>
          <table:table-cell office:value-type="float" office:value="1206908.80659606">
            <text:p>1206908.8065960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Johnson &amp; Johnson</text:p>
          </table:table-cell>
          <table:table-cell office:value-type="float" office:value="1346">
            <text:p>1346</text:p>
          </table:table-cell>
          <table:table-cell office:value-type="float" office:value="60980.9083801265">
            <text:p>60980.908380126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JP Morgan Common Stock</text:p>
          </table:table-cell>
          <table:table-cell office:value-type="float" office:value="4077">
            <text:p>4077</text:p>
          </table:table-cell>
          <table:table-cell office:value-type="float" office:value="112205.16028147">
            <text:p>112205.1602814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Kimberly Clark Common Stock</text:p>
          </table:table-cell>
          <table:table-cell office:value-type="float" office:value="2503">
            <text:p>2503</text:p>
          </table:table-cell>
          <table:table-cell office:value-type="float" office:value="118202.658326818">
            <text:p>118202.65832681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Legg Mason Emerging Markets Equity Fund A acc-USD</text:p>
          </table:table-cell>
          <table:table-cell office:value-type="float" office:value="2328">
            <text:p>2328</text:p>
          </table:table-cell>
          <table:table-cell office:value-type="float" office:value="610237.486672827">
            <text:p>610237.48667282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Lockheed Martin Common Stock</text:p>
          </table:table-cell>
          <table:table-cell office:value-type="float" office:value="1711">
            <text:p>1711</text:p>
          </table:table-cell>
          <table:table-cell office:value-type="float" office:value="85373.6583978961">
            <text:p>85373.658397896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Loews Corp Common Stock</text:p>
          </table:table-cell>
          <table:table-cell office:value-type="float" office:value="3096">
            <text:p>3096</text:p>
          </table:table-cell>
          <table:table-cell office:value-type="float" office:value="87583.1971000071">
            <text:p>87583.197100007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Lyxor ETF MSCI India</text:p>
          </table:table-cell>
          <table:table-cell office:value-type="float" office:value="14000">
            <text:p>14000</text:p>
          </table:table-cell>
          <table:table-cell office:value-type="float" office:value="178420.64112588">
            <text:p>178420.6411258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MARKET VECTORS RUSSIA</text:p>
          </table:table-cell>
          <table:table-cell office:value-type="float" office:value="7600">
            <text:p>7600</text:p>
          </table:table-cell>
          <table:table-cell office:value-type="float" office:value="184962.68391499">
            <text:p>184962.6839149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Merck &amp; Co</text:p>
          </table:table-cell>
          <table:table-cell office:value-type="float" office:value="2277">
            <text:p>2277</text:p>
          </table:table-cell>
          <table:table-cell office:value-type="float" office:value="60125.488663018">
            <text:p>60125.48866301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METLIFE <text:s/>INC. COMMON S</text:p>
          </table:table-cell>
          <table:table-cell office:value-type="float" office:value="2269">
            <text:p>2269</text:p>
          </table:table-cell>
          <table:table-cell office:value-type="float" office:value="63930.0305636506">
            <text:p>63930.030563650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Microsoft Corp</text:p>
          </table:table-cell>
          <table:table-cell office:value-type="float" office:value="4846">
            <text:p>4846</text:p>
          </table:table-cell>
          <table:table-cell office:value-type="float" office:value="86903.5325893809">
            <text:p>86903.532589380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Nike Inc Common Stock</text:p>
          </table:table-cell>
          <table:table-cell office:value-type="float" office:value="1287">
            <text:p>1287</text:p>
          </table:table-cell>
          <table:table-cell office:value-type="float" office:value="74801.3291634089">
            <text:p>74801.329163408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NOBLE CORPORATION <text:s/>NEW</text:p>
          </table:table-cell>
          <table:table-cell office:value-type="float" office:value="2416">
            <text:p>2416</text:p>
          </table:table-cell>
          <table:table-cell office:value-type="float" office:value="61219.9872059137">
            <text:p>61219.987205913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Norfolk Southern Common Stock</text:p>
          </table:table-cell>
          <table:table-cell office:value-type="float" office:value="2110">
            <text:p>2110</text:p>
          </table:table-cell>
          <table:table-cell office:value-type="float" office:value="92654.6307484541">
            <text:p>92654.630748454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Occidental Common Stock</text:p>
          </table:table-cell>
          <table:table-cell office:value-type="float" office:value="1749">
            <text:p>1749</text:p>
          </table:table-cell>
          <table:table-cell office:value-type="float" office:value="105556.606724003">
            <text:p>105556.60672400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Oracle Corp Common Stock</text:p>
          </table:table-cell>
          <table:table-cell office:value-type="float" office:value="6003">
            <text:p>6003</text:p>
          </table:table-cell>
          <table:table-cell office:value-type="float" office:value="120879.230933258">
            <text:p>120879.23093325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Pfizer</text:p>
          </table:table-cell>
          <table:table-cell office:value-type="float" office:value="15655">
            <text:p>15655</text:p>
          </table:table-cell>
          <table:table-cell office:value-type="float" office:value="196508.138460445">
            <text:p>196508.13846044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PG&amp;E Common Stock</text:p>
          </table:table-cell>
          <table:table-cell office:value-type="float" office:value="975">
            <text:p>975</text:p>
          </table:table-cell>
          <table:table-cell office:value-type="float" office:value="32356.7773118203">
            <text:p>32356.777311820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PHILIP MORRIS INTERNAT</text:p>
          </table:table-cell>
          <table:table-cell office:value-type="float" office:value="3318">
            <text:p>3318</text:p>
          </table:table-cell>
          <table:table-cell office:value-type="float" office:value="136196.247068022">
            <text:p>136196.24706802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Pictet-Emerging Markets Index -I USD</text:p>
          </table:table-cell>
          <table:table-cell office:value-type="float" office:value="10000">
            <text:p>10000</text:p>
          </table:table-cell>
          <table:table-cell office:value-type="float" office:value="1873409.62399602">
            <text:p>1873409.62399602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POWERSHARES QQQ TRUST</text:p>
          </table:table-cell>
          <table:table-cell office:value-type="float" office:value="68000">
            <text:p>68000</text:p>
          </table:table-cell>
          <table:table-cell office:value-type="float" office:value="2436960.69372379">
            <text:p>2436960.6937237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S&amp;P Sel Health Care SPDR Fund</text:p>
          </table:table-cell>
          <table:table-cell office:value-type="float" office:value="5072">
            <text:p>5072</text:p>
          </table:table-cell>
          <table:table-cell office:value-type="float" office:value="111829.867083659">
            <text:p>111829.86708365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Semiconductor Holdrs</text:p>
          </table:table-cell>
          <table:table-cell office:value-type="float" office:value="11000">
            <text:p>11000</text:p>
          </table:table-cell>
          <table:table-cell office:value-type="float" office:value="220547.302580141">
            <text:p>220547.30258014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Sony</text:p>
          </table:table-cell>
          <table:table-cell office:value-type="float" office:value="2500">
            <text:p>2500</text:p>
          </table:table-cell>
          <table:table-cell office:value-type="float" office:value="57253.5361432938">
            <text:p>57253.536143293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SPDR Trust Select Sector Materials</text:p>
          </table:table-cell>
          <table:table-cell office:value-type="float" office:value="1359">
            <text:p>1359</text:p>
          </table:table-cell>
          <table:table-cell office:value-type="float" office:value="33315.7367261355">
            <text:p>33315.736726135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SPY</text:p>
          </table:table-cell>
          <table:table-cell office:value-type="float" office:value="20300">
            <text:p>20300</text:p>
          </table:table-cell>
          <table:table-cell office:value-type="float" office:value="1694816.97348781">
            <text:p>1694816.97348781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SUNCOR ENERGY <text:s/>INC. CO</text:p>
          </table:table-cell>
          <table:table-cell office:value-type="float" office:value="2750">
            <text:p>2750</text:p>
          </table:table-cell>
          <table:table-cell office:value-type="float" office:value="67474.5895230649">
            <text:p>67474.589523064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Target Corp Common Stock</text:p>
          </table:table-cell>
          <table:table-cell office:value-type="float" office:value="2614">
            <text:p>2614</text:p>
          </table:table-cell>
          <table:table-cell office:value-type="float" office:value="100461.283673324">
            <text:p>100461.283673324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The AES Corp Common Stock</text:p>
          </table:table-cell>
          <table:table-cell office:value-type="float" office:value="9646">
            <text:p>9646</text:p>
          </table:table-cell>
          <table:table-cell office:value-type="float" office:value="84194.2426611699">
            <text:p>84194.2426611699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The Boeing Co Common Stock</text:p>
          </table:table-cell>
          <table:table-cell office:value-type="float" office:value="3000">
            <text:p>3000</text:p>
          </table:table-cell>
          <table:table-cell office:value-type="float" office:value="152164.332930557">
            <text:p>152164.332930557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THE TRAVELERS COMPANIE</text:p>
          </table:table-cell>
          <table:table-cell office:value-type="float" office:value="2337">
            <text:p>2337</text:p>
          </table:table-cell>
          <table:table-cell office:value-type="float" office:value="88802.3455824863">
            <text:p>88802.345582486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Time Warner Inc.</text:p>
          </table:table-cell>
          <table:table-cell office:value-type="float" office:value="2586">
            <text:p>2586</text:p>
          </table:table-cell>
          <table:table-cell office:value-type="float" office:value="57734.2099651716">
            <text:p>57734.2099651716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TRAD Glob EmMa A</text:p>
          </table:table-cell>
          <table:table-cell office:value-type="float" office:value="56886">
            <text:p>56886</text:p>
          </table:table-cell>
          <table:table-cell office:value-type="float" office:value="634402.828914635">
            <text:p>634402.828914635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Tyco Int.</text:p>
          </table:table-cell>
          <table:table-cell office:value-type="float" office:value="3669">
            <text:p>3669</text:p>
          </table:table-cell>
          <table:table-cell office:value-type="float" office:value="98942.2560238823">
            <text:p>98942.256023882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UBS EF Emerging Asia</text:p>
          </table:table-cell>
          <table:table-cell office:value-type="float" office:value="2000">
            <text:p>2000</text:p>
          </table:table-cell>
          <table:table-cell office:value-type="float" office:value="112275.215011728">
            <text:p>112275.215011728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UnitedHealth Grp Common Stock</text:p>
          </table:table-cell>
          <table:table-cell office:value-type="float" office:value="2219">
            <text:p>2219</text:p>
          </table:table-cell>
          <table:table-cell office:value-type="float" office:value="56433.1651147914">
            <text:p>56433.1651147914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VANGUARD SPECIALIZED F</text:p>
          </table:table-cell>
          <table:table-cell office:value-type="float" office:value="4700">
            <text:p>4700</text:p>
          </table:table-cell>
          <table:table-cell office:value-type="float" office:value="181933.328594783">
            <text:p>181933.328594783</text:p>
          </table:table-cell>
        </table:table-row>
        <table:table-row table:style-name="ro1">
          <table:table-cell office:value-type="string">
            <text:p>Azioni e simili</text:p>
          </table:table-cell>
          <table:table-cell office:value-type="string">
            <text:p>CLASS EQUITY </text:p>
          </table:table-cell>
          <table:table-cell office:value-type="string">
            <text:p>Standard and Poors 500 Composite ($)</text:p>
          </table:table-cell>
          <table:table-cell office:value-type="string">
            <text:p>USD</text:p>
          </table:table-cell>
          <table:table-cell office:value-type="string">
            <text:p>Western Digital</text:p>
          </table:table-cell>
          <table:table-cell office:value-type="float" office:value="4028">
            <text:p>4028</text:p>
          </table:table-cell>
          <table:table-cell office:value-type="float" office:value="84430.8195323051">
            <text:p>84430.8195323051</text:p>
          </table:table-cell>
        </table:table-row>
        <table:table-row table:style-name="ro1">
          <table:table-cell office:value-type="string">
            <text:p>FX a termine</text:p>
          </table:table-cell>
          <table:table-cell office:value-type="string">
            <text:p>CLASS SHORT TERM</text:p>
          </table:table-cell>
          <table:table-cell office:value-type="string">
            <text:p>Canada Cash 3M</text:p>
          </table:table-cell>
          <table:table-cell office:value-type="string">
            <text:p>CAD</text:p>
          </table:table-cell>
          <table:table-cell office:value-type="string">
            <text:p>CAD 527,092.56 Valuta 29-10-2010</text:p>
          </table:table-cell>
          <table:table-cell table:number-columns-repeated="2" office:value-type="float" office:value="373155.582942238">
            <text:p>373155.582942238</text:p>
          </table:table-cell>
        </table:table-row>
        <table:table-row table:style-name="ro1">
          <table:table-cell office:value-type="string">
            <text:p>FX a termine</text:p>
          </table:table-cell>
          <table:table-cell office:value-type="string">
            <text:p>CLASS SHORT TERM</text:p>
          </table:table-cell>
          <table:table-cell office:value-type="string">
            <text:p>Switzerland Cash 3M</text:p>
          </table:table-cell>
          <table:table-cell office:value-type="string">
            <text:p>CHF</text:p>
          </table:table-cell>
          <table:table-cell office:value-type="string">
            <text:p>CHF -300,000.00 Valuta 29-10-2010</text:p>
          </table:table-cell>
          <table:table-cell table:number-columns-repeated="2" office:value-type="float" office:value="-223563.400590693">
            <text:p>-223563.400590693</text:p>
          </table:table-cell>
        </table:table-row>
        <table:table-row table:style-name="ro1">
          <table:table-cell office:value-type="string">
            <text:p>FX a termine</text:p>
          </table:table-cell>
          <table:table-cell office:value-type="string">
            <text:p>CLASS SHORT TERM</text:p>
          </table:table-cell>
          <table:table-cell office:value-type="string">
            <text:p>Switzerland Cash 3M</text:p>
          </table:table-cell>
          <table:table-cell office:value-type="string">
            <text:p>CHF</text:p>
          </table:table-cell>
          <table:table-cell office:value-type="string">
            <text:p>CHF -500,000.00 Valuta 29-10-2010</text:p>
          </table:table-cell>
          <table:table-cell table:number-columns-repeated="2" office:value-type="float" office:value="-372605.667651155">
            <text:p>-372605.667651155</text:p>
          </table:table-cell>
        </table:table-row>
        <table:table-row table:style-name="ro1">
          <table:table-cell office:value-type="string">
            <text:p>FX a termine</text:p>
          </table:table-cell>
          <table:table-cell office:value-type="string">
            <text:p>CLASS SHORT TERM</text:p>
          </table:table-cell>
          <table:table-cell office:value-type="string">
            <text:p>Euro Cash 3M</text:p>
          </table:table-cell>
          <table:table-cell office:value-type="string">
            <text:p>EUR</text:p>
          </table:table-cell>
          <table:table-cell office:value-type="string">
            <text:p>EUR 3,338,278.93 Valuta 28-10-2010</text:p>
          </table:table-cell>
          <table:table-cell table:number-columns-repeated="2" office:value-type="float" office:value="3338278.93">
            <text:p>3338278.93</text:p>
          </table:table-cell>
        </table:table-row>
        <table:table-row table:style-name="ro1">
          <table:table-cell office:value-type="string">
            <text:p>FX a termine</text:p>
          </table:table-cell>
          <table:table-cell office:value-type="string">
            <text:p>CLASS SHORT TERM</text:p>
          </table:table-cell>
          <table:table-cell office:value-type="string">
            <text:p>#NA</text:p>
          </table:table-cell>
          <table:table-cell office:value-type="string">
            <text:p>NOK</text:p>
          </table:table-cell>
          <table:table-cell office:value-type="string">
            <text:p>NOK 1,829,268.29 Valuta 29-10-2010</text:p>
          </table:table-cell>
          <table:table-cell table:number-columns-repeated="2" office:value-type="float" office:value="226257.616561669">
            <text:p>226257.616561669</text:p>
          </table:table-cell>
        </table:table-row>
        <table:table-row table:style-name="ro1">
          <table:table-cell office:value-type="string">
            <text:p>FX a termine</text:p>
          </table:table-cell>
          <table:table-cell office:value-type="string">
            <text:p>CLASS SHORT TERM</text:p>
          </table:table-cell>
          <table:table-cell office:value-type="string">
            <text:p>United States Cash 3M</text:p>
          </table:table-cell>
          <table:table-cell office:value-type="string">
            <text:p>USD</text:p>
          </table:table-cell>
          <table:table-cell office:value-type="string">
            <text:p>USD -4,500,000.00 Valuta 28-10-2010</text:p>
          </table:table-cell>
          <table:table-cell table:number-columns-repeated="2" office:value-type="float" office:value="-3198521.57225105">
            <text:p>-3198521.57225105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C Overlook Performance Fund</text:p>
          </table:table-cell>
          <table:table-cell office:value-type="float" office:value="123.92">
            <text:p>123.92</text:p>
          </table:table-cell>
          <table:table-cell office:value-type="float" office:value="177925.5752">
            <text:p>177925.5752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Castlerigg Int. SR S01 01/09</text:p>
          </table:table-cell>
          <table:table-cell office:value-type="float" office:value="799.18">
            <text:p>799.18</text:p>
          </table:table-cell>
          <table:table-cell office:value-type="float" office:value="48358.3818">
            <text:p>48358.3818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Castlerigg Internat. M S1 01/09</text:p>
          </table:table-cell>
          <table:table-cell office:value-type="float" office:value="533.79">
            <text:p>533.79</text:p>
          </table:table-cell>
          <table:table-cell office:value-type="float" office:value="32395.7151">
            <text:p>32395.7151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CS Fund of funds Sicav HFRX</text:p>
          </table:table-cell>
          <table:table-cell office:value-type="float" office:value="7000">
            <text:p>7000</text:p>
          </table:table-cell>
          <table:table-cell office:value-type="float" office:value="695590">
            <text:p>695590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GAM Trading II</text:p>
          </table:table-cell>
          <table:table-cell office:value-type="float" office:value="5000">
            <text:p>5000</text:p>
          </table:table-cell>
          <table:table-cell office:value-type="float" office:value="727300">
            <text:p>727300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Oconnor Global Multi Strategy Alpha</text:p>
          </table:table-cell>
          <table:table-cell office:value-type="float" office:value="170.59">
            <text:p>170.59</text:p>
          </table:table-cell>
          <table:table-cell office:value-type="float" office:value="232283.8735">
            <text:p>232283.8735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Plexus Fund B S3</text:p>
          </table:table-cell>
          <table:table-cell office:value-type="float" office:value="198.64">
            <text:p>198.64</text:p>
          </table:table-cell>
          <table:table-cell office:value-type="float" office:value="13944.528">
            <text:p>13944.528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Reichtum Matterhorn</text:p>
          </table:table-cell>
          <table:table-cell office:value-type="float" office:value="116.59">
            <text:p>116.59</text:p>
          </table:table-cell>
          <table:table-cell office:value-type="float" office:value="12236.1205">
            <text:p>12236.1205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SC Overlook Performance Fund</text:p>
          </table:table-cell>
          <table:table-cell office:value-type="float" office:value="11.02">
            <text:p>11.02</text:p>
          </table:table-cell>
          <table:table-cell office:value-type="float" office:value="17094.3342">
            <text:p>17094.3342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Tisbury Fund B EUR New Issues</text:p>
          </table:table-cell>
          <table:table-cell office:value-type="float" office:value="265.23">
            <text:p>265.23</text:p>
          </table:table-cell>
          <table:table-cell office:value-type="float" office:value="14089.0176">
            <text:p>14089.0176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UBS Alpha Select</text:p>
          </table:table-cell>
          <table:table-cell office:value-type="float" office:value="202.83">
            <text:p>202.83</text:p>
          </table:table-cell>
          <table:table-cell office:value-type="float" office:value="184438.99824">
            <text:p>184438.99824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UBS Nulti Manager Alternative Commodities</text:p>
          </table:table-cell>
          <table:table-cell office:value-type="float" office:value="142.24">
            <text:p>142.24</text:p>
          </table:table-cell>
          <table:table-cell office:value-type="float" office:value="195141.8808864">
            <text:p>195141.8808864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UBS Special Situations</text:p>
          </table:table-cell>
          <table:table-cell office:value-type="float" office:value="500">
            <text:p>500</text:p>
          </table:table-cell>
          <table:table-cell office:value-type="float" office:value="502615">
            <text:p>502615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CS Sicav Commodity Allocation</text:p>
          </table:table-cell>
          <table:table-cell office:value-type="float" office:value="2500">
            <text:p>2500</text:p>
          </table:table-cell>
          <table:table-cell office:value-type="float" office:value="187682.138033975">
            <text:p>187682.138033975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ETFS Metal Securities on Gold Commodity Secured</text:p>
          </table:table-cell>
          <table:table-cell office:value-type="float" office:value="6200">
            <text:p>6200</text:p>
          </table:table-cell>
          <table:table-cell office:value-type="float" office:value="596952.164332931">
            <text:p>596952.164332931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GART Appreciation Class Disc Ser June 20</text:p>
          </table:table-cell>
          <table:table-cell office:value-type="float" office:value="1092">
            <text:p>1092</text:p>
          </table:table-cell>
          <table:table-cell office:value-type="float" office:value="770741.346222191">
            <text:p>770741.346222191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GART Appreciation Discretionary 01/08 USD Restricted</text:p>
          </table:table-cell>
          <table:table-cell office:value-type="float" office:value="120.42">
            <text:p>120.42</text:p>
          </table:table-cell>
          <table:table-cell office:value-type="float" office:value="81114.2409552918">
            <text:p>81114.2409552918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GART Appreciation Discretionary 05/08 USD Restricted</text:p>
          </table:table-cell>
          <table:table-cell office:value-type="float" office:value="680">
            <text:p>680</text:p>
          </table:table-cell>
          <table:table-cell office:value-type="float" office:value="468933.683986069">
            <text:p>468933.683986069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GART Equity Edge Class Disc Ser June 201</text:p>
          </table:table-cell>
          <table:table-cell office:value-type="float" office:value="706.1">
            <text:p>706.1</text:p>
          </table:table-cell>
          <table:table-cell office:value-type="float" office:value="499469.513824721">
            <text:p>499469.513824721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GART Equity Edge Discretionary 05/08 Restricted</text:p>
          </table:table-cell>
          <table:table-cell office:value-type="float" office:value="752">
            <text:p>752</text:p>
          </table:table-cell>
          <table:table-cell office:value-type="float" office:value="498985.059350345">
            <text:p>498985.059350345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Harbinger Class Holdings S2</text:p>
          </table:table-cell>
          <table:table-cell office:value-type="float" office:value="26.35">
            <text:p>26.35</text:p>
          </table:table-cell>
          <table:table-cell office:value-type="float" office:value="72791.6642973914">
            <text:p>72791.6642973914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Harbinger Class PE Holdings S.1</text:p>
          </table:table-cell>
          <table:table-cell office:value-type="float" office:value="660.98">
            <text:p>660.98</text:p>
          </table:table-cell>
          <table:table-cell office:value-type="float" office:value="360511.054801336">
            <text:p>360511.054801336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Man AHL Diversified</text:p>
          </table:table-cell>
          <table:table-cell office:value-type="float" office:value="568">
            <text:p>568</text:p>
          </table:table-cell>
          <table:table-cell office:value-type="float" office:value="40925.5526334494">
            <text:p>40925.5526334494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RMF Inv Strat SPC SHS CL IS12 Man Glbl</text:p>
          </table:table-cell>
          <table:table-cell office:value-type="float" office:value="1027.45">
            <text:p>1027.45</text:p>
          </table:table-cell>
          <table:table-cell office:value-type="float" office:value="975635.672400313">
            <text:p>975635.672400313</text:p>
          </table:table-cell>
        </table:table-row>
        <table:table-row table:style-name="ro1">
          <table:table-cell office:value-type="string">
            <text:p>Investimenti alternativi</text:p>
          </table:table-cell>
          <table:table-cell office:value-type="string">
            <text:p>CLASS EQUITY </text:p>
          </table:table-cell>
          <table:table-cell office:value-type="string">
            <text:p>GLOBAL HEDGE FUND INDEX ($)</text:p>
          </table:table-cell>
          <table:table-cell office:value-type="string">
            <text:p>USD</text:p>
          </table:table-cell>
          <table:table-cell office:value-type="string">
            <text:p>Winton Futures</text:p>
          </table:table-cell>
          <table:table-cell office:value-type="float" office:value="1364.13">
            <text:p>1364.13</text:p>
          </table:table-cell>
          <table:table-cell office:value-type="float" office:value="737797.598194612">
            <text:p>737797.598194612</text:p>
          </table:table-cell>
        </table:table-row>
        <table:table-row table:style-name="ro1">
          <table:table-cell office:value-type="string">
            <text:p>Metalli preziosi</text:p>
          </table:table-cell>
          <table:table-cell office:value-type="string">
            <text:p>CLASS COMMODITIES</text:p>
          </table:table-cell>
          <table:table-cell office:value-type="string">
            <text:p>Gold Bullion London Bullion Market U$/Troy Ounce ($)</text:p>
          </table:table-cell>
          <table:table-cell office:value-type="string">
            <text:p>USD</text:p>
          </table:table-cell>
          <table:table-cell office:value-type="string">
            <text:p>XAU</text:p>
          </table:table-cell>
          <table:table-cell office:value-type="float" office:value="3150">
            <text:p>3150</text:p>
          </table:table-cell>
          <table:table-cell office:value-type="float" office:value="3086794.01521075">
            <text:p>3086794.01521075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CHF</text:p>
          </table:table-cell>
          <table:table-cell office:value-type="string">
            <text:p>-1500 Call Actelion LTD 15-10-10 Strike 48 Premio(1620 CHF)</text:p>
          </table:table-cell>
          <table:table-cell office:value-type="float" office:value="-1500">
            <text:p>-1500</text:p>
          </table:table-cell>
          <table:table-cell office:value-type="float" office:value="-5589.08501476733">
            <text:p>-5589.08501476733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CHF</text:p>
          </table:table-cell>
          <table:table-cell office:value-type="string">
            <text:p>-1500 PUT Actelion LTD 15-10-10 Strike 46 Premio(2700 CHF)</text:p>
          </table:table-cell>
          <table:table-cell office:value-type="float" office:value="-1500">
            <text:p>-1500</text:p>
          </table:table-cell>
          <table:table-cell office:value-type="float" office:value="-11.1781700295347">
            <text:p>-11.1781700295347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CHF</text:p>
          </table:table-cell>
          <table:table-cell office:value-type="string">
            <text:p>-2500 Call ABB LTD 15-10-10 Strike 20 Premio(1650 CHF)</text:p>
          </table:table-cell>
          <table:table-cell office:value-type="float" office:value="-2500">
            <text:p>-2500</text:p>
          </table:table-cell>
          <table:table-cell office:value-type="float" office:value="-2943.58477444413">
            <text:p>-2943.58477444413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CHF</text:p>
          </table:table-cell>
          <table:table-cell office:value-type="string">
            <text:p>-2500 PUT ABB LTD 15-10-10 Strike 19 Premio(2450 CHF)</text:p>
          </table:table-cell>
          <table:table-cell office:value-type="float" office:value="-2500">
            <text:p>-2500</text:p>
          </table:table-cell>
          <table:table-cell office:value-type="float" office:value="-18.6302833825578">
            <text:p>-18.6302833825578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-1000 Call PORSCHE AUTOM.HLDG VZO 17-12-10 Strike 38 Premio(2400 EUR)</text:p>
          </table:table-cell>
          <table:table-cell office:value-type="float" office:value="-1000">
            <text:p>-1000</text:p>
          </table:table-cell>
          <table:table-cell office:value-type="float" office:value="-3860">
            <text:p>-3860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-1000 PUT PORSCHE AUTOM.HLDG VZO 17-12-10 Strike 36 Premio(1980 EUR)</text:p>
          </table:table-cell>
          <table:table-cell office:value-type="float" office:value="-1000">
            <text:p>-1000</text:p>
          </table:table-cell>
          <table:table-cell office:value-type="float" office:value="-910">
            <text:p>-910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GBP</text:p>
          </table:table-cell>
          <table:table-cell office:value-type="string">
            <text:p>-3000 Call XSTRATA PLC ORD USD0.50 17-12-10 Strike 9.2 Premio(2760 GBP)</text:p>
          </table:table-cell>
          <table:table-cell office:value-type="float" office:value="-3000">
            <text:p>-3000</text:p>
          </table:table-cell>
          <table:table-cell office:value-type="float" office:value="-14625.1332717322">
            <text:p>-14625.1332717322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GBP</text:p>
          </table:table-cell>
          <table:table-cell office:value-type="string">
            <text:p>-3000 PUT XSTRATA PLC ORD USD0.50 17-12-10 Strike 8.4 Premio(3000 GBP)</text:p>
          </table:table-cell>
          <table:table-cell office:value-type="float" office:value="-3000">
            <text:p>-3000</text:p>
          </table:table-cell>
          <table:table-cell office:value-type="float" office:value="-102.512616390646">
            <text:p>-102.512616390646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-1000 Call Hewlett - Packard Co 19-11-10 Strike 44 Premio(2020 USD)</text:p>
          </table:table-cell>
          <table:table-cell office:value-type="float" office:value="-1000">
            <text:p>-1000</text:p>
          </table:table-cell>
          <table:table-cell office:value-type="float" office:value="-398.038240102353">
            <text:p>-398.038240102353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-1000 PUT Hewlett - Packard Co 19-11-10 Strike 42 Premio(2270 USD)</text:p>
          </table:table-cell>
          <table:table-cell office:value-type="float" office:value="-1000">
            <text:p>-1000</text:p>
          </table:table-cell>
          <table:table-cell office:value-type="float" office:value="-909.801691662521">
            <text:p>-909.801691662521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-1500 Call Amgen Inc Common Stock 15-10-10 Strike 62.5 Premio(5640 USD)</text:p>
          </table:table-cell>
          <table:table-cell office:value-type="float" office:value="-1500">
            <text:p>-1500</text:p>
          </table:table-cell>
          <table:table-cell office:value-type="float" office:value="-42.6469542966806">
            <text:p>-42.6469542966806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-1500 PUT Amgen Inc Common Stock 15-10-10 Strike 57.5 Premio(4845 USD)</text:p>
          </table:table-cell>
          <table:table-cell office:value-type="float" office:value="-1500">
            <text:p>-1500</text:p>
          </table:table-cell>
          <table:table-cell office:value-type="float" office:value="-2899.99289217428">
            <text:p>-2899.99289217428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-2500 Call Sony 15-10-10 Strike 30 Premio(2700 USD)</text:p>
          </table:table-cell>
          <table:table-cell office:value-type="float" office:value="-2500">
            <text:p>-2500</text:p>
          </table:table-cell>
          <table:table-cell office:value-type="float" office:value="-4086.99978676523">
            <text:p>-4086.99978676523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-2500 PUT Sony 15-10-10 Strike 27.5 Premio(4575 USD)</text:p>
          </table:table-cell>
          <table:table-cell office:value-type="float" office:value="-2500">
            <text:p>-2500</text:p>
          </table:table-cell>
          <table:table-cell office:value-type="float" office:value="-266.543464354254">
            <text:p>-266.543464354254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-4000 Call Corning Inc Common Stock 19-11-10 Strike 16 Premio(4280 USD)</text:p>
          </table:table-cell>
          <table:table-cell office:value-type="float" office:value="-4000">
            <text:p>-4000</text:p>
          </table:table-cell>
          <table:table-cell office:value-type="float" office:value="-7278.41353330016">
            <text:p>-7278.41353330016</text:p>
          </table:table-cell>
        </table:table-row>
        <table:table-row table:style-name="ro1">
          <table:table-cell office:value-type="string">
            <text:p>Opzioni su azion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-4000 PUT Corning Inc Common Stock 19-11-10 Strike 15 Premio(3680 USD)</text:p>
          </table:table-cell>
          <table:table-cell office:value-type="float" office:value="-4000">
            <text:p>-4000</text:p>
          </table:table-cell>
          <table:table-cell office:value-type="float" office:value="-227.45042291563">
            <text:p>-227.45042291563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101105 - 6.35% Kick-In GOAL on BNP</text:p>
          </table:table-cell>
          <table:table-cell table:number-columns-repeated="2" office:value-type="float" office:value="500000">
            <text:p>500000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110204 - 7.214% Stability Note SX5E</text:p>
          </table:table-cell>
          <table:table-cell office:value-type="float" office:value="500000">
            <text:p>500000</text:p>
          </table:table-cell>
          <table:table-cell office:value-type="float" office:value="508500">
            <text:p>508500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110603 - 15% Triple ICE BAYN/EOAN/SIE</text:p>
          </table:table-cell>
          <table:table-cell office:value-type="float" office:value="150000">
            <text:p>150000</text:p>
          </table:table-cell>
          <table:table-cell office:value-type="float" office:value="154200">
            <text:p>154200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110628 - 0.5% Rabobank VR</text:p>
          </table:table-cell>
          <table:table-cell office:value-type="float" office:value="46000">
            <text:p>46000</text:p>
          </table:table-cell>
          <table:table-cell office:value-type="float" office:value="44735">
            <text:p>44735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130318 - 1.5% FRN UBS Floor + Cap</text:p>
          </table:table-cell>
          <table:table-cell office:value-type="float" office:value="400000">
            <text:p>400000</text:p>
          </table:table-cell>
          <table:table-cell office:value-type="float" office:value="397400">
            <text:p>397400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130319 - Express Certificate UBS</text:p>
          </table:table-cell>
          <table:table-cell office:value-type="float" office:value="100000">
            <text:p>100000</text:p>
          </table:table-cell>
          <table:table-cell office:value-type="float" office:value="101100">
            <text:p>101100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130325 - Dolphin CPN</text:p>
          </table:table-cell>
          <table:table-cell office:value-type="float" office:value="500000">
            <text:p>500000</text:p>
          </table:table-cell>
          <table:table-cell office:value-type="float" office:value="499250">
            <text:p>499250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201231 - 8.03% HSBC Capital Funding</text:p>
          </table:table-cell>
          <table:table-cell office:value-type="float" office:value="310000">
            <text:p>310000</text:p>
          </table:table-cell>
          <table:table-cell office:value-type="float" office:value="322245">
            <text:p>322245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201231 - BNPP Cap Trust VRN</text:p>
          </table:table-cell>
          <table:table-cell office:value-type="float" office:value="10000">
            <text:p>10000</text:p>
          </table:table-cell>
          <table:table-cell office:value-type="float" office:value="9800">
            <text:p>9800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201231 - Cert. AUD total return MMINDEX</text:p>
          </table:table-cell>
          <table:table-cell office:value-type="float" office:value="77">
            <text:p>77</text:p>
          </table:table-cell>
          <table:table-cell office:value-type="float" office:value="12835.9">
            <text:p>12835.9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201231 - Cert. RBS Total return MMIndex</text:p>
          </table:table-cell>
          <table:table-cell office:value-type="float" office:value="229">
            <text:p>229</text:p>
          </table:table-cell>
          <table:table-cell office:value-type="float" office:value="28199.06">
            <text:p>28199.06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201231 - ET Commodities UBS</text:p>
          </table:table-cell>
          <table:table-cell office:value-type="float" office:value="305">
            <text:p>305</text:p>
          </table:table-cell>
          <table:table-cell office:value-type="float" office:value="362645">
            <text:p>362645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EUR</text:p>
          </table:table-cell>
          <table:table-cell office:value-type="string">
            <text:p>20201231 - Tracker UBS JB</text:p>
          </table:table-cell>
          <table:table-cell office:value-type="float" office:value="415">
            <text:p>415</text:p>
          </table:table-cell>
          <table:table-cell office:value-type="float" office:value="406492.5">
            <text:p>406492.5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GBP</text:p>
          </table:table-cell>
          <table:table-cell office:value-type="string">
            <text:p>20120313 - 3I Infrast Wt</text:p>
          </table:table-cell>
          <table:table-cell office:value-type="float" office:value="10300">
            <text:p>10300</text:p>
          </table:table-cell>
          <table:table-cell office:value-type="float" office:value="1525.15992607861">
            <text:p>1525.15992607861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20101119 - 19% Multi Barrier Reverse Convertible 19.11.10</text:p>
          </table:table-cell>
          <table:table-cell office:value-type="float" office:value="75000">
            <text:p>75000</text:p>
          </table:table-cell>
          <table:table-cell office:value-type="float" office:value="53521.9276423342">
            <text:p>53521.9276423342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20110902 - 18.20% Triple ICE JBAER XOM/GE/MSFT</text:p>
          </table:table-cell>
          <table:table-cell office:value-type="float" office:value="100000">
            <text:p>100000</text:p>
          </table:table-cell>
          <table:table-cell office:value-type="float" office:value="74134.6222190632">
            <text:p>74134.6222190632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20120301 - BAER Cert on Uranium Basket</text:p>
          </table:table-cell>
          <table:table-cell office:value-type="float" office:value="3000">
            <text:p>3000</text:p>
          </table:table-cell>
          <table:table-cell office:value-type="float" office:value="90731.3952661881">
            <text:p>90731.3952661881</text:p>
          </table:table-cell>
        </table:table-row>
        <table:table-row table:style-name="ro1">
          <table:table-cell office:value-type="string">
            <text:p>Prodotti strutturati</text:p>
          </table:table-cell>
          <table:table-cell table:number-columns-repeated="2" office:value-type="string">
            <text:p>#NA</text:p>
          </table:table-cell>
          <table:table-cell office:value-type="string">
            <text:p>USD</text:p>
          </table:table-cell>
          <table:table-cell office:value-type="string">
            <text:p>21001231 - Certificato ORO</text:p>
          </table:table-cell>
          <table:table-cell office:value-type="float" office:value="6000">
            <text:p>6000</text:p>
          </table:table-cell>
          <table:table-cell office:value-type="float" office:value="5315729.61830976">
            <text:p>5315729.61830976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Australia Cash 3M</text:p>
          </table:table-cell>
          <table:table-cell office:value-type="string">
            <text:p>AUD</text:p>
          </table:table-cell>
          <table:table-cell office:value-type="string">
            <text:p>AUD-aud</text:p>
          </table:table-cell>
          <table:table-cell office:value-type="float" office:value="-0.000238418579101562">
            <text:p>-0.000238418579101562</text:p>
          </table:table-cell>
          <table:table-cell office:value-type="float" office:value="-0.000168463934526166">
            <text:p>-0.000168463934526166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Canada Cash 3M</text:p>
          </table:table-cell>
          <table:table-cell office:value-type="string">
            <text:p>CAD</text:p>
          </table:table-cell>
          <table:table-cell office:value-type="string">
            <text:p>CAD-cad</text:p>
          </table:table-cell>
          <table:table-cell office:value-type="float" office:value="-0.0010623413400026">
            <text:p>-0.0010623413400026</text:p>
          </table:table-cell>
          <table:table-cell office:value-type="float" office:value="-0.000752085368103677">
            <text:p>-0.000752085368103677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Switzerland Cash 3M</text:p>
          </table:table-cell>
          <table:table-cell office:value-type="string">
            <text:p>CHF</text:p>
          </table:table-cell>
          <table:table-cell office:value-type="string">
            <text:p>CHF-192162-51-3</text:p>
          </table:table-cell>
          <table:table-cell office:value-type="float" office:value="1.01">
            <text:p>1.01</text:p>
          </table:table-cell>
          <table:table-cell office:value-type="float" office:value="0.752663448655335">
            <text:p>0.752663448655335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Switzerland Cash 3M</text:p>
          </table:table-cell>
          <table:table-cell office:value-type="string">
            <text:p>CHF</text:p>
          </table:table-cell>
          <table:table-cell office:value-type="string">
            <text:p>CHF-CallGeld CASSA-CALL GELD</text:p>
          </table:table-cell>
          <table:table-cell office:value-type="float" office:value="27.15">
            <text:p>27.15</text:p>
          </table:table-cell>
          <table:table-cell office:value-type="float" office:value="20.2324877534577">
            <text:p>20.2324877534577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Switzerland Cash 3M</text:p>
          </table:table-cell>
          <table:table-cell office:value-type="string">
            <text:p>CHF</text:p>
          </table:table-cell>
          <table:table-cell office:value-type="string">
            <text:p>CHF-CallGeld JB-CALL GELD</text:p>
          </table:table-cell>
          <table:table-cell office:value-type="float" office:value="2530000">
            <text:p>2530000</text:p>
          </table:table-cell>
          <table:table-cell office:value-type="float" office:value="1885384.67831485">
            <text:p>1885384.67831485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Switzerland Cash 3M</text:p>
          </table:table-cell>
          <table:table-cell office:value-type="string">
            <text:p>CHF</text:p>
          </table:table-cell>
          <table:table-cell office:value-type="string">
            <text:p>CHF-chf</text:p>
          </table:table-cell>
          <table:table-cell office:value-type="float" office:value="224699.502986291">
            <text:p>224699.502986291</text:p>
          </table:table-cell>
          <table:table-cell office:value-type="float" office:value="167448.61666218">
            <text:p>167448.61666218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#NA</text:p>
          </table:table-cell>
          <table:table-cell office:value-type="string">
            <text:p>DKK</text:p>
          </table:table-cell>
          <table:table-cell office:value-type="string">
            <text:p>DKK-dkk</text:p>
          </table:table-cell>
          <table:table-cell office:value-type="float" office:value="126228.61">
            <text:p>126228.61</text:p>
          </table:table-cell>
          <table:table-cell office:value-type="float" office:value="16932.0228777153">
            <text:p>16932.0228777153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Euro Cash 3M</text:p>
          </table:table-cell>
          <table:table-cell office:value-type="string">
            <text:p>EUR</text:p>
          </table:table-cell>
          <table:table-cell office:value-type="string">
            <text:p>EUR-192162-52-19</text:p>
          </table:table-cell>
          <table:table-cell table:number-columns-repeated="2" office:value-type="float" office:value="284204.329518033">
            <text:p>284204.329518033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Euro Cash 3M</text:p>
          </table:table-cell>
          <table:table-cell office:value-type="string">
            <text:p>EUR</text:p>
          </table:table-cell>
          <table:table-cell office:value-type="string">
            <text:p>EUR-CallGeld CASSA-CALL GELD</text:p>
          </table:table-cell>
          <table:table-cell table:number-columns-repeated="2" office:value-type="float" office:value="620.72">
            <text:p>620.72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Euro Cash 3M</text:p>
          </table:table-cell>
          <table:table-cell office:value-type="string">
            <text:p>EUR</text:p>
          </table:table-cell>
          <table:table-cell office:value-type="string">
            <text:p>EUR-CallGeld CS-CALL GELD</text:p>
          </table:table-cell>
          <table:table-cell table:number-columns-repeated="2" office:value-type="float" office:value="3724000">
            <text:p>3724000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Euro Cash 3M</text:p>
          </table:table-cell>
          <table:table-cell office:value-type="string">
            <text:p>EUR</text:p>
          </table:table-cell>
          <table:table-cell office:value-type="string">
            <text:p>EUR-CallGeld JB-CALL GELD</text:p>
          </table:table-cell>
          <table:table-cell table:number-columns-repeated="2" office:value-type="float" office:value="1880000">
            <text:p>1880000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Euro Cash 3M</text:p>
          </table:table-cell>
          <table:table-cell office:value-type="string">
            <text:p>EUR</text:p>
          </table:table-cell>
          <table:table-cell office:value-type="string">
            <text:p>EUR-eur</text:p>
          </table:table-cell>
          <table:table-cell table:number-columns-repeated="2" office:value-type="float" office:value="18025345.2524654">
            <text:p>18025345.2524654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United Kingdom Cash 3M</text:p>
          </table:table-cell>
          <table:table-cell office:value-type="string">
            <text:p>GBP</text:p>
          </table:table-cell>
          <table:table-cell office:value-type="string">
            <text:p>GBP-192162-52-10</text:p>
          </table:table-cell>
          <table:table-cell office:value-type="float" office:value="-23960.606257866">
            <text:p>-23960.606257866</text:p>
          </table:table-cell>
          <table:table-cell office:value-type="float" office:value="-27291.8270866659">
            <text:p>-27291.8270866659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United Kingdom Cash 3M</text:p>
          </table:table-cell>
          <table:table-cell office:value-type="string">
            <text:p>GBP</text:p>
          </table:table-cell>
          <table:table-cell office:value-type="string">
            <text:p>GBP-CallGeld CS-CALL GEL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United Kingdom Cash 3M</text:p>
          </table:table-cell>
          <table:table-cell office:value-type="string">
            <text:p>GBP</text:p>
          </table:table-cell>
          <table:table-cell office:value-type="string">
            <text:p>GBP-CallGeld JB-CALL GELD</text:p>
          </table:table-cell>
          <table:table-cell office:value-type="float" office:value="109000">
            <text:p>109000</text:p>
          </table:table-cell>
          <table:table-cell office:value-type="float" office:value="124154.168739783">
            <text:p>124154.168739783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United Kingdom Cash 3M</text:p>
          </table:table-cell>
          <table:table-cell office:value-type="string">
            <text:p>GBP</text:p>
          </table:table-cell>
          <table:table-cell office:value-type="string">
            <text:p>GBP-gbp</text:p>
          </table:table-cell>
          <table:table-cell office:value-type="float" office:value="-1047962.13305219">
            <text:p>-1047962.13305219</text:p>
          </table:table-cell>
          <table:table-cell office:value-type="float" office:value="-1193659.33486113">
            <text:p>-1193659.33486113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#NA</text:p>
          </table:table-cell>
          <table:table-cell office:value-type="string">
            <text:p>IDR</text:p>
          </table:table-cell>
          <table:table-cell office:value-type="string">
            <text:p>IDR-idr</text:p>
          </table:table-cell>
          <table:table-cell office:value-type="float" office:value="-0.00218749046325684">
            <text:p>-0.00218749046325684</text:p>
          </table:table-cell>
          <table:table-cell office:value-type="float" office:value="-0.000000174406068070553">
            <text:p>-0.000000174406068070553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Japan Cash 3M</text:p>
          </table:table-cell>
          <table:table-cell office:value-type="string">
            <text:p>JPY</text:p>
          </table:table-cell>
          <table:table-cell office:value-type="string">
            <text:p>JPY-192162-52-9</text:p>
          </table:table-cell>
          <table:table-cell office:value-type="float" office:value="-0.0000328136957250535">
            <text:p>-0.0000328136957250535</text:p>
          </table:table-cell>
          <table:table-cell office:value-type="float" office:value="-0.000000287163297605586">
            <text:p>-0.000000287163297605586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Japan Cash 3M</text:p>
          </table:table-cell>
          <table:table-cell office:value-type="string">
            <text:p>JPY</text:p>
          </table:table-cell>
          <table:table-cell office:value-type="string">
            <text:p>JPY-jpy</text:p>
          </table:table-cell>
          <table:table-cell office:value-type="float" office:value="1600000">
            <text:p>1600000</text:p>
          </table:table-cell>
          <table:table-cell office:value-type="float" office:value="14002.1191157123">
            <text:p>14002.1191157123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#NA</text:p>
          </table:table-cell>
          <table:table-cell office:value-type="string">
            <text:p>MXN</text:p>
          </table:table-cell>
          <table:table-cell office:value-type="string">
            <text:p>MXN-mxn</text:p>
          </table:table-cell>
          <table:table-cell office:value-type="float" office:value="0.0000000000582076609134674">
            <text:p>0.0000000000582076609134674</text:p>
          </table:table-cell>
          <table:table-cell office:value-type="float" office:value="0.00000000000333110504754798">
            <text:p>0.00000000000333110504754798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#NA</text:p>
          </table:table-cell>
          <table:table-cell office:value-type="string">
            <text:p>NOK</text:p>
          </table:table-cell>
          <table:table-cell office:value-type="string">
            <text:p>NOK-CallGeld jb-CALL GELD</text:p>
          </table:table-cell>
          <table:table-cell office:value-type="float" office:value="1400000">
            <text:p>1400000</text:p>
          </table:table-cell>
          <table:table-cell office:value-type="float" office:value="173162.496129169">
            <text:p>173162.496129169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#NA</text:p>
          </table:table-cell>
          <table:table-cell office:value-type="string">
            <text:p>NOK</text:p>
          </table:table-cell>
          <table:table-cell office:value-type="string">
            <text:p>NOK-nok</text:p>
          </table:table-cell>
          <table:table-cell office:value-type="float" office:value="24573.96">
            <text:p>24573.96</text:p>
          </table:table-cell>
          <table:table-cell office:value-type="float" office:value="3039.49160955596">
            <text:p>3039.49160955596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#NA</text:p>
          </table:table-cell>
          <table:table-cell office:value-type="string">
            <text:p>NZD</text:p>
          </table:table-cell>
          <table:table-cell office:value-type="string">
            <text:p>NZD-nzd</text:p>
          </table:table-cell>
          <table:table-cell office:value-type="float" office:value="-0.0000000000582076609134674">
            <text:p>-0.0000000000582076609134674</text:p>
          </table:table-cell>
          <table:table-cell office:value-type="float" office:value="-0.0000000000313483152136856">
            <text:p>-0.0000000000313483152136856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#NA</text:p>
          </table:table-cell>
          <table:table-cell office:value-type="string">
            <text:p>PLN</text:p>
          </table:table-cell>
          <table:table-cell office:value-type="string">
            <text:p>PLN-pl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United States Cash 3M</text:p>
          </table:table-cell>
          <table:table-cell office:value-type="string">
            <text:p>USD</text:p>
          </table:table-cell>
          <table:table-cell office:value-type="string">
            <text:p>USD-192162-52-8</text:p>
          </table:table-cell>
          <table:table-cell office:value-type="float" office:value="-192498.365613751">
            <text:p>-192498.365613751</text:p>
          </table:table-cell>
          <table:table-cell office:value-type="float" office:value="-136824.483341923">
            <text:p>-136824.483341923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United States Cash 3M</text:p>
          </table:table-cell>
          <table:table-cell office:value-type="string">
            <text:p>USD</text:p>
          </table:table-cell>
          <table:table-cell office:value-type="string">
            <text:p>USD-CallGeld CASSA-CALL GELD</text:p>
          </table:table-cell>
          <table:table-cell office:value-type="float" office:value="38.12">
            <text:p>38.12</text:p>
          </table:table-cell>
          <table:table-cell office:value-type="float" office:value="27.0950316298244">
            <text:p>27.0950316298244</text:p>
          </table:table-cell>
        </table:table-row>
        <table:table-row table:style-name="ro1">
          <table:table-cell office:value-type="string">
            <text:p>Saldi in Cto. Corrente</text:p>
          </table:table-cell>
          <table:table-cell office:value-type="string">
            <text:p>CLASS SHORT TERM</text:p>
          </table:table-cell>
          <table:table-cell office:value-type="string">
            <text:p>United States Cash 3M</text:p>
          </table:table-cell>
          <table:table-cell office:value-type="string">
            <text:p>USD</text:p>
          </table:table-cell>
          <table:table-cell office:value-type="string">
            <text:p>USD-usd</text:p>
          </table:table-cell>
          <table:table-cell office:value-type="float" office:value="-16602495.9970861">
            <text:p>-16602495.9970861</text:p>
          </table:table-cell>
          <table:table-cell office:value-type="float" office:value="-11800764.7999759">
            <text:p>-11800764.7999759</text:p>
          </table:table-cell>
        </table:table-row>
      </table:table>
      <table:table table:name="FI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1" office:value-type="string">
            <text:p>RatingRedditoFisso</text:p>
          </table:table-cell>
          <table:table-cell table:style-name="ce2" office:value-type="string">
            <text:p>ScadenzaRedditoFisso</text:p>
          </table:table-cell>
          <table:table-cell table:style-name="ce2" office:value-type="string">
            <text:p>Scadenza adattata</text:p>
          </table:table-cell>
          <table:table-cell table:style-name="ce4" office:value-type="string">
            <text:p>Scadenza in anni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Settore 0 1</text:p>
          </table:table-cell>
          <table:table-cell table:style-name="ce1" office:value-type="string">
            <text:p>Settore</text:p>
          </table:table-cell>
          <table:table-cell table:style-name="ce1" office:value-type="string">
            <text:p>Moneta</text:p>
          </table:table-cell>
          <table:table-cell table:style-name="ce1" office:value-type="string">
            <text:p>Valore percentuale</text:p>
          </table:table-cell>
          <table:table-cell table:style-name="ce1" office:value-type="string">
            <text:p>Valore EUR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1-10-27">
            <text:p>2011-10-27</text:p>
          </table:table-cell>
          <table:table-cell table:formula="of:=IF(RIGHT([.E2];8)=&quot;Pro-rata&quot;;DATE(2011;10;15);[.B2])" office:value-type="date" office:date-value="2011-10-27">
            <text:p>2011-10-27</text:p>
          </table:table-cell>
          <table:table-cell table:style-name="ce5" table:formula="of:=ORG.OPENOFFICE.YEARS(TODAY();[.C2];0)" office:value-type="float" office:value="1">
            <text:p>1</text:p>
          </table:table-cell>
          <table:table-cell office:value-type="string">
            <text:p>20111027 - 1.625% BP Capital Markets 27-10-11</text:p>
          </table:table-cell>
          <table:table-cell table:formula="of:=IF(OR([.G2]=&quot;Government&quot;;[.G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CHF</text:p>
          </table:table-cell>
          <table:table-cell office:value-type="float" office:value="0.000521423650808036">
            <text:p>0.000521423650808036</text:p>
          </table:table-cell>
          <table:table-cell office:value-type="float" office:value="74618.0110038204">
            <text:p>74618.0110038204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2]" office:value-type="date" office:date-value="2011-10-27">
            <text:p>2011-10-27</text:p>
          </table:table-cell>
          <table:table-cell table:formula="of:=IF(RIGHT([.E3];8)=&quot;Pro-rata&quot;;DATE(2011;10;15);[.B3])" office:value-type="date" office:date-value="2011-10-15">
            <text:p>2011-10-15</text:p>
          </table:table-cell>
          <table:table-cell table:style-name="ce5" table:formula="of:=ORG.OPENOFFICE.YEARS(TODAY();[.C3];0)" office:value-type="float" office:value="0">
            <text:p>0</text:p>
          </table:table-cell>
          <table:table-cell office:value-type="string">
            <text:p>20111027 - 1.625% BP Capital Markets 27-10-11 Pro-rata</text:p>
          </table:table-cell>
          <table:table-cell table:formula="of:=IF(OR([.G3]=&quot;Government&quot;;[.G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CHF</text:p>
          </table:table-cell>
          <table:table-cell office:value-type="float" office:value="0.0000081800626455049">
            <text:p>0.0000081800626455049</text:p>
          </table:table-cell>
          <table:table-cell office:value-type="float" office:value="1170.60283619344">
            <text:p>1170.6028361934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1-12-21">
            <text:p>2011-12-21</text:p>
          </table:table-cell>
          <table:table-cell table:formula="of:=IF(RIGHT([.E4];8)=&quot;Pro-rata&quot;;DATE(2011;10;15);[.B4])" office:value-type="date" office:date-value="2011-12-21">
            <text:p>2011-12-21</text:p>
          </table:table-cell>
          <table:table-cell table:style-name="ce5" table:formula="of:=ORG.OPENOFFICE.YEARS(TODAY();[.C4];0)" office:value-type="float" office:value="1">
            <text:p>1</text:p>
          </table:table-cell>
          <table:table-cell office:value-type="string">
            <text:p>20111221 - 2.5% Merril Lynch 21-12-11</text:p>
          </table:table-cell>
          <table:table-cell table:formula="of:=IF(OR([.G4]=&quot;Government&quot;;[.G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CHF</text:p>
          </table:table-cell>
          <table:table-cell office:value-type="float" office:value="0.000789712340407857">
            <text:p>0.000789712340407857</text:p>
          </table:table-cell>
          <table:table-cell office:value-type="float" office:value="113011.298998595">
            <text:p>113011.298998595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4]" office:value-type="date" office:date-value="2011-12-21">
            <text:p>2011-12-21</text:p>
          </table:table-cell>
          <table:table-cell table:formula="of:=IF(RIGHT([.E5];8)=&quot;Pro-rata&quot;;DATE(2011;10;15);[.B5])" office:value-type="date" office:date-value="2011-10-15">
            <text:p>2011-10-15</text:p>
          </table:table-cell>
          <table:table-cell table:style-name="ce5" table:formula="of:=ORG.OPENOFFICE.YEARS(TODAY();[.C5];0)" office:value-type="float" office:value="0">
            <text:p>0</text:p>
          </table:table-cell>
          <table:table-cell office:value-type="string">
            <text:p>20111221 - 2.5% Merril Lynch 21-12-11 Pro-rata</text:p>
          </table:table-cell>
          <table:table-cell table:formula="of:=IF(OR([.G5]=&quot;Government&quot;;[.G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CHF</text:p>
          </table:table-cell>
          <table:table-cell office:value-type="float" office:value="0.0000159478670787937">
            <text:p>0.0000159478670787937</text:p>
          </table:table-cell>
          <table:table-cell office:value-type="float" office:value="2282.20971436333">
            <text:p>2282.2097143633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0-10-21">
            <text:p>2010-10-21</text:p>
          </table:table-cell>
          <table:table-cell table:formula="of:=IF(RIGHT([.E6];8)=&quot;Pro-rata&quot;;DATE(2011;10;15);[.B6])" office:value-type="date" office:date-value="2010-10-21">
            <text:p>2010-10-21</text:p>
          </table:table-cell>
          <table:table-cell table:style-name="ce5" table:formula="of:=ORG.OPENOFFICE.YEARS(TODAY();[.C6];0)" office:value-type="float" office:value="0">
            <text:p>0</text:p>
          </table:table-cell>
          <table:table-cell office:value-type="string">
            <text:p>20101021 - 4.25% Bank of America 21-10-10</text:p>
          </table:table-cell>
          <table:table-cell table:formula="of:=IF(OR([.G6]=&quot;Government&quot;;[.G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139793060604104">
            <text:p>0.0139793060604104</text:p>
          </table:table-cell>
          <table:table-cell office:value-type="float" office:value="2000500">
            <text:p>2000500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6]" office:value-type="date" office:date-value="2010-10-21">
            <text:p>2010-10-21</text:p>
          </table:table-cell>
          <table:table-cell table:formula="of:=IF(RIGHT([.E7];8)=&quot;Pro-rata&quot;;DATE(2011;10;15);[.B7])" office:value-type="date" office:date-value="2011-10-15">
            <text:p>2011-10-15</text:p>
          </table:table-cell>
          <table:table-cell table:style-name="ce5" table:formula="of:=ORG.OPENOFFICE.YEARS(TODAY();[.C7];0)" office:value-type="float" office:value="0">
            <text:p>0</text:p>
          </table:table-cell>
          <table:table-cell office:value-type="string">
            <text:p>20101021 - 4.25% Bank of America 21-10-10 Pro-rata</text:p>
          </table:table-cell>
          <table:table-cell table:formula="of:=IF(OR([.G7]=&quot;Government&quot;;[.G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584208108237264">
            <text:p>0.000584208108237264</text:p>
          </table:table-cell>
          <table:table-cell office:value-type="float" office:value="83602.7421875">
            <text:p>83602.7421875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0-11-25">
            <text:p>2010-11-25</text:p>
          </table:table-cell>
          <table:table-cell table:formula="of:=IF(RIGHT([.E8];8)=&quot;Pro-rata&quot;;DATE(2011;10;15);[.B8])" office:value-type="date" office:date-value="2010-11-25">
            <text:p>2010-11-25</text:p>
          </table:table-cell>
          <table:table-cell table:style-name="ce5" table:formula="of:=ORG.OPENOFFICE.YEARS(TODAY();[.C8];0)" office:value-type="float" office:value="0">
            <text:p>0</text:p>
          </table:table-cell>
          <table:table-cell office:value-type="string">
            <text:p>20101125 - 4.75% E.ON 25-11-10</text:p>
          </table:table-cell>
          <table:table-cell table:formula="of:=IF(OR([.G8]=&quot;Government&quot;;[.G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174610302516623">
            <text:p>0.000174610302516623</text:p>
          </table:table-cell>
          <table:table-cell office:value-type="float" office:value="24987.5">
            <text:p>24987.5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8]" office:value-type="date" office:date-value="2010-11-25">
            <text:p>2010-11-25</text:p>
          </table:table-cell>
          <table:table-cell table:formula="of:=IF(RIGHT([.E9];8)=&quot;Pro-rata&quot;;DATE(2011;10;15);[.B9])" office:value-type="date" office:date-value="2011-10-15">
            <text:p>2011-10-15</text:p>
          </table:table-cell>
          <table:table-cell table:style-name="ce5" table:formula="of:=ORG.OPENOFFICE.YEARS(TODAY();[.C9];0)" office:value-type="float" office:value="0">
            <text:p>0</text:p>
          </table:table-cell>
          <table:table-cell office:value-type="string">
            <text:p>20101125 - 4.75% E.ON 25-11-10 Pro-rata</text:p>
          </table:table-cell>
          <table:table-cell table:formula="of:=IF(OR([.G9]=&quot;Government&quot;;[.G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736601898884751">
            <text:p>0.00000736601898884751</text:p>
          </table:table-cell>
          <table:table-cell office:value-type="float" office:value="1054.10961914063">
            <text:p>1054.1096191406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1-01-14">
            <text:p>2011-01-14</text:p>
          </table:table-cell>
          <table:table-cell table:formula="of:=IF(RIGHT([.E10];8)=&quot;Pro-rata&quot;;DATE(2011;10;15);[.B10])" office:value-type="date" office:date-value="2011-01-14">
            <text:p>2011-01-14</text:p>
          </table:table-cell>
          <table:table-cell table:style-name="ce5" table:formula="of:=ORG.OPENOFFICE.YEARS(TODAY();[.C10];0)" office:value-type="float" office:value="0">
            <text:p>0</text:p>
          </table:table-cell>
          <table:table-cell office:value-type="string">
            <text:p>20110114 - 4.375% Morgan Stanley 14-01-11</text:p>
          </table:table-cell>
          <table:table-cell table:formula="of:=IF(OR([.G10]=&quot;Government&quot;;[.G1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211913492007743">
            <text:p>0.00211913492007743</text:p>
          </table:table-cell>
          <table:table-cell office:value-type="float" office:value="303257.5">
            <text:p>303257.5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10]" office:value-type="date" office:date-value="2011-01-14">
            <text:p>2011-01-14</text:p>
          </table:table-cell>
          <table:table-cell table:formula="of:=IF(RIGHT([.E11];8)=&quot;Pro-rata&quot;;DATE(2011;10;15);[.B11])" office:value-type="date" office:date-value="2011-10-15">
            <text:p>2011-10-15</text:p>
          </table:table-cell>
          <table:table-cell table:style-name="ce5" table:formula="of:=ORG.OPENOFFICE.YEARS(TODAY();[.C11];0)" office:value-type="float" office:value="0">
            <text:p>0</text:p>
          </table:table-cell>
          <table:table-cell office:value-type="string">
            <text:p>20110114 - 4.375% Morgan Stanley 14-01-11 Pro-rata</text:p>
          </table:table-cell>
          <table:table-cell table:formula="of:=IF(OR([.G11]=&quot;Government&quot;;[.G1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690795185204385">
            <text:p>0.0000690795185204385</text:p>
          </table:table-cell>
          <table:table-cell office:value-type="float" office:value="9885.58203125">
            <text:p>9885.58203125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1-09-21">
            <text:p>2011-09-21</text:p>
          </table:table-cell>
          <table:table-cell table:formula="of:=IF(RIGHT([.E12];8)=&quot;Pro-rata&quot;;DATE(2011;10;15);[.B12])" office:value-type="date" office:date-value="2011-09-21">
            <text:p>2011-09-21</text:p>
          </table:table-cell>
          <table:table-cell table:style-name="ce5" table:formula="of:=ORG.OPENOFFICE.YEARS(TODAY();[.C12];0)" office:value-type="float" office:value="0">
            <text:p>0</text:p>
          </table:table-cell>
          <table:table-cell office:value-type="string">
            <text:p>20110921 - 4.125% Syngenta 21-09-11</text:p>
          </table:table-cell>
          <table:table-cell table:formula="of:=IF(OR([.G12]=&quot;Government&quot;;[.G1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13073885342924">
            <text:p>0.000713073885342924</text:p>
          </table:table-cell>
          <table:table-cell office:value-type="float" office:value="102044">
            <text:p>102044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12]" office:value-type="date" office:date-value="2011-09-21">
            <text:p>2011-09-21</text:p>
          </table:table-cell>
          <table:table-cell table:formula="of:=IF(RIGHT([.E13];8)=&quot;Pro-rata&quot;;DATE(2011;10;15);[.B13])" office:value-type="date" office:date-value="2011-10-15">
            <text:p>2011-10-15</text:p>
          </table:table-cell>
          <table:table-cell table:style-name="ce5" table:formula="of:=ORG.OPENOFFICE.YEARS(TODAY();[.C13];0)" office:value-type="float" office:value="0">
            <text:p>0</text:p>
          </table:table-cell>
          <table:table-cell office:value-type="string">
            <text:p>20110921 - 4.125% Syngenta 21-09-11 Pro-rata</text:p>
          </table:table-cell>
          <table:table-cell table:formula="of:=IF(OR([.G13]=&quot;Government&quot;;[.G1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189534988158733">
            <text:p>0.00000189534988158733</text:p>
          </table:table-cell>
          <table:table-cell office:value-type="float" office:value="271.232879638672">
            <text:p>271.232879638672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2-02-10">
            <text:p>2012-02-10</text:p>
          </table:table-cell>
          <table:table-cell table:formula="of:=IF(RIGHT([.E14];8)=&quot;Pro-rata&quot;;DATE(2011;10;15);[.B14])" office:value-type="date" office:date-value="2012-02-10">
            <text:p>2012-02-10</text:p>
          </table:table-cell>
          <table:table-cell table:style-name="ce5" table:formula="of:=ORG.OPENOFFICE.YEARS(TODAY();[.C14];0)" office:value-type="float" office:value="1">
            <text:p>1</text:p>
          </table:table-cell>
          <table:table-cell office:value-type="string">
            <text:p>20120210 - 4.375% Morgan Stanley 10-02-12</text:p>
          </table:table-cell>
          <table:table-cell table:formula="of:=IF(OR([.G14]=&quot;Government&quot;;[.G1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286392341704504">
            <text:p>0.00286392341704504</text:p>
          </table:table-cell>
          <table:table-cell office:value-type="float" office:value="409840">
            <text:p>409840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14]" office:value-type="date" office:date-value="2012-02-10">
            <text:p>2012-02-10</text:p>
          </table:table-cell>
          <table:table-cell table:formula="of:=IF(RIGHT([.E15];8)=&quot;Pro-rata&quot;;DATE(2011;10;15);[.B15])" office:value-type="date" office:date-value="2011-10-15">
            <text:p>2011-10-15</text:p>
          </table:table-cell>
          <table:table-cell table:style-name="ce5" table:formula="of:=ORG.OPENOFFICE.YEARS(TODAY();[.C15];0)" office:value-type="float" office:value="0">
            <text:p>0</text:p>
          </table:table-cell>
          <table:table-cell office:value-type="string">
            <text:p>20120210 - 4.375% Morgan Stanley 10-02-12 Pro-rata</text:p>
          </table:table-cell>
          <table:table-cell table:formula="of:=IF(OR([.G15]=&quot;Government&quot;;[.G1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827540385963997">
            <text:p>0.0000827540385963997</text:p>
          </table:table-cell>
          <table:table-cell office:value-type="float" office:value="11842.4658203125">
            <text:p>11842.4658203125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2-04-14">
            <text:p>2012-04-14</text:p>
          </table:table-cell>
          <table:table-cell table:formula="of:=IF(RIGHT([.E16];8)=&quot;Pro-rata&quot;;DATE(2011;10;15);[.B16])" office:value-type="date" office:date-value="2012-04-14">
            <text:p>2012-04-14</text:p>
          </table:table-cell>
          <table:table-cell table:style-name="ce5" table:formula="of:=ORG.OPENOFFICE.YEARS(TODAY();[.C16];0)" office:value-type="float" office:value="1">
            <text:p>1</text:p>
          </table:table-cell>
          <table:table-cell office:value-type="string">
            <text:p>20120414 - 4.875% Zurich 14-04-12</text:p>
          </table:table-cell>
          <table:table-cell table:formula="of:=IF(OR([.G16]=&quot;Government&quot;;[.G1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153085455499436">
            <text:p>0.0153085455499436</text:p>
          </table:table-cell>
          <table:table-cell office:value-type="float" office:value="2190720">
            <text:p>2190720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16]" office:value-type="date" office:date-value="2012-04-14">
            <text:p>2012-04-14</text:p>
          </table:table-cell>
          <table:table-cell table:formula="of:=IF(RIGHT([.E17];8)=&quot;Pro-rata&quot;;DATE(2011;10;15);[.B17])" office:value-type="date" office:date-value="2011-10-15">
            <text:p>2011-10-15</text:p>
          </table:table-cell>
          <table:table-cell table:style-name="ce5" table:formula="of:=ORG.OPENOFFICE.YEARS(TODAY();[.C17];0)" office:value-type="float" office:value="0">
            <text:p>0</text:p>
          </table:table-cell>
          <table:table-cell office:value-type="string">
            <text:p>20120414 - 4.875% Zurich 14-04-12 Pro-rata</text:p>
          </table:table-cell>
          <table:table-cell table:formula="of:=IF(OR([.G17]=&quot;Government&quot;;[.G1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360633377399247">
            <text:p>0.000360633377399247</text:p>
          </table:table-cell>
          <table:table-cell office:value-type="float" office:value="51608.2177734375">
            <text:p>51608.2177734375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2-06-04">
            <text:p>2012-06-04</text:p>
          </table:table-cell>
          <table:table-cell table:formula="of:=IF(RIGHT([.E18];8)=&quot;Pro-rata&quot;;DATE(2011;10;15);[.B18])" office:value-type="date" office:date-value="2012-06-04">
            <text:p>2012-06-04</text:p>
          </table:table-cell>
          <table:table-cell table:style-name="ce5" table:formula="of:=ORG.OPENOFFICE.YEARS(TODAY();[.C18];0)" office:value-type="float" office:value="1">
            <text:p>1</text:p>
          </table:table-cell>
          <table:table-cell office:value-type="string">
            <text:p>20120604 - 5.125% Caterpillar 04-06-12</text:p>
          </table:table-cell>
          <table:table-cell table:formula="of:=IF(OR([.G18]=&quot;Government&quot;;[.G1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37224088664482">
            <text:p>0.000737224088664482</text:p>
          </table:table-cell>
          <table:table-cell office:value-type="float" office:value="105500">
            <text:p>105500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18]" office:value-type="date" office:date-value="2012-06-04">
            <text:p>2012-06-04</text:p>
          </table:table-cell>
          <table:table-cell table:formula="of:=IF(RIGHT([.E19];8)=&quot;Pro-rata&quot;;DATE(2011;10;15);[.B19])" office:value-type="date" office:date-value="2011-10-15">
            <text:p>2011-10-15</text:p>
          </table:table-cell>
          <table:table-cell table:style-name="ce5" table:formula="of:=ORG.OPENOFFICE.YEARS(TODAY();[.C19];0)" office:value-type="float" office:value="0">
            <text:p>0</text:p>
          </table:table-cell>
          <table:table-cell office:value-type="string">
            <text:p>20120604 - 5.125% Caterpillar 04-06-12 Pro-rata</text:p>
          </table:table-cell>
          <table:table-cell table:formula="of:=IF(OR([.G19]=&quot;Government&quot;;[.G1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30496748578083">
            <text:p>0.0000130496748578083</text:p>
          </table:table-cell>
          <table:table-cell office:value-type="float" office:value="1867.46569824219">
            <text:p>1867.46569824219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2-10-04">
            <text:p>2012-10-04</text:p>
          </table:table-cell>
          <table:table-cell table:formula="of:=IF(RIGHT([.E20];8)=&quot;Pro-rata&quot;;DATE(2011;10;15);[.B20])" office:value-type="date" office:date-value="2012-10-04">
            <text:p>2012-10-04</text:p>
          </table:table-cell>
          <table:table-cell table:style-name="ce5" table:formula="of:=ORG.OPENOFFICE.YEARS(TODAY();[.C20];0)" office:value-type="float" office:value="1">
            <text:p>1</text:p>
          </table:table-cell>
          <table:table-cell office:value-type="string">
            <text:p>20121004 - 3.125% Goldman Sachs 04-10-12</text:p>
          </table:table-cell>
          <table:table-cell table:formula="of:=IF(OR([.G20]=&quot;Government&quot;;[.G2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143039641756649">
            <text:p>0.0143039641756649</text:p>
          </table:table-cell>
          <table:table-cell office:value-type="float" office:value="2046960">
            <text:p>2046960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20]" office:value-type="date" office:date-value="2012-10-04">
            <text:p>2012-10-04</text:p>
          </table:table-cell>
          <table:table-cell table:formula="of:=IF(RIGHT([.E21];8)=&quot;Pro-rata&quot;;DATE(2011;10;15);[.B21])" office:value-type="date" office:date-value="2011-10-15">
            <text:p>2011-10-15</text:p>
          </table:table-cell>
          <table:table-cell table:style-name="ce5" table:formula="of:=ORG.OPENOFFICE.YEARS(TODAY();[.C21];0)" office:value-type="float" office:value="0">
            <text:p>0</text:p>
          </table:table-cell>
          <table:table-cell office:value-type="string">
            <text:p>20121004 - 3.125% Goldman Sachs 04-10-12 Pro-rata</text:p>
          </table:table-cell>
          <table:table-cell table:formula="of:=IF(OR([.G21]=&quot;Government&quot;;[.G2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131621518251457">
            <text:p>0.0000131621518251457</text:p>
          </table:table-cell>
          <table:table-cell office:value-type="float" office:value="1883.56164550781">
            <text:p>1883.56164550781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2-10-26">
            <text:p>2012-10-26</text:p>
          </table:table-cell>
          <table:table-cell table:formula="of:=IF(RIGHT([.E22];8)=&quot;Pro-rata&quot;;DATE(2011;10;15);[.B22])" office:value-type="date" office:date-value="2012-10-26">
            <text:p>2012-10-26</text:p>
          </table:table-cell>
          <table:table-cell table:style-name="ce5" table:formula="of:=ORG.OPENOFFICE.YEARS(TODAY();[.C22];0)" office:value-type="float" office:value="2">
            <text:p>2</text:p>
          </table:table-cell>
          <table:table-cell office:value-type="string">
            <text:p>20121026 - 6.125% RWE Finance 26-10-12</text:p>
          </table:table-cell>
          <table:table-cell table:formula="of:=IF(OR([.G22]=&quot;Government&quot;;[.G2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106981333753182">
            <text:p>0.00106981333753182</text:p>
          </table:table-cell>
          <table:table-cell office:value-type="float" office:value="153094.98">
            <text:p>153094.98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22]" office:value-type="date" office:date-value="2012-10-26">
            <text:p>2012-10-26</text:p>
          </table:table-cell>
          <table:table-cell table:formula="of:=IF(RIGHT([.E23];8)=&quot;Pro-rata&quot;;DATE(2011;10;15);[.B23])" office:value-type="date" office:date-value="2011-10-15">
            <text:p>2011-10-15</text:p>
          </table:table-cell>
          <table:table-cell table:style-name="ce5" table:formula="of:=ORG.OPENOFFICE.YEARS(TODAY();[.C23];0)" office:value-type="float" office:value="0">
            <text:p>0</text:p>
          </table:table-cell>
          <table:table-cell office:value-type="string">
            <text:p>20121026 - 6.125% RWE Finance 26-10-12 Pro-rata</text:p>
          </table:table-cell>
          <table:table-cell table:formula="of:=IF(OR([.G23]=&quot;Government&quot;;[.G2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58530559505087">
            <text:p>0.000058530559505087</text:p>
          </table:table-cell>
          <table:table-cell office:value-type="float" office:value="8375.97973632813">
            <text:p>8375.9797363281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2-11-08">
            <text:p>2012-11-08</text:p>
          </table:table-cell>
          <table:table-cell table:formula="of:=IF(RIGHT([.E24];8)=&quot;Pro-rata&quot;;DATE(2011;10;15);[.B24])" office:value-type="date" office:date-value="2012-11-08">
            <text:p>2012-11-08</text:p>
          </table:table-cell>
          <table:table-cell table:style-name="ce5" table:formula="of:=ORG.OPENOFFICE.YEARS(TODAY();[.C24];0)" office:value-type="float" office:value="2">
            <text:p>2</text:p>
          </table:table-cell>
          <table:table-cell office:value-type="string">
            <text:p>20121108 - 4.5% BP Capital 08-11-12</text:p>
          </table:table-cell>
          <table:table-cell table:formula="of:=IF(OR([.G24]=&quot;Government&quot;;[.G2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22242490643357">
            <text:p>0.00222242490643357</text:p>
          </table:table-cell>
          <table:table-cell office:value-type="float" office:value="318038.75">
            <text:p>318038.75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24]" office:value-type="date" office:date-value="2012-11-08">
            <text:p>2012-11-08</text:p>
          </table:table-cell>
          <table:table-cell table:formula="of:=IF(RIGHT([.E25];8)=&quot;Pro-rata&quot;;DATE(2011;10;15);[.B25])" office:value-type="date" office:date-value="2011-10-15">
            <text:p>2011-10-15</text:p>
          </table:table-cell>
          <table:table-cell table:style-name="ce5" table:formula="of:=ORG.OPENOFFICE.YEARS(TODAY();[.C25];0)" office:value-type="float" office:value="0">
            <text:p>0</text:p>
          </table:table-cell>
          <table:table-cell office:value-type="string">
            <text:p>20121108 - 4.5% BP Capital 08-11-12 Pro-rata</text:p>
          </table:table-cell>
          <table:table-cell table:formula="of:=IF(OR([.G25]=&quot;Government&quot;;[.G2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89602671042035">
            <text:p>0.000089602671042035</text:p>
          </table:table-cell>
          <table:table-cell office:value-type="float" office:value="12822.53515625">
            <text:p>12822.53515625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3-06-06">
            <text:p>2013-06-06</text:p>
          </table:table-cell>
          <table:table-cell table:formula="of:=IF(RIGHT([.E26];8)=&quot;Pro-rata&quot;;DATE(2011;10;15);[.B26])" office:value-type="date" office:date-value="2013-06-06">
            <text:p>2013-06-06</text:p>
          </table:table-cell>
          <table:table-cell table:style-name="ce5" table:formula="of:=ORG.OPENOFFICE.YEARS(TODAY();[.C26];0)" office:value-type="float" office:value="2">
            <text:p>2</text:p>
          </table:table-cell>
          <table:table-cell office:value-type="string">
            <text:p>20130606 - 4.625% ABB 06-06-13</text:p>
          </table:table-cell>
          <table:table-cell table:formula="of:=IF(OR([.G26]=&quot;Government&quot;;[.G2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44211994718174">
            <text:p>0.000744211994718174</text:p>
          </table:table-cell>
          <table:table-cell office:value-type="float" office:value="106500">
            <text:p>106500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26]" office:value-type="date" office:date-value="2013-06-06">
            <text:p>2013-06-06</text:p>
          </table:table-cell>
          <table:table-cell table:formula="of:=IF(RIGHT([.E27];8)=&quot;Pro-rata&quot;;DATE(2011;10;15);[.B27])" office:value-type="date" office:date-value="2011-10-15">
            <text:p>2011-10-15</text:p>
          </table:table-cell>
          <table:table-cell table:style-name="ce5" table:formula="of:=ORG.OPENOFFICE.YEARS(TODAY();[.C27];0)" office:value-type="float" office:value="0">
            <text:p>0</text:p>
          </table:table-cell>
          <table:table-cell office:value-type="string">
            <text:p>20130606 - 4.625% ABB 06-06-13 Pro-rata</text:p>
          </table:table-cell>
          <table:table-cell table:formula="of:=IF(OR([.G27]=&quot;Government&quot;;[.G2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15994455072221">
            <text:p>0.0000115994455072221</text:p>
          </table:table-cell>
          <table:table-cell office:value-type="float" office:value="1659.93151855469">
            <text:p>1659.93151855469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3-11-19">
            <text:p>2013-11-19</text:p>
          </table:table-cell>
          <table:table-cell table:formula="of:=IF(RIGHT([.E28];8)=&quot;Pro-rata&quot;;DATE(2011;10;15);[.B28])" office:value-type="date" office:date-value="2013-11-19">
            <text:p>2013-11-19</text:p>
          </table:table-cell>
          <table:table-cell table:style-name="ce5" table:formula="of:=ORG.OPENOFFICE.YEARS(TODAY();[.C28];0)" office:value-type="float" office:value="3">
            <text:p>3</text:p>
          </table:table-cell>
          <table:table-cell office:value-type="string">
            <text:p>20131119 - 5% Fortum 19-11-13</text:p>
          </table:table-cell>
          <table:table-cell table:formula="of:=IF(OR([.G28]=&quot;Government&quot;;[.G2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45749334049986">
            <text:p>0.000745749334049986</text:p>
          </table:table-cell>
          <table:table-cell office:value-type="float" office:value="106720">
            <text:p>106720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28]" office:value-type="date" office:date-value="2013-11-19">
            <text:p>2013-11-19</text:p>
          </table:table-cell>
          <table:table-cell table:formula="of:=IF(RIGHT([.E29];8)=&quot;Pro-rata&quot;;DATE(2011;10;15);[.B29])" office:value-type="date" office:date-value="2011-10-15">
            <text:p>2011-10-15</text:p>
          </table:table-cell>
          <table:table-cell table:style-name="ce5" table:formula="of:=ORG.OPENOFFICE.YEARS(TODAY();[.C29];0)" office:value-type="float" office:value="0">
            <text:p>0</text:p>
          </table:table-cell>
          <table:table-cell office:value-type="string">
            <text:p>20131119 - 5% Fortum 19-11-13 Pro-rata</text:p>
          </table:table-cell>
          <table:table-cell table:formula="of:=IF(OR([.G29]=&quot;Government&quot;;[.G2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315891636979369">
            <text:p>0.0000315891636979369</text:p>
          </table:table-cell>
          <table:table-cell office:value-type="float" office:value="4520.5478515625">
            <text:p>4520.5478515625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4-01-24">
            <text:p>2014-01-24</text:p>
          </table:table-cell>
          <table:table-cell table:formula="of:=IF(RIGHT([.E30];8)=&quot;Pro-rata&quot;;DATE(2011;10;15);[.B30])" office:value-type="date" office:date-value="2014-01-24">
            <text:p>2014-01-24</text:p>
          </table:table-cell>
          <table:table-cell table:style-name="ce5" table:formula="of:=ORG.OPENOFFICE.YEARS(TODAY();[.C30];0)" office:value-type="float" office:value="3">
            <text:p>3</text:p>
          </table:table-cell>
          <table:table-cell office:value-type="string">
            <text:p>20140124 - 7.5% John Deere Capital Corp 24-01-14</text:p>
          </table:table-cell>
          <table:table-cell table:formula="of:=IF(OR([.G30]=&quot;Government&quot;;[.G3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170291427180139">
            <text:p>0.0170291427180139</text:p>
          </table:table-cell>
          <table:table-cell office:value-type="float" office:value="2436945">
            <text:p>2436945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30]" office:value-type="date" office:date-value="2014-01-24">
            <text:p>2014-01-24</text:p>
          </table:table-cell>
          <table:table-cell table:formula="of:=IF(RIGHT([.E31];8)=&quot;Pro-rata&quot;;DATE(2011;10;15);[.B31])" office:value-type="date" office:date-value="2011-10-15">
            <text:p>2011-10-15</text:p>
          </table:table-cell>
          <table:table-cell table:style-name="ce5" table:formula="of:=ORG.OPENOFFICE.YEARS(TODAY();[.C31];0)" office:value-type="float" office:value="0">
            <text:p>0</text:p>
          </table:table-cell>
          <table:table-cell office:value-type="string">
            <text:p>20140124 - 7.5% John Deere Capital Corp 24-01-14 Pro-rata</text:p>
          </table:table-cell>
          <table:table-cell table:formula="of:=IF(OR([.G31]=&quot;Government&quot;;[.G3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96046927235249">
            <text:p>0.000796046927235249</text:p>
          </table:table-cell>
          <table:table-cell office:value-type="float" office:value="113917.806152344">
            <text:p>113917.80615234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4-01-28">
            <text:p>2014-01-28</text:p>
          </table:table-cell>
          <table:table-cell table:formula="of:=IF(RIGHT([.E32];8)=&quot;Pro-rata&quot;;DATE(2011;10;15);[.B32])" office:value-type="date" office:date-value="2014-01-28">
            <text:p>2014-01-28</text:p>
          </table:table-cell>
          <table:table-cell table:style-name="ce5" table:formula="of:=ORG.OPENOFFICE.YEARS(TODAY();[.C32];0)" office:value-type="float" office:value="3">
            <text:p>3</text:p>
          </table:table-cell>
          <table:table-cell office:value-type="string">
            <text:p>20140128 - 4.875% E.ON International 28-01-14</text:p>
          </table:table-cell>
          <table:table-cell table:formula="of:=IF(OR([.G32]=&quot;Government&quot;;[.G3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42754016836739">
            <text:p>0.0042754016836739</text:p>
          </table:table-cell>
          <table:table-cell office:value-type="float" office:value="611828.72964">
            <text:p>611828.72964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32]" office:value-type="date" office:date-value="2014-01-28">
            <text:p>2014-01-28</text:p>
          </table:table-cell>
          <table:table-cell table:formula="of:=IF(RIGHT([.E33];8)=&quot;Pro-rata&quot;;DATE(2011;10;15);[.B33])" office:value-type="date" office:date-value="2011-10-15">
            <text:p>2011-10-15</text:p>
          </table:table-cell>
          <table:table-cell table:style-name="ce5" table:formula="of:=ORG.OPENOFFICE.YEARS(TODAY();[.C33];0)" office:value-type="float" office:value="0">
            <text:p>0</text:p>
          </table:table-cell>
          <table:table-cell office:value-type="string">
            <text:p>20140128 - 4.875% E.ON International 28-01-14 Pro-rata</text:p>
          </table:table-cell>
          <table:table-cell table:formula="of:=IF(OR([.G33]=&quot;Government&quot;;[.G3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136376167325437">
            <text:p>0.000136376167325437</text:p>
          </table:table-cell>
          <table:table-cell office:value-type="float" office:value="19516.0275878906">
            <text:p>19516.0275878906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6-06-10">
            <text:p>2016-06-10</text:p>
          </table:table-cell>
          <table:table-cell table:formula="of:=IF(RIGHT([.E34];8)=&quot;Pro-rata&quot;;DATE(2011;10;15);[.B34])" office:value-type="date" office:date-value="2016-06-10">
            <text:p>2016-06-10</text:p>
          </table:table-cell>
          <table:table-cell table:style-name="ce5" table:formula="of:=ORG.OPENOFFICE.YEARS(TODAY();[.C34];0)" office:value-type="float" office:value="5">
            <text:p>5</text:p>
          </table:table-cell>
          <table:table-cell office:value-type="string">
            <text:p>20160610 - 4.25% McDonald 10-06-16</text:p>
          </table:table-cell>
          <table:table-cell table:formula="of:=IF(OR([.G34]=&quot;Government&quot;;[.G3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Leisure</text:p>
          </table:table-cell>
          <table:table-cell office:value-type="string">
            <text:p>EUR</text:p>
          </table:table-cell>
          <table:table-cell office:value-type="float" office:value="0.0153719957369112">
            <text:p>0.0153719957369112</text:p>
          </table:table-cell>
          <table:table-cell office:value-type="float" office:value="2199800">
            <text:p>2199800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34]" office:value-type="date" office:date-value="2016-06-10">
            <text:p>2016-06-10</text:p>
          </table:table-cell>
          <table:table-cell table:formula="of:=IF(RIGHT([.E35];8)=&quot;Pro-rata&quot;;DATE(2011;10;15);[.B35])" office:value-type="date" office:date-value="2011-10-15">
            <text:p>2011-10-15</text:p>
          </table:table-cell>
          <table:table-cell table:style-name="ce5" table:formula="of:=ORG.OPENOFFICE.YEARS(TODAY();[.C35];0)" office:value-type="float" office:value="0">
            <text:p>0</text:p>
          </table:table-cell>
          <table:table-cell office:value-type="string">
            <text:p>20160610 - 4.25% McDonald 10-06-16 Pro-rata</text:p>
          </table:table-cell>
          <table:table-cell table:formula="of:=IF(OR([.G35]=&quot;Government&quot;;[.G3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Leisure</text:p>
          </table:table-cell>
          <table:table-cell office:value-type="string">
            <text:p>EUR</text:p>
          </table:table-cell>
          <table:table-cell office:value-type="float" office:value="0.000206669709982386">
            <text:p>0.000206669709982386</text:p>
          </table:table-cell>
          <table:table-cell office:value-type="float" office:value="29575.341796875">
            <text:p>29575.341796875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21-01-16">
            <text:p>2021-01-16</text:p>
          </table:table-cell>
          <table:table-cell table:formula="of:=IF(RIGHT([.E36];8)=&quot;Pro-rata&quot;;DATE(2011;10;15);[.B36])" office:value-type="date" office:date-value="2021-01-16">
            <text:p>2021-01-16</text:p>
          </table:table-cell>
          <table:table-cell table:style-name="ce5" table:formula="of:=ORG.OPENOFFICE.YEARS(TODAY();[.C36];0)" office:value-type="float" office:value="10">
            <text:p>10</text:p>
          </table:table-cell>
          <table:table-cell office:value-type="string">
            <text:p>20210116 - 5.868% BNP FRN 16-01-21</text:p>
          </table:table-cell>
          <table:table-cell table:formula="of:=IF(OR([.G36]=&quot;Government&quot;;[.G3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684814793261794">
            <text:p>0.000684814793261794</text:p>
          </table:table-cell>
          <table:table-cell office:value-type="float" office:value="98000">
            <text:p>98000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36]" office:value-type="date" office:date-value="2021-01-16">
            <text:p>2021-01-16</text:p>
          </table:table-cell>
          <table:table-cell table:formula="of:=IF(RIGHT([.E37];8)=&quot;Pro-rata&quot;;DATE(2011;10;15);[.B37])" office:value-type="date" office:date-value="2011-10-15">
            <text:p>2011-10-15</text:p>
          </table:table-cell>
          <table:table-cell table:style-name="ce5" table:formula="of:=ORG.OPENOFFICE.YEARS(TODAY();[.C37];0)" office:value-type="float" office:value="0">
            <text:p>0</text:p>
          </table:table-cell>
          <table:table-cell office:value-type="string">
            <text:p>20210116 - 5.868% BNP FRN 16-01-21 Pro-rata</text:p>
          </table:table-cell>
          <table:table-cell table:formula="of:=IF(OR([.G37]=&quot;Government&quot;;[.G3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305571748553309">
            <text:p>0.0000305571748553309</text:p>
          </table:table-cell>
          <table:table-cell office:value-type="float" office:value="4372.86572265625">
            <text:p>4372.86572265625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1-01-15">
            <text:p>2011-01-15</text:p>
          </table:table-cell>
          <table:table-cell table:formula="of:=IF(RIGHT([.E38];8)=&quot;Pro-rata&quot;;DATE(2011;10;15);[.B38])" office:value-type="date" office:date-value="2011-01-15">
            <text:p>2011-01-15</text:p>
          </table:table-cell>
          <table:table-cell table:style-name="ce5" table:formula="of:=ORG.OPENOFFICE.YEARS(TODAY();[.C38];0)" office:value-type="float" office:value="0">
            <text:p>0</text:p>
          </table:table-cell>
          <table:table-cell office:value-type="string">
            <text:p>20110115 - 5% Oracle 15-01-11</text:p>
          </table:table-cell>
          <table:table-cell table:formula="of:=IF(OR([.G38]=&quot;Government&quot;;[.G3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chnology</text:p>
          </table:table-cell>
          <table:table-cell office:value-type="string">
            <text:p>USD</text:p>
          </table:table-cell>
          <table:table-cell office:value-type="float" office:value="0.000451856114682881">
            <text:p>0.000451856114682881</text:p>
          </table:table-cell>
          <table:table-cell office:value-type="float" office:value="64662.5915132561">
            <text:p>64662.5915132561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38]" office:value-type="date" office:date-value="2011-01-15">
            <text:p>2011-01-15</text:p>
          </table:table-cell>
          <table:table-cell table:formula="of:=IF(RIGHT([.E39];8)=&quot;Pro-rata&quot;;DATE(2011;10;15);[.B39])" office:value-type="date" office:date-value="2011-10-15">
            <text:p>2011-10-15</text:p>
          </table:table-cell>
          <table:table-cell table:style-name="ce5" table:formula="of:=ORG.OPENOFFICE.YEARS(TODAY();[.C39];0)" office:value-type="float" office:value="0">
            <text:p>0</text:p>
          </table:table-cell>
          <table:table-cell office:value-type="string">
            <text:p>20110115 - 5% Oracle 15-01-11 Pro-rata</text:p>
          </table:table-cell>
          <table:table-cell table:formula="of:=IF(OR([.G39]=&quot;Government&quot;;[.G3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chnology</text:p>
          </table:table-cell>
          <table:table-cell office:value-type="string">
            <text:p>USD</text:p>
          </table:table-cell>
          <table:table-cell office:value-type="float" office:value="0.0000167632261931976">
            <text:p>0.0000167632261931976</text:p>
          </table:table-cell>
          <table:table-cell office:value-type="float" office:value="2398.89117918829">
            <text:p>2398.89117918829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2-05-15">
            <text:p>2012-05-15</text:p>
          </table:table-cell>
          <table:table-cell table:formula="of:=IF(RIGHT([.E40];8)=&quot;Pro-rata&quot;;DATE(2011;10;15);[.B40])" office:value-type="date" office:date-value="2012-05-15">
            <text:p>2012-05-15</text:p>
          </table:table-cell>
          <table:table-cell table:style-name="ce5" table:formula="of:=ORG.OPENOFFICE.YEARS(TODAY();[.C40];0)" office:value-type="float" office:value="1">
            <text:p>1</text:p>
          </table:table-cell>
          <table:table-cell office:value-type="string">
            <text:p>20120515 - 7% HSBC 15-05-12</text:p>
          </table:table-cell>
          <table:table-cell table:formula="of:=IF(OR([.G40]=&quot;Government&quot;;[.G4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295911298224848">
            <text:p>0.00295911298224848</text:p>
          </table:table-cell>
          <table:table-cell office:value-type="float" office:value="423462.044210676">
            <text:p>423462.044210676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40]" office:value-type="date" office:date-value="2012-05-15">
            <text:p>2012-05-15</text:p>
          </table:table-cell>
          <table:table-cell table:formula="of:=IF(RIGHT([.E41];8)=&quot;Pro-rata&quot;;DATE(2011;10;15);[.B41])" office:value-type="date" office:date-value="2011-10-15">
            <text:p>2011-10-15</text:p>
          </table:table-cell>
          <table:table-cell table:style-name="ce5" table:formula="of:=ORG.OPENOFFICE.YEARS(TODAY();[.C41];0)" office:value-type="float" office:value="0">
            <text:p>0</text:p>
          </table:table-cell>
          <table:table-cell office:value-type="string">
            <text:p>20120515 - 7% HSBC 15-05-12 Pro-rata</text:p>
          </table:table-cell>
          <table:table-cell table:formula="of:=IF(OR([.G41]=&quot;Government&quot;;[.G4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798219285401682">
            <text:p>0.0000798219285401682</text:p>
          </table:table-cell>
          <table:table-cell office:value-type="float" office:value="11422.8680132294">
            <text:p>11422.8680132294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4-02-01">
            <text:p>2014-02-01</text:p>
          </table:table-cell>
          <table:table-cell table:formula="of:=IF(RIGHT([.E42];8)=&quot;Pro-rata&quot;;DATE(2011;10;15);[.B42])" office:value-type="date" office:date-value="2014-02-01">
            <text:p>2014-02-01</text:p>
          </table:table-cell>
          <table:table-cell table:style-name="ce5" table:formula="of:=ORG.OPENOFFICE.YEARS(TODAY();[.C42];0)" office:value-type="float" office:value="3">
            <text:p>3</text:p>
          </table:table-cell>
          <table:table-cell office:value-type="string">
            <text:p>20140201 - 4.75% Conocophillips 01-02-14</text:p>
          </table:table-cell>
          <table:table-cell table:formula="of:=IF(OR([.G42]=&quot;Government&quot;;[.G4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Machinery</text:p>
          </table:table-cell>
          <table:table-cell office:value-type="string">
            <text:p>USD</text:p>
          </table:table-cell>
          <table:table-cell office:value-type="float" office:value="0.000537513170732201">
            <text:p>0.000537513170732201</text:p>
          </table:table-cell>
          <table:table-cell office:value-type="float" office:value="76920.4918615396">
            <text:p>76920.4918615396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42]" office:value-type="date" office:date-value="2014-02-01">
            <text:p>2014-02-01</text:p>
          </table:table-cell>
          <table:table-cell table:formula="of:=IF(RIGHT([.E43];8)=&quot;Pro-rata&quot;;DATE(2011;10;15);[.B43])" office:value-type="date" office:date-value="2011-10-15">
            <text:p>2011-10-15</text:p>
          </table:table-cell>
          <table:table-cell table:style-name="ce5" table:formula="of:=ORG.OPENOFFICE.YEARS(TODAY();[.C43];0)" office:value-type="float" office:value="0">
            <text:p>0</text:p>
          </table:table-cell>
          <table:table-cell office:value-type="string">
            <text:p>20140201 - 4.75% Conocophillips 01-02-14 Pro-rata</text:p>
          </table:table-cell>
          <table:table-cell table:formula="of:=IF(OR([.G43]=&quot;Government&quot;;[.G4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Machinery</text:p>
          </table:table-cell>
          <table:table-cell office:value-type="string">
            <text:p>USD</text:p>
          </table:table-cell>
          <table:table-cell office:value-type="float" office:value="0.00000475261593668099">
            <text:p>0.00000475261593668099</text:p>
          </table:table-cell>
          <table:table-cell office:value-type="float" office:value="680.120181949232">
            <text:p>680.120181949232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4-06-10">
            <text:p>2014-06-10</text:p>
          </table:table-cell>
          <table:table-cell table:formula="of:=IF(RIGHT([.E44];8)=&quot;Pro-rata&quot;;DATE(2011;10;15);[.B44])" office:value-type="date" office:date-value="2014-06-10">
            <text:p>2014-06-10</text:p>
          </table:table-cell>
          <table:table-cell table:style-name="ce5" table:formula="of:=ORG.OPENOFFICE.YEARS(TODAY();[.C44];0)" office:value-type="float" office:value="3">
            <text:p>3</text:p>
          </table:table-cell>
          <table:table-cell office:value-type="string">
            <text:p>20140610 - 6.5% Qtel International 10-06-14</text:p>
          </table:table-cell>
          <table:table-cell table:formula="of:=IF(OR([.G44]=&quot;Government&quot;;[.G4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315131268345693">
            <text:p>0.00315131268345693</text:p>
          </table:table-cell>
          <table:table-cell office:value-type="float" office:value="450966.664297391">
            <text:p>450966.664297391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44]" office:value-type="date" office:date-value="2014-06-10">
            <text:p>2014-06-10</text:p>
          </table:table-cell>
          <table:table-cell table:formula="of:=IF(RIGHT([.E45];8)=&quot;Pro-rata&quot;;DATE(2011;10;15);[.B45])" office:value-type="date" office:date-value="2011-10-15">
            <text:p>2011-10-15</text:p>
          </table:table-cell>
          <table:table-cell table:style-name="ce5" table:formula="of:=ORG.OPENOFFICE.YEARS(TODAY();[.C45];0)" office:value-type="float" office:value="0">
            <text:p>0</text:p>
          </table:table-cell>
          <table:table-cell office:value-type="string">
            <text:p>20140610 - 6.5% Qtel International 10-06-14 Pro-rata</text:p>
          </table:table-cell>
          <table:table-cell table:formula="of:=IF(OR([.G45]=&quot;Government&quot;;[.G4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626637673344987">
            <text:p>0.0000626637673344987</text:p>
          </table:table-cell>
          <table:table-cell office:value-type="float" office:value="8967.45990186758">
            <text:p>8967.45990186758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4-11-15">
            <text:p>2014-11-15</text:p>
          </table:table-cell>
          <table:table-cell table:formula="of:=IF(RIGHT([.E46];8)=&quot;Pro-rata&quot;;DATE(2011;10;15);[.B46])" office:value-type="date" office:date-value="2014-11-15">
            <text:p>2014-11-15</text:p>
          </table:table-cell>
          <table:table-cell table:style-name="ce5" table:formula="of:=ORG.OPENOFFICE.YEARS(TODAY();[.C46];0)" office:value-type="float" office:value="4">
            <text:p>4</text:p>
          </table:table-cell>
          <table:table-cell office:value-type="string">
            <text:p>20141115 - 5.125% Bank of America 15-11-14</text:p>
          </table:table-cell>
          <table:table-cell table:formula="of:=IF(OR([.G46]=&quot;Government&quot;;[.G4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314630085963599">
            <text:p>0.00314630085963599</text:p>
          </table:table-cell>
          <table:table-cell office:value-type="float" office:value="450249.450330514">
            <text:p>450249.450330514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46]" office:value-type="date" office:date-value="2014-11-15">
            <text:p>2014-11-15</text:p>
          </table:table-cell>
          <table:table-cell table:formula="of:=IF(RIGHT([.E47];8)=&quot;Pro-rata&quot;;DATE(2011;10;15);[.B47])" office:value-type="date" office:date-value="2011-10-15">
            <text:p>2011-10-15</text:p>
          </table:table-cell>
          <table:table-cell table:style-name="ce5" table:formula="of:=ORG.OPENOFFICE.YEARS(TODAY();[.C47];0)" office:value-type="float" office:value="0">
            <text:p>0</text:p>
          </table:table-cell>
          <table:table-cell office:value-type="string">
            <text:p>20141115 - 5.125% Bank of America 15-11-14 Pro-rata</text:p>
          </table:table-cell>
          <table:table-cell table:formula="of:=IF(OR([.G47]=&quot;Government&quot;;[.G4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00614108374383208">
            <text:p>0.0000614108374383208</text:p>
          </table:table-cell>
          <table:table-cell office:value-type="float" office:value="8788.16013931338">
            <text:p>8788.16013931338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47]" office:value-type="date" office:date-value="2014-11-15">
            <text:p>2014-11-15</text:p>
          </table:table-cell>
          <table:table-cell table:formula="of:=IF(RIGHT([.E48];8)=&quot;Pro-rata&quot;;DATE(2011;10;15);[.B48])" office:value-type="date" office:date-value="2014-11-15">
            <text:p>2014-11-15</text:p>
          </table:table-cell>
          <table:table-cell table:style-name="ce5" table:formula="of:=ORG.OPENOFFICE.YEARS(TODAY();[.C48];0)" office:value-type="float" office:value="4">
            <text:p>4</text:p>
          </table:table-cell>
          <table:table-cell office:value-type="string">
            <text:p>20141115 - 5.5% Goldman Sachs 15-11-14</text:p>
          </table:table-cell>
          <table:table-cell table:formula="of:=IF(OR([.G48]=&quot;Government&quot;;[.G4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307902021503637">
            <text:p>0.00307902021503637</text:p>
          </table:table-cell>
          <table:table-cell office:value-type="float" office:value="440621.295045845">
            <text:p>440621.295045845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48]" office:value-type="date" office:date-value="2014-11-15">
            <text:p>2014-11-15</text:p>
          </table:table-cell>
          <table:table-cell table:formula="of:=IF(RIGHT([.E49];8)=&quot;Pro-rata&quot;;DATE(2011;10;15);[.B49])" office:value-type="date" office:date-value="2011-10-15">
            <text:p>2011-10-15</text:p>
          </table:table-cell>
          <table:table-cell table:style-name="ce5" table:formula="of:=ORG.OPENOFFICE.YEARS(TODAY();[.C49];0)" office:value-type="float" office:value="0">
            <text:p>0</text:p>
          </table:table-cell>
          <table:table-cell office:value-type="string">
            <text:p>20141115 - 5.5% Goldman Sachs 15-11-14 Pro-rata</text:p>
          </table:table-cell>
          <table:table-cell table:formula="of:=IF(OR([.G49]=&quot;Government&quot;;[.G4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00635140014653377">
            <text:p>0.0000635140014653377</text:p>
          </table:table-cell>
          <table:table-cell office:value-type="float" office:value="9089.13213448006">
            <text:p>9089.13213448006</text:p>
          </table:table-cell>
        </table:table-row>
        <table:table-row table:style-name="ro2">
          <table:table-cell office:value-type="string">
            <text:p>A /*-</text:p>
          </table:table-cell>
          <table:table-cell office:value-type="date" office:date-value="2014-02-15">
            <text:p>2014-02-15</text:p>
          </table:table-cell>
          <table:table-cell table:formula="of:=IF(RIGHT([.E50];8)=&quot;Pro-rata&quot;;DATE(2011;10;15);[.B50])" office:value-type="date" office:date-value="2014-02-15">
            <text:p>2014-02-15</text:p>
          </table:table-cell>
          <table:table-cell table:style-name="ce5" table:formula="of:=ORG.OPENOFFICE.YEARS(TODAY();[.C50];0)" office:value-type="float" office:value="3">
            <text:p>3</text:p>
          </table:table-cell>
          <table:table-cell office:value-type="string">
            <text:p>20140215 - 4.85% AT&amp;T 15-02-14</text:p>
          </table:table-cell>
          <table:table-cell table:formula="of:=IF(OR([.G50]=&quot;Government&quot;;[.G5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USD</text:p>
          </table:table-cell>
          <table:table-cell office:value-type="float" office:value="0.000513405615044831">
            <text:p>0.000513405615044831</text:p>
          </table:table-cell>
          <table:table-cell office:value-type="float" office:value="73470.5949250125">
            <text:p>73470.5949250125</text:p>
          </table:table-cell>
        </table:table-row>
        <table:table-row table:style-name="ro2">
          <table:table-cell office:value-type="string">
            <text:p>A /*-</text:p>
          </table:table-cell>
          <table:table-cell table:formula="of:=[.B50]" office:value-type="date" office:date-value="2014-02-15">
            <text:p>2014-02-15</text:p>
          </table:table-cell>
          <table:table-cell table:formula="of:=IF(RIGHT([.E51];8)=&quot;Pro-rata&quot;;DATE(2011;10;15);[.B51])" office:value-type="date" office:date-value="2011-10-15">
            <text:p>2011-10-15</text:p>
          </table:table-cell>
          <table:table-cell table:style-name="ce5" table:formula="of:=ORG.OPENOFFICE.YEARS(TODAY();[.C51];0)" office:value-type="float" office:value="0">
            <text:p>0</text:p>
          </table:table-cell>
          <table:table-cell office:value-type="string">
            <text:p>20140215 - 4.85% AT&amp;T 15-02-14 Pro-rata</text:p>
          </table:table-cell>
          <table:table-cell table:formula="of:=IF(OR([.G51]=&quot;Government&quot;;[.G5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USD</text:p>
          </table:table-cell>
          <table:table-cell office:value-type="float" office:value="0.00000373385341947743">
            <text:p>0.00000373385341947743</text:p>
          </table:table-cell>
          <table:table-cell office:value-type="float" office:value="534.330798208828">
            <text:p>534.330798208828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0-10-30">
            <text:p>2010-10-30</text:p>
          </table:table-cell>
          <table:table-cell table:formula="of:=IF(RIGHT([.E52];8)=&quot;Pro-rata&quot;;DATE(2011;10;15);[.B52])" office:value-type="date" office:date-value="2010-10-30">
            <text:p>2010-10-30</text:p>
          </table:table-cell>
          <table:table-cell table:style-name="ce5" table:formula="of:=ORG.OPENOFFICE.YEARS(TODAY();[.C52];0)" office:value-type="float" office:value="0">
            <text:p>0</text:p>
          </table:table-cell>
          <table:table-cell office:value-type="string">
            <text:p>20101030 - 4% Nomura 30-10-10</text:p>
          </table:table-cell>
          <table:table-cell table:formula="of:=IF(OR([.G52]=&quot;Government&quot;;[.G5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35865427820573">
            <text:p>0.0035865427820573</text:p>
          </table:table-cell>
          <table:table-cell office:value-type="float" office:value="513250">
            <text:p>51325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52]" office:value-type="date" office:date-value="2010-10-30">
            <text:p>2010-10-30</text:p>
          </table:table-cell>
          <table:table-cell table:formula="of:=IF(RIGHT([.E53];8)=&quot;Pro-rata&quot;;DATE(2011;10;15);[.B53])" office:value-type="date" office:date-value="2011-10-15">
            <text:p>2011-10-15</text:p>
          </table:table-cell>
          <table:table-cell table:style-name="ce5" table:formula="of:=ORG.OPENOFFICE.YEARS(TODAY();[.C53];0)" office:value-type="float" office:value="0">
            <text:p>0</text:p>
          </table:table-cell>
          <table:table-cell office:value-type="string">
            <text:p>20101030 - 4% Nomura 30-10-10 Pro-rata</text:p>
          </table:table-cell>
          <table:table-cell table:formula="of:=IF(OR([.G53]=&quot;Government&quot;;[.G5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298927096087997">
            <text:p>0.0000298927096087997</text:p>
          </table:table-cell>
          <table:table-cell office:value-type="float" office:value="4277.77783203125">
            <text:p>4277.7778320312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0-11-19">
            <text:p>2010-11-19</text:p>
          </table:table-cell>
          <table:table-cell table:formula="of:=IF(RIGHT([.E54];8)=&quot;Pro-rata&quot;;DATE(2011;10;15);[.B54])" office:value-type="date" office:date-value="2010-11-19">
            <text:p>2010-11-19</text:p>
          </table:table-cell>
          <table:table-cell table:style-name="ce5" table:formula="of:=ORG.OPENOFFICE.YEARS(TODAY();[.C54];0)" office:value-type="float" office:value="0">
            <text:p>0</text:p>
          </table:table-cell>
          <table:table-cell office:value-type="string">
            <text:p>20101119 - 4.625% Reuters 19-11-10</text:p>
          </table:table-cell>
          <table:table-cell table:formula="of:=IF(OR([.G54]=&quot;Government&quot;;[.G5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699559275035084">
            <text:p>0.000699559275035084</text:p>
          </table:table-cell>
          <table:table-cell office:value-type="float" office:value="100110">
            <text:p>10011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54]" office:value-type="date" office:date-value="2010-11-19">
            <text:p>2010-11-19</text:p>
          </table:table-cell>
          <table:table-cell table:formula="of:=IF(RIGHT([.E55];8)=&quot;Pro-rata&quot;;DATE(2011;10;15);[.B55])" office:value-type="date" office:date-value="2011-10-15">
            <text:p>2011-10-15</text:p>
          </table:table-cell>
          <table:table-cell table:style-name="ce5" table:formula="of:=ORG.OPENOFFICE.YEARS(TODAY();[.C55];0)" office:value-type="float" office:value="0">
            <text:p>0</text:p>
          </table:table-cell>
          <table:table-cell office:value-type="string">
            <text:p>20101119 - 4.625% Reuters 19-11-10 Pro-rata</text:p>
          </table:table-cell>
          <table:table-cell table:formula="of:=IF(OR([.G55]=&quot;Government&quot;;[.G5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292199769324012">
            <text:p>0.0000292199769324012</text:p>
          </table:table-cell>
          <table:table-cell office:value-type="float" office:value="4181.5068359375">
            <text:p>4181.506835937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0-12-16">
            <text:p>2010-12-16</text:p>
          </table:table-cell>
          <table:table-cell table:formula="of:=IF(RIGHT([.E56];8)=&quot;Pro-rata&quot;;DATE(2011;10;15);[.B56])" office:value-type="date" office:date-value="2010-12-16">
            <text:p>2010-12-16</text:p>
          </table:table-cell>
          <table:table-cell table:style-name="ce5" table:formula="of:=ORG.OPENOFFICE.YEARS(TODAY();[.C56];0)" office:value-type="float" office:value="0">
            <text:p>0</text:p>
          </table:table-cell>
          <table:table-cell office:value-type="string">
            <text:p>20101216 - 1.397% BMW 16-12-10</text:p>
          </table:table-cell>
          <table:table-cell table:formula="of:=IF(OR([.G56]=&quot;Government&quot;;[.G5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349395302684589">
            <text:p>0.00349395302684589</text:p>
          </table:table-cell>
          <table:table-cell office:value-type="float" office:value="500000">
            <text:p>50000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56]" office:value-type="date" office:date-value="2010-12-16">
            <text:p>2010-12-16</text:p>
          </table:table-cell>
          <table:table-cell table:formula="of:=IF(RIGHT([.E57];8)=&quot;Pro-rata&quot;;DATE(2011;10;15);[.B57])" office:value-type="date" office:date-value="2011-10-15">
            <text:p>2011-10-15</text:p>
          </table:table-cell>
          <table:table-cell table:style-name="ce5" table:formula="of:=ORG.OPENOFFICE.YEARS(TODAY();[.C57];0)" office:value-type="float" office:value="0">
            <text:p>0</text:p>
          </table:table-cell>
          <table:table-cell office:value-type="string">
            <text:p>20101216 - 1.397% BMW 16-12-10 Pro-rata</text:p>
          </table:table-cell>
          <table:table-cell table:formula="of:=IF(OR([.G57]=&quot;Government&quot;;[.G5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393195876568178">
            <text:p>0.00000393195876568178</text:p>
          </table:table-cell>
          <table:table-cell office:value-type="float" office:value="562.680541992188">
            <text:p>562.680541992188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1-02-04">
            <text:p>2011-02-04</text:p>
          </table:table-cell>
          <table:table-cell table:formula="of:=IF(RIGHT([.E58];8)=&quot;Pro-rata&quot;;DATE(2011;10;15);[.B58])" office:value-type="date" office:date-value="2011-02-04">
            <text:p>2011-02-04</text:p>
          </table:table-cell>
          <table:table-cell table:style-name="ce5" table:formula="of:=ORG.OPENOFFICE.YEARS(TODAY();[.C58];0)" office:value-type="float" office:value="0">
            <text:p>0</text:p>
          </table:table-cell>
          <table:table-cell office:value-type="string">
            <text:p>20110204 - 5.25% BMW 04-02-11</text:p>
          </table:table-cell>
          <table:table-cell table:formula="of:=IF(OR([.G58]=&quot;Government&quot;;[.G5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127091702802793">
            <text:p>0.000127091702802793</text:p>
          </table:table-cell>
          <table:table-cell office:value-type="float" office:value="18187.38">
            <text:p>18187.38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58]" office:value-type="date" office:date-value="2011-02-04">
            <text:p>2011-02-04</text:p>
          </table:table-cell>
          <table:table-cell table:formula="of:=IF(RIGHT([.E59];8)=&quot;Pro-rata&quot;;DATE(2011;10;15);[.B59])" office:value-type="date" office:date-value="2011-10-15">
            <text:p>2011-10-15</text:p>
          </table:table-cell>
          <table:table-cell table:style-name="ce5" table:formula="of:=ORG.OPENOFFICE.YEARS(TODAY();[.C59];0)" office:value-type="float" office:value="0">
            <text:p>0</text:p>
          </table:table-cell>
          <table:table-cell office:value-type="string">
            <text:p>20110204 - 5.25% BMW 04-02-11 Pro-rata</text:p>
          </table:table-cell>
          <table:table-cell table:formula="of:=IF(OR([.G59]=&quot;Government&quot;;[.G5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457726996723221">
            <text:p>0.00000457726996723221</text:p>
          </table:table-cell>
          <table:table-cell office:value-type="float" office:value="655.027404785156">
            <text:p>655.027404785156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1-04-01">
            <text:p>2011-04-01</text:p>
          </table:table-cell>
          <table:table-cell table:formula="of:=IF(RIGHT([.E60];8)=&quot;Pro-rata&quot;;DATE(2011;10;15);[.B60])" office:value-type="date" office:date-value="2011-04-01">
            <text:p>2011-04-01</text:p>
          </table:table-cell>
          <table:table-cell table:style-name="ce5" table:formula="of:=ORG.OPENOFFICE.YEARS(TODAY();[.C60];0)" office:value-type="float" office:value="0">
            <text:p>0</text:p>
          </table:table-cell>
          <table:table-cell office:value-type="string">
            <text:p>20110401 - 5.25% VW 01-04-11</text:p>
          </table:table-cell>
          <table:table-cell table:formula="of:=IF(OR([.G60]=&quot;Government&quot;;[.G6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09398246758682">
            <text:p>0.000709398246758682</text:p>
          </table:table-cell>
          <table:table-cell office:value-type="float" office:value="101518">
            <text:p>101518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60]" office:value-type="date" office:date-value="2011-04-01">
            <text:p>2011-04-01</text:p>
          </table:table-cell>
          <table:table-cell table:formula="of:=IF(RIGHT([.E61];8)=&quot;Pro-rata&quot;;DATE(2011;10;15);[.B61])" office:value-type="date" office:date-value="2011-10-15">
            <text:p>2011-10-15</text:p>
          </table:table-cell>
          <table:table-cell table:style-name="ce5" table:formula="of:=ORG.OPENOFFICE.YEARS(TODAY();[.C61];0)" office:value-type="float" office:value="0">
            <text:p>0</text:p>
          </table:table-cell>
          <table:table-cell office:value-type="string">
            <text:p>20110401 - 5.25% VW 01-04-11 Pro-rata</text:p>
          </table:table-cell>
          <table:table-cell table:formula="of:=IF(OR([.G61]=&quot;Government&quot;;[.G6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9800661723137">
            <text:p>0.000019800661723137</text:p>
          </table:table-cell>
          <table:table-cell office:value-type="float" office:value="2833.5615234375">
            <text:p>2833.561523437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1-05-06">
            <text:p>2011-05-06</text:p>
          </table:table-cell>
          <table:table-cell table:formula="of:=IF(RIGHT([.E62];8)=&quot;Pro-rata&quot;;DATE(2011;10;15);[.B62])" office:value-type="date" office:date-value="2011-05-06">
            <text:p>2011-05-06</text:p>
          </table:table-cell>
          <table:table-cell table:style-name="ce5" table:formula="of:=ORG.OPENOFFICE.YEARS(TODAY();[.C62];0)" office:value-type="float" office:value="0">
            <text:p>0</text:p>
          </table:table-cell>
          <table:table-cell office:value-type="string">
            <text:p>20110506 - 5.25% Danone 06-05-11</text:p>
          </table:table-cell>
          <table:table-cell table:formula="of:=IF(OR([.G62]=&quot;Government&quot;;[.G6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od</text:p>
          </table:table-cell>
          <table:table-cell office:value-type="string">
            <text:p>EUR</text:p>
          </table:table-cell>
          <table:table-cell office:value-type="float" office:value="0.000713877494539098">
            <text:p>0.000713877494539098</text:p>
          </table:table-cell>
          <table:table-cell office:value-type="float" office:value="102159">
            <text:p>102159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62]" office:value-type="date" office:date-value="2011-05-06">
            <text:p>2011-05-06</text:p>
          </table:table-cell>
          <table:table-cell table:formula="of:=IF(RIGHT([.E63];8)=&quot;Pro-rata&quot;;DATE(2011;10;15);[.B63])" office:value-type="date" office:date-value="2011-10-15">
            <text:p>2011-10-15</text:p>
          </table:table-cell>
          <table:table-cell table:style-name="ce5" table:formula="of:=ORG.OPENOFFICE.YEARS(TODAY();[.C63];0)" office:value-type="float" office:value="0">
            <text:p>0</text:p>
          </table:table-cell>
          <table:table-cell office:value-type="string">
            <text:p>20110506 - 5.25% Danone 06-05-11 Pro-rata</text:p>
          </table:table-cell>
          <table:table-cell table:formula="of:=IF(OR([.G63]=&quot;Government&quot;;[.G6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od</text:p>
          </table:table-cell>
          <table:table-cell office:value-type="string">
            <text:p>EUR</text:p>
          </table:table-cell>
          <table:table-cell office:value-type="float" office:value="0.0000162827781889144">
            <text:p>0.0000162827781889144</text:p>
          </table:table-cell>
          <table:table-cell office:value-type="float" office:value="2330.13696289063">
            <text:p>2330.13696289063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3-02-14">
            <text:p>2013-02-14</text:p>
          </table:table-cell>
          <table:table-cell table:formula="of:=IF(RIGHT([.E64];8)=&quot;Pro-rata&quot;;DATE(2011;10;15);[.B64])" office:value-type="date" office:date-value="2013-02-14">
            <text:p>2013-02-14</text:p>
          </table:table-cell>
          <table:table-cell table:style-name="ce5" table:formula="of:=ORG.OPENOFFICE.YEARS(TODAY();[.C64];0)" office:value-type="float" office:value="2">
            <text:p>2</text:p>
          </table:table-cell>
          <table:table-cell office:value-type="string">
            <text:p>20130214 - 5.125% Telefonica 14-02-13</text:p>
          </table:table-cell>
          <table:table-cell table:formula="of:=IF(OR([.G64]=&quot;Government&quot;;[.G6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343416071981744">
            <text:p>0.00343416071981744</text:p>
          </table:table-cell>
          <table:table-cell office:value-type="float" office:value="491443.45866">
            <text:p>491443.45866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64]" office:value-type="date" office:date-value="2013-02-14">
            <text:p>2013-02-14</text:p>
          </table:table-cell>
          <table:table-cell table:formula="of:=IF(RIGHT([.E65];8)=&quot;Pro-rata&quot;;DATE(2011;10;15);[.B65])" office:value-type="date" office:date-value="2011-10-15">
            <text:p>2011-10-15</text:p>
          </table:table-cell>
          <table:table-cell table:style-name="ce5" table:formula="of:=ORG.OPENOFFICE.YEARS(TODAY();[.C65];0)" office:value-type="float" office:value="0">
            <text:p>0</text:p>
          </table:table-cell>
          <table:table-cell office:value-type="string">
            <text:p>20130214 - 5.125% Telefonica 14-02-13 Pro-rata</text:p>
          </table:table-cell>
          <table:table-cell table:formula="of:=IF(OR([.G65]=&quot;Government&quot;;[.G6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0110152997237368">
            <text:p>0.000110152997237368</text:p>
          </table:table-cell>
          <table:table-cell office:value-type="float" office:value="15763.376953125">
            <text:p>15763.37695312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3-04-18">
            <text:p>2013-04-18</text:p>
          </table:table-cell>
          <table:table-cell table:formula="of:=IF(RIGHT([.E66];8)=&quot;Pro-rata&quot;;DATE(2011;10;15);[.B66])" office:value-type="date" office:date-value="2013-04-18">
            <text:p>2013-04-18</text:p>
          </table:table-cell>
          <table:table-cell table:style-name="ce5" table:formula="of:=ORG.OPENOFFICE.YEARS(TODAY();[.C66];0)" office:value-type="float" office:value="2">
            <text:p>2</text:p>
          </table:table-cell>
          <table:table-cell office:value-type="string">
            <text:p>20130418 - 2.875% BMW Finance 18-04-13</text:p>
          </table:table-cell>
          <table:table-cell table:formula="of:=IF(OR([.G66]=&quot;Government&quot;;[.G6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177721821420963">
            <text:p>0.00177721821420963</text:p>
          </table:table-cell>
          <table:table-cell office:value-type="float" office:value="254327.72">
            <text:p>254327.72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66]" office:value-type="date" office:date-value="2013-04-18">
            <text:p>2013-04-18</text:p>
          </table:table-cell>
          <table:table-cell table:formula="of:=IF(RIGHT([.E67];8)=&quot;Pro-rata&quot;;DATE(2011;10;15);[.B67])" office:value-type="date" office:date-value="2011-10-15">
            <text:p>2011-10-15</text:p>
          </table:table-cell>
          <table:table-cell table:style-name="ce5" table:formula="of:=ORG.OPENOFFICE.YEARS(TODAY();[.C67];0)" office:value-type="float" office:value="0">
            <text:p>0</text:p>
          </table:table-cell>
          <table:table-cell office:value-type="string">
            <text:p>20130418 - 2.875% BMW Finance 18-04-13 Pro-rata</text:p>
          </table:table-cell>
          <table:table-cell table:formula="of:=IF(OR([.G67]=&quot;Government&quot;;[.G6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245706266971648">
            <text:p>0.0000245706266971648</text:p>
          </table:table-cell>
          <table:table-cell office:value-type="float" office:value="3516.16442871094">
            <text:p>3516.16442871094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3-06-07">
            <text:p>2013-06-07</text:p>
          </table:table-cell>
          <table:table-cell table:formula="of:=IF(RIGHT([.E68];8)=&quot;Pro-rata&quot;;DATE(2011;10;15);[.B68])" office:value-type="date" office:date-value="2013-06-07">
            <text:p>2013-06-07</text:p>
          </table:table-cell>
          <table:table-cell table:style-name="ce5" table:formula="of:=ORG.OPENOFFICE.YEARS(TODAY();[.C68];0)" office:value-type="float" office:value="2">
            <text:p>2</text:p>
          </table:table-cell>
          <table:table-cell office:value-type="string">
            <text:p>20130607 - 6.375% CS GP FIN 07-06-13</text:p>
          </table:table-cell>
          <table:table-cell table:formula="of:=IF(OR([.G68]=&quot;Government&quot;;[.G6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31124992725855">
            <text:p>0.00231124992725855</text:p>
          </table:table-cell>
          <table:table-cell office:value-type="float" office:value="330750">
            <text:p>33075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68]" office:value-type="date" office:date-value="2013-06-07">
            <text:p>2013-06-07</text:p>
          </table:table-cell>
          <table:table-cell table:formula="of:=IF(RIGHT([.E69];8)=&quot;Pro-rata&quot;;DATE(2011;10;15);[.B69])" office:value-type="date" office:date-value="2011-10-15">
            <text:p>2011-10-15</text:p>
          </table:table-cell>
          <table:table-cell table:style-name="ce5" table:formula="of:=ORG.OPENOFFICE.YEARS(TODAY();[.C69];0)" office:value-type="float" office:value="0">
            <text:p>0</text:p>
          </table:table-cell>
          <table:table-cell office:value-type="string">
            <text:p>20130607 - 6.375% CS GP FIN 07-06-13 Pro-rata</text:p>
          </table:table-cell>
          <table:table-cell table:formula="of:=IF(OR([.G69]=&quot;Government&quot;;[.G6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475991286434549">
            <text:p>0.0000475991286434549</text:p>
          </table:table-cell>
          <table:table-cell office:value-type="float" office:value="6811.64404296875">
            <text:p>6811.6440429687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3-06-10">
            <text:p>2013-06-10</text:p>
          </table:table-cell>
          <table:table-cell table:formula="of:=IF(RIGHT([.E70];8)=&quot;Pro-rata&quot;;DATE(2011;10;15);[.B70])" office:value-type="date" office:date-value="2013-06-10">
            <text:p>2013-06-10</text:p>
          </table:table-cell>
          <table:table-cell table:style-name="ce5" table:formula="of:=ORG.OPENOFFICE.YEARS(TODAY();[.C70];0)" office:value-type="float" office:value="2">
            <text:p>2</text:p>
          </table:table-cell>
          <table:table-cell office:value-type="string">
            <text:p>20130610 - 4.25% Henkel 10-06-13</text:p>
          </table:table-cell>
          <table:table-cell table:formula="of:=IF(OR([.G70]=&quot;Government&quot;;[.G7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Industrial</text:p>
          </table:table-cell>
          <table:table-cell office:value-type="string">
            <text:p>EUR</text:p>
          </table:table-cell>
          <table:table-cell office:value-type="float" office:value="0.000741486711357234">
            <text:p>0.000741486711357234</text:p>
          </table:table-cell>
          <table:table-cell office:value-type="float" office:value="106110">
            <text:p>10611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70]" office:value-type="date" office:date-value="2013-06-10">
            <text:p>2013-06-10</text:p>
          </table:table-cell>
          <table:table-cell table:formula="of:=IF(RIGHT([.E71];8)=&quot;Pro-rata&quot;;DATE(2011;10;15);[.B71])" office:value-type="date" office:date-value="2011-10-15">
            <text:p>2011-10-15</text:p>
          </table:table-cell>
          <table:table-cell table:style-name="ce5" table:formula="of:=ORG.OPENOFFICE.YEARS(TODAY();[.C71];0)" office:value-type="float" office:value="0">
            <text:p>0</text:p>
          </table:table-cell>
          <table:table-cell office:value-type="string">
            <text:p>20130610 - 4.25% Henkel 10-06-13 Pro-rata</text:p>
          </table:table-cell>
          <table:table-cell table:formula="of:=IF(OR([.G71]=&quot;Government&quot;;[.G7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Industrial</text:p>
          </table:table-cell>
          <table:table-cell office:value-type="string">
            <text:p>EUR</text:p>
          </table:table-cell>
          <table:table-cell office:value-type="float" office:value="0.0000103334854991193">
            <text:p>0.0000103334854991193</text:p>
          </table:table-cell>
          <table:table-cell office:value-type="float" office:value="1478.76708984375">
            <text:p>1478.7670898437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3-07-01">
            <text:p>2013-07-01</text:p>
          </table:table-cell>
          <table:table-cell table:formula="of:=IF(RIGHT([.E72];8)=&quot;Pro-rata&quot;;DATE(2011;10;15);[.B72])" office:value-type="date" office:date-value="2013-07-01">
            <text:p>2013-07-01</text:p>
          </table:table-cell>
          <table:table-cell table:style-name="ce5" table:formula="of:=ORG.OPENOFFICE.YEARS(TODAY();[.C72];0)" office:value-type="float" office:value="2">
            <text:p>2</text:p>
          </table:table-cell>
          <table:table-cell office:value-type="string">
            <text:p>20130701 - 5.5% Diageo 01-07-13</text:p>
          </table:table-cell>
          <table:table-cell table:formula="of:=IF(OR([.G72]=&quot;Government&quot;;[.G7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5881671837039">
            <text:p>0.00075881671837039</text:p>
          </table:table-cell>
          <table:table-cell office:value-type="float" office:value="108590">
            <text:p>10859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72]" office:value-type="date" office:date-value="2013-07-01">
            <text:p>2013-07-01</text:p>
          </table:table-cell>
          <table:table-cell table:formula="of:=IF(RIGHT([.E73];8)=&quot;Pro-rata&quot;;DATE(2011;10;15);[.B73])" office:value-type="date" office:date-value="2011-10-15">
            <text:p>2011-10-15</text:p>
          </table:table-cell>
          <table:table-cell table:style-name="ce5" table:formula="of:=ORG.OPENOFFICE.YEARS(TODAY();[.C73];0)" office:value-type="float" office:value="0">
            <text:p>0</text:p>
          </table:table-cell>
          <table:table-cell office:value-type="string">
            <text:p>20130701 - 5.5% Diageo 01-07-13 Pro-rata</text:p>
          </table:table-cell>
          <table:table-cell table:formula="of:=IF(OR([.G73]=&quot;Government&quot;;[.G7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11615045975927">
            <text:p>0.0000111615045975927</text:p>
          </table:table-cell>
          <table:table-cell office:value-type="float" office:value="1597.26025390625">
            <text:p>1597.2602539062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3-07-08">
            <text:p>2013-07-08</text:p>
          </table:table-cell>
          <table:table-cell table:formula="of:=IF(RIGHT([.E74];8)=&quot;Pro-rata&quot;;DATE(2011;10;15);[.B74])" office:value-type="date" office:date-value="2013-07-08">
            <text:p>2013-07-08</text:p>
          </table:table-cell>
          <table:table-cell table:style-name="ce5" table:formula="of:=ORG.OPENOFFICE.YEARS(TODAY();[.C74];0)" office:value-type="float" office:value="2">
            <text:p>2</text:p>
          </table:table-cell>
          <table:table-cell office:value-type="string">
            <text:p>20130708 - 5.875% Hutchison Whampoa 08-07-13</text:p>
          </table:table-cell>
          <table:table-cell table:formula="of:=IF(OR([.G74]=&quot;Government&quot;;[.G7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84721358669415">
            <text:p>0.00284721358669415</text:p>
          </table:table-cell>
          <table:table-cell office:value-type="float" office:value="407448.75">
            <text:p>407448.75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74]" office:value-type="date" office:date-value="2013-07-08">
            <text:p>2013-07-08</text:p>
          </table:table-cell>
          <table:table-cell table:formula="of:=IF(RIGHT([.E75];8)=&quot;Pro-rata&quot;;DATE(2011;10;15);[.B75])" office:value-type="date" office:date-value="2011-10-15">
            <text:p>2011-10-15</text:p>
          </table:table-cell>
          <table:table-cell table:style-name="ce5" table:formula="of:=ORG.OPENOFFICE.YEARS(TODAY();[.C75];0)" office:value-type="float" office:value="0">
            <text:p>0</text:p>
          </table:table-cell>
          <table:table-cell office:value-type="string">
            <text:p>20130708 - 5.875% Hutchison Whampoa 08-07-13 Pro-rata</text:p>
          </table:table-cell>
          <table:table-cell table:formula="of:=IF(OR([.G75]=&quot;Government&quot;;[.G7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417569252727263">
            <text:p>0.0000417569252727263</text:p>
          </table:table-cell>
          <table:table-cell office:value-type="float" office:value="5975.59912109375">
            <text:p>5975.5991210937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3-09-05">
            <text:p>2013-09-05</text:p>
          </table:table-cell>
          <table:table-cell table:formula="of:=IF(RIGHT([.E76];8)=&quot;Pro-rata&quot;;DATE(2011;10;15);[.B76])" office:value-type="date" office:date-value="2013-09-05">
            <text:p>2013-09-05</text:p>
          </table:table-cell>
          <table:table-cell table:style-name="ce5" table:formula="of:=ORG.OPENOFFICE.YEARS(TODAY();[.C76];0)" office:value-type="float" office:value="2">
            <text:p>2</text:p>
          </table:table-cell>
          <table:table-cell office:value-type="string">
            <text:p>20130905 - 1.206% Vodafone 05-09-13</text:p>
          </table:table-cell>
          <table:table-cell table:formula="of:=IF(OR([.G76]=&quot;Government&quot;;[.G7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278621790172799">
            <text:p>0.00278621790172799</text:p>
          </table:table-cell>
          <table:table-cell office:value-type="float" office:value="398720">
            <text:p>39872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76]" office:value-type="date" office:date-value="2013-09-05">
            <text:p>2013-09-05</text:p>
          </table:table-cell>
          <table:table-cell table:formula="of:=IF(RIGHT([.E77];8)=&quot;Pro-rata&quot;;DATE(2011;10;15);[.B77])" office:value-type="date" office:date-value="2011-10-15">
            <text:p>2011-10-15</text:p>
          </table:table-cell>
          <table:table-cell table:style-name="ce5" table:formula="of:=ORG.OPENOFFICE.YEARS(TODAY();[.C77];0)" office:value-type="float" office:value="0">
            <text:p>0</text:p>
          </table:table-cell>
          <table:table-cell office:value-type="string">
            <text:p>20130905 - 1.206% Vodafone 05-09-13 Pro-rata</text:p>
          </table:table-cell>
          <table:table-cell table:formula="of:=IF(OR([.G77]=&quot;Government&quot;;[.G7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000374551764477879">
            <text:p>0.00000374551764477879</text:p>
          </table:table-cell>
          <table:table-cell office:value-type="float" office:value="536">
            <text:p>536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77]" office:value-type="date" office:date-value="2013-09-05">
            <text:p>2013-09-05</text:p>
          </table:table-cell>
          <table:table-cell table:formula="of:=IF(RIGHT([.E78];8)=&quot;Pro-rata&quot;;DATE(2011;10;15);[.B78])" office:value-type="date" office:date-value="2013-09-05">
            <text:p>2013-09-05</text:p>
          </table:table-cell>
          <table:table-cell table:style-name="ce5" table:formula="of:=ORG.OPENOFFICE.YEARS(TODAY();[.C78];0)" office:value-type="float" office:value="2">
            <text:p>2</text:p>
          </table:table-cell>
          <table:table-cell office:value-type="string">
            <text:p>20140115 - 6.875% Volkswagen 15-01-14</text:p>
          </table:table-cell>
          <table:table-cell table:formula="of:=IF(OR([.G78]=&quot;Government&quot;;[.G7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11924987113202">
            <text:p>0.00211924987113202</text:p>
          </table:table-cell>
          <table:table-cell office:value-type="float" office:value="303273.95">
            <text:p>303273.95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78]" office:value-type="date" office:date-value="2013-09-05">
            <text:p>2013-09-05</text:p>
          </table:table-cell>
          <table:table-cell table:formula="of:=IF(RIGHT([.E79];8)=&quot;Pro-rata&quot;;DATE(2011;10;15);[.B79])" office:value-type="date" office:date-value="2011-10-15">
            <text:p>2011-10-15</text:p>
          </table:table-cell>
          <table:table-cell table:style-name="ce5" table:formula="of:=ORG.OPENOFFICE.YEARS(TODAY();[.C79];0)" office:value-type="float" office:value="0">
            <text:p>0</text:p>
          </table:table-cell>
          <table:table-cell office:value-type="string">
            <text:p>20140115 - 6.875% Volkswagen 15-01-14 Pro-rata</text:p>
          </table:table-cell>
          <table:table-cell table:formula="of:=IF(OR([.G79]=&quot;Government&quot;;[.G7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952215889771417">
            <text:p>0.0000952215889771417</text:p>
          </table:table-cell>
          <table:table-cell office:value-type="float" office:value="13626.626953125">
            <text:p>13626.62695312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4-01-17">
            <text:p>2014-01-17</text:p>
          </table:table-cell>
          <table:table-cell table:formula="of:=IF(RIGHT([.E80];8)=&quot;Pro-rata&quot;;DATE(2011;10;15);[.B80])" office:value-type="date" office:date-value="2014-01-17">
            <text:p>2014-01-17</text:p>
          </table:table-cell>
          <table:table-cell table:style-name="ce5" table:formula="of:=ORG.OPENOFFICE.YEARS(TODAY();[.C80];0)" office:value-type="float" office:value="3">
            <text:p>3</text:p>
          </table:table-cell>
          <table:table-cell office:value-type="string">
            <text:p>20140117 - 4.5% Schneider 17-01-14</text:p>
          </table:table-cell>
          <table:table-cell table:formula="of:=IF(OR([.G80]=&quot;Government&quot;;[.G8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ergy</text:p>
          </table:table-cell>
          <table:table-cell office:value-type="string">
            <text:p>EUR</text:p>
          </table:table-cell>
          <table:table-cell office:value-type="float" office:value="0.00074567945498945">
            <text:p>0.00074567945498945</text:p>
          </table:table-cell>
          <table:table-cell office:value-type="float" office:value="106710">
            <text:p>10671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80]" office:value-type="date" office:date-value="2014-01-17">
            <text:p>2014-01-17</text:p>
          </table:table-cell>
          <table:table-cell table:formula="of:=IF(RIGHT([.E81];8)=&quot;Pro-rata&quot;;DATE(2011;10;15);[.B81])" office:value-type="date" office:date-value="2011-10-15">
            <text:p>2011-10-15</text:p>
          </table:table-cell>
          <table:table-cell table:style-name="ce5" table:formula="of:=ORG.OPENOFFICE.YEARS(TODAY();[.C81];0)" office:value-type="float" office:value="0">
            <text:p>0</text:p>
          </table:table-cell>
          <table:table-cell office:value-type="string">
            <text:p>20140117 - 4.5% Schneider 17-01-14 Pro-rata</text:p>
          </table:table-cell>
          <table:table-cell table:formula="of:=IF(OR([.G81]=&quot;Government&quot;;[.G8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ergy</text:p>
          </table:table-cell>
          <table:table-cell office:value-type="string">
            <text:p>EUR</text:p>
          </table:table-cell>
          <table:table-cell office:value-type="float" office:value="0.0000233472645958625">
            <text:p>0.0000233472645958625</text:p>
          </table:table-cell>
          <table:table-cell office:value-type="float" office:value="3341.09594726563">
            <text:p>3341.09594726563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4-02-18">
            <text:p>2014-02-18</text:p>
          </table:table-cell>
          <table:table-cell table:formula="of:=IF(RIGHT([.E82];8)=&quot;Pro-rata&quot;;DATE(2011;10;15);[.B82])" office:value-type="date" office:date-value="2014-02-18">
            <text:p>2014-02-18</text:p>
          </table:table-cell>
          <table:table-cell table:style-name="ce5" table:formula="of:=ORG.OPENOFFICE.YEARS(TODAY();[.C82];0)" office:value-type="float" office:value="3">
            <text:p>3</text:p>
          </table:table-cell>
          <table:table-cell office:value-type="string">
            <text:p>20140218 - 5.5% EDP 18-02-14</text:p>
          </table:table-cell>
          <table:table-cell table:formula="of:=IF(OR([.G82]=&quot;Government&quot;;[.G8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36525298059113">
            <text:p>0.000736525298059113</text:p>
          </table:table-cell>
          <table:table-cell office:value-type="float" office:value="105400">
            <text:p>10540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82]" office:value-type="date" office:date-value="2014-02-18">
            <text:p>2014-02-18</text:p>
          </table:table-cell>
          <table:table-cell table:formula="of:=IF(RIGHT([.E83];8)=&quot;Pro-rata&quot;;DATE(2011;10;15);[.B83])" office:value-type="date" office:date-value="2011-10-15">
            <text:p>2011-10-15</text:p>
          </table:table-cell>
          <table:table-cell table:style-name="ce5" table:formula="of:=ORG.OPENOFFICE.YEARS(TODAY();[.C83];0)" office:value-type="float" office:value="0">
            <text:p>0</text:p>
          </table:table-cell>
          <table:table-cell office:value-type="string">
            <text:p>20140218 - 5.5% EDP 18-02-14 Pro-rata</text:p>
          </table:table-cell>
          <table:table-cell table:formula="of:=IF(OR([.G83]=&quot;Government&quot;;[.G8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251660343374474">
            <text:p>0.0000251660343374474</text:p>
          </table:table-cell>
          <table:table-cell office:value-type="float" office:value="3601.36987304688">
            <text:p>3601.36987304688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4-03-13">
            <text:p>2014-03-13</text:p>
          </table:table-cell>
          <table:table-cell table:formula="of:=IF(RIGHT([.E84];8)=&quot;Pro-rata&quot;;DATE(2011;10;15);[.B84])" office:value-type="date" office:date-value="2014-03-13">
            <text:p>2014-03-13</text:p>
          </table:table-cell>
          <table:table-cell table:style-name="ce5" table:formula="of:=ORG.OPENOFFICE.YEARS(TODAY();[.C84];0)" office:value-type="float" office:value="3">
            <text:p>3</text:p>
          </table:table-cell>
          <table:table-cell office:value-type="string">
            <text:p>20140313 - 5.125% Teliasonera 13-03-14</text:p>
          </table:table-cell>
          <table:table-cell table:formula="of:=IF(OR([.G84]=&quot;Government&quot;;[.G8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0765629926772739">
            <text:p>0.000765629926772739</text:p>
          </table:table-cell>
          <table:table-cell office:value-type="float" office:value="109565">
            <text:p>109565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84]" office:value-type="date" office:date-value="2014-03-13">
            <text:p>2014-03-13</text:p>
          </table:table-cell>
          <table:table-cell table:formula="of:=IF(RIGHT([.E85];8)=&quot;Pro-rata&quot;;DATE(2011;10;15);[.B85])" office:value-type="date" office:date-value="2011-10-15">
            <text:p>2011-10-15</text:p>
          </table:table-cell>
          <table:table-cell table:style-name="ce5" table:formula="of:=ORG.OPENOFFICE.YEARS(TODAY();[.C85];0)" office:value-type="float" office:value="0">
            <text:p>0</text:p>
          </table:table-cell>
          <table:table-cell office:value-type="string">
            <text:p>20140313 - 5.125% Teliasonera 13-03-14 Pro-rata</text:p>
          </table:table-cell>
          <table:table-cell table:formula="of:=IF(OR([.G85]=&quot;Government&quot;;[.G8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00211934575148127">
            <text:p>0.0000211934575148127</text:p>
          </table:table-cell>
          <table:table-cell office:value-type="float" office:value="3032.87670898437">
            <text:p>3032.87670898437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4-03-17">
            <text:p>2014-03-17</text:p>
          </table:table-cell>
          <table:table-cell table:formula="of:=IF(RIGHT([.E86];8)=&quot;Pro-rata&quot;;DATE(2011;10;15);[.B86])" office:value-type="date" office:date-value="2014-03-17">
            <text:p>2014-03-17</text:p>
          </table:table-cell>
          <table:table-cell table:style-name="ce5" table:formula="of:=ORG.OPENOFFICE.YEARS(TODAY();[.C86];0)" office:value-type="float" office:value="3">
            <text:p>3</text:p>
          </table:table-cell>
          <table:table-cell office:value-type="string">
            <text:p>20140317 - 5.75% DSM 17-03-14</text:p>
          </table:table-cell>
          <table:table-cell table:formula="of:=IF(OR([.G86]=&quot;Government&quot;;[.G8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Chemical</text:p>
          </table:table-cell>
          <table:table-cell office:value-type="string">
            <text:p>EUR</text:p>
          </table:table-cell>
          <table:table-cell office:value-type="float" office:value="0.000777823822836432">
            <text:p>0.000777823822836432</text:p>
          </table:table-cell>
          <table:table-cell office:value-type="float" office:value="111310">
            <text:p>11131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86]" office:value-type="date" office:date-value="2014-03-17">
            <text:p>2014-03-17</text:p>
          </table:table-cell>
          <table:table-cell table:formula="of:=IF(RIGHT([.E87];8)=&quot;Pro-rata&quot;;DATE(2011;10;15);[.B87])" office:value-type="date" office:date-value="2011-10-15">
            <text:p>2011-10-15</text:p>
          </table:table-cell>
          <table:table-cell table:style-name="ce5" table:formula="of:=ORG.OPENOFFICE.YEARS(TODAY();[.C87];0)" office:value-type="float" office:value="0">
            <text:p>0</text:p>
          </table:table-cell>
          <table:table-cell office:value-type="string">
            <text:p>20140317 - 5.75% DSM 17-03-14 Pro-rata</text:p>
          </table:table-cell>
          <table:table-cell table:formula="of:=IF(OR([.G87]=&quot;Government&quot;;[.G8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Chemical</text:p>
          </table:table-cell>
          <table:table-cell office:value-type="string">
            <text:p>EUR</text:p>
          </table:table-cell>
          <table:table-cell office:value-type="float" office:value="0.0000233376920517055">
            <text:p>0.0000233376920517055</text:p>
          </table:table-cell>
          <table:table-cell office:value-type="float" office:value="3339.72607421875">
            <text:p>3339.7260742187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4-03-19">
            <text:p>2014-03-19</text:p>
          </table:table-cell>
          <table:table-cell table:formula="of:=IF(RIGHT([.E88];8)=&quot;Pro-rata&quot;;DATE(2011;10;15);[.B88])" office:value-type="date" office:date-value="2014-03-19">
            <text:p>2014-03-19</text:p>
          </table:table-cell>
          <table:table-cell table:style-name="ce5" table:formula="of:=ORG.OPENOFFICE.YEARS(TODAY();[.C88];0)" office:value-type="float" office:value="3">
            <text:p>3</text:p>
          </table:table-cell>
          <table:table-cell office:value-type="string">
            <text:p>20140319 - 4.625% Henkel 19-03-14</text:p>
          </table:table-cell>
          <table:table-cell table:formula="of:=IF(OR([.G88]=&quot;Government&quot;;[.G8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Industrial</text:p>
          </table:table-cell>
          <table:table-cell office:value-type="string">
            <text:p>EUR</text:p>
          </table:table-cell>
          <table:table-cell office:value-type="float" office:value="0.000757139620917504">
            <text:p>0.000757139620917504</text:p>
          </table:table-cell>
          <table:table-cell office:value-type="float" office:value="108350">
            <text:p>10835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88]" office:value-type="date" office:date-value="2014-03-19">
            <text:p>2014-03-19</text:p>
          </table:table-cell>
          <table:table-cell table:formula="of:=IF(RIGHT([.E89];8)=&quot;Pro-rata&quot;;DATE(2011;10;15);[.B89])" office:value-type="date" office:date-value="2011-10-15">
            <text:p>2011-10-15</text:p>
          </table:table-cell>
          <table:table-cell table:style-name="ce5" table:formula="of:=ORG.OPENOFFICE.YEARS(TODAY();[.C89];0)" office:value-type="float" office:value="0">
            <text:p>0</text:p>
          </table:table-cell>
          <table:table-cell office:value-type="string">
            <text:p>20140319 - 4.625% Henkel 19-03-14 Pro-rata</text:p>
          </table:table-cell>
          <table:table-cell table:formula="of:=IF(OR([.G89]=&quot;Government&quot;;[.G8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Industrial</text:p>
          </table:table-cell>
          <table:table-cell office:value-type="string">
            <text:p>EUR</text:p>
          </table:table-cell>
          <table:table-cell office:value-type="float" office:value="0.0000185945313955396">
            <text:p>0.0000185945313955396</text:p>
          </table:table-cell>
          <table:table-cell office:value-type="float" office:value="2660.958984375">
            <text:p>2660.95898437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4-03-28">
            <text:p>2014-03-28</text:p>
          </table:table-cell>
          <table:table-cell table:formula="of:=IF(RIGHT([.E90];8)=&quot;Pro-rata&quot;;DATE(2011;10;15);[.B90])" office:value-type="date" office:date-value="2014-03-28">
            <text:p>2014-03-28</text:p>
          </table:table-cell>
          <table:table-cell table:style-name="ce5" table:formula="of:=ORG.OPENOFFICE.YEARS(TODAY();[.C90];0)" office:value-type="float" office:value="3">
            <text:p>3</text:p>
          </table:table-cell>
          <table:table-cell office:value-type="string">
            <text:p>20140328 - 4.5% Telenor 28-03-14</text:p>
          </table:table-cell>
          <table:table-cell table:formula="of:=IF(OR([.G90]=&quot;Government&quot;;[.G9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0753575788830121">
            <text:p>0.000753575788830121</text:p>
          </table:table-cell>
          <table:table-cell office:value-type="float" office:value="107840">
            <text:p>10784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90]" office:value-type="date" office:date-value="2014-03-28">
            <text:p>2014-03-28</text:p>
          </table:table-cell>
          <table:table-cell table:formula="of:=IF(RIGHT([.E91];8)=&quot;Pro-rata&quot;;DATE(2011;10;15);[.B91])" office:value-type="date" office:date-value="2011-10-15">
            <text:p>2011-10-15</text:p>
          </table:table-cell>
          <table:table-cell table:style-name="ce5" table:formula="of:=ORG.OPENOFFICE.YEARS(TODAY();[.C91];0)" office:value-type="float" office:value="0">
            <text:p>0</text:p>
          </table:table-cell>
          <table:table-cell office:value-type="string">
            <text:p>20140328 - 4.5% Telenor 28-03-14 Pro-rata</text:p>
          </table:table-cell>
          <table:table-cell table:formula="of:=IF(OR([.G91]=&quot;Government&quot;;[.G9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00173166061337484">
            <text:p>0.0000173166061337484</text:p>
          </table:table-cell>
          <table:table-cell office:value-type="float" office:value="2478.08227539062">
            <text:p>2478.08227539062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4-04-07">
            <text:p>2014-04-07</text:p>
          </table:table-cell>
          <table:table-cell table:formula="of:=IF(RIGHT([.E92];8)=&quot;Pro-rata&quot;;DATE(2011;10;15);[.B92])" office:value-type="date" office:date-value="2014-04-07">
            <text:p>2014-04-07</text:p>
          </table:table-cell>
          <table:table-cell table:style-name="ce5" table:formula="of:=ORG.OPENOFFICE.YEARS(TODAY();[.C92];0)" office:value-type="float" office:value="3">
            <text:p>3</text:p>
          </table:table-cell>
          <table:table-cell office:value-type="string">
            <text:p>20140407 - 6.25% OMV 07-04-14</text:p>
          </table:table-cell>
          <table:table-cell table:formula="of:=IF(OR([.G92]=&quot;Government&quot;;[.G9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ergy</text:p>
          </table:table-cell>
          <table:table-cell office:value-type="string">
            <text:p>EUR</text:p>
          </table:table-cell>
          <table:table-cell office:value-type="float" office:value="0.000785440640434956">
            <text:p>0.000785440640434956</text:p>
          </table:table-cell>
          <table:table-cell office:value-type="float" office:value="112400">
            <text:p>112400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92]" office:value-type="date" office:date-value="2014-04-07">
            <text:p>2014-04-07</text:p>
          </table:table-cell>
          <table:table-cell table:formula="of:=IF(RIGHT([.E93];8)=&quot;Pro-rata&quot;;DATE(2011;10;15);[.B93])" office:value-type="date" office:date-value="2011-10-15">
            <text:p>2011-10-15</text:p>
          </table:table-cell>
          <table:table-cell table:style-name="ce5" table:formula="of:=ORG.OPENOFFICE.YEARS(TODAY();[.C93];0)" office:value-type="float" office:value="0">
            <text:p>0</text:p>
          </table:table-cell>
          <table:table-cell office:value-type="string">
            <text:p>20140407 - 6.25% OMV 07-04-14 Pro-rata</text:p>
          </table:table-cell>
          <table:table-cell table:formula="of:=IF(OR([.G93]=&quot;Government&quot;;[.G9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ergy</text:p>
          </table:table-cell>
          <table:table-cell office:value-type="string">
            <text:p>EUR</text:p>
          </table:table-cell>
          <table:table-cell office:value-type="float" office:value="0.0000228542811308222">
            <text:p>0.0000228542811308222</text:p>
          </table:table-cell>
          <table:table-cell office:value-type="float" office:value="3270.5478515625">
            <text:p>3270.547851562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5-05-11">
            <text:p>2015-05-11</text:p>
          </table:table-cell>
          <table:table-cell table:formula="of:=IF(RIGHT([.E94];8)=&quot;Pro-rata&quot;;DATE(2011;10;15);[.B94])" office:value-type="date" office:date-value="2015-05-11">
            <text:p>2015-05-11</text:p>
          </table:table-cell>
          <table:table-cell table:style-name="ce5" table:formula="of:=ORG.OPENOFFICE.YEARS(TODAY();[.C94];0)" office:value-type="float" office:value="4">
            <text:p>4</text:p>
          </table:table-cell>
          <table:table-cell office:value-type="string">
            <text:p>20150511 - 4.125% Teliasonera 11-05-15</text:p>
          </table:table-cell>
          <table:table-cell table:formula="of:=IF(OR([.G94]=&quot;Government&quot;;[.G9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363560115282437">
            <text:p>0.00363560115282437</text:p>
          </table:table-cell>
          <table:table-cell office:value-type="float" office:value="520270.46799">
            <text:p>520270.46799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94]" office:value-type="date" office:date-value="2015-05-11">
            <text:p>2015-05-11</text:p>
          </table:table-cell>
          <table:table-cell table:formula="of:=IF(RIGHT([.E95];8)=&quot;Pro-rata&quot;;DATE(2011;10;15);[.B95])" office:value-type="date" office:date-value="2011-10-15">
            <text:p>2011-10-15</text:p>
          </table:table-cell>
          <table:table-cell table:style-name="ce5" table:formula="of:=ORG.OPENOFFICE.YEARS(TODAY();[.C95];0)" office:value-type="float" office:value="0">
            <text:p>0</text:p>
          </table:table-cell>
          <table:table-cell office:value-type="string">
            <text:p>20150511 - 4.125% Teliasonera 11-05-15 Pro-rata</text:p>
          </table:table-cell>
          <table:table-cell table:formula="of:=IF(OR([.G95]=&quot;Government&quot;;[.G9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00598859454325182">
            <text:p>0.0000598859454325182</text:p>
          </table:table-cell>
          <table:table-cell office:value-type="float" office:value="8569.94140625">
            <text:p>8569.94140625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7-06-28">
            <text:p>2017-06-28</text:p>
          </table:table-cell>
          <table:table-cell table:formula="of:=IF(RIGHT([.E96];8)=&quot;Pro-rata&quot;;DATE(2011;10;15);[.B96])" office:value-type="date" office:date-value="2017-06-28">
            <text:p>2017-06-28</text:p>
          </table:table-cell>
          <table:table-cell table:style-name="ce5" table:formula="of:=ORG.OPENOFFICE.YEARS(TODAY();[.C96];0)" office:value-type="float" office:value="6">
            <text:p>6</text:p>
          </table:table-cell>
          <table:table-cell office:value-type="string">
            <text:p>20170628 - 3.75% America Movil 28-06-17</text:p>
          </table:table-cell>
          <table:table-cell table:formula="of:=IF(OR([.G96]=&quot;Government&quot;;[.G9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0363022254064101">
            <text:p>0.000363022254064101</text:p>
          </table:table-cell>
          <table:table-cell office:value-type="float" office:value="51950.0765">
            <text:p>51950.0765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96]" office:value-type="date" office:date-value="2017-06-28">
            <text:p>2017-06-28</text:p>
          </table:table-cell>
          <table:table-cell table:formula="of:=IF(RIGHT([.E97];8)=&quot;Pro-rata&quot;;DATE(2011;10;15);[.B97])" office:value-type="date" office:date-value="2011-10-15">
            <text:p>2011-10-15</text:p>
          </table:table-cell>
          <table:table-cell table:style-name="ce5" table:formula="of:=ORG.OPENOFFICE.YEARS(TODAY();[.C97];0)" office:value-type="float" office:value="0">
            <text:p>0</text:p>
          </table:table-cell>
          <table:table-cell office:value-type="string">
            <text:p>20170628 - 3.75% America Movil 28-06-17 Pro-rata</text:p>
          </table:table-cell>
          <table:table-cell table:formula="of:=IF(OR([.G97]=&quot;Government&quot;;[.G9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000391274927466907">
            <text:p>0.00000391274927466907</text:p>
          </table:table-cell>
          <table:table-cell office:value-type="float" office:value="559.931579589844">
            <text:p>559.931579589844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1-03-01">
            <text:p>2011-03-01</text:p>
          </table:table-cell>
          <table:table-cell table:formula="of:=IF(RIGHT([.E98];8)=&quot;Pro-rata&quot;;DATE(2011;10;15);[.B98])" office:value-type="date" office:date-value="2011-03-01">
            <text:p>2011-03-01</text:p>
          </table:table-cell>
          <table:table-cell table:style-name="ce5" table:formula="of:=ORG.OPENOFFICE.YEARS(TODAY();[.C98];0)" office:value-type="float" office:value="0">
            <text:p>0</text:p>
          </table:table-cell>
          <table:table-cell office:value-type="string">
            <text:p>20110301 - 7.75% France Telecom 01-03-11</text:p>
          </table:table-cell>
          <table:table-cell table:formula="of:=IF(OR([.G98]=&quot;Government&quot;;[.G9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USD</text:p>
          </table:table-cell>
          <table:table-cell office:value-type="float" office:value="0.00140248476482998">
            <text:p>0.00140248476482998</text:p>
          </table:table-cell>
          <table:table-cell office:value-type="float" office:value="200701.720093823">
            <text:p>200701.720093823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98]" office:value-type="date" office:date-value="2011-03-01">
            <text:p>2011-03-01</text:p>
          </table:table-cell>
          <table:table-cell table:formula="of:=IF(RIGHT([.E99];8)=&quot;Pro-rata&quot;;DATE(2011;10;15);[.B99])" office:value-type="date" office:date-value="2011-10-15">
            <text:p>2011-10-15</text:p>
          </table:table-cell>
          <table:table-cell table:style-name="ce5" table:formula="of:=ORG.OPENOFFICE.YEARS(TODAY();[.C99];0)" office:value-type="float" office:value="0">
            <text:p>0</text:p>
          </table:table-cell>
          <table:table-cell office:value-type="string">
            <text:p>20110301 - 7.75% France Telecom 01-03-11 Pro-rata</text:p>
          </table:table-cell>
          <table:table-cell table:formula="of:=IF(OR([.G99]=&quot;Government&quot;;[.G9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USD</text:p>
          </table:table-cell>
          <table:table-cell office:value-type="float" office:value="0.0000129380372007965">
            <text:p>0.0000129380372007965</text:p>
          </table:table-cell>
          <table:table-cell office:value-type="float" office:value="1851.48985996473">
            <text:p>1851.48985996473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4-06-10">
            <text:p>2014-06-10</text:p>
          </table:table-cell>
          <table:table-cell table:formula="of:=IF(RIGHT([.E100];8)=&quot;Pro-rata&quot;;DATE(2011;10;15);[.B100])" office:value-type="date" office:date-value="2014-06-10">
            <text:p>2014-06-10</text:p>
          </table:table-cell>
          <table:table-cell table:style-name="ce5" table:formula="of:=ORG.OPENOFFICE.YEARS(TODAY();[.C100];0)" office:value-type="float" office:value="3">
            <text:p>3</text:p>
          </table:table-cell>
          <table:table-cell office:value-type="string">
            <text:p>20140610 - 4.15% Vodafone 10-06-14</text:p>
          </table:table-cell>
          <table:table-cell table:formula="of:=IF(OR([.G100]=&quot;Government&quot;;[.G10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USD</text:p>
          </table:table-cell>
          <table:table-cell office:value-type="float" office:value="0.00239612492292854">
            <text:p>0.00239612492292854</text:p>
          </table:table-cell>
          <table:table-cell office:value-type="float" office:value="342895.98407847">
            <text:p>342895.98407847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100]" office:value-type="date" office:date-value="2014-06-10">
            <text:p>2014-06-10</text:p>
          </table:table-cell>
          <table:table-cell table:formula="of:=IF(RIGHT([.E101];8)=&quot;Pro-rata&quot;;DATE(2011;10;15);[.B101])" office:value-type="date" office:date-value="2011-10-15">
            <text:p>2011-10-15</text:p>
          </table:table-cell>
          <table:table-cell table:style-name="ce5" table:formula="of:=ORG.OPENOFFICE.YEARS(TODAY();[.C101];0)" office:value-type="float" office:value="0">
            <text:p>0</text:p>
          </table:table-cell>
          <table:table-cell office:value-type="string">
            <text:p>20140610 - 4.15% Vodafone 10-06-14 Pro-rata</text:p>
          </table:table-cell>
          <table:table-cell table:formula="of:=IF(OR([.G101]=&quot;Government&quot;;[.G10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USD</text:p>
          </table:table-cell>
          <table:table-cell office:value-type="float" office:value="0.000031920839926637">
            <text:p>0.000031920839926637</text:p>
          </table:table-cell>
          <table:table-cell office:value-type="float" office:value="4568.01217437273">
            <text:p>4568.01217437273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5-12-01">
            <text:p>2015-12-01</text:p>
          </table:table-cell>
          <table:table-cell table:formula="of:=IF(RIGHT([.E102];8)=&quot;Pro-rata&quot;;DATE(2011;10;15);[.B102])" office:value-type="date" office:date-value="2015-12-01">
            <text:p>2015-12-01</text:p>
          </table:table-cell>
          <table:table-cell table:style-name="ce5" table:formula="of:=ORG.OPENOFFICE.YEARS(TODAY();[.C102];0)" office:value-type="float" office:value="5">
            <text:p>5</text:p>
          </table:table-cell>
          <table:table-cell office:value-type="string">
            <text:p>20151201 - 4.625% Aegon 01-12-15</text:p>
          </table:table-cell>
          <table:table-cell table:formula="of:=IF(OR([.G102]=&quot;Government&quot;;[.G10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Insurance</text:p>
          </table:table-cell>
          <table:table-cell office:value-type="string">
            <text:p>USD</text:p>
          </table:table-cell>
          <table:table-cell office:value-type="float" office:value="0.00347364563245049">
            <text:p>0.00347364563245049</text:p>
          </table:table-cell>
          <table:table-cell office:value-type="float" office:value="497093.922809013">
            <text:p>497093.922809013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102]" office:value-type="date" office:date-value="2015-12-01">
            <text:p>2015-12-01</text:p>
          </table:table-cell>
          <table:table-cell table:formula="of:=IF(RIGHT([.E103];8)=&quot;Pro-rata&quot;;DATE(2011;10;15);[.B103])" office:value-type="date" office:date-value="2011-10-15">
            <text:p>2011-10-15</text:p>
          </table:table-cell>
          <table:table-cell table:style-name="ce5" table:formula="of:=ORG.OPENOFFICE.YEARS(TODAY();[.C103];0)" office:value-type="float" office:value="0">
            <text:p>0</text:p>
          </table:table-cell>
          <table:table-cell office:value-type="string">
            <text:p>20151201 - 4.625% Aegon 01-12-15 Pro-rata</text:p>
          </table:table-cell>
          <table:table-cell table:formula="of:=IF(OR([.G103]=&quot;Government&quot;;[.G10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Insurance</text:p>
          </table:table-cell>
          <table:table-cell office:value-type="string">
            <text:p>USD</text:p>
          </table:table-cell>
          <table:table-cell office:value-type="float" office:value="0.0000559210894302818">
            <text:p>0.0000559210894302818</text:p>
          </table:table-cell>
          <table:table-cell office:value-type="float" office:value="8002.55312544424">
            <text:p>8002.55312544424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0-11-26">
            <text:p>2010-11-26</text:p>
          </table:table-cell>
          <table:table-cell table:formula="of:=IF(RIGHT([.E104];8)=&quot;Pro-rata&quot;;DATE(2011;10;15);[.B104])" office:value-type="date" office:date-value="2010-11-26">
            <text:p>2010-11-26</text:p>
          </table:table-cell>
          <table:table-cell table:style-name="ce5" table:formula="of:=ORG.OPENOFFICE.YEARS(TODAY();[.C104];0)" office:value-type="float" office:value="0">
            <text:p>0</text:p>
          </table:table-cell>
          <table:table-cell office:value-type="string">
            <text:p>20101126 - 2.5% Credit Suisse 26-11-10</text:p>
          </table:table-cell>
          <table:table-cell table:formula="of:=IF(OR([.G104]=&quot;Government&quot;;[.G10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CHF</text:p>
          </table:table-cell>
          <table:table-cell office:value-type="float" office:value="0.000520590456119838">
            <text:p>0.000520590456119838</text:p>
          </table:table-cell>
          <table:table-cell office:value-type="float" office:value="74498.777190172">
            <text:p>74498.777190172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04]" office:value-type="date" office:date-value="2010-11-26">
            <text:p>2010-11-26</text:p>
          </table:table-cell>
          <table:table-cell table:formula="of:=IF(RIGHT([.E105];8)=&quot;Pro-rata&quot;;DATE(2011;10;15);[.B105])" office:value-type="date" office:date-value="2011-10-15">
            <text:p>2011-10-15</text:p>
          </table:table-cell>
          <table:table-cell table:style-name="ce5" table:formula="of:=ORG.OPENOFFICE.YEARS(TODAY();[.C105];0)" office:value-type="float" office:value="0">
            <text:p>0</text:p>
          </table:table-cell>
          <table:table-cell office:value-type="string">
            <text:p>20101126 - 2.5% Credit Suisse 26-11-10 Pro-rata</text:p>
          </table:table-cell>
          <table:table-cell table:formula="of:=IF(OR([.G105]=&quot;Government&quot;;[.G10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CHF</text:p>
          </table:table-cell>
          <table:table-cell office:value-type="float" office:value="0.0000115359857658229">
            <text:p>0.0000115359857658229</text:p>
          </table:table-cell>
          <table:table-cell office:value-type="float" office:value="1650.85015127362">
            <text:p>1650.85015127362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2-10-09">
            <text:p>2012-10-09</text:p>
          </table:table-cell>
          <table:table-cell table:formula="of:=IF(RIGHT([.E106];8)=&quot;Pro-rata&quot;;DATE(2011;10;15);[.B106])" office:value-type="date" office:date-value="2012-10-09">
            <text:p>2012-10-09</text:p>
          </table:table-cell>
          <table:table-cell table:style-name="ce5" table:formula="of:=ORG.OPENOFFICE.YEARS(TODAY();[.C106];0)" office:value-type="float" office:value="1">
            <text:p>1</text:p>
          </table:table-cell>
          <table:table-cell office:value-type="string">
            <text:p>20121009 - 2.25% Royal Bank of Scotland 09-10-12</text:p>
          </table:table-cell>
          <table:table-cell table:formula="of:=IF(OR([.G106]=&quot;Government&quot;;[.G10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CHF</text:p>
          </table:table-cell>
          <table:table-cell office:value-type="float" office:value="0.000395637290224114">
            <text:p>0.000395637290224114</text:p>
          </table:table-cell>
          <table:table-cell office:value-type="float" office:value="56617.4311995931">
            <text:p>56617.4311995931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06]" office:value-type="date" office:date-value="2012-10-09">
            <text:p>2012-10-09</text:p>
          </table:table-cell>
          <table:table-cell table:formula="of:=IF(RIGHT([.E107];8)=&quot;Pro-rata&quot;;DATE(2011;10;15);[.B107])" office:value-type="date" office:date-value="2011-10-15">
            <text:p>2011-10-15</text:p>
          </table:table-cell>
          <table:table-cell table:style-name="ce5" table:formula="of:=ORG.OPENOFFICE.YEARS(TODAY();[.C107];0)" office:value-type="float" office:value="0">
            <text:p>0</text:p>
          </table:table-cell>
          <table:table-cell office:value-type="string">
            <text:p>20121009 - 2.25% Royal Bank of Scotland 09-10-12 Pro-rata</text:p>
          </table:table-cell>
          <table:table-cell table:formula="of:=IF(OR([.G107]=&quot;Government&quot;;[.G10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CHF</text:p>
          </table:table-cell>
          <table:table-cell office:value-type="float" office:value="0.000000146460013717295">
            <text:p>0.000000146460013717295</text:p>
          </table:table-cell>
          <table:table-cell office:value-type="float" office:value="20.9590702267553">
            <text:p>20.9590702267553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0-10-29">
            <text:p>2010-10-29</text:p>
          </table:table-cell>
          <table:table-cell table:formula="of:=IF(RIGHT([.E108];8)=&quot;Pro-rata&quot;;DATE(2011;10;15);[.B108])" office:value-type="date" office:date-value="2010-10-29">
            <text:p>2010-10-29</text:p>
          </table:table-cell>
          <table:table-cell table:style-name="ce5" table:formula="of:=ORG.OPENOFFICE.YEARS(TODAY();[.C108];0)" office:value-type="float" office:value="0">
            <text:p>0</text:p>
          </table:table-cell>
          <table:table-cell office:value-type="string">
            <text:p>20101029 - 1.046% JP Morgan 29-10-10</text:p>
          </table:table-cell>
          <table:table-cell table:formula="of:=IF(OR([.G108]=&quot;Government&quot;;[.G10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204291433479679">
            <text:p>0.00204291433479679</text:p>
          </table:table-cell>
          <table:table-cell office:value-type="float" office:value="292350">
            <text:p>292350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08]" office:value-type="date" office:date-value="2010-10-29">
            <text:p>2010-10-29</text:p>
          </table:table-cell>
          <table:table-cell table:formula="of:=IF(RIGHT([.E109];8)=&quot;Pro-rata&quot;;DATE(2011;10;15);[.B109])" office:value-type="date" office:date-value="2011-10-15">
            <text:p>2011-10-15</text:p>
          </table:table-cell>
          <table:table-cell table:style-name="ce5" table:formula="of:=ORG.OPENOFFICE.YEARS(TODAY();[.C109];0)" office:value-type="float" office:value="0">
            <text:p>0</text:p>
          </table:table-cell>
          <table:table-cell office:value-type="string">
            <text:p>20101029 - 1.046% JP Morgan 29-10-10 Pro-rata</text:p>
          </table:table-cell>
          <table:table-cell table:formula="of:=IF(OR([.G109]=&quot;Government&quot;;[.G10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213798448957155">
            <text:p>0.0000213798448957155</text:p>
          </table:table-cell>
          <table:table-cell office:value-type="float" office:value="3059.54956054688">
            <text:p>3059.54956054688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0-12-06">
            <text:p>2010-12-06</text:p>
          </table:table-cell>
          <table:table-cell table:formula="of:=IF(RIGHT([.E110];8)=&quot;Pro-rata&quot;;DATE(2011;10;15);[.B110])" office:value-type="date" office:date-value="2010-12-06">
            <text:p>2010-12-06</text:p>
          </table:table-cell>
          <table:table-cell table:style-name="ce5" table:formula="of:=ORG.OPENOFFICE.YEARS(TODAY();[.C110];0)" office:value-type="float" office:value="0">
            <text:p>0</text:p>
          </table:table-cell>
          <table:table-cell office:value-type="string">
            <text:p>20101206 - 0.934% CS 06-12-10</text:p>
          </table:table-cell>
          <table:table-cell table:formula="of:=IF(OR([.G110]=&quot;Government&quot;;[.G11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204815526433706">
            <text:p>0.00204815526433706</text:p>
          </table:table-cell>
          <table:table-cell office:value-type="float" office:value="293100">
            <text:p>293100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10]" office:value-type="date" office:date-value="2010-12-06">
            <text:p>2010-12-06</text:p>
          </table:table-cell>
          <table:table-cell table:formula="of:=IF(RIGHT([.E111];8)=&quot;Pro-rata&quot;;DATE(2011;10;15);[.B111])" office:value-type="date" office:date-value="2011-10-15">
            <text:p>2011-10-15</text:p>
          </table:table-cell>
          <table:table-cell table:style-name="ce5" table:formula="of:=ORG.OPENOFFICE.YEARS(TODAY();[.C111];0)" office:value-type="float" office:value="0">
            <text:p>0</text:p>
          </table:table-cell>
          <table:table-cell office:value-type="string">
            <text:p>20101206 - 0.934% CS 06-12-10 Pro-rata</text:p>
          </table:table-cell>
          <table:table-cell table:formula="of:=IF(OR([.G111]=&quot;Government&quot;;[.G11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0212117879729655">
            <text:p>0.00000212117879729655</text:p>
          </table:table-cell>
          <table:table-cell office:value-type="float" office:value="303.549987792969">
            <text:p>303.549987792969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0-12-17">
            <text:p>2010-12-17</text:p>
          </table:table-cell>
          <table:table-cell table:formula="of:=IF(RIGHT([.E112];8)=&quot;Pro-rata&quot;;DATE(2011;10;15);[.B112])" office:value-type="date" office:date-value="2010-12-17">
            <text:p>2010-12-17</text:p>
          </table:table-cell>
          <table:table-cell table:style-name="ce5" table:formula="of:=ORG.OPENOFFICE.YEARS(TODAY();[.C112];0)" office:value-type="float" office:value="0">
            <text:p>0</text:p>
          </table:table-cell>
          <table:table-cell office:value-type="string">
            <text:p>20101217 - 1.776% Credit Suisse 17-12-10</text:p>
          </table:table-cell>
          <table:table-cell table:formula="of:=IF(OR([.G112]=&quot;Government&quot;;[.G11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459805266518827">
            <text:p>0.00459805266518827</text:p>
          </table:table-cell>
          <table:table-cell office:value-type="float" office:value="658001.5">
            <text:p>658001.5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12]" office:value-type="date" office:date-value="2010-12-17">
            <text:p>2010-12-17</text:p>
          </table:table-cell>
          <table:table-cell table:formula="of:=IF(RIGHT([.E113];8)=&quot;Pro-rata&quot;;DATE(2011;10;15);[.B113])" office:value-type="date" office:date-value="2011-10-15">
            <text:p>2011-10-15</text:p>
          </table:table-cell>
          <table:table-cell table:style-name="ce5" table:formula="of:=ORG.OPENOFFICE.YEARS(TODAY();[.C113];0)" office:value-type="float" office:value="0">
            <text:p>0</text:p>
          </table:table-cell>
          <table:table-cell office:value-type="string">
            <text:p>20101217 - 1.776% Credit Suisse 17-12-10 Pro-rata</text:p>
          </table:table-cell>
          <table:table-cell table:formula="of:=IF(OR([.G113]=&quot;Government&quot;;[.G11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627420771637102">
            <text:p>0.00000627420771637102</text:p>
          </table:table-cell>
          <table:table-cell office:value-type="float" office:value="897.866638183594">
            <text:p>897.866638183594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1-04-08">
            <text:p>2011-04-08</text:p>
          </table:table-cell>
          <table:table-cell table:formula="of:=IF(RIGHT([.E114];8)=&quot;Pro-rata&quot;;DATE(2011;10;15);[.B114])" office:value-type="date" office:date-value="2011-04-08">
            <text:p>2011-04-08</text:p>
          </table:table-cell>
          <table:table-cell table:style-name="ce5" table:formula="of:=ORG.OPENOFFICE.YEARS(TODAY();[.C114];0)" office:value-type="float" office:value="0">
            <text:p>0</text:p>
          </table:table-cell>
          <table:table-cell office:value-type="string">
            <text:p>20110408 - 3.75% EDF 08-04-11</text:p>
          </table:table-cell>
          <table:table-cell table:formula="of:=IF(OR([.G114]=&quot;Government&quot;;[.G11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ergy</text:p>
          </table:table-cell>
          <table:table-cell office:value-type="string">
            <text:p>EUR</text:p>
          </table:table-cell>
          <table:table-cell office:value-type="float" office:value="0.000226296349642754">
            <text:p>0.000226296349642754</text:p>
          </table:table-cell>
          <table:table-cell office:value-type="float" office:value="32384">
            <text:p>32384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14]" office:value-type="date" office:date-value="2011-04-08">
            <text:p>2011-04-08</text:p>
          </table:table-cell>
          <table:table-cell table:formula="of:=IF(RIGHT([.E115];8)=&quot;Pro-rata&quot;;DATE(2011;10;15);[.B115])" office:value-type="date" office:date-value="2011-10-15">
            <text:p>2011-10-15</text:p>
          </table:table-cell>
          <table:table-cell table:style-name="ce5" table:formula="of:=ORG.OPENOFFICE.YEARS(TODAY();[.C115];0)" office:value-type="float" office:value="0">
            <text:p>0</text:p>
          </table:table-cell>
          <table:table-cell office:value-type="string">
            <text:p>20110408 - 3.75% EDF 08-04-11 Pro-rata</text:p>
          </table:table-cell>
          <table:table-cell table:formula="of:=IF(OR([.G115]=&quot;Government&quot;;[.G11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ergy</text:p>
          </table:table-cell>
          <table:table-cell office:value-type="string">
            <text:p>EUR</text:p>
          </table:table-cell>
          <table:table-cell office:value-type="float" office:value="0.0000043650481475181">
            <text:p>0.0000043650481475181</text:p>
          </table:table-cell>
          <table:table-cell office:value-type="float" office:value="624.657531738281">
            <text:p>624.657531738281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1-11-11">
            <text:p>2011-11-11</text:p>
          </table:table-cell>
          <table:table-cell table:formula="of:=IF(RIGHT([.E116];8)=&quot;Pro-rata&quot;;DATE(2011;10;15);[.B116])" office:value-type="date" office:date-value="2011-11-11">
            <text:p>2011-11-11</text:p>
          </table:table-cell>
          <table:table-cell table:style-name="ce5" table:formula="of:=ORG.OPENOFFICE.YEARS(TODAY();[.C116];0)" office:value-type="float" office:value="1">
            <text:p>1</text:p>
          </table:table-cell>
          <table:table-cell office:value-type="string">
            <text:p>20111111 - 4% IBM 11-11-11</text:p>
          </table:table-cell>
          <table:table-cell table:formula="of:=IF(OR([.G116]=&quot;Government&quot;;[.G11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chnology</text:p>
          </table:table-cell>
          <table:table-cell office:value-type="string">
            <text:p>EUR</text:p>
          </table:table-cell>
          <table:table-cell office:value-type="float" office:value="0.000718164574903038">
            <text:p>0.000718164574903038</text:p>
          </table:table-cell>
          <table:table-cell office:value-type="float" office:value="102772.5">
            <text:p>102772.5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16]" office:value-type="date" office:date-value="2011-11-11">
            <text:p>2011-11-11</text:p>
          </table:table-cell>
          <table:table-cell table:formula="of:=IF(RIGHT([.E117];8)=&quot;Pro-rata&quot;;DATE(2011;10;15);[.B117])" office:value-type="date" office:date-value="2011-10-15">
            <text:p>2011-10-15</text:p>
          </table:table-cell>
          <table:table-cell table:style-name="ce5" table:formula="of:=ORG.OPENOFFICE.YEARS(TODAY();[.C117];0)" office:value-type="float" office:value="0">
            <text:p>0</text:p>
          </table:table-cell>
          <table:table-cell office:value-type="string">
            <text:p>20111111 - 4% IBM 11-11-11 Pro-rata</text:p>
          </table:table-cell>
          <table:table-cell table:formula="of:=IF(OR([.G117]=&quot;Government&quot;;[.G11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chnology</text:p>
          </table:table-cell>
          <table:table-cell office:value-type="string">
            <text:p>EUR</text:p>
          </table:table-cell>
          <table:table-cell office:value-type="float" office:value="0.0000258839700311307">
            <text:p>0.0000258839700311307</text:p>
          </table:table-cell>
          <table:table-cell office:value-type="float" office:value="3704.10961914062">
            <text:p>3704.10961914062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2-03-30">
            <text:p>2012-03-30</text:p>
          </table:table-cell>
          <table:table-cell table:formula="of:=IF(RIGHT([.E118];8)=&quot;Pro-rata&quot;;DATE(2011;10;15);[.B118])" office:value-type="date" office:date-value="2012-03-30">
            <text:p>2012-03-30</text:p>
          </table:table-cell>
          <table:table-cell table:style-name="ce5" table:formula="of:=ORG.OPENOFFICE.YEARS(TODAY();[.C118];0)" office:value-type="float" office:value="1">
            <text:p>1</text:p>
          </table:table-cell>
          <table:table-cell office:value-type="string">
            <text:p>20120330 - 5.125% Credit Suisse Intl 30-03-12</text:p>
          </table:table-cell>
          <table:table-cell table:formula="of:=IF(OR([.G118]=&quot;Government&quot;;[.G11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32262675366361">
            <text:p>0.000732262675366361</text:p>
          </table:table-cell>
          <table:table-cell office:value-type="float" office:value="104790">
            <text:p>104790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18]" office:value-type="date" office:date-value="2012-03-30">
            <text:p>2012-03-30</text:p>
          </table:table-cell>
          <table:table-cell table:formula="of:=IF(RIGHT([.E119];8)=&quot;Pro-rata&quot;;DATE(2011;10;15);[.B119])" office:value-type="date" office:date-value="2011-10-15">
            <text:p>2011-10-15</text:p>
          </table:table-cell>
          <table:table-cell table:style-name="ce5" table:formula="of:=ORG.OPENOFFICE.YEARS(TODAY();[.C119];0)" office:value-type="float" office:value="0">
            <text:p>0</text:p>
          </table:table-cell>
          <table:table-cell office:value-type="string">
            <text:p>20120330 - 5.125% Credit Suisse Intl 30-03-12 Pro-rata</text:p>
          </table:table-cell>
          <table:table-cell table:formula="of:=IF(OR([.G119]=&quot;Government&quot;;[.G11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95254532111616">
            <text:p>0.0000195254532111616</text:p>
          </table:table-cell>
          <table:table-cell office:value-type="float" office:value="2794.17797851562">
            <text:p>2794.17797851562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2-04-04">
            <text:p>2012-04-04</text:p>
          </table:table-cell>
          <table:table-cell table:formula="of:=IF(RIGHT([.E120];8)=&quot;Pro-rata&quot;;DATE(2011;10;15);[.B120])" office:value-type="date" office:date-value="2012-04-04">
            <text:p>2012-04-04</text:p>
          </table:table-cell>
          <table:table-cell table:style-name="ce5" table:formula="of:=ORG.OPENOFFICE.YEARS(TODAY();[.C120];0)" office:value-type="float" office:value="1">
            <text:p>1</text:p>
          </table:table-cell>
          <table:table-cell office:value-type="string">
            <text:p>20120404 - 4.75% BHP 04-04-12</text:p>
          </table:table-cell>
          <table:table-cell table:formula="of:=IF(OR([.G120]=&quot;Government&quot;;[.G12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27161503947166">
            <text:p>0.000727161503947166</text:p>
          </table:table-cell>
          <table:table-cell office:value-type="float" office:value="104060">
            <text:p>104060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20]" office:value-type="date" office:date-value="2012-04-04">
            <text:p>2012-04-04</text:p>
          </table:table-cell>
          <table:table-cell table:formula="of:=IF(RIGHT([.E121];8)=&quot;Pro-rata&quot;;DATE(2011;10;15);[.B121])" office:value-type="date" office:date-value="2011-10-15">
            <text:p>2011-10-15</text:p>
          </table:table-cell>
          <table:table-cell table:style-name="ce5" table:formula="of:=ORG.OPENOFFICE.YEARS(TODAY();[.C121];0)" office:value-type="float" office:value="0">
            <text:p>0</text:p>
          </table:table-cell>
          <table:table-cell office:value-type="string">
            <text:p>20120404 - 4.75% BHP 04-04-12 Pro-rata</text:p>
          </table:table-cell>
          <table:table-cell table:formula="of:=IF(OR([.G121]=&quot;Government&quot;;[.G12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76420692230245">
            <text:p>0.0000176420692230245</text:p>
          </table:table-cell>
          <table:table-cell office:value-type="float" office:value="2524.65747070312">
            <text:p>2524.65747070312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2-05-18">
            <text:p>2012-05-18</text:p>
          </table:table-cell>
          <table:table-cell table:formula="of:=IF(RIGHT([.E122];8)=&quot;Pro-rata&quot;;DATE(2011;10;15);[.B122])" office:value-type="date" office:date-value="2012-05-18">
            <text:p>2012-05-18</text:p>
          </table:table-cell>
          <table:table-cell table:style-name="ce5" table:formula="of:=ORG.OPENOFFICE.YEARS(TODAY();[.C122];0)" office:value-type="float" office:value="1">
            <text:p>1</text:p>
          </table:table-cell>
          <table:table-cell office:value-type="string">
            <text:p>20120518 - 6% Swiss Re 18-05-12</text:p>
          </table:table-cell>
          <table:table-cell table:formula="of:=IF(OR([.G122]=&quot;Government&quot;;[.G12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42472006110805">
            <text:p>0.000742472006110805</text:p>
          </table:table-cell>
          <table:table-cell office:value-type="float" office:value="106251">
            <text:p>106251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22]" office:value-type="date" office:date-value="2012-05-18">
            <text:p>2012-05-18</text:p>
          </table:table-cell>
          <table:table-cell table:formula="of:=IF(RIGHT([.E123];8)=&quot;Pro-rata&quot;;DATE(2011;10;15);[.B123])" office:value-type="date" office:date-value="2011-10-15">
            <text:p>2011-10-15</text:p>
          </table:table-cell>
          <table:table-cell table:style-name="ce5" table:formula="of:=ORG.OPENOFFICE.YEARS(TODAY();[.C123];0)" office:value-type="float" office:value="0">
            <text:p>0</text:p>
          </table:table-cell>
          <table:table-cell office:value-type="string">
            <text:p>20120518 - 6% Swiss Re 18-05-12 Pro-rata</text:p>
          </table:table-cell>
          <table:table-cell table:formula="of:=IF(OR([.G123]=&quot;Government&quot;;[.G12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7230453236335">
            <text:p>0.000017230453236335</text:p>
          </table:table-cell>
          <table:table-cell office:value-type="float" office:value="2465.75341796875">
            <text:p>2465.75341796875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2-06-18">
            <text:p>2012-06-18</text:p>
          </table:table-cell>
          <table:table-cell table:formula="of:=IF(RIGHT([.E124];8)=&quot;Pro-rata&quot;;DATE(2011;10;15);[.B124])" office:value-type="date" office:date-value="2012-06-18">
            <text:p>2012-06-18</text:p>
          </table:table-cell>
          <table:table-cell table:style-name="ce5" table:formula="of:=ORG.OPENOFFICE.YEARS(TODAY();[.C124];0)" office:value-type="float" office:value="1">
            <text:p>1</text:p>
          </table:table-cell>
          <table:table-cell office:value-type="string">
            <text:p>20120618 - 3% Glaxo 18-06-12</text:p>
          </table:table-cell>
          <table:table-cell table:formula="of:=IF(OR([.G124]=&quot;Government&quot;;[.G12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357312600243422">
            <text:p>0.000357312600243422</text:p>
          </table:table-cell>
          <table:table-cell office:value-type="float" office:value="51133">
            <text:p>51133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24]" office:value-type="date" office:date-value="2012-06-18">
            <text:p>2012-06-18</text:p>
          </table:table-cell>
          <table:table-cell table:formula="of:=IF(RIGHT([.E125];8)=&quot;Pro-rata&quot;;DATE(2011;10;15);[.B125])" office:value-type="date" office:date-value="2011-10-15">
            <text:p>2011-10-15</text:p>
          </table:table-cell>
          <table:table-cell table:style-name="ce5" table:formula="of:=ORG.OPENOFFICE.YEARS(TODAY();[.C125];0)" office:value-type="float" office:value="0">
            <text:p>0</text:p>
          </table:table-cell>
          <table:table-cell office:value-type="string">
            <text:p>20120618 - 3% Glaxo 18-06-12 Pro-rata</text:p>
          </table:table-cell>
          <table:table-cell table:formula="of:=IF(OR([.G125]=&quot;Government&quot;;[.G12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341737331335142">
            <text:p>0.00000341737331335142</text:p>
          </table:table-cell>
          <table:table-cell office:value-type="float" office:value="489.041107177734">
            <text:p>489.041107177734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2-07-06">
            <text:p>2012-07-06</text:p>
          </table:table-cell>
          <table:table-cell table:formula="of:=IF(RIGHT([.E126];8)=&quot;Pro-rata&quot;;DATE(2011;10;15);[.B126])" office:value-type="date" office:date-value="2012-07-06">
            <text:p>2012-07-06</text:p>
          </table:table-cell>
          <table:table-cell table:style-name="ce5" table:formula="of:=ORG.OPENOFFICE.YEARS(TODAY();[.C126];0)" office:value-type="float" office:value="1">
            <text:p>1</text:p>
          </table:table-cell>
          <table:table-cell office:value-type="string">
            <text:p>20120706 - 4.625% UBS AG 06-07-12</text:p>
          </table:table-cell>
          <table:table-cell table:formula="of:=IF(OR([.G126]=&quot;Government&quot;;[.G12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29656186408334">
            <text:p>0.000729656186408334</text:p>
          </table:table-cell>
          <table:table-cell office:value-type="float" office:value="104417">
            <text:p>104417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26]" office:value-type="date" office:date-value="2012-07-06">
            <text:p>2012-07-06</text:p>
          </table:table-cell>
          <table:table-cell table:formula="of:=IF(RIGHT([.E127];8)=&quot;Pro-rata&quot;;DATE(2011;10;15);[.B127])" office:value-type="date" office:date-value="2011-10-15">
            <text:p>2011-10-15</text:p>
          </table:table-cell>
          <table:table-cell table:style-name="ce5" table:formula="of:=ORG.OPENOFFICE.YEARS(TODAY();[.C127];0)" office:value-type="float" office:value="0">
            <text:p>0</text:p>
          </table:table-cell>
          <table:table-cell office:value-type="string">
            <text:p>20120706 - 4.625% UBS AG 06-07-12 Pro-rata</text:p>
          </table:table-cell>
          <table:table-cell table:formula="of:=IF(OR([.G127]=&quot;Government&quot;;[.G12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894308412300668">
            <text:p>0.00000894308412300668</text:p>
          </table:table-cell>
          <table:table-cell office:value-type="float" office:value="1279.79455566406">
            <text:p>1279.79455566406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2-10-08">
            <text:p>2012-10-08</text:p>
          </table:table-cell>
          <table:table-cell table:formula="of:=IF(RIGHT([.E128];8)=&quot;Pro-rata&quot;;DATE(2011;10;15);[.B128])" office:value-type="date" office:date-value="2012-10-08">
            <text:p>2012-10-08</text:p>
          </table:table-cell>
          <table:table-cell table:style-name="ce5" table:formula="of:=ORG.OPENOFFICE.YEARS(TODAY();[.C128];0)" office:value-type="float" office:value="1">
            <text:p>1</text:p>
          </table:table-cell>
          <table:table-cell office:value-type="string">
            <text:p>20121008 - 3.75% BASF 08-10-12</text:p>
          </table:table-cell>
          <table:table-cell table:formula="of:=IF(OR([.G128]=&quot;Government&quot;;[.G12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Chemical</text:p>
          </table:table-cell>
          <table:table-cell office:value-type="string">
            <text:p>EUR</text:p>
          </table:table-cell>
          <table:table-cell office:value-type="float" office:value="0.00072775547596173">
            <text:p>0.00072775547596173</text:p>
          </table:table-cell>
          <table:table-cell office:value-type="float" office:value="104145">
            <text:p>104145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28]" office:value-type="date" office:date-value="2012-10-08">
            <text:p>2012-10-08</text:p>
          </table:table-cell>
          <table:table-cell table:formula="of:=IF(RIGHT([.E129];8)=&quot;Pro-rata&quot;;DATE(2011;10;15);[.B129])" office:value-type="date" office:date-value="2011-10-15">
            <text:p>2011-10-15</text:p>
          </table:table-cell>
          <table:table-cell table:style-name="ce5" table:formula="of:=ORG.OPENOFFICE.YEARS(TODAY();[.C129];0)" office:value-type="float" office:value="0">
            <text:p>0</text:p>
          </table:table-cell>
          <table:table-cell office:value-type="string">
            <text:p>20121008 - 3.75% BASF 08-10-12 Pro-rata</text:p>
          </table:table-cell>
          <table:table-cell table:formula="of:=IF(OR([.G129]=&quot;Government&quot;;[.G12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Chemical</text:p>
          </table:table-cell>
          <table:table-cell office:value-type="string">
            <text:p>EUR</text:p>
          </table:table-cell>
          <table:table-cell office:value-type="float" office:value="0.000000502554942927497">
            <text:p>0.000000502554942927497</text:p>
          </table:table-cell>
          <table:table-cell office:value-type="float" office:value="71.9178161621094">
            <text:p>71.9178161621094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3-02-20">
            <text:p>2013-02-20</text:p>
          </table:table-cell>
          <table:table-cell table:formula="of:=IF(RIGHT([.E130];8)=&quot;Pro-rata&quot;;DATE(2011;10;15);[.B130])" office:value-type="date" office:date-value="2013-02-20">
            <text:p>2013-02-20</text:p>
          </table:table-cell>
          <table:table-cell table:style-name="ce5" table:formula="of:=ORG.OPENOFFICE.YEARS(TODAY();[.C130];0)" office:value-type="float" office:value="2">
            <text:p>2</text:p>
          </table:table-cell>
          <table:table-cell office:value-type="string">
            <text:p>20130220 - 4.125% Siemens 20-02-13</text:p>
          </table:table-cell>
          <table:table-cell table:formula="of:=IF(OR([.G130]=&quot;Government&quot;;[.G13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32272950943298">
            <text:p>0.00232272950943298</text:p>
          </table:table-cell>
          <table:table-cell office:value-type="float" office:value="332392.77855">
            <text:p>332392.77855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30]" office:value-type="date" office:date-value="2013-02-20">
            <text:p>2013-02-20</text:p>
          </table:table-cell>
          <table:table-cell table:formula="of:=IF(RIGHT([.E131];8)=&quot;Pro-rata&quot;;DATE(2011;10;15);[.B131])" office:value-type="date" office:date-value="2011-10-15">
            <text:p>2011-10-15</text:p>
          </table:table-cell>
          <table:table-cell table:style-name="ce5" table:formula="of:=ORG.OPENOFFICE.YEARS(TODAY();[.C131];0)" office:value-type="float" office:value="0">
            <text:p>0</text:p>
          </table:table-cell>
          <table:table-cell office:value-type="string">
            <text:p>20130220 - 4.125% Siemens 20-02-13 Pro-rata</text:p>
          </table:table-cell>
          <table:table-cell table:formula="of:=IF(OR([.G131]=&quot;Government&quot;;[.G13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589572243978555">
            <text:p>0.0000589572243978555</text:p>
          </table:table-cell>
          <table:table-cell office:value-type="float" office:value="8437.03735351563">
            <text:p>8437.03735351563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3-05-21">
            <text:p>2013-05-21</text:p>
          </table:table-cell>
          <table:table-cell table:formula="of:=IF(RIGHT([.E132];8)=&quot;Pro-rata&quot;;DATE(2011;10;15);[.B132])" office:value-type="date" office:date-value="2013-05-21">
            <text:p>2013-05-21</text:p>
          </table:table-cell>
          <table:table-cell table:style-name="ce5" table:formula="of:=ORG.OPENOFFICE.YEARS(TODAY();[.C132];0)" office:value-type="float" office:value="2">
            <text:p>2</text:p>
          </table:table-cell>
          <table:table-cell office:value-type="string">
            <text:p>20130521 - 4.875% Unilever 21-05-13</text:p>
          </table:table-cell>
          <table:table-cell table:formula="of:=IF(OR([.G132]=&quot;Government&quot;;[.G13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od</text:p>
          </table:table-cell>
          <table:table-cell office:value-type="string">
            <text:p>EUR</text:p>
          </table:table-cell>
          <table:table-cell office:value-type="float" office:value="0.000754693853798712">
            <text:p>0.000754693853798712</text:p>
          </table:table-cell>
          <table:table-cell office:value-type="float" office:value="108000">
            <text:p>108000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32]" office:value-type="date" office:date-value="2013-05-21">
            <text:p>2013-05-21</text:p>
          </table:table-cell>
          <table:table-cell table:formula="of:=IF(RIGHT([.E133];8)=&quot;Pro-rata&quot;;DATE(2011;10;15);[.B133])" office:value-type="date" office:date-value="2011-10-15">
            <text:p>2011-10-15</text:p>
          </table:table-cell>
          <table:table-cell table:style-name="ce5" table:formula="of:=ORG.OPENOFFICE.YEARS(TODAY();[.C133];0)" office:value-type="float" office:value="0">
            <text:p>0</text:p>
          </table:table-cell>
          <table:table-cell office:value-type="string">
            <text:p>20130521 - 4.875% Unilever 21-05-13 Pro-rata</text:p>
          </table:table-cell>
          <table:table-cell table:formula="of:=IF(OR([.G133]=&quot;Government&quot;;[.G13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od</text:p>
          </table:table-cell>
          <table:table-cell office:value-type="string">
            <text:p>EUR</text:p>
          </table:table-cell>
          <table:table-cell office:value-type="float" office:value="0.0000137197486837222">
            <text:p>0.0000137197486837222</text:p>
          </table:table-cell>
          <table:table-cell office:value-type="float" office:value="1963.35620117188">
            <text:p>1963.35620117188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3-09-03">
            <text:p>2013-09-03</text:p>
          </table:table-cell>
          <table:table-cell table:formula="of:=IF(RIGHT([.E134];8)=&quot;Pro-rata&quot;;DATE(2011;10;15);[.B134])" office:value-type="date" office:date-value="2013-09-03">
            <text:p>2013-09-03</text:p>
          </table:table-cell>
          <table:table-cell table:style-name="ce5" table:formula="of:=ORG.OPENOFFICE.YEARS(TODAY();[.C134];0)" office:value-type="float" office:value="2">
            <text:p>2</text:p>
          </table:table-cell>
          <table:table-cell office:value-type="string">
            <text:p>20130903 - 6.25% UBS 03-09-13</text:p>
          </table:table-cell>
          <table:table-cell table:formula="of:=IF(OR([.G134]=&quot;Government&quot;;[.G13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86781288555452">
            <text:p>0.00286781288555452</text:p>
          </table:table-cell>
          <table:table-cell office:value-type="float" office:value="410396.6">
            <text:p>410396.6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34]" office:value-type="date" office:date-value="2013-09-03">
            <text:p>2013-09-03</text:p>
          </table:table-cell>
          <table:table-cell table:formula="of:=IF(RIGHT([.E135];8)=&quot;Pro-rata&quot;;DATE(2011;10;15);[.B135])" office:value-type="date" office:date-value="2011-10-15">
            <text:p>2011-10-15</text:p>
          </table:table-cell>
          <table:table-cell table:style-name="ce5" table:formula="of:=ORG.OPENOFFICE.YEARS(TODAY();[.C135];0)" office:value-type="float" office:value="0">
            <text:p>0</text:p>
          </table:table-cell>
          <table:table-cell office:value-type="string">
            <text:p>20130903 - 6.25% UBS 03-09-13 Pro-rata</text:p>
          </table:table-cell>
          <table:table-cell table:formula="of:=IF(OR([.G135]=&quot;Government&quot;;[.G13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85945313955396">
            <text:p>0.0000185945313955396</text:p>
          </table:table-cell>
          <table:table-cell office:value-type="float" office:value="2660.958984375">
            <text:p>2660.958984375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4-05-19">
            <text:p>2014-05-19</text:p>
          </table:table-cell>
          <table:table-cell table:formula="of:=IF(RIGHT([.E136];8)=&quot;Pro-rata&quot;;DATE(2011;10;15);[.B136])" office:value-type="date" office:date-value="2014-05-19">
            <text:p>2014-05-19</text:p>
          </table:table-cell>
          <table:table-cell table:style-name="ce5" table:formula="of:=ORG.OPENOFFICE.YEARS(TODAY();[.C136];0)" office:value-type="float" office:value="3">
            <text:p>3</text:p>
          </table:table-cell>
          <table:table-cell office:value-type="string">
            <text:p>20140519 - 5.625% UBS AG 19-05-14</text:p>
          </table:table-cell>
          <table:table-cell table:formula="of:=IF(OR([.G136]=&quot;Government&quot;;[.G13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87811557472384">
            <text:p>0.00287811557472384</text:p>
          </table:table-cell>
          <table:table-cell office:value-type="float" office:value="411870.96">
            <text:p>411870.96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36]" office:value-type="date" office:date-value="2014-05-19">
            <text:p>2014-05-19</text:p>
          </table:table-cell>
          <table:table-cell table:formula="of:=IF(RIGHT([.E137];8)=&quot;Pro-rata&quot;;DATE(2011;10;15);[.B137])" office:value-type="date" office:date-value="2011-10-15">
            <text:p>2011-10-15</text:p>
          </table:table-cell>
          <table:table-cell table:style-name="ce5" table:formula="of:=ORG.OPENOFFICE.YEARS(TODAY();[.C137];0)" office:value-type="float" office:value="0">
            <text:p>0</text:p>
          </table:table-cell>
          <table:table-cell office:value-type="string">
            <text:p>20140519 - 5.625% UBS AG 19-05-14 Pro-rata</text:p>
          </table:table-cell>
          <table:table-cell table:formula="of:=IF(OR([.G137]=&quot;Government&quot;;[.G13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596905979728571">
            <text:p>0.0000596905979728571</text:p>
          </table:table-cell>
          <table:table-cell office:value-type="float" office:value="8541.986328125">
            <text:p>8541.986328125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4-05-21">
            <text:p>2014-05-21</text:p>
          </table:table-cell>
          <table:table-cell table:formula="of:=IF(RIGHT([.E138];8)=&quot;Pro-rata&quot;;DATE(2011;10;15);[.B138])" office:value-type="date" office:date-value="2014-05-21">
            <text:p>2014-05-21</text:p>
          </table:table-cell>
          <table:table-cell table:style-name="ce5" table:formula="of:=ORG.OPENOFFICE.YEARS(TODAY();[.C138];0)" office:value-type="float" office:value="3">
            <text:p>3</text:p>
          </table:table-cell>
          <table:table-cell office:value-type="string">
            <text:p>20140521 - 5.75% Royal Bank of Scotland 21-05-14</text:p>
          </table:table-cell>
          <table:table-cell table:formula="of:=IF(OR([.G138]=&quot;Government&quot;;[.G13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360411764529858">
            <text:p>0.00360411764529858</text:p>
          </table:table-cell>
          <table:table-cell office:value-type="float" office:value="515765.04">
            <text:p>515765.04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38]" office:value-type="date" office:date-value="2014-05-21">
            <text:p>2014-05-21</text:p>
          </table:table-cell>
          <table:table-cell table:formula="of:=IF(RIGHT([.E139];8)=&quot;Pro-rata&quot;;DATE(2011;10;15);[.B139])" office:value-type="date" office:date-value="2011-10-15">
            <text:p>2011-10-15</text:p>
          </table:table-cell>
          <table:table-cell table:style-name="ce5" table:formula="of:=ORG.OPENOFFICE.YEARS(TODAY();[.C139];0)" office:value-type="float" office:value="0">
            <text:p>0</text:p>
          </table:table-cell>
          <table:table-cell office:value-type="string">
            <text:p>20140521 - 5.75% Royal Bank of Scotland 21-05-14 Pro-rata</text:p>
          </table:table-cell>
          <table:table-cell table:formula="of:=IF(OR([.G139]=&quot;Government&quot;;[.G13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770275928920664">
            <text:p>0.0000770275928920664</text:p>
          </table:table-cell>
          <table:table-cell office:value-type="float" office:value="11022.986328125">
            <text:p>11022.986328125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5-07-15">
            <text:p>2015-07-15</text:p>
          </table:table-cell>
          <table:table-cell table:formula="of:=IF(RIGHT([.E140];8)=&quot;Pro-rata&quot;;DATE(2011;10;15);[.B140])" office:value-type="date" office:date-value="2015-07-15">
            <text:p>2015-07-15</text:p>
          </table:table-cell>
          <table:table-cell table:style-name="ce5" table:formula="of:=ORG.OPENOFFICE.YEARS(TODAY();[.C140];0)" office:value-type="float" office:value="4">
            <text:p>4</text:p>
          </table:table-cell>
          <table:table-cell office:value-type="string">
            <text:p>20150715 - 3.5% UBS AG 15-07-15</text:p>
          </table:table-cell>
          <table:table-cell table:formula="of:=IF(OR([.G140]=&quot;Government&quot;;[.G14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570206844865801">
            <text:p>0.00570206844865801</text:p>
          </table:table-cell>
          <table:table-cell office:value-type="float" office:value="815991">
            <text:p>815991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40]" office:value-type="date" office:date-value="2015-07-15">
            <text:p>2015-07-15</text:p>
          </table:table-cell>
          <table:table-cell table:formula="of:=IF(RIGHT([.E141];8)=&quot;Pro-rata&quot;;DATE(2011;10;15);[.B141])" office:value-type="date" office:date-value="2011-10-15">
            <text:p>2011-10-15</text:p>
          </table:table-cell>
          <table:table-cell table:style-name="ce5" table:formula="of:=ORG.OPENOFFICE.YEARS(TODAY();[.C141];0)" office:value-type="float" office:value="0">
            <text:p>0</text:p>
          </table:table-cell>
          <table:table-cell office:value-type="string">
            <text:p>20150715 - 3.5% UBS AG 15-07-15 Pro-rata</text:p>
          </table:table-cell>
          <table:table-cell table:formula="of:=IF(OR([.G141]=&quot;Government&quot;;[.G14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487009180691373">
            <text:p>0.0000487009180691373</text:p>
          </table:table-cell>
          <table:table-cell office:value-type="float" office:value="6969.31494140625">
            <text:p>6969.31494140625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0-11-01">
            <text:p>2010-11-01</text:p>
          </table:table-cell>
          <table:table-cell table:formula="of:=IF(RIGHT([.E142];8)=&quot;Pro-rata&quot;;DATE(2011;10;15);[.B142])" office:value-type="date" office:date-value="2010-11-01">
            <text:p>2010-11-01</text:p>
          </table:table-cell>
          <table:table-cell table:style-name="ce5" table:formula="of:=ORG.OPENOFFICE.YEARS(TODAY();[.C142];0)" office:value-type="float" office:value="0">
            <text:p>0</text:p>
          </table:table-cell>
          <table:table-cell office:value-type="string">
            <text:p>20101101 - 7.125% Unilever 01-11-10</text:p>
          </table:table-cell>
          <table:table-cell table:formula="of:=IF(OR([.G142]=&quot;Government&quot;;[.G14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od</text:p>
          </table:table-cell>
          <table:table-cell office:value-type="string">
            <text:p>USD</text:p>
          </table:table-cell>
          <table:table-cell office:value-type="float" office:value="0.000298310923011393">
            <text:p>0.000298310923011393</text:p>
          </table:table-cell>
          <table:table-cell office:value-type="float" office:value="42689.6012509773">
            <text:p>42689.6012509773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42]" office:value-type="date" office:date-value="2010-11-01">
            <text:p>2010-11-01</text:p>
          </table:table-cell>
          <table:table-cell table:formula="of:=IF(RIGHT([.E143];8)=&quot;Pro-rata&quot;;DATE(2011;10;15);[.B143])" office:value-type="date" office:date-value="2011-10-15">
            <text:p>2011-10-15</text:p>
          </table:table-cell>
          <table:table-cell table:style-name="ce5" table:formula="of:=ORG.OPENOFFICE.YEARS(TODAY();[.C143];0)" office:value-type="float" office:value="0">
            <text:p>0</text:p>
          </table:table-cell>
          <table:table-cell office:value-type="string">
            <text:p>20101101 - 7.125% Unilever 01-11-10 Pro-rata</text:p>
          </table:table-cell>
          <table:table-cell table:formula="of:=IF(OR([.G143]=&quot;Government&quot;;[.G14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od</text:p>
          </table:table-cell>
          <table:table-cell office:value-type="string">
            <text:p>USD</text:p>
          </table:table-cell>
          <table:table-cell office:value-type="float" office:value="0.00000967300237370441">
            <text:p>0.00000967300237370441</text:p>
          </table:table-cell>
          <table:table-cell office:value-type="float" office:value="1384.24905821309">
            <text:p>1384.24905821309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1-03-02">
            <text:p>2011-03-02</text:p>
          </table:table-cell>
          <table:table-cell table:formula="of:=IF(RIGHT([.E144];8)=&quot;Pro-rata&quot;;DATE(2011;10;15);[.B144])" office:value-type="date" office:date-value="2011-03-02">
            <text:p>2011-03-02</text:p>
          </table:table-cell>
          <table:table-cell table:style-name="ce5" table:formula="of:=ORG.OPENOFFICE.YEARS(TODAY();[.C144];0)" office:value-type="float" office:value="0">
            <text:p>0</text:p>
          </table:table-cell>
          <table:table-cell office:value-type="string">
            <text:p>20110302 - 5.25% Credit Suisse USA 02-03-11</text:p>
          </table:table-cell>
          <table:table-cell table:formula="of:=IF(OR([.G144]=&quot;Government&quot;;[.G14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0272296482049921">
            <text:p>0.000272296482049921</text:p>
          </table:table-cell>
          <table:table-cell office:value-type="float" office:value="38966.8206695572">
            <text:p>38966.8206695572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44]" office:value-type="date" office:date-value="2011-03-02">
            <text:p>2011-03-02</text:p>
          </table:table-cell>
          <table:table-cell table:formula="of:=IF(RIGHT([.E145];8)=&quot;Pro-rata&quot;;DATE(2011;10;15);[.B145])" office:value-type="date" office:date-value="2011-10-15">
            <text:p>2011-10-15</text:p>
          </table:table-cell>
          <table:table-cell table:style-name="ce5" table:formula="of:=ORG.OPENOFFICE.YEARS(TODAY();[.C145];0)" office:value-type="float" office:value="0">
            <text:p>0</text:p>
          </table:table-cell>
          <table:table-cell office:value-type="string">
            <text:p>20110302 - 5.25% Credit Suisse USA 02-03-11 Pro-rata</text:p>
          </table:table-cell>
          <table:table-cell table:formula="of:=IF(OR([.G145]=&quot;Government&quot;;[.G14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000168191036138416">
            <text:p>0.00000168191036138416</text:p>
          </table:table-cell>
          <table:table-cell office:value-type="float" office:value="240.688748311891">
            <text:p>240.688748311891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3-03-18">
            <text:p>2013-03-18</text:p>
          </table:table-cell>
          <table:table-cell table:formula="of:=IF(RIGHT([.E146];8)=&quot;Pro-rata&quot;;DATE(2011;10;15);[.B146])" office:value-type="date" office:date-value="2013-03-18">
            <text:p>2013-03-18</text:p>
          </table:table-cell>
          <table:table-cell table:style-name="ce5" table:formula="of:=ORG.OPENOFFICE.YEARS(TODAY();[.C146];0)" office:value-type="float" office:value="2">
            <text:p>2</text:p>
          </table:table-cell>
          <table:table-cell office:value-type="string">
            <text:p>20130318 - 3% Schlumberger 18-03-13</text:p>
          </table:table-cell>
          <table:table-cell table:formula="of:=IF(OR([.G146]=&quot;Government&quot;;[.G14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ergy</text:p>
          </table:table-cell>
          <table:table-cell office:value-type="string">
            <text:p>USD</text:p>
          </table:table-cell>
          <table:table-cell office:value-type="float" office:value="0.000591268640118636">
            <text:p>0.000591268640118636</text:p>
          </table:table-cell>
          <table:table-cell office:value-type="float" office:value="84613.1352619234">
            <text:p>84613.1352619234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46]" office:value-type="date" office:date-value="2013-03-18">
            <text:p>2013-03-18</text:p>
          </table:table-cell>
          <table:table-cell table:formula="of:=IF(RIGHT([.E147];8)=&quot;Pro-rata&quot;;DATE(2011;10;15);[.B147])" office:value-type="date" office:date-value="2011-10-15">
            <text:p>2011-10-15</text:p>
          </table:table-cell>
          <table:table-cell table:style-name="ce5" table:formula="of:=ORG.OPENOFFICE.YEARS(TODAY();[.C147];0)" office:value-type="float" office:value="0">
            <text:p>0</text:p>
          </table:table-cell>
          <table:table-cell office:value-type="string">
            <text:p>20130318 - 3% Schlumberger 18-03-13 Pro-rata</text:p>
          </table:table-cell>
          <table:table-cell table:formula="of:=IF(OR([.G147]=&quot;Government&quot;;[.G14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ergy</text:p>
          </table:table-cell>
          <table:table-cell office:value-type="string">
            <text:p>USD</text:p>
          </table:table-cell>
          <table:table-cell office:value-type="float" office:value="0.00000976737312856982">
            <text:p>0.00000976737312856982</text:p>
          </table:table-cell>
          <table:table-cell office:value-type="float" office:value="1397.75392707371">
            <text:p>1397.75392707371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47]" office:value-type="date" office:date-value="2013-03-18">
            <text:p>2013-03-18</text:p>
          </table:table-cell>
          <table:table-cell table:formula="of:=IF(RIGHT([.E148];8)=&quot;Pro-rata&quot;;DATE(2011;10;15);[.B148])" office:value-type="date" office:date-value="2013-03-18">
            <text:p>2013-03-18</text:p>
          </table:table-cell>
          <table:table-cell table:style-name="ce5" table:formula="of:=ORG.OPENOFFICE.YEARS(TODAY();[.C148];0)" office:value-type="float" office:value="2">
            <text:p>2</text:p>
          </table:table-cell>
          <table:table-cell office:value-type="string">
            <text:p>20130521 - 5.2% Corp Andina De Fom 21-05-13</text:p>
          </table:table-cell>
          <table:table-cell table:formula="of:=IF(OR([.G148]=&quot;Government&quot;;[.G14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305999060066186">
            <text:p>0.00305999060066186</text:p>
          </table:table-cell>
          <table:table-cell office:value-type="float" office:value="437898.073779231">
            <text:p>437898.073779231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48]" office:value-type="date" office:date-value="2013-03-18">
            <text:p>2013-03-18</text:p>
          </table:table-cell>
          <table:table-cell table:formula="of:=IF(RIGHT([.E149];8)=&quot;Pro-rata&quot;;DATE(2011;10;15);[.B149])" office:value-type="date" office:date-value="2011-10-15">
            <text:p>2011-10-15</text:p>
          </table:table-cell>
          <table:table-cell table:style-name="ce5" table:formula="of:=ORG.OPENOFFICE.YEARS(TODAY();[.C149];0)" office:value-type="float" office:value="0">
            <text:p>0</text:p>
          </table:table-cell>
          <table:table-cell office:value-type="string">
            <text:p>20130521 - 5.2% Corp Andina De Fom 21-05-13 Pro-rata</text:p>
          </table:table-cell>
          <table:table-cell table:formula="of:=IF(OR([.G149]=&quot;Government&quot;;[.G14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588873510360151">
            <text:p>0.0000588873510360151</text:p>
          </table:table-cell>
          <table:table-cell office:value-type="float" office:value="8427.0381690241">
            <text:p>8427.0381690241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4-09-11">
            <text:p>2014-09-11</text:p>
          </table:table-cell>
          <table:table-cell table:formula="of:=IF(RIGHT([.E150];8)=&quot;Pro-rata&quot;;DATE(2011;10;15);[.B150])" office:value-type="date" office:date-value="2014-09-11">
            <text:p>2014-09-11</text:p>
          </table:table-cell>
          <table:table-cell table:style-name="ce5" table:formula="of:=ORG.OPENOFFICE.YEARS(TODAY();[.C150];0)" office:value-type="float" office:value="3">
            <text:p>3</text:p>
          </table:table-cell>
          <table:table-cell office:value-type="string">
            <text:p>20140911 - 4.5% Nat Bank Abu Dhabi 11-09-14</text:p>
          </table:table-cell>
          <table:table-cell table:formula="of:=IF(OR([.G150]=&quot;Government&quot;;[.G15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317324146675855">
            <text:p>0.00317324146675855</text:p>
          </table:table-cell>
          <table:table-cell office:value-type="float" office:value="454104.769351055">
            <text:p>454104.769351055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50]" office:value-type="date" office:date-value="2014-09-11">
            <text:p>2014-09-11</text:p>
          </table:table-cell>
          <table:table-cell table:formula="of:=IF(RIGHT([.E151];8)=&quot;Pro-rata&quot;;DATE(2011;10;15);[.B151])" office:value-type="date" office:date-value="2011-10-15">
            <text:p>2011-10-15</text:p>
          </table:table-cell>
          <table:table-cell table:style-name="ce5" table:formula="of:=ORG.OPENOFFICE.YEARS(TODAY();[.C151];0)" office:value-type="float" office:value="0">
            <text:p>0</text:p>
          </table:table-cell>
          <table:table-cell office:value-type="string">
            <text:p>20140911 - 4.5% Nat Bank Abu Dhabi 11-09-14 Pro-rata</text:p>
          </table:table-cell>
          <table:table-cell table:formula="of:=IF(OR([.G151]=&quot;Government&quot;;[.G15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00126655498919225">
            <text:p>0.0000126655498919225</text:p>
          </table:table-cell>
          <table:table-cell office:value-type="float" office:value="1812.49573113983">
            <text:p>1812.49573113983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20-12-10">
            <text:p>2020-12-10</text:p>
          </table:table-cell>
          <table:table-cell table:formula="of:=IF(RIGHT([.E152];8)=&quot;Pro-rata&quot;;DATE(2011;10;15);[.B152])" office:value-type="date" office:date-value="2020-12-10">
            <text:p>2020-12-10</text:p>
          </table:table-cell>
          <table:table-cell table:style-name="ce5" table:formula="of:=ORG.OPENOFFICE.YEARS(TODAY();[.C152];0)" office:value-type="float" office:value="10">
            <text:p>10</text:p>
          </table:table-cell>
          <table:table-cell office:value-type="string">
            <text:p>20201210 - 7.25% Allianz Finance 10-12-20</text:p>
          </table:table-cell>
          <table:table-cell table:formula="of:=IF(OR([.G152]=&quot;Government&quot;;[.G15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50538022671344">
            <text:p>0.00050538022671344</text:p>
          </table:table-cell>
          <table:table-cell office:value-type="float" office:value="72322.1266614543">
            <text:p>72322.1266614543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152]" office:value-type="date" office:date-value="2020-12-10">
            <text:p>2020-12-10</text:p>
          </table:table-cell>
          <table:table-cell table:formula="of:=IF(RIGHT([.E153];8)=&quot;Pro-rata&quot;;DATE(2011;10;15);[.B153])" office:value-type="date" office:date-value="2011-10-15">
            <text:p>2011-10-15</text:p>
          </table:table-cell>
          <table:table-cell table:style-name="ce5" table:formula="of:=ORG.OPENOFFICE.YEARS(TODAY();[.C153];0)" office:value-type="float" office:value="0">
            <text:p>0</text:p>
          </table:table-cell>
          <table:table-cell office:value-type="string">
            <text:p>20201210 - 7.25% Allianz Finance 10-12-20 Pro-rata</text:p>
          </table:table-cell>
          <table:table-cell table:formula="of:=IF(OR([.G153]=&quot;Government&quot;;[.G15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0350096171425557">
            <text:p>0.00000350096171425557</text:p>
          </table:table-cell>
          <table:table-cell office:value-type="float" office:value="501.002973903174">
            <text:p>501.002973903174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date" office:date-value="2011-01-10">
            <text:p>2011-01-10</text:p>
          </table:table-cell>
          <table:table-cell table:formula="of:=IF(RIGHT([.E154];8)=&quot;Pro-rata&quot;;DATE(2011;10;15);[.B154])" office:value-type="date" office:date-value="2011-01-10">
            <text:p>2011-01-10</text:p>
          </table:table-cell>
          <table:table-cell table:style-name="ce5" table:formula="of:=ORG.OPENOFFICE.YEARS(TODAY();[.C154];0)" office:value-type="float" office:value="0">
            <text:p>0</text:p>
          </table:table-cell>
          <table:table-cell office:value-type="string">
            <text:p>20110110 - 4.25% BP 10-01-11</text:p>
          </table:table-cell>
          <table:table-cell table:formula="of:=IF(OR([.G154]=&quot;Government&quot;;[.G15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140806306981889">
            <text:p>0.0140806306981889</text:p>
          </table:table-cell>
          <table:table-cell office:value-type="float" office:value="2015000">
            <text:p>2015000</text:p>
          </table:table-cell>
        </table:table-row>
        <table:table-row table:style-name="ro2">
          <table:table-cell office:value-type="string">
            <text:p>AA</text:p>
          </table:table-cell>
          <table:table-cell table:formula="of:=[.B154]" office:value-type="date" office:date-value="2011-01-10">
            <text:p>2011-01-10</text:p>
          </table:table-cell>
          <table:table-cell table:formula="of:=IF(RIGHT([.E155];8)=&quot;Pro-rata&quot;;DATE(2011;10;15);[.B155])" office:value-type="date" office:date-value="2011-10-15">
            <text:p>2011-10-15</text:p>
          </table:table-cell>
          <table:table-cell table:style-name="ce5" table:formula="of:=ORG.OPENOFFICE.YEARS(TODAY();[.C155];0)" office:value-type="float" office:value="0">
            <text:p>0</text:p>
          </table:table-cell>
          <table:table-cell office:value-type="string">
            <text:p>20110110 - 4.25% BP 10-01-11 Pro-rata</text:p>
          </table:table-cell>
          <table:table-cell table:formula="of:=IF(OR([.G155]=&quot;Government&quot;;[.G15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452395127160444">
            <text:p>0.000452395127160444</text:p>
          </table:table-cell>
          <table:table-cell office:value-type="float" office:value="64739.7265625">
            <text:p>64739.7265625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date" office:date-value="2011-03-01">
            <text:p>2011-03-01</text:p>
          </table:table-cell>
          <table:table-cell table:formula="of:=IF(RIGHT([.E156];8)=&quot;Pro-rata&quot;;DATE(2011;10;15);[.B156])" office:value-type="date" office:date-value="2011-03-01">
            <text:p>2011-03-01</text:p>
          </table:table-cell>
          <table:table-cell table:style-name="ce5" table:formula="of:=ORG.OPENOFFICE.YEARS(TODAY();[.C156];0)" office:value-type="float" office:value="0">
            <text:p>0</text:p>
          </table:table-cell>
          <table:table-cell office:value-type="string">
            <text:p>20110301 - 3.375% Anz Banking Group 01-03-11</text:p>
          </table:table-cell>
          <table:table-cell table:formula="of:=IF(OR([.G156]=&quot;Government&quot;;[.G15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183133591288432">
            <text:p>0.000183133591288432</text:p>
          </table:table-cell>
          <table:table-cell office:value-type="float" office:value="26207.22">
            <text:p>26207.22</text:p>
          </table:table-cell>
        </table:table-row>
        <table:table-row table:style-name="ro2">
          <table:table-cell office:value-type="string">
            <text:p>AA</text:p>
          </table:table-cell>
          <table:table-cell table:formula="of:=[.B156]" office:value-type="date" office:date-value="2011-03-01">
            <text:p>2011-03-01</text:p>
          </table:table-cell>
          <table:table-cell table:formula="of:=IF(RIGHT([.E157];8)=&quot;Pro-rata&quot;;DATE(2011;10;15);[.B157])" office:value-type="date" office:date-value="2011-10-15">
            <text:p>2011-10-15</text:p>
          </table:table-cell>
          <table:table-cell table:style-name="ce5" table:formula="of:=ORG.OPENOFFICE.YEARS(TODAY();[.C157];0)" office:value-type="float" office:value="0">
            <text:p>0</text:p>
          </table:table-cell>
          <table:table-cell office:value-type="string">
            <text:p>20110301 - 3.375% Anz Banking Group 01-03-11 Pro-rata</text:p>
          </table:table-cell>
          <table:table-cell table:formula="of:=IF(OR([.G157]=&quot;Government&quot;;[.G15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0383033002774356">
            <text:p>0.00000383033002774356</text:p>
          </table:table-cell>
          <table:table-cell office:value-type="float" office:value="548.137023925781">
            <text:p>548.137023925781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date" office:date-value="2012-05-02">
            <text:p>2012-05-02</text:p>
          </table:table-cell>
          <table:table-cell table:formula="of:=IF(RIGHT([.E158];8)=&quot;Pro-rata&quot;;DATE(2011;10;15);[.B158])" office:value-type="date" office:date-value="2012-05-02">
            <text:p>2012-05-02</text:p>
          </table:table-cell>
          <table:table-cell table:style-name="ce5" table:formula="of:=ORG.OPENOFFICE.YEARS(TODAY();[.C158];0)" office:value-type="float" office:value="1">
            <text:p>1</text:p>
          </table:table-cell>
          <table:table-cell office:value-type="string">
            <text:p>20120502 - 4.25% Toyota 02-05-12</text:p>
          </table:table-cell>
          <table:table-cell table:formula="of:=IF(OR([.G158]=&quot;Government&quot;;[.G15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103286702040286">
            <text:p>0.00103286702040286</text:p>
          </table:table-cell>
          <table:table-cell office:value-type="float" office:value="147807.8">
            <text:p>147807.8</text:p>
          </table:table-cell>
        </table:table-row>
        <table:table-row table:style-name="ro2">
          <table:table-cell office:value-type="string">
            <text:p>AA</text:p>
          </table:table-cell>
          <table:table-cell table:formula="of:=[.B158]" office:value-type="date" office:date-value="2012-05-02">
            <text:p>2012-05-02</text:p>
          </table:table-cell>
          <table:table-cell table:formula="of:=IF(RIGHT([.E159];8)=&quot;Pro-rata&quot;;DATE(2011;10;15);[.B159])" office:value-type="date" office:date-value="2011-10-15">
            <text:p>2011-10-15</text:p>
          </table:table-cell>
          <table:table-cell table:style-name="ce5" table:formula="of:=ORG.OPENOFFICE.YEARS(TODAY();[.C159];0)" office:value-type="float" office:value="0">
            <text:p>0</text:p>
          </table:table-cell>
          <table:table-cell office:value-type="string">
            <text:p>20120502 - 4.25% Toyota 02-05-12 Pro-rata</text:p>
          </table:table-cell>
          <table:table-cell table:formula="of:=IF(OR([.G159]=&quot;Government&quot;;[.G15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91795996303929">
            <text:p>0.0000191795996303929</text:p>
          </table:table-cell>
          <table:table-cell office:value-type="float" office:value="2744.68481445312">
            <text:p>2744.68481445312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date" office:date-value="2012-11-16">
            <text:p>2012-11-16</text:p>
          </table:table-cell>
          <table:table-cell table:formula="of:=IF(RIGHT([.E160];8)=&quot;Pro-rata&quot;;DATE(2011;10;15);[.B160])" office:value-type="date" office:date-value="2012-11-16">
            <text:p>2012-11-16</text:p>
          </table:table-cell>
          <table:table-cell table:style-name="ce5" table:formula="of:=ORG.OPENOFFICE.YEARS(TODAY();[.C160];0)" office:value-type="float" office:value="2">
            <text:p>2</text:p>
          </table:table-cell>
          <table:table-cell office:value-type="string">
            <text:p>20121116 - 2.625% ANZ 16-11-12</text:p>
          </table:table-cell>
          <table:table-cell table:formula="of:=IF(OR([.G160]=&quot;Government&quot;;[.G16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213190531839056">
            <text:p>0.00213190531839056</text:p>
          </table:table-cell>
          <table:table-cell office:value-type="float" office:value="305085">
            <text:p>305085</text:p>
          </table:table-cell>
        </table:table-row>
        <table:table-row table:style-name="ro2">
          <table:table-cell office:value-type="string">
            <text:p>AA</text:p>
          </table:table-cell>
          <table:table-cell table:formula="of:=[.B160]" office:value-type="date" office:date-value="2012-11-16">
            <text:p>2012-11-16</text:p>
          </table:table-cell>
          <table:table-cell table:formula="of:=IF(RIGHT([.E161];8)=&quot;Pro-rata&quot;;DATE(2011;10;15);[.B161])" office:value-type="date" office:date-value="2011-10-15">
            <text:p>2011-10-15</text:p>
          </table:table-cell>
          <table:table-cell table:style-name="ce5" table:formula="of:=ORG.OPENOFFICE.YEARS(TODAY();[.C161];0)" office:value-type="float" office:value="0">
            <text:p>0</text:p>
          </table:table-cell>
          <table:table-cell office:value-type="string">
            <text:p>20121116 - 2.625% ANZ 16-11-12 Pro-rata</text:p>
          </table:table-cell>
          <table:table-cell table:formula="of:=IF(OR([.G161]=&quot;Government&quot;;[.G16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502052286262426">
            <text:p>0.0000502052286262426</text:p>
          </table:table-cell>
          <table:table-cell office:value-type="float" office:value="7184.58837890625">
            <text:p>7184.58837890625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date" office:date-value="2013-06-11">
            <text:p>2013-06-11</text:p>
          </table:table-cell>
          <table:table-cell table:formula="of:=IF(RIGHT([.E162];8)=&quot;Pro-rata&quot;;DATE(2011;10;15);[.B162])" office:value-type="date" office:date-value="2013-06-11">
            <text:p>2013-06-11</text:p>
          </table:table-cell>
          <table:table-cell table:style-name="ce5" table:formula="of:=ORG.OPENOFFICE.YEARS(TODAY();[.C162];0)" office:value-type="float" office:value="2">
            <text:p>2</text:p>
          </table:table-cell>
          <table:table-cell office:value-type="string">
            <text:p>20130611 - 4.75% Eksportfinans 11-06-13</text:p>
          </table:table-cell>
          <table:table-cell table:formula="of:=IF(OR([.G162]=&quot;Government&quot;;[.G16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10999349860925">
            <text:p>0.0010999349860925</text:p>
          </table:table-cell>
          <table:table-cell office:value-type="float" office:value="157405.52">
            <text:p>157405.52</text:p>
          </table:table-cell>
        </table:table-row>
        <table:table-row table:style-name="ro2">
          <table:table-cell office:value-type="string">
            <text:p>AA</text:p>
          </table:table-cell>
          <table:table-cell table:formula="of:=[.B162]" office:value-type="date" office:date-value="2013-06-11">
            <text:p>2013-06-11</text:p>
          </table:table-cell>
          <table:table-cell table:formula="of:=IF(RIGHT([.E163];8)=&quot;Pro-rata&quot;;DATE(2011;10;15);[.B163])" office:value-type="date" office:date-value="2011-10-15">
            <text:p>2011-10-15</text:p>
          </table:table-cell>
          <table:table-cell table:style-name="ce5" table:formula="of:=ORG.OPENOFFICE.YEARS(TODAY();[.C163];0)" office:value-type="float" office:value="0">
            <text:p>0</text:p>
          </table:table-cell>
          <table:table-cell office:value-type="string">
            <text:p>20130611 - 4.75% Eksportfinans 11-06-13 Pro-rata</text:p>
          </table:table-cell>
          <table:table-cell table:formula="of:=IF(OR([.G163]=&quot;Government&quot;;[.G16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67290470925381">
            <text:p>0.0000167290470925381</text:p>
          </table:table-cell>
          <table:table-cell office:value-type="float" office:value="2394">
            <text:p>2394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date" office:date-value="2014-05-14">
            <text:p>2014-05-14</text:p>
          </table:table-cell>
          <table:table-cell table:formula="of:=IF(RIGHT([.E164];8)=&quot;Pro-rata&quot;;DATE(2011;10;15);[.B164])" office:value-type="date" office:date-value="2014-05-14">
            <text:p>2014-05-14</text:p>
          </table:table-cell>
          <table:table-cell table:style-name="ce5" table:formula="of:=ORG.OPENOFFICE.YEARS(TODAY();[.C164];0)" office:value-type="float" office:value="3">
            <text:p>3</text:p>
          </table:table-cell>
          <table:table-cell office:value-type="string">
            <text:p>20140514 - 7.25% Kookmin Bank 14-05-14</text:p>
          </table:table-cell>
          <table:table-cell table:formula="of:=IF(OR([.G164]=&quot;Government&quot;;[.G16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348003085706232">
            <text:p>0.00348003085706232</text:p>
          </table:table-cell>
          <table:table-cell office:value-type="float" office:value="498007.676451774">
            <text:p>498007.676451774</text:p>
          </table:table-cell>
        </table:table-row>
        <table:table-row table:style-name="ro2">
          <table:table-cell office:value-type="string">
            <text:p>AA</text:p>
          </table:table-cell>
          <table:table-cell table:formula="of:=[.B164]" office:value-type="date" office:date-value="2014-05-14">
            <text:p>2014-05-14</text:p>
          </table:table-cell>
          <table:table-cell table:formula="of:=IF(RIGHT([.E165];8)=&quot;Pro-rata&quot;;DATE(2011;10;15);[.B165])" office:value-type="date" office:date-value="2011-10-15">
            <text:p>2011-10-15</text:p>
          </table:table-cell>
          <table:table-cell table:style-name="ce5" table:formula="of:=ORG.OPENOFFICE.YEARS(TODAY();[.C165];0)" office:value-type="float" office:value="0">
            <text:p>0</text:p>
          </table:table-cell>
          <table:table-cell office:value-type="string">
            <text:p>20140514 - 7.25% Kookmin Bank 14-05-14 Pro-rata</text:p>
          </table:table-cell>
          <table:table-cell table:formula="of:=IF(OR([.G165]=&quot;Government&quot;;[.G16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00906249013818105">
            <text:p>0.0000906249013818105</text:p>
          </table:table-cell>
          <table:table-cell office:value-type="float" office:value="12968.8208006077">
            <text:p>12968.8208006077</text:p>
          </table:table-cell>
        </table:table-row>
        <table:table-row table:style-name="ro2">
          <table:table-cell office:value-type="string">
            <text:p>AA-</text:p>
          </table:table-cell>
          <table:table-cell office:value-type="date" office:date-value="2010-11-12">
            <text:p>2010-11-12</text:p>
          </table:table-cell>
          <table:table-cell table:formula="of:=IF(RIGHT([.E166];8)=&quot;Pro-rata&quot;;DATE(2011;10;15);[.B166])" office:value-type="date" office:date-value="2010-11-12">
            <text:p>2010-11-12</text:p>
          </table:table-cell>
          <table:table-cell table:style-name="ce5" table:formula="of:=ORG.OPENOFFICE.YEARS(TODAY();[.C166];0)" office:value-type="float" office:value="0">
            <text:p>0</text:p>
          </table:table-cell>
          <table:table-cell office:value-type="string">
            <text:p>20101112 - 6.875% Rabo 12-11-10</text:p>
          </table:table-cell>
          <table:table-cell table:formula="of:=IF(OR([.G166]=&quot;Government&quot;;[.G16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CHF</text:p>
          </table:table-cell>
          <table:table-cell office:value-type="float" office:value="0.00228087045894257">
            <text:p>0.00228087045894257</text:p>
          </table:table-cell>
          <table:table-cell office:value-type="float" office:value="326402.564862412">
            <text:p>326402.564862412</text:p>
          </table:table-cell>
        </table:table-row>
        <table:table-row table:style-name="ro2">
          <table:table-cell office:value-type="string">
            <text:p>AA-</text:p>
          </table:table-cell>
          <table:table-cell table:formula="of:=[.B166]" office:value-type="date" office:date-value="2010-11-12">
            <text:p>2010-11-12</text:p>
          </table:table-cell>
          <table:table-cell table:formula="of:=IF(RIGHT([.E167];8)=&quot;Pro-rata&quot;;DATE(2011;10;15);[.B167])" office:value-type="date" office:date-value="2011-10-15">
            <text:p>2011-10-15</text:p>
          </table:table-cell>
          <table:table-cell table:style-name="ce5" table:formula="of:=ORG.OPENOFFICE.YEARS(TODAY();[.C167];0)" office:value-type="float" office:value="0">
            <text:p>0</text:p>
          </table:table-cell>
          <table:table-cell office:value-type="string">
            <text:p>20101112 - 6.875% Rabo 12-11-10 Pro-rata</text:p>
          </table:table-cell>
          <table:table-cell table:formula="of:=IF(OR([.G167]=&quot;Government&quot;;[.G16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CHF</text:p>
          </table:table-cell>
          <table:table-cell office:value-type="float" office:value="0.000132464936756511">
            <text:p>0.000132464936756511</text:p>
          </table:table-cell>
          <table:table-cell office:value-type="float" office:value="18956.3133417525">
            <text:p>18956.3133417525</text:p>
          </table:table-cell>
        </table:table-row>
        <table:table-row table:style-name="ro2">
          <table:table-cell office:value-type="string">
            <text:p>AA-</text:p>
          </table:table-cell>
          <table:table-cell office:value-type="date" office:date-value="2010-12-23">
            <text:p>2010-12-23</text:p>
          </table:table-cell>
          <table:table-cell table:formula="of:=IF(RIGHT([.E168];8)=&quot;Pro-rata&quot;;DATE(2011;10;15);[.B168])" office:value-type="date" office:date-value="2010-12-23">
            <text:p>2010-12-23</text:p>
          </table:table-cell>
          <table:table-cell table:style-name="ce5" table:formula="of:=ORG.OPENOFFICE.YEARS(TODAY();[.C168];0)" office:value-type="float" office:value="0">
            <text:p>0</text:p>
          </table:table-cell>
          <table:table-cell office:value-type="string">
            <text:p>20101223 - 0.939% Royal Bank Of Canada 23-12-10</text:p>
          </table:table-cell>
          <table:table-cell table:formula="of:=IF(OR([.G168]=&quot;Government&quot;;[.G16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195289612901313">
            <text:p>0.000195289612901313</text:p>
          </table:table-cell>
          <table:table-cell office:value-type="float" office:value="27946.8">
            <text:p>27946.8</text:p>
          </table:table-cell>
        </table:table-row>
        <table:table-row table:style-name="ro2">
          <table:table-cell office:value-type="string">
            <text:p>AA-</text:p>
          </table:table-cell>
          <table:table-cell table:formula="of:=[.B168]" office:value-type="date" office:date-value="2010-12-23">
            <text:p>2010-12-23</text:p>
          </table:table-cell>
          <table:table-cell table:formula="of:=IF(RIGHT([.E169];8)=&quot;Pro-rata&quot;;DATE(2011;10;15);[.B169])" office:value-type="date" office:date-value="2011-10-15">
            <text:p>2011-10-15</text:p>
          </table:table-cell>
          <table:table-cell table:style-name="ce5" table:formula="of:=ORG.OPENOFFICE.YEARS(TODAY();[.C169];0)" office:value-type="float" office:value="0">
            <text:p>0</text:p>
          </table:table-cell>
          <table:table-cell office:value-type="string">
            <text:p>20101223 - 0.939% Royal Bank Of Canada 23-12-10 Pro-rata</text:p>
          </table:table-cell>
          <table:table-cell table:formula="of:=IF(OR([.G169]=&quot;Government&quot;;[.G16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00112277015084752">
            <text:p>0.000000112277015084752</text:p>
          </table:table-cell>
          <table:table-cell office:value-type="float" office:value="16.0673332214355">
            <text:p>16.0673332214355</text:p>
          </table:table-cell>
        </table:table-row>
        <table:table-row table:style-name="ro2">
          <table:table-cell office:value-type="string">
            <text:p>AA-</text:p>
          </table:table-cell>
          <table:table-cell office:value-type="date" office:date-value="2012-01-23">
            <text:p>2012-01-23</text:p>
          </table:table-cell>
          <table:table-cell table:formula="of:=IF(RIGHT([.E170];8)=&quot;Pro-rata&quot;;DATE(2011;10;15);[.B170])" office:value-type="date" office:date-value="2012-01-23">
            <text:p>2012-01-23</text:p>
          </table:table-cell>
          <table:table-cell table:style-name="ce5" table:formula="of:=ORG.OPENOFFICE.YEARS(TODAY();[.C170];0)" office:value-type="float" office:value="1">
            <text:p>1</text:p>
          </table:table-cell>
          <table:table-cell office:value-type="string">
            <text:p>20120123 - 4.25% Aegon 23-01-12</text:p>
          </table:table-cell>
          <table:table-cell table:formula="of:=IF(OR([.G170]=&quot;Government&quot;;[.G17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142972557858534">
            <text:p>0.00142972557858534</text:p>
          </table:table-cell>
          <table:table-cell office:value-type="float" office:value="204600">
            <text:p>204600</text:p>
          </table:table-cell>
        </table:table-row>
        <table:table-row table:style-name="ro2">
          <table:table-cell office:value-type="string">
            <text:p>AA-</text:p>
          </table:table-cell>
          <table:table-cell table:formula="of:=[.B170]" office:value-type="date" office:date-value="2012-01-23">
            <text:p>2012-01-23</text:p>
          </table:table-cell>
          <table:table-cell table:formula="of:=IF(RIGHT([.E171];8)=&quot;Pro-rata&quot;;DATE(2011;10;15);[.B171])" office:value-type="date" office:date-value="2011-10-15">
            <text:p>2011-10-15</text:p>
          </table:table-cell>
          <table:table-cell table:style-name="ce5" table:formula="of:=ORG.OPENOFFICE.YEARS(TODAY();[.C171];0)" office:value-type="float" office:value="0">
            <text:p>0</text:p>
          </table:table-cell>
          <table:table-cell office:value-type="string">
            <text:p>20120123 - 4.25% Aegon 23-01-12 Pro-rata</text:p>
          </table:table-cell>
          <table:table-cell table:formula="of:=IF(OR([.G171]=&quot;Government&quot;;[.G17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431239958116228">
            <text:p>0.0000431239958116228</text:p>
          </table:table-cell>
          <table:table-cell office:value-type="float" office:value="6171.23291015625">
            <text:p>6171.23291015625</text:p>
          </table:table-cell>
        </table:table-row>
        <table:table-row table:style-name="ro2">
          <table:table-cell office:value-type="string">
            <text:p>AA-</text:p>
          </table:table-cell>
          <table:table-cell office:value-type="date" office:date-value="2012-08-06">
            <text:p>2012-08-06</text:p>
          </table:table-cell>
          <table:table-cell table:formula="of:=IF(RIGHT([.E172];8)=&quot;Pro-rata&quot;;DATE(2011;10;15);[.B172])" office:value-type="date" office:date-value="2012-08-06">
            <text:p>2012-08-06</text:p>
          </table:table-cell>
          <table:table-cell table:style-name="ce5" table:formula="of:=ORG.OPENOFFICE.YEARS(TODAY();[.C172];0)" office:value-type="float" office:value="1">
            <text:p>1</text:p>
          </table:table-cell>
          <table:table-cell office:value-type="string">
            <text:p>20120806 - 3% Nordea 06-08-12</text:p>
          </table:table-cell>
          <table:table-cell table:formula="of:=IF(OR([.G172]=&quot;Government&quot;;[.G17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142902678797997">
            <text:p>0.00142902678797997</text:p>
          </table:table-cell>
          <table:table-cell office:value-type="float" office:value="204500">
            <text:p>204500</text:p>
          </table:table-cell>
        </table:table-row>
        <table:table-row table:style-name="ro2">
          <table:table-cell office:value-type="string">
            <text:p>AA-</text:p>
          </table:table-cell>
          <table:table-cell table:formula="of:=[.B172]" office:value-type="date" office:date-value="2012-08-06">
            <text:p>2012-08-06</text:p>
          </table:table-cell>
          <table:table-cell table:formula="of:=IF(RIGHT([.E173];8)=&quot;Pro-rata&quot;;DATE(2011;10;15);[.B173])" office:value-type="date" office:date-value="2011-10-15">
            <text:p>2011-10-15</text:p>
          </table:table-cell>
          <table:table-cell table:style-name="ce5" table:formula="of:=ORG.OPENOFFICE.YEARS(TODAY();[.C173];0)" office:value-type="float" office:value="0">
            <text:p>0</text:p>
          </table:table-cell>
          <table:table-cell office:value-type="string">
            <text:p>20120806 - 3% Nordea 06-08-12 Pro-rata</text:p>
          </table:table-cell>
          <table:table-cell table:formula="of:=IF(OR([.G173]=&quot;Government&quot;;[.G17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0804087823382407">
            <text:p>0.00000804087823382407</text:p>
          </table:table-cell>
          <table:table-cell office:value-type="float" office:value="1150.68493652344">
            <text:p>1150.68493652344</text:p>
          </table:table-cell>
        </table:table-row>
        <table:table-row table:style-name="ro2">
          <table:table-cell office:value-type="string">
            <text:p>AA-</text:p>
          </table:table-cell>
          <table:table-cell office:value-type="date" office:date-value="2013-03-04">
            <text:p>2013-03-04</text:p>
          </table:table-cell>
          <table:table-cell table:formula="of:=IF(RIGHT([.E174];8)=&quot;Pro-rata&quot;;DATE(2011;10;15);[.B174])" office:value-type="date" office:date-value="2013-03-04">
            <text:p>2013-03-04</text:p>
          </table:table-cell>
          <table:table-cell table:style-name="ce5" table:formula="of:=ORG.OPENOFFICE.YEARS(TODAY();[.C174];0)" office:value-type="float" office:value="2">
            <text:p>2</text:p>
          </table:table-cell>
          <table:table-cell office:value-type="string">
            <text:p>20130304 - 4.625% Roche 04-03-13</text:p>
          </table:table-cell>
          <table:table-cell table:formula="of:=IF(OR([.G174]=&quot;Government&quot;;[.G17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372191599208245">
            <text:p>0.000372191599208245</text:p>
          </table:table-cell>
          <table:table-cell office:value-type="float" office:value="53262.25">
            <text:p>53262.25</text:p>
          </table:table-cell>
        </table:table-row>
        <table:table-row table:style-name="ro2">
          <table:table-cell office:value-type="string">
            <text:p>AA-</text:p>
          </table:table-cell>
          <table:table-cell table:formula="of:=[.B174]" office:value-type="date" office:date-value="2013-03-04">
            <text:p>2013-03-04</text:p>
          </table:table-cell>
          <table:table-cell table:formula="of:=IF(RIGHT([.E175];8)=&quot;Pro-rata&quot;;DATE(2011;10;15);[.B175])" office:value-type="date" office:date-value="2011-10-15">
            <text:p>2011-10-15</text:p>
          </table:table-cell>
          <table:table-cell table:style-name="ce5" table:formula="of:=ORG.OPENOFFICE.YEARS(TODAY();[.C175];0)" office:value-type="float" office:value="0">
            <text:p>0</text:p>
          </table:table-cell>
          <table:table-cell office:value-type="string">
            <text:p>20130304 - 4.625% Roche 04-03-13 Pro-rata</text:p>
          </table:table-cell>
          <table:table-cell table:formula="of:=IF(OR([.G175]=&quot;Government&quot;;[.G17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996135561731571">
            <text:p>0.00000996135561731571</text:p>
          </table:table-cell>
          <table:table-cell office:value-type="float" office:value="1425.513671875">
            <text:p>1425.513671875</text:p>
          </table:table-cell>
        </table:table-row>
        <table:table-row table:style-name="ro2">
          <table:table-cell office:value-type="string">
            <text:p>AA-</text:p>
          </table:table-cell>
          <table:table-cell office:value-type="date" office:date-value="2011-10-15">
            <text:p>2011-10-15</text:p>
          </table:table-cell>
          <table:table-cell table:formula="of:=IF(RIGHT([.E176];8)=&quot;Pro-rata&quot;;DATE(2011;10;15);[.B176])" office:value-type="date" office:date-value="2011-10-15">
            <text:p>2011-10-15</text:p>
          </table:table-cell>
          <table:table-cell table:style-name="ce5" table:formula="of:=ORG.OPENOFFICE.YEARS(TODAY();[.C176];0)" office:value-type="float" office:value="0">
            <text:p>0</text:p>
          </table:table-cell>
          <table:table-cell office:value-type="string">
            <text:p>20111015 - 5.3% Wells Fargo 15-10-11</text:p>
          </table:table-cell>
          <table:table-cell table:formula="of:=IF(OR([.G176]=&quot;Government&quot;;[.G17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181675871976408">
            <text:p>0.00181675871976408</text:p>
          </table:table-cell>
          <table:table-cell office:value-type="float" office:value="259986.139739854">
            <text:p>259986.139739854</text:p>
          </table:table-cell>
        </table:table-row>
        <table:table-row table:style-name="ro2">
          <table:table-cell office:value-type="string">
            <text:p>AA-</text:p>
          </table:table-cell>
          <table:table-cell table:formula="of:=[.B176]" office:value-type="date" office:date-value="2011-10-15">
            <text:p>2011-10-15</text:p>
          </table:table-cell>
          <table:table-cell table:formula="of:=IF(RIGHT([.E177];8)=&quot;Pro-rata&quot;;DATE(2011;10;15);[.B177])" office:value-type="date" office:date-value="2011-10-15">
            <text:p>2011-10-15</text:p>
          </table:table-cell>
          <table:table-cell table:style-name="ce5" table:formula="of:=ORG.OPENOFFICE.YEARS(TODAY();[.C177];0)" office:value-type="float" office:value="0">
            <text:p>0</text:p>
          </table:table-cell>
          <table:table-cell office:value-type="string">
            <text:p>20111015 - 5.3% Wells Fargo 15-10-11 Pro-rata</text:p>
          </table:table-cell>
          <table:table-cell table:formula="of:=IF(OR([.G177]=&quot;Government&quot;;[.G17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A-</text:p>
          </table:table-cell>
          <table:table-cell office:value-type="date" office:date-value="2014-03-01">
            <text:p>2014-03-01</text:p>
          </table:table-cell>
          <table:table-cell table:formula="of:=IF(RIGHT([.E178];8)=&quot;Pro-rata&quot;;DATE(2011;10;15);[.B178])" office:value-type="date" office:date-value="2014-03-01">
            <text:p>2014-03-01</text:p>
          </table:table-cell>
          <table:table-cell table:style-name="ce5" table:formula="of:=ORG.OPENOFFICE.YEARS(TODAY();[.C178];0)" office:value-type="float" office:value="3">
            <text:p>3</text:p>
          </table:table-cell>
          <table:table-cell office:value-type="string">
            <text:p>20140301 - 5% Roche 01-03-14</text:p>
          </table:table-cell>
          <table:table-cell table:formula="of:=IF(OR([.G178]=&quot;Government&quot;;[.G17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813968422942585">
            <text:p>0.000813968422942585</text:p>
          </table:table-cell>
          <table:table-cell office:value-type="float" office:value="116482.450778307">
            <text:p>116482.450778307</text:p>
          </table:table-cell>
        </table:table-row>
        <table:table-row table:style-name="ro2">
          <table:table-cell office:value-type="string">
            <text:p>AA-</text:p>
          </table:table-cell>
          <table:table-cell table:formula="of:=[.B178]" office:value-type="date" office:date-value="2014-03-01">
            <text:p>2014-03-01</text:p>
          </table:table-cell>
          <table:table-cell table:formula="of:=IF(RIGHT([.E179];8)=&quot;Pro-rata&quot;;DATE(2011;10;15);[.B179])" office:value-type="date" office:date-value="2011-10-15">
            <text:p>2011-10-15</text:p>
          </table:table-cell>
          <table:table-cell table:style-name="ce5" table:formula="of:=ORG.OPENOFFICE.YEARS(TODAY();[.C179];0)" office:value-type="float" office:value="0">
            <text:p>0</text:p>
          </table:table-cell>
          <table:table-cell office:value-type="string">
            <text:p>20140301 - 5% Roche 01-03-14 Pro-rata</text:p>
          </table:table-cell>
          <table:table-cell table:formula="of:=IF(OR([.G179]=&quot;Government&quot;;[.G17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0443156238204191">
            <text:p>0.00000443156238204191</text:p>
          </table:table-cell>
          <table:table-cell office:value-type="float" office:value="634.176010380202">
            <text:p>634.176010380202</text:p>
          </table:table-cell>
        </table:table-row>
        <table:table-row table:style-name="ro2">
          <table:table-cell office:value-type="string">
            <text:p>AA+</text:p>
          </table:table-cell>
          <table:table-cell office:value-type="date" office:date-value="2010-11-04">
            <text:p>2010-11-04</text:p>
          </table:table-cell>
          <table:table-cell table:formula="of:=IF(RIGHT([.E180];8)=&quot;Pro-rata&quot;;DATE(2011;10;15);[.B180])" office:value-type="date" office:date-value="2010-11-04">
            <text:p>2010-11-04</text:p>
          </table:table-cell>
          <table:table-cell table:style-name="ce5" table:formula="of:=ORG.OPENOFFICE.YEARS(TODAY();[.C180];0)" office:value-type="float" office:value="0">
            <text:p>0</text:p>
          </table:table-cell>
          <table:table-cell office:value-type="string">
            <text:p>20101104 - 1.023% GECC 04-11-10</text:p>
          </table:table-cell>
          <table:table-cell table:formula="of:=IF(OR([.G180]=&quot;Government&quot;;[.G18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16408462576781">
            <text:p>0.00216408462576781</text:p>
          </table:table-cell>
          <table:table-cell office:value-type="float" office:value="309690">
            <text:p>309690</text:p>
          </table:table-cell>
        </table:table-row>
        <table:table-row table:style-name="ro2">
          <table:table-cell office:value-type="string">
            <text:p>AA+</text:p>
          </table:table-cell>
          <table:table-cell table:formula="of:=[.B180]" office:value-type="date" office:date-value="2010-11-04">
            <text:p>2010-11-04</text:p>
          </table:table-cell>
          <table:table-cell table:formula="of:=IF(RIGHT([.E181];8)=&quot;Pro-rata&quot;;DATE(2011;10;15);[.B181])" office:value-type="date" office:date-value="2011-10-15">
            <text:p>2011-10-15</text:p>
          </table:table-cell>
          <table:table-cell table:style-name="ce5" table:formula="of:=ORG.OPENOFFICE.YEARS(TODAY();[.C181];0)" office:value-type="float" office:value="0">
            <text:p>0</text:p>
          </table:table-cell>
          <table:table-cell office:value-type="string">
            <text:p>20101104 - 1.023% GECC 04-11-10 Pro-rata</text:p>
          </table:table-cell>
          <table:table-cell table:formula="of:=IF(OR([.G181]=&quot;Government&quot;;[.G18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443214921524371">
            <text:p>0.00000443214921524371</text:p>
          </table:table-cell>
          <table:table-cell office:value-type="float" office:value="634.25998878479">
            <text:p>634.25998878479</text:p>
          </table:table-cell>
        </table:table-row>
        <table:table-row table:style-name="ro2">
          <table:table-cell office:value-type="string">
            <text:p>AA+</text:p>
          </table:table-cell>
          <table:table-cell office:value-type="date" office:date-value="2012-06-22">
            <text:p>2012-06-22</text:p>
          </table:table-cell>
          <table:table-cell table:formula="of:=IF(RIGHT([.E182];8)=&quot;Pro-rata&quot;;DATE(2011;10;15);[.B182])" office:value-type="date" office:date-value="2012-06-22">
            <text:p>2012-06-22</text:p>
          </table:table-cell>
          <table:table-cell table:style-name="ce5" table:formula="of:=ORG.OPENOFFICE.YEARS(TODAY();[.C182];0)" office:value-type="float" office:value="1">
            <text:p>1</text:p>
          </table:table-cell>
          <table:table-cell office:value-type="string">
            <text:p>20120622 - 2.875% DEPFA 22-06-12</text:p>
          </table:table-cell>
          <table:table-cell table:formula="of:=IF(OR([.G182]=&quot;Government&quot;;[.G18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37665512420004">
            <text:p>0.00037665512420004</text:p>
          </table:table-cell>
          <table:table-cell office:value-type="float" office:value="53901">
            <text:p>53901</text:p>
          </table:table-cell>
        </table:table-row>
        <table:table-row table:style-name="ro2">
          <table:table-cell office:value-type="string">
            <text:p>AA+</text:p>
          </table:table-cell>
          <table:table-cell table:formula="of:=[.B182]" office:value-type="date" office:date-value="2012-06-22">
            <text:p>2012-06-22</text:p>
          </table:table-cell>
          <table:table-cell table:formula="of:=IF(RIGHT([.E183];8)=&quot;Pro-rata&quot;;DATE(2011;10;15);[.B183])" office:value-type="date" office:date-value="2011-10-15">
            <text:p>2011-10-15</text:p>
          </table:table-cell>
          <table:table-cell table:style-name="ce5" table:formula="of:=ORG.OPENOFFICE.YEARS(TODAY();[.C183];0)" office:value-type="float" office:value="0">
            <text:p>0</text:p>
          </table:table-cell>
          <table:table-cell office:value-type="string">
            <text:p>20120622 - 2.875% DEPFA 22-06-12 Pro-rata</text:p>
          </table:table-cell>
          <table:table-cell table:formula="of:=IF(OR([.G183]=&quot;Government&quot;;[.G18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0335479308315488">
            <text:p>0.00000335479308315488</text:p>
          </table:table-cell>
          <table:table-cell office:value-type="float" office:value="480.085601806641">
            <text:p>480.085601806641</text:p>
          </table:table-cell>
        </table:table-row>
        <table:table-row table:style-name="ro2">
          <table:table-cell office:value-type="string">
            <text:p>AA+</text:p>
          </table:table-cell>
          <table:table-cell office:value-type="date" office:date-value="2012-12-01">
            <text:p>2012-12-01</text:p>
          </table:table-cell>
          <table:table-cell table:formula="of:=IF(RIGHT([.E184];8)=&quot;Pro-rata&quot;;DATE(2011;10;15);[.B184])" office:value-type="date" office:date-value="2012-12-01">
            <text:p>2012-12-01</text:p>
          </table:table-cell>
          <table:table-cell table:style-name="ce5" table:formula="of:=ORG.OPENOFFICE.YEARS(TODAY();[.C184];0)" office:value-type="float" office:value="2">
            <text:p>2</text:p>
          </table:table-cell>
          <table:table-cell office:value-type="string">
            <text:p>20121201 - 4.25% Gen Elec Cap Corp 01-12-12</text:p>
          </table:table-cell>
          <table:table-cell table:formula="of:=IF(OR([.G184]=&quot;Government&quot;;[.G18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182638642417545">
            <text:p>0.00182638642417545</text:p>
          </table:table-cell>
          <table:table-cell office:value-type="float" office:value="261363.906461014">
            <text:p>261363.906461014</text:p>
          </table:table-cell>
        </table:table-row>
        <table:table-row table:style-name="ro2">
          <table:table-cell office:value-type="string">
            <text:p>AA+</text:p>
          </table:table-cell>
          <table:table-cell table:formula="of:=[.B184]" office:value-type="date" office:date-value="2012-12-01">
            <text:p>2012-12-01</text:p>
          </table:table-cell>
          <table:table-cell table:formula="of:=IF(RIGHT([.E185];8)=&quot;Pro-rata&quot;;DATE(2011;10;15);[.B185])" office:value-type="date" office:date-value="2011-10-15">
            <text:p>2011-10-15</text:p>
          </table:table-cell>
          <table:table-cell table:style-name="ce5" table:formula="of:=ORG.OPENOFFICE.YEARS(TODAY();[.C185];0)" office:value-type="float" office:value="0">
            <text:p>0</text:p>
          </table:table-cell>
          <table:table-cell office:value-type="string">
            <text:p>20121201 - 4.25% Gen Elec Cap Corp 01-12-12 Pro-rata</text:p>
          </table:table-cell>
          <table:table-cell table:formula="of:=IF(OR([.G185]=&quot;Government&quot;;[.G18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287578311095433">
            <text:p>0.0000287578311095433</text:p>
          </table:table-cell>
          <table:table-cell office:value-type="float" office:value="4115.37174206145">
            <text:p>4115.37174206145</text:p>
          </table:table-cell>
        </table:table-row>
        <table:table-row table:style-name="ro2">
          <table:table-cell office:value-type="string">
            <text:p>Aa3</text:p>
          </table:table-cell>
          <table:table-cell office:value-type="date" office:date-value="2013-01-11">
            <text:p>2013-01-11</text:p>
          </table:table-cell>
          <table:table-cell table:formula="of:=IF(RIGHT([.E186];8)=&quot;Pro-rata&quot;;DATE(2011;10;15);[.B186])" office:value-type="date" office:date-value="2013-01-11">
            <text:p>2013-01-11</text:p>
          </table:table-cell>
          <table:table-cell table:style-name="ce5" table:formula="of:=ORG.OPENOFFICE.YEARS(TODAY();[.C186];0)" office:value-type="float" office:value="2">
            <text:p>2</text:p>
          </table:table-cell>
          <table:table-cell office:value-type="string">
            <text:p>20130111 - 2.375% Deutsche Bank 11-01-13</text:p>
          </table:table-cell>
          <table:table-cell table:formula="of:=IF(OR([.G186]=&quot;Government&quot;;[.G18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332636208937078">
            <text:p>0.00332636208937078</text:p>
          </table:table-cell>
          <table:table-cell office:value-type="float" office:value="476017.001919113">
            <text:p>476017.001919113</text:p>
          </table:table-cell>
        </table:table-row>
        <table:table-row table:style-name="ro2">
          <table:table-cell office:value-type="string">
            <text:p>Aa4</text:p>
          </table:table-cell>
          <table:table-cell table:formula="of:=[.B186]" office:value-type="date" office:date-value="2013-01-11">
            <text:p>2013-01-11</text:p>
          </table:table-cell>
          <table:table-cell table:formula="of:=IF(RIGHT([.E187];8)=&quot;Pro-rata&quot;;DATE(2011;10;15);[.B187])" office:value-type="date" office:date-value="2011-10-15">
            <text:p>2011-10-15</text:p>
          </table:table-cell>
          <table:table-cell table:style-name="ce5" table:formula="of:=ORG.OPENOFFICE.YEARS(TODAY();[.C187];0)" office:value-type="float" office:value="0">
            <text:p>0</text:p>
          </table:table-cell>
          <table:table-cell office:value-type="string">
            <text:p>20130111 - 2.375% Deutsche Bank 11-01-13 Pro-rata</text:p>
          </table:table-cell>
          <table:table-cell table:formula="of:=IF(OR([.G187]=&quot;Government&quot;;[.G18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00200826214562717">
            <text:p>0.0000200826214562717</text:p>
          </table:table-cell>
          <table:table-cell office:value-type="float" office:value="2873.91119771306">
            <text:p>2873.91119771306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4-29">
            <text:p>2011-04-29</text:p>
          </table:table-cell>
          <table:table-cell table:formula="of:=IF(RIGHT([.E188];8)=&quot;Pro-rata&quot;;DATE(2011;10;15);[.B188])" office:value-type="date" office:date-value="2011-04-29">
            <text:p>2011-04-29</text:p>
          </table:table-cell>
          <table:table-cell table:style-name="ce5" table:formula="of:=ORG.OPENOFFICE.YEARS(TODAY();[.C188];0)" office:value-type="float" office:value="0">
            <text:p>0</text:p>
          </table:table-cell>
          <table:table-cell office:value-type="string">
            <text:p>20110429 - 2.25% IKB 29-04-11</text:p>
          </table:table-cell>
          <table:table-cell table:formula="of:=IF(OR([.G188]=&quot;Government&quot;;[.G18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203307885702622">
            <text:p>0.000203307885702622</text:p>
          </table:table-cell>
          <table:table-cell office:value-type="float" office:value="29094.25">
            <text:p>29094.2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4-29">
            <text:p>2011-04-29</text:p>
          </table:table-cell>
          <table:table-cell table:formula="of:=IF(RIGHT([.E189];8)=&quot;Pro-rata&quot;;DATE(2011;10;15);[.B189])" office:value-type="date" office:date-value="2011-10-15">
            <text:p>2011-10-15</text:p>
          </table:table-cell>
          <table:table-cell table:style-name="ce5" table:formula="of:=ORG.OPENOFFICE.YEARS(TODAY();[.C189];0)" office:value-type="float" office:value="0">
            <text:p>0</text:p>
          </table:table-cell>
          <table:table-cell office:value-type="string">
            <text:p>20110429 - 2.25% IKB 29-04-11 Pro-rata</text:p>
          </table:table-cell>
          <table:table-cell table:formula="of:=IF(OR([.G189]=&quot;Government&quot;;[.G18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0211116119210636">
            <text:p>0.00000211116119210636</text:p>
          </table:table-cell>
          <table:table-cell office:value-type="float" office:value="302.116424560547">
            <text:p>302.116424560547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5-11">
            <text:p>2011-05-11</text:p>
          </table:table-cell>
          <table:table-cell table:formula="of:=IF(RIGHT([.E190];8)=&quot;Pro-rata&quot;;DATE(2011;10;15);[.B190])" office:value-type="date" office:date-value="2011-05-11">
            <text:p>2011-05-11</text:p>
          </table:table-cell>
          <table:table-cell table:style-name="ce5" table:formula="of:=ORG.OPENOFFICE.YEARS(TODAY();[.C190];0)" office:value-type="float" office:value="0">
            <text:p>0</text:p>
          </table:table-cell>
          <table:table-cell office:value-type="string">
            <text:p>20110511 - 2% HSH Nordbank 11-05-11</text:p>
          </table:table-cell>
          <table:table-cell table:formula="of:=IF(OR([.G190]=&quot;Government&quot;;[.G19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30925117998734">
            <text:p>0.00030925117998734</text:p>
          </table:table-cell>
          <table:table-cell office:value-type="float" office:value="44255.2">
            <text:p>44255.2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5-11">
            <text:p>2011-05-11</text:p>
          </table:table-cell>
          <table:table-cell table:formula="of:=IF(RIGHT([.E191];8)=&quot;Pro-rata&quot;;DATE(2011;10;15);[.B191])" office:value-type="date" office:date-value="2011-10-15">
            <text:p>2011-10-15</text:p>
          </table:table-cell>
          <table:table-cell table:style-name="ce5" table:formula="of:=ORG.OPENOFFICE.YEARS(TODAY();[.C191];0)" office:value-type="float" office:value="0">
            <text:p>0</text:p>
          </table:table-cell>
          <table:table-cell office:value-type="string">
            <text:p>20110511 - 2% HSH Nordbank 11-05-11 Pro-rata</text:p>
          </table:table-cell>
          <table:table-cell table:formula="of:=IF(OR([.G191]=&quot;Government&quot;;[.G19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0264506596124342">
            <text:p>0.00000264506596124342</text:p>
          </table:table-cell>
          <table:table-cell office:value-type="float" office:value="378.520538330078">
            <text:p>378.520538330078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11-07">
            <text:p>2011-11-07</text:p>
          </table:table-cell>
          <table:table-cell table:formula="of:=IF(RIGHT([.E192];8)=&quot;Pro-rata&quot;;DATE(2011;10;15);[.B192])" office:value-type="date" office:date-value="2011-11-07">
            <text:p>2011-11-07</text:p>
          </table:table-cell>
          <table:table-cell table:style-name="ce5" table:formula="of:=ORG.OPENOFFICE.YEARS(TODAY();[.C192];0)" office:value-type="float" office:value="1">
            <text:p>1</text:p>
          </table:table-cell>
          <table:table-cell office:value-type="string">
            <text:p>20111107 - 4% Yorkshire 07-11-11</text:p>
          </table:table-cell>
          <table:table-cell table:formula="of:=IF(OR([.G192]=&quot;Government&quot;;[.G19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14186308451707">
            <text:p>0.00214186308451707</text:p>
          </table:table-cell>
          <table:table-cell office:value-type="float" office:value="306510">
            <text:p>306510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11-07">
            <text:p>2011-11-07</text:p>
          </table:table-cell>
          <table:table-cell table:formula="of:=IF(RIGHT([.E193];8)=&quot;Pro-rata&quot;;DATE(2011;10;15);[.B193])" office:value-type="date" office:date-value="2011-10-15">
            <text:p>2011-10-15</text:p>
          </table:table-cell>
          <table:table-cell table:style-name="ce5" table:formula="of:=ORG.OPENOFFICE.YEARS(TODAY();[.C193];0)" office:value-type="float" office:value="0">
            <text:p>0</text:p>
          </table:table-cell>
          <table:table-cell office:value-type="string">
            <text:p>20111107 - 4% Yorkshire 07-11-11 Pro-rata</text:p>
          </table:table-cell>
          <table:table-cell table:formula="of:=IF(OR([.G193]=&quot;Government&quot;;[.G19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785708692143734">
            <text:p>0.0000785708692143734</text:p>
          </table:table-cell>
          <table:table-cell office:value-type="float" office:value="11243.8359375">
            <text:p>11243.835937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11-24">
            <text:p>2011-11-24</text:p>
          </table:table-cell>
          <table:table-cell table:formula="of:=IF(RIGHT([.E194];8)=&quot;Pro-rata&quot;;DATE(2011;10;15);[.B194])" office:value-type="date" office:date-value="2011-11-24">
            <text:p>2011-11-24</text:p>
          </table:table-cell>
          <table:table-cell table:style-name="ce5" table:formula="of:=ORG.OPENOFFICE.YEARS(TODAY();[.C194];0)" office:value-type="float" office:value="1">
            <text:p>1</text:p>
          </table:table-cell>
          <table:table-cell office:value-type="string">
            <text:p>20111124 - 3.5% Societe De Fin 24-11-11</text:p>
          </table:table-cell>
          <table:table-cell table:formula="of:=IF(OR([.G194]=&quot;Government&quot;;[.G19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257702794610467">
            <text:p>0.000257702794610467</text:p>
          </table:table-cell>
          <table:table-cell office:value-type="float" office:value="36878.4">
            <text:p>36878.4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194]" office:value-type="date" office:date-value="2011-11-24">
            <text:p>2011-11-24</text:p>
          </table:table-cell>
          <table:table-cell table:formula="of:=IF(RIGHT([.E195];8)=&quot;Pro-rata&quot;;DATE(2011;10;15);[.B195])" office:value-type="date" office:date-value="2011-10-15">
            <text:p>2011-10-15</text:p>
          </table:table-cell>
          <table:table-cell table:style-name="ce5" table:formula="of:=ORG.OPENOFFICE.YEARS(TODAY();[.C195];0)" office:value-type="float" office:value="0">
            <text:p>0</text:p>
          </table:table-cell>
          <table:table-cell office:value-type="string">
            <text:p>20111124 - 3.5% Societe De Fin 24-11-11 Pro-rata</text:p>
          </table:table-cell>
          <table:table-cell table:formula="of:=IF(OR([.G195]=&quot;Government&quot;;[.G19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783985651255783">
            <text:p>0.00000783985651255783</text:p>
          </table:table-cell>
          <table:table-cell office:value-type="float" office:value="1121.91784667969">
            <text:p>1121.91784667969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2-02-02">
            <text:p>2012-02-02</text:p>
          </table:table-cell>
          <table:table-cell table:formula="of:=IF(RIGHT([.E196];8)=&quot;Pro-rata&quot;;DATE(2011;10;15);[.B196])" office:value-type="date" office:date-value="2012-02-02">
            <text:p>2012-02-02</text:p>
          </table:table-cell>
          <table:table-cell table:style-name="ce5" table:formula="of:=ORG.OPENOFFICE.YEARS(TODAY();[.C196];0)" office:value-type="float" office:value="1">
            <text:p>1</text:p>
          </table:table-cell>
          <table:table-cell office:value-type="string">
            <text:p>20120202 - 3.125% Swedbank 02-02-12</text:p>
          </table:table-cell>
          <table:table-cell table:formula="of:=IF(OR([.G196]=&quot;Government&quot;;[.G19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716260370503407">
            <text:p>0.000716260370503407</text:p>
          </table:table-cell>
          <table:table-cell office:value-type="float" office:value="102500">
            <text:p>102500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196]" office:value-type="date" office:date-value="2012-02-02">
            <text:p>2012-02-02</text:p>
          </table:table-cell>
          <table:table-cell table:formula="of:=IF(RIGHT([.E197];8)=&quot;Pro-rata&quot;;DATE(2011;10;15);[.B197])" office:value-type="date" office:date-value="2011-10-15">
            <text:p>2011-10-15</text:p>
          </table:table-cell>
          <table:table-cell table:style-name="ce5" table:formula="of:=ORG.OPENOFFICE.YEARS(TODAY();[.C197];0)" office:value-type="float" office:value="0">
            <text:p>0</text:p>
          </table:table-cell>
          <table:table-cell office:value-type="string">
            <text:p>20120202 - 3.125% Swedbank 02-02-12 Pro-rata</text:p>
          </table:table-cell>
          <table:table-cell table:formula="of:=IF(OR([.G197]=&quot;Government&quot;;[.G19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152561309317219">
            <text:p>0.0000152561309317219</text:p>
          </table:table-cell>
          <table:table-cell office:value-type="float" office:value="2183.21923828125">
            <text:p>2183.2192382812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2-10-01">
            <text:p>2012-10-01</text:p>
          </table:table-cell>
          <table:table-cell table:formula="of:=IF(RIGHT([.E198];8)=&quot;Pro-rata&quot;;DATE(2011;10;15);[.B198])" office:value-type="date" office:date-value="2012-10-01">
            <text:p>2012-10-01</text:p>
          </table:table-cell>
          <table:table-cell table:style-name="ce5" table:formula="of:=ORG.OPENOFFICE.YEARS(TODAY();[.C198];0)" office:value-type="float" office:value="1">
            <text:p>1</text:p>
          </table:table-cell>
          <table:table-cell office:value-type="string">
            <text:p>20121001 - 2.25% BNP 01-10-12</text:p>
          </table:table-cell>
          <table:table-cell table:formula="of:=IF(OR([.G198]=&quot;Government&quot;;[.G19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12404392408015">
            <text:p>0.00212404392408015</text:p>
          </table:table-cell>
          <table:table-cell office:value-type="float" office:value="303960">
            <text:p>303960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198]" office:value-type="date" office:date-value="2012-10-01">
            <text:p>2012-10-01</text:p>
          </table:table-cell>
          <table:table-cell table:formula="of:=IF(RIGHT([.E199];8)=&quot;Pro-rata&quot;;DATE(2011;10;15);[.B199])" office:value-type="date" office:date-value="2011-10-15">
            <text:p>2011-10-15</text:p>
          </table:table-cell>
          <table:table-cell table:style-name="ce5" table:formula="of:=ORG.OPENOFFICE.YEARS(TODAY();[.C199];0)" office:value-type="float" office:value="0">
            <text:p>0</text:p>
          </table:table-cell>
          <table:table-cell office:value-type="string">
            <text:p>20121001 - 2.25% BNP 01-10-12 Pro-rata</text:p>
          </table:table-cell>
          <table:table-cell table:formula="of:=IF(OR([.G199]=&quot;Government&quot;;[.G19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180919783718978">
            <text:p>0.00000180919783718978</text:p>
          </table:table-cell>
          <table:table-cell office:value-type="float" office:value="258.904144287109">
            <text:p>258.904144287109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2-11-23">
            <text:p>2012-11-23</text:p>
          </table:table-cell>
          <table:table-cell table:formula="of:=IF(RIGHT([.E200];8)=&quot;Pro-rata&quot;;DATE(2011;10;15);[.B200])" office:value-type="date" office:date-value="2012-11-23">
            <text:p>2012-11-23</text:p>
          </table:table-cell>
          <table:table-cell table:style-name="ce5" table:formula="of:=ORG.OPENOFFICE.YEARS(TODAY();[.C200];0)" office:value-type="float" office:value="2">
            <text:p>2</text:p>
          </table:table-cell>
          <table:table-cell office:value-type="string">
            <text:p>20121123 - 3.25% Muenchner Hypobk 23-11-12</text:p>
          </table:table-cell>
          <table:table-cell table:formula="of:=IF(OR([.G200]=&quot;Government&quot;;[.G20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594324205028907">
            <text:p>0.000594324205028907</text:p>
          </table:table-cell>
          <table:table-cell office:value-type="float" office:value="85050.4">
            <text:p>85050.4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200]" office:value-type="date" office:date-value="2012-11-23">
            <text:p>2012-11-23</text:p>
          </table:table-cell>
          <table:table-cell table:formula="of:=IF(RIGHT([.E201];8)=&quot;Pro-rata&quot;;DATE(2011;10;15);[.B201])" office:value-type="date" office:date-value="2011-10-15">
            <text:p>2011-10-15</text:p>
          </table:table-cell>
          <table:table-cell table:style-name="ce5" table:formula="of:=ORG.OPENOFFICE.YEARS(TODAY();[.C201];0)" office:value-type="float" office:value="0">
            <text:p>0</text:p>
          </table:table-cell>
          <table:table-cell office:value-type="string">
            <text:p>20121123 - 3.25% Muenchner Hypobk 23-11-12 Pro-rata</text:p>
          </table:table-cell>
          <table:table-cell table:formula="of:=IF(OR([.G201]=&quot;Government&quot;;[.G20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166329394998553">
            <text:p>0.0000166329394998553</text:p>
          </table:table-cell>
          <table:table-cell office:value-type="float" office:value="2380.24658203125">
            <text:p>2380.2465820312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4-01-22">
            <text:p>2014-01-22</text:p>
          </table:table-cell>
          <table:table-cell table:formula="of:=IF(RIGHT([.E202];8)=&quot;Pro-rata&quot;;DATE(2011;10;15);[.B202])" office:value-type="date" office:date-value="2014-01-22">
            <text:p>2014-01-22</text:p>
          </table:table-cell>
          <table:table-cell table:style-name="ce5" table:formula="of:=ORG.OPENOFFICE.YEARS(TODAY();[.C202];0)" office:value-type="float" office:value="3">
            <text:p>3</text:p>
          </table:table-cell>
          <table:table-cell office:value-type="string">
            <text:p>20140122 - 4.375% Rabobank 22-01-14</text:p>
          </table:table-cell>
          <table:table-cell table:formula="of:=IF(OR([.G202]=&quot;Government&quot;;[.G20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750144726957759">
            <text:p>0.000750144726957759</text:p>
          </table:table-cell>
          <table:table-cell office:value-type="float" office:value="107349">
            <text:p>107349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202]" office:value-type="date" office:date-value="2014-01-22">
            <text:p>2014-01-22</text:p>
          </table:table-cell>
          <table:table-cell table:formula="of:=IF(RIGHT([.E203];8)=&quot;Pro-rata&quot;;DATE(2011;10;15);[.B203])" office:value-type="date" office:date-value="2011-10-15">
            <text:p>2011-10-15</text:p>
          </table:table-cell>
          <table:table-cell table:style-name="ce5" table:formula="of:=ORG.OPENOFFICE.YEARS(TODAY();[.C203];0)" office:value-type="float" office:value="0">
            <text:p>0</text:p>
          </table:table-cell>
          <table:table-cell office:value-type="string">
            <text:p>20140122 - 4.375% Rabobank 22-01-14 Pro-rata</text:p>
          </table:table-cell>
          <table:table-cell table:formula="of:=IF(OR([.G203]=&quot;Government&quot;;[.G20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222799335994947">
            <text:p>0.0000222799335994947</text:p>
          </table:table-cell>
          <table:table-cell office:value-type="float" office:value="3188.35620117187">
            <text:p>3188.35620117187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4-01-23">
            <text:p>2014-01-23</text:p>
          </table:table-cell>
          <table:table-cell table:formula="of:=IF(RIGHT([.E204];8)=&quot;Pro-rata&quot;;DATE(2011;10;15);[.B204])" office:value-type="date" office:date-value="2014-01-23">
            <text:p>2014-01-23</text:p>
          </table:table-cell>
          <table:table-cell table:style-name="ce5" table:formula="of:=ORG.OPENOFFICE.YEARS(TODAY();[.C204];0)" office:value-type="float" office:value="3">
            <text:p>3</text:p>
          </table:table-cell>
          <table:table-cell office:value-type="string">
            <text:p>20140123 - 5.375% CCD 23-01-14</text:p>
          </table:table-cell>
          <table:table-cell table:formula="of:=IF(OR([.G204]=&quot;Government&quot;;[.G20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63848010729048">
            <text:p>0.000763848010729048</text:p>
          </table:table-cell>
          <table:table-cell office:value-type="float" office:value="109310">
            <text:p>109310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204]" office:value-type="date" office:date-value="2014-01-23">
            <text:p>2014-01-23</text:p>
          </table:table-cell>
          <table:table-cell table:formula="of:=IF(RIGHT([.E205];8)=&quot;Pro-rata&quot;;DATE(2011;10;15);[.B205])" office:value-type="date" office:date-value="2011-10-15">
            <text:p>2011-10-15</text:p>
          </table:table-cell>
          <table:table-cell table:style-name="ce5" table:formula="of:=ORG.OPENOFFICE.YEARS(TODAY();[.C205];0)" office:value-type="float" office:value="0">
            <text:p>0</text:p>
          </table:table-cell>
          <table:table-cell office:value-type="string">
            <text:p>20140123 - 5.375% CCD 23-01-14 Pro-rata</text:p>
          </table:table-cell>
          <table:table-cell table:formula="of:=IF(OR([.G205]=&quot;Government&quot;;[.G20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272695851351648">
            <text:p>0.0000272695851351648</text:p>
          </table:table-cell>
          <table:table-cell office:value-type="float" office:value="3902.39721679687">
            <text:p>3902.39721679687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5-04-16">
            <text:p>2015-04-16</text:p>
          </table:table-cell>
          <table:table-cell table:formula="of:=IF(RIGHT([.E206];8)=&quot;Pro-rata&quot;;DATE(2011;10;15);[.B206])" office:value-type="date" office:date-value="2015-04-16">
            <text:p>2015-04-16</text:p>
          </table:table-cell>
          <table:table-cell table:style-name="ce5" table:formula="of:=ORG.OPENOFFICE.YEARS(TODAY();[.C206];0)" office:value-type="float" office:value="4">
            <text:p>4</text:p>
          </table:table-cell>
          <table:table-cell office:value-type="string">
            <text:p>20150416 - 2.625% CFF 16-04-15</text:p>
          </table:table-cell>
          <table:table-cell table:formula="of:=IF(OR([.G206]=&quot;Government&quot;;[.G20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356522966859354">
            <text:p>0.00356522966859354</text:p>
          </table:table-cell>
          <table:table-cell office:value-type="float" office:value="510200">
            <text:p>510200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206]" office:value-type="date" office:date-value="2015-04-16">
            <text:p>2015-04-16</text:p>
          </table:table-cell>
          <table:table-cell table:formula="of:=IF(RIGHT([.E207];8)=&quot;Pro-rata&quot;;DATE(2011;10;15);[.B207])" office:value-type="date" office:date-value="2011-10-15">
            <text:p>2011-10-15</text:p>
          </table:table-cell>
          <table:table-cell table:style-name="ce5" table:formula="of:=ORG.OPENOFFICE.YEARS(TODAY();[.C207];0)" office:value-type="float" office:value="0">
            <text:p>0</text:p>
          </table:table-cell>
          <table:table-cell office:value-type="string">
            <text:p>20150416 - 2.625% CFF 16-04-15 Pro-rata</text:p>
          </table:table-cell>
          <table:table-cell table:formula="of:=IF(OR([.G207]=&quot;Government&quot;;[.G20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45732494475053">
            <text:p>0.000045732494475053</text:p>
          </table:table-cell>
          <table:table-cell office:value-type="float" office:value="6544.5205078125">
            <text:p>6544.520507812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5-10-06">
            <text:p>2015-10-06</text:p>
          </table:table-cell>
          <table:table-cell table:formula="of:=IF(RIGHT([.E208];8)=&quot;Pro-rata&quot;;DATE(2011;10;15);[.B208])" office:value-type="date" office:date-value="2015-10-06">
            <text:p>2015-10-06</text:p>
          </table:table-cell>
          <table:table-cell table:style-name="ce5" table:formula="of:=ORG.OPENOFFICE.YEARS(TODAY();[.C208];0)" office:value-type="float" office:value="4">
            <text:p>4</text:p>
          </table:table-cell>
          <table:table-cell office:value-type="string">
            <text:p>20151006 - 3.125% Asfinag 06-10-15</text:p>
          </table:table-cell>
          <table:table-cell table:formula="of:=IF(OR([.G208]=&quot;Government&quot;;[.G20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ransportation</text:p>
          </table:table-cell>
          <table:table-cell office:value-type="string">
            <text:p>EUR</text:p>
          </table:table-cell>
          <table:table-cell office:value-type="float" office:value="0.0292815624949057">
            <text:p>0.0292815624949057</text:p>
          </table:table-cell>
          <table:table-cell office:value-type="float" office:value="4190320">
            <text:p>4190320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208]" office:value-type="date" office:date-value="2015-10-06">
            <text:p>2015-10-06</text:p>
          </table:table-cell>
          <table:table-cell table:formula="of:=IF(RIGHT([.E209];8)=&quot;Pro-rata&quot;;DATE(2011;10;15);[.B209])" office:value-type="date" office:date-value="2011-10-15">
            <text:p>2011-10-15</text:p>
          </table:table-cell>
          <table:table-cell table:style-name="ce5" table:formula="of:=ORG.OPENOFFICE.YEARS(TODAY();[.C209];0)" office:value-type="float" office:value="0">
            <text:p>0</text:p>
          </table:table-cell>
          <table:table-cell office:value-type="string">
            <text:p>20151006 - 3.125% Asfinag 06-10-15 Pro-rata</text:p>
          </table:table-cell>
          <table:table-cell table:formula="of:=IF(OR([.G209]=&quot;Government&quot;;[.G20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ransportation</text:p>
          </table:table-cell>
          <table:table-cell office:value-type="string">
            <text:p>EUR</text:p>
          </table:table-cell>
          <table:table-cell office:value-type="float" office:value="0.0000215380673984346">
            <text:p>0.0000215380673984346</text:p>
          </table:table-cell>
          <table:table-cell office:value-type="float" office:value="3082.19189453125">
            <text:p>3082.1918945312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21-04-25">
            <text:p>2021-04-25</text:p>
          </table:table-cell>
          <table:table-cell table:formula="of:=IF(RIGHT([.E210];8)=&quot;Pro-rata&quot;;DATE(2011;10;15);[.B210])" office:value-type="date" office:date-value="2021-04-25">
            <text:p>2021-04-25</text:p>
          </table:table-cell>
          <table:table-cell table:style-name="ce5" table:formula="of:=ORG.OPENOFFICE.YEARS(TODAY();[.C210];0)" office:value-type="float" office:value="10">
            <text:p>10</text:p>
          </table:table-cell>
          <table:table-cell office:value-type="string">
            <text:p>20210425 - 3.375% Cse D Amort Dette 25-04-21</text:p>
          </table:table-cell>
          <table:table-cell table:formula="of:=IF(OR([.G210]=&quot;Government&quot;;[.G21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361728956869355">
            <text:p>0.00361728956869355</text:p>
          </table:table-cell>
          <table:table-cell office:value-type="float" office:value="517650">
            <text:p>517650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210]" office:value-type="date" office:date-value="2021-04-25">
            <text:p>2021-04-25</text:p>
          </table:table-cell>
          <table:table-cell table:formula="of:=IF(RIGHT([.E211];8)=&quot;Pro-rata&quot;;DATE(2011;10;15);[.B211])" office:value-type="date" office:date-value="2011-10-15">
            <text:p>2011-10-15</text:p>
          </table:table-cell>
          <table:table-cell table:style-name="ce5" table:formula="of:=ORG.OPENOFFICE.YEARS(TODAY();[.C211];0)" office:value-type="float" office:value="0">
            <text:p>0</text:p>
          </table:table-cell>
          <table:table-cell office:value-type="string">
            <text:p>20210425 - 3.375% Cse D Amort Dette 25-04-21 Pro-rata</text:p>
          </table:table-cell>
          <table:table-cell table:formula="of:=IF(OR([.G211]=&quot;Government&quot;;[.G21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5589128232283">
            <text:p>0.00005589128232283</text:p>
          </table:table-cell>
          <table:table-cell office:value-type="float" office:value="7998.28759765625">
            <text:p>7998.2875976562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3-01-17">
            <text:p>2013-01-17</text:p>
          </table:table-cell>
          <table:table-cell table:formula="of:=IF(RIGHT([.E212];8)=&quot;Pro-rata&quot;;DATE(2011;10;15);[.B212])" office:value-type="date" office:date-value="2013-01-17">
            <text:p>2013-01-17</text:p>
          </table:table-cell>
          <table:table-cell table:style-name="ce5" table:formula="of:=ORG.OPENOFFICE.YEARS(TODAY();[.C212];0)" office:value-type="float" office:value="2">
            <text:p>2</text:p>
          </table:table-cell>
          <table:table-cell office:value-type="string">
            <text:p>20130117 - 4.5% New York Life Glob 17-01-13</text:p>
          </table:table-cell>
          <table:table-cell table:formula="of:=IF(OR([.G212]=&quot;Government&quot;;[.G21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GBP</text:p>
          </table:table-cell>
          <table:table-cell office:value-type="float" office:value="0.00225617615778089">
            <text:p>0.00225617615778089</text:p>
          </table:table-cell>
          <table:table-cell office:value-type="float" office:value="322868.702075485">
            <text:p>322868.702075485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212]" office:value-type="date" office:date-value="2013-01-17">
            <text:p>2013-01-17</text:p>
          </table:table-cell>
          <table:table-cell table:formula="of:=IF(RIGHT([.E213];8)=&quot;Pro-rata&quot;;DATE(2011;10;15);[.B213])" office:value-type="date" office:date-value="2011-10-15">
            <text:p>2011-10-15</text:p>
          </table:table-cell>
          <table:table-cell table:style-name="ce5" table:formula="of:=ORG.OPENOFFICE.YEARS(TODAY();[.C213];0)" office:value-type="float" office:value="0">
            <text:p>0</text:p>
          </table:table-cell>
          <table:table-cell office:value-type="string">
            <text:p>20130117 - 4.5% New York Life Glob 17-01-13 Pro-rata</text:p>
          </table:table-cell>
          <table:table-cell table:formula="of:=IF(OR([.G213]=&quot;Government&quot;;[.G21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GBP</text:p>
          </table:table-cell>
          <table:table-cell office:value-type="float" office:value="0.0000712698077741954">
            <text:p>0.0000712698077741954</text:p>
          </table:table-cell>
          <table:table-cell office:value-type="float" office:value="10199.0220284291">
            <text:p>10199.0220284291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3-05-29">
            <text:p>2013-05-29</text:p>
          </table:table-cell>
          <table:table-cell table:formula="of:=IF(RIGHT([.E214];8)=&quot;Pro-rata&quot;;DATE(2011;10;15);[.B214])" office:value-type="date" office:date-value="2013-05-29">
            <text:p>2013-05-29</text:p>
          </table:table-cell>
          <table:table-cell table:style-name="ce5" table:formula="of:=ORG.OPENOFFICE.YEARS(TODAY();[.C214];0)" office:value-type="float" office:value="2">
            <text:p>2</text:p>
          </table:table-cell>
          <table:table-cell office:value-type="string">
            <text:p>20130529 - 4% Rabobank 29-05-13</text:p>
          </table:table-cell>
          <table:table-cell table:formula="of:=IF(OR([.G214]=&quot;Government&quot;;[.G21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NOK</text:p>
          </table:table-cell>
          <table:table-cell office:value-type="float" office:value="0.00133305495579908">
            <text:p>0.00133305495579908</text:p>
          </table:table-cell>
          <table:table-cell office:value-type="float" office:value="190766.009954414">
            <text:p>190766.009954414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214]" office:value-type="date" office:date-value="2013-05-29">
            <text:p>2013-05-29</text:p>
          </table:table-cell>
          <table:table-cell table:formula="of:=IF(RIGHT([.E215];8)=&quot;Pro-rata&quot;;DATE(2011;10;15);[.B215])" office:value-type="date" office:date-value="2011-10-15">
            <text:p>2011-10-15</text:p>
          </table:table-cell>
          <table:table-cell table:style-name="ce5" table:formula="of:=ORG.OPENOFFICE.YEARS(TODAY();[.C215];0)" office:value-type="float" office:value="0">
            <text:p>0</text:p>
          </table:table-cell>
          <table:table-cell office:value-type="string">
            <text:p>20130529 - 4% Rabobank 29-05-13 Pro-rata</text:p>
          </table:table-cell>
          <table:table-cell table:formula="of:=IF(OR([.G215]=&quot;Government&quot;;[.G21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NOK</text:p>
          </table:table-cell>
          <table:table-cell office:value-type="float" office:value="0.0000197490420248358">
            <text:p>0.0000197490420248358</text:p>
          </table:table-cell>
          <table:table-cell office:value-type="float" office:value="2826.1745182453">
            <text:p>2826.1745182453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11-21">
            <text:p>2011-11-21</text:p>
          </table:table-cell>
          <table:table-cell table:formula="of:=IF(RIGHT([.E216];8)=&quot;Pro-rata&quot;;DATE(2011;10;15);[.B216])" office:value-type="date" office:date-value="2011-11-21">
            <text:p>2011-11-21</text:p>
          </table:table-cell>
          <table:table-cell table:style-name="ce5" table:formula="of:=ORG.OPENOFFICE.YEARS(TODAY();[.C216];0)" office:value-type="float" office:value="1">
            <text:p>1</text:p>
          </table:table-cell>
          <table:table-cell office:value-type="string">
            <text:p>20111121 - 5% Bank Of Scotland 21-11-11</text:p>
          </table:table-cell>
          <table:table-cell table:formula="of:=IF(OR([.G216]=&quot;Government&quot;;[.G21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221158887204744">
            <text:p>0.00221158887204744</text:p>
          </table:table-cell>
          <table:table-cell office:value-type="float" office:value="316488.065960623">
            <text:p>316488.065960623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11-21">
            <text:p>2011-11-21</text:p>
          </table:table-cell>
          <table:table-cell table:formula="of:=IF(RIGHT([.E217];8)=&quot;Pro-rata&quot;;DATE(2011;10;15);[.B217])" office:value-type="date" office:date-value="2011-10-15">
            <text:p>2011-10-15</text:p>
          </table:table-cell>
          <table:table-cell table:style-name="ce5" table:formula="of:=ORG.OPENOFFICE.YEARS(TODAY();[.C217];0)" office:value-type="float" office:value="0">
            <text:p>0</text:p>
          </table:table-cell>
          <table:table-cell office:value-type="string">
            <text:p>20111121 - 5% Bank Of Scotland 21-11-11 Pro-rata</text:p>
          </table:table-cell>
          <table:table-cell table:formula="of:=IF(OR([.G217]=&quot;Government&quot;;[.G21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424171708710838">
            <text:p>0.0000424171708710838</text:p>
          </table:table-cell>
          <table:table-cell office:value-type="float" office:value="6070.08316156088">
            <text:p>6070.08316156088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2-05-31">
            <text:p>2012-05-31</text:p>
          </table:table-cell>
          <table:table-cell table:formula="of:=IF(RIGHT([.E218];8)=&quot;Pro-rata&quot;;DATE(2011;10;15);[.B218])" office:value-type="date" office:date-value="2012-05-31">
            <text:p>2012-05-31</text:p>
          </table:table-cell>
          <table:table-cell table:style-name="ce5" table:formula="of:=ORG.OPENOFFICE.YEARS(TODAY();[.C218];0)" office:value-type="float" office:value="1">
            <text:p>1</text:p>
          </table:table-cell>
          <table:table-cell office:value-type="string">
            <text:p>20120531 - 5.125% Dexia 31-05-12</text:p>
          </table:table-cell>
          <table:table-cell table:formula="of:=IF(OR([.G218]=&quot;Government&quot;;[.G21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287930139976197">
            <text:p>0.00287930139976197</text:p>
          </table:table-cell>
          <table:table-cell office:value-type="float" office:value="412040.656763096">
            <text:p>412040.656763096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218]" office:value-type="date" office:date-value="2012-05-31">
            <text:p>2012-05-31</text:p>
          </table:table-cell>
          <table:table-cell table:formula="of:=IF(RIGHT([.E219];8)=&quot;Pro-rata&quot;;DATE(2011;10;15);[.B219])" office:value-type="date" office:date-value="2011-10-15">
            <text:p>2011-10-15</text:p>
          </table:table-cell>
          <table:table-cell table:style-name="ce5" table:formula="of:=ORG.OPENOFFICE.YEARS(TODAY();[.C219];0)" office:value-type="float" office:value="0">
            <text:p>0</text:p>
          </table:table-cell>
          <table:table-cell office:value-type="string">
            <text:p>20120531 - 5.125% Dexia 31-05-12 Pro-rata</text:p>
          </table:table-cell>
          <table:table-cell table:formula="of:=IF(OR([.G219]=&quot;Government&quot;;[.G21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00525014931467509">
            <text:p>0.0000525014931467509</text:p>
          </table:table-cell>
          <table:table-cell office:value-type="float" office:value="7513.19390148554">
            <text:p>7513.19390148554</text:p>
          </table:table-cell>
        </table:table-row>
        <table:table-row table:style-name="ro2">
          <table:table-cell office:value-type="string">
            <text:p>Ae</text:p>
          </table:table-cell>
          <table:table-cell office:value-type="date" office:date-value="2015-09-01">
            <text:p>2015-09-01</text:p>
          </table:table-cell>
          <table:table-cell table:formula="of:=IF(RIGHT([.E220];8)=&quot;Pro-rata&quot;;DATE(2011;10;15);[.B220])" office:value-type="date" office:date-value="2015-09-01">
            <text:p>2015-09-01</text:p>
          </table:table-cell>
          <table:table-cell table:style-name="ce5" table:formula="of:=ORG.OPENOFFICE.YEARS(TODAY();[.C220];0)" office:value-type="float" office:value="4">
            <text:p>4</text:p>
          </table:table-cell>
          <table:table-cell office:value-type="string">
            <text:p>20150901 - 2.5% Skand Enskilda Bkn 01-09-15</text:p>
          </table:table-cell>
          <table:table-cell table:formula="of:=IF(OR([.G220]=&quot;Government&quot;;[.G22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173824163085583">
            <text:p>0.00173824163085583</text:p>
          </table:table-cell>
          <table:table-cell office:value-type="float" office:value="248750">
            <text:p>248750</text:p>
          </table:table-cell>
        </table:table-row>
        <table:table-row table:style-name="ro2">
          <table:table-cell office:value-type="string">
            <text:p>Ae</text:p>
          </table:table-cell>
          <table:table-cell table:formula="of:=[.B220]" office:value-type="date" office:date-value="2015-09-01">
            <text:p>2015-09-01</text:p>
          </table:table-cell>
          <table:table-cell table:formula="of:=IF(RIGHT([.E221];8)=&quot;Pro-rata&quot;;DATE(2011;10;15);[.B221])" office:value-type="date" office:date-value="2011-10-15">
            <text:p>2011-10-15</text:p>
          </table:table-cell>
          <table:table-cell table:style-name="ce5" table:formula="of:=ORG.OPENOFFICE.YEARS(TODAY();[.C221];0)" office:value-type="float" office:value="0">
            <text:p>0</text:p>
          </table:table-cell>
          <table:table-cell office:value-type="string">
            <text:p>20150901 - 2.5% Skand Enskilda Bkn 01-09-15 Pro-rata</text:p>
          </table:table-cell>
          <table:table-cell table:formula="of:=IF(OR([.G221]=&quot;Government&quot;;[.G22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0526486090066145">
            <text:p>0.00000526486090066145</text:p>
          </table:table-cell>
          <table:table-cell office:value-type="float" office:value="753.424682617188">
            <text:p>753.424682617188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date" office:date-value="2013-04-16">
            <text:p>2013-04-16</text:p>
          </table:table-cell>
          <table:table-cell table:formula="of:=IF(RIGHT([.E222];8)=&quot;Pro-rata&quot;;DATE(2011;10;15);[.B222])" office:value-type="date" office:date-value="2013-04-16">
            <text:p>2013-04-16</text:p>
          </table:table-cell>
          <table:table-cell table:style-name="ce5" table:formula="of:=ORG.OPENOFFICE.YEARS(TODAY();[.C222];0)" office:value-type="float" office:value="2">
            <text:p>2</text:p>
          </table:table-cell>
          <table:table-cell office:value-type="string">
            <text:p>20130416 - 8.5% Kazkommerts 16-04-13</text:p>
          </table:table-cell>
          <table:table-cell table:formula="of:=IF(OR([.G222]=&quot;Government&quot;;[.G22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0730131629748164">
            <text:p>0.000730131629748164</text:p>
          </table:table-cell>
          <table:table-cell office:value-type="float" office:value="104485.038026868">
            <text:p>104485.038026868</text:p>
          </table:table-cell>
        </table:table-row>
        <table:table-row table:style-name="ro2">
          <table:table-cell office:value-type="string">
            <text:p>B</text:p>
          </table:table-cell>
          <table:table-cell table:formula="of:=[.B222]" office:value-type="date" office:date-value="2013-04-16">
            <text:p>2013-04-16</text:p>
          </table:table-cell>
          <table:table-cell table:formula="of:=IF(RIGHT([.E223];8)=&quot;Pro-rata&quot;;DATE(2011;10;15);[.B223])" office:value-type="date" office:date-value="2011-10-15">
            <text:p>2011-10-15</text:p>
          </table:table-cell>
          <table:table-cell table:style-name="ce5" table:formula="of:=ORG.OPENOFFICE.YEARS(TODAY();[.C223];0)" office:value-type="float" office:value="0">
            <text:p>0</text:p>
          </table:table-cell>
          <table:table-cell office:value-type="string">
            <text:p>20130416 - 8.5% Kazkommerts 16-04-13 Pro-rata</text:p>
          </table:table-cell>
          <table:table-cell table:formula="of:=IF(OR([.G223]=&quot;Government&quot;;[.G22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USD</text:p>
          </table:table-cell>
          <table:table-cell office:value-type="float" office:value="0.0000314879621083503">
            <text:p>0.0000314879621083503</text:p>
          </table:table-cell>
          <table:table-cell office:value-type="float" office:value="4506.06546029835">
            <text:p>4506.06546029835</text:p>
          </table:table-cell>
        </table:table-row>
        <table:table-row table:style-name="ro2">
          <table:table-cell office:value-type="string">
            <text:p>B-</text:p>
          </table:table-cell>
          <table:table-cell office:value-type="date" office:date-value="2013-04-01">
            <text:p>2013-04-01</text:p>
          </table:table-cell>
          <table:table-cell table:formula="of:=IF(RIGHT([.E224];8)=&quot;Pro-rata&quot;;DATE(2011;10;15);[.B224])" office:value-type="date" office:date-value="2013-04-01">
            <text:p>2013-04-01</text:p>
          </table:table-cell>
          <table:table-cell table:style-name="ce5" table:formula="of:=ORG.OPENOFFICE.YEARS(TODAY();[.C224];0)" office:value-type="float" office:value="2">
            <text:p>2</text:p>
          </table:table-cell>
          <table:table-cell office:value-type="string">
            <text:p>20130401 - 13% Renaissance Consumer Funding 01-04-13</text:p>
          </table:table-cell>
          <table:table-cell table:formula="of:=IF(OR([.G224]=&quot;Government&quot;;[.G22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USD</text:p>
          </table:table-cell>
          <table:table-cell office:value-type="float" office:value="0.00103435314214323">
            <text:p>0.00103435314214323</text:p>
          </table:table-cell>
          <table:table-cell office:value-type="float" office:value="148020.470538062">
            <text:p>148020.470538062</text:p>
          </table:table-cell>
        </table:table-row>
        <table:table-row table:style-name="ro2">
          <table:table-cell office:value-type="string">
            <text:p>B-</text:p>
          </table:table-cell>
          <table:table-cell office:value-type="date" office:date-value="2013-04-01">
            <text:p>2013-04-01</text:p>
          </table:table-cell>
          <table:table-cell table:formula="of:=IF(RIGHT([.E225];8)=&quot;Pro-rata&quot;;DATE(2011;10;15);[.B225])" office:value-type="date" office:date-value="2011-10-15">
            <text:p>2011-10-15</text:p>
          </table:table-cell>
          <table:table-cell table:style-name="ce5" table:formula="of:=ORG.OPENOFFICE.YEARS(TODAY();[.C225];0)" office:value-type="float" office:value="0">
            <text:p>0</text:p>
          </table:table-cell>
          <table:table-cell office:value-type="string">
            <text:p>20130401 - 13% Renaissance Consumer Funding 01-04-13 Pro-rata</text:p>
          </table:table-cell>
          <table:table-cell table:formula="of:=IF(OR([.G225]=&quot;Government&quot;;[.G22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USD</text:p>
          </table:table-cell>
          <table:table-cell office:value-type="float" office:value="0.00000502206927623091">
            <text:p>0.00000502206927623091</text:p>
          </table:table-cell>
          <table:table-cell office:value-type="float" office:value="718.680136459148">
            <text:p>718.680136459148</text:p>
          </table:table-cell>
        </table:table-row>
        <table:table-row table:style-name="ro2">
          <table:table-cell office:value-type="string">
            <text:p>BB</text:p>
          </table:table-cell>
          <table:table-cell office:value-type="date" office:date-value="2013-01-31">
            <text:p>2013-01-31</text:p>
          </table:table-cell>
          <table:table-cell table:formula="of:=IF(RIGHT([.E226];8)=&quot;Pro-rata&quot;;DATE(2011;10;15);[.B226])" office:value-type="date" office:date-value="2013-01-31">
            <text:p>2013-01-31</text:p>
          </table:table-cell>
          <table:table-cell table:style-name="ce5" table:formula="of:=ORG.OPENOFFICE.YEARS(TODAY();[.C226];0)" office:value-type="float" office:value="2">
            <text:p>2</text:p>
          </table:table-cell>
          <table:table-cell office:value-type="string">
            <text:p>20130131 - 5% Fresenius Finance 31-01-13</text:p>
          </table:table-cell>
          <table:table-cell table:formula="of:=IF(OR([.G226]=&quot;Government&quot;;[.G22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147881561861252">
            <text:p>0.0147881561861252</text:p>
          </table:table-cell>
          <table:table-cell office:value-type="float" office:value="2116250">
            <text:p>2116250</text:p>
          </table:table-cell>
        </table:table-row>
        <table:table-row table:style-name="ro2">
          <table:table-cell office:value-type="string">
            <text:p>BB</text:p>
          </table:table-cell>
          <table:table-cell table:formula="of:=[.B226]" office:value-type="date" office:date-value="2013-01-31">
            <text:p>2013-01-31</text:p>
          </table:table-cell>
          <table:table-cell table:formula="of:=IF(RIGHT([.E227];8)=&quot;Pro-rata&quot;;DATE(2011;10;15);[.B227])" office:value-type="date" office:date-value="2011-10-15">
            <text:p>2011-10-15</text:p>
          </table:table-cell>
          <table:table-cell table:style-name="ce5" table:formula="of:=ORG.OPENOFFICE.YEARS(TODAY();[.C227];0)" office:value-type="float" office:value="0">
            <text:p>0</text:p>
          </table:table-cell>
          <table:table-cell office:value-type="string">
            <text:p>20130131 - 5% Fresenius Finance 31-01-13 Pro-rata</text:p>
          </table:table-cell>
          <table:table-cell table:formula="of:=IF(OR([.G227]=&quot;Government&quot;;[.G22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145581380667997">
            <text:p>0.000145581380667997</text:p>
          </table:table-cell>
          <table:table-cell office:value-type="float" office:value="20833.333984375">
            <text:p>20833.333984375</text:p>
          </table:table-cell>
        </table:table-row>
        <table:table-row table:style-name="ro2">
          <table:table-cell office:value-type="string">
            <text:p>BB</text:p>
          </table:table-cell>
          <table:table-cell office:value-type="date" office:date-value="2020-12-31">
            <text:p>2020-12-31</text:p>
          </table:table-cell>
          <table:table-cell table:formula="of:=IF(RIGHT([.E228];8)=&quot;Pro-rata&quot;;DATE(2011;10;15);[.B228])" office:value-type="date" office:date-value="2020-12-31">
            <text:p>2020-12-31</text:p>
          </table:table-cell>
          <table:table-cell table:style-name="ce5" table:formula="of:=ORG.OPENOFFICE.YEARS(TODAY();[.C228];0)" office:value-type="float" office:value="10">
            <text:p>10</text:p>
          </table:table-cell>
          <table:table-cell office:value-type="string">
            <text:p>20201231 - 3.42% ING 31-12-20</text:p>
          </table:table-cell>
          <table:table-cell table:formula="of:=IF(OR([.G228]=&quot;Government&quot;;[.G22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188002624468524">
            <text:p>0.00188002624468524</text:p>
          </table:table-cell>
          <table:table-cell office:value-type="float" office:value="269040">
            <text:p>269040</text:p>
          </table:table-cell>
        </table:table-row>
        <table:table-row table:style-name="ro2">
          <table:table-cell office:value-type="string">
            <text:p>BB</text:p>
          </table:table-cell>
          <table:table-cell table:formula="of:=[.B228]" office:value-type="date" office:date-value="2020-12-31">
            <text:p>2020-12-31</text:p>
          </table:table-cell>
          <table:table-cell table:formula="of:=IF(RIGHT([.E229];8)=&quot;Pro-rata&quot;;DATE(2011;10;15);[.B229])" office:value-type="date" office:date-value="2011-10-15">
            <text:p>2011-10-15</text:p>
          </table:table-cell>
          <table:table-cell table:style-name="ce5" table:formula="of:=ORG.OPENOFFICE.YEARS(TODAY();[.C229];0)" office:value-type="float" office:value="0">
            <text:p>0</text:p>
          </table:table-cell>
          <table:table-cell office:value-type="string">
            <text:p>20201231 - 3.42% ING 31-12-20 Pro-rata</text:p>
          </table:table-cell>
          <table:table-cell table:formula="of:=IF(OR([.G229]=&quot;Government&quot;;[.G22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754280379943445">
            <text:p>0.0000754280379943445</text:p>
          </table:table-cell>
          <table:table-cell office:value-type="float" office:value="10794.0830078125">
            <text:p>10794.0830078125</text:p>
          </table:table-cell>
        </table:table-row>
        <table:table-row table:style-name="ro2">
          <table:table-cell office:value-type="string">
            <text:p>BB-</text:p>
          </table:table-cell>
          <table:table-cell office:value-type="date" office:date-value="2014-01-27">
            <text:p>2014-01-27</text:p>
          </table:table-cell>
          <table:table-cell table:formula="of:=IF(RIGHT([.E230];8)=&quot;Pro-rata&quot;;DATE(2011;10;15);[.B230])" office:value-type="date" office:date-value="2014-01-27">
            <text:p>2014-01-27</text:p>
          </table:table-cell>
          <table:table-cell table:style-name="ce5" table:formula="of:=ORG.OPENOFFICE.YEARS(TODAY();[.C230];0)" office:value-type="float" office:value="3">
            <text:p>3</text:p>
          </table:table-cell>
          <table:table-cell office:value-type="string">
            <text:p>20140127 - 5.625% Royal Caribbean Cruises 27-01-14</text:p>
          </table:table-cell>
          <table:table-cell table:formula="of:=IF(OR([.G230]=&quot;Government&quot;;[.G23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Leisure</text:p>
          </table:table-cell>
          <table:table-cell office:value-type="string">
            <text:p>EUR</text:p>
          </table:table-cell>
          <table:table-cell office:value-type="float" office:value="0.0139073306280574">
            <text:p>0.0139073306280574</text:p>
          </table:table-cell>
          <table:table-cell office:value-type="float" office:value="1990200">
            <text:p>1990200</text:p>
          </table:table-cell>
        </table:table-row>
        <table:table-row table:style-name="ro2">
          <table:table-cell office:value-type="string">
            <text:p>BB-</text:p>
          </table:table-cell>
          <table:table-cell table:formula="of:=[.B230]" office:value-type="date" office:date-value="2014-01-27">
            <text:p>2014-01-27</text:p>
          </table:table-cell>
          <table:table-cell table:formula="of:=IF(RIGHT([.E231];8)=&quot;Pro-rata&quot;;DATE(2011;10;15);[.B231])" office:value-type="date" office:date-value="2011-10-15">
            <text:p>2011-10-15</text:p>
          </table:table-cell>
          <table:table-cell table:style-name="ce5" table:formula="of:=ORG.OPENOFFICE.YEARS(TODAY();[.C231];0)" office:value-type="float" office:value="0">
            <text:p>0</text:p>
          </table:table-cell>
          <table:table-cell office:value-type="string">
            <text:p>20140127 - 5.625% Royal Caribbean Cruises 27-01-14 Pro-rata</text:p>
          </table:table-cell>
          <table:table-cell table:formula="of:=IF(OR([.G231]=&quot;Government&quot;;[.G23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Leisure</text:p>
          </table:table-cell>
          <table:table-cell office:value-type="string">
            <text:p>EUR</text:p>
          </table:table-cell>
          <table:table-cell office:value-type="float" office:value="0.000562143521907652">
            <text:p>0.000562143521907652</text:p>
          </table:table-cell>
          <table:table-cell office:value-type="float" office:value="80445.203125">
            <text:p>80445.203125</text:p>
          </table:table-cell>
        </table:table-row>
        <table:table-row table:style-name="ro2">
          <table:table-cell office:value-type="string">
            <text:p>BB-</text:p>
          </table:table-cell>
          <table:table-cell office:value-type="date" office:date-value="2015-12-15">
            <text:p>2015-12-15</text:p>
          </table:table-cell>
          <table:table-cell table:formula="of:=IF(RIGHT([.E232];8)=&quot;Pro-rata&quot;;DATE(2011;10;15);[.B232])" office:value-type="date" office:date-value="2015-12-15">
            <text:p>2015-12-15</text:p>
          </table:table-cell>
          <table:table-cell table:style-name="ce5" table:formula="of:=ORG.OPENOFFICE.YEARS(TODAY();[.C232];0)" office:value-type="float" office:value="5">
            <text:p>5</text:p>
          </table:table-cell>
          <table:table-cell office:value-type="string">
            <text:p>20151215 - 6.75% Heidelberger Zement 15-12-15</text:p>
          </table:table-cell>
          <table:table-cell table:formula="of:=IF(OR([.G232]=&quot;Government&quot;;[.G23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168115043839717">
            <text:p>0.0168115043839717</text:p>
          </table:table-cell>
          <table:table-cell office:value-type="float" office:value="2405800">
            <text:p>2405800</text:p>
          </table:table-cell>
        </table:table-row>
        <table:table-row table:style-name="ro2">
          <table:table-cell office:value-type="string">
            <text:p>BB-</text:p>
          </table:table-cell>
          <table:table-cell table:formula="of:=[.B232]" office:value-type="date" office:date-value="2015-12-15">
            <text:p>2015-12-15</text:p>
          </table:table-cell>
          <table:table-cell table:formula="of:=IF(RIGHT([.E233];8)=&quot;Pro-rata&quot;;DATE(2011;10;15);[.B233])" office:value-type="date" office:date-value="2011-10-15">
            <text:p>2011-10-15</text:p>
          </table:table-cell>
          <table:table-cell table:style-name="ce5" table:formula="of:=ORG.OPENOFFICE.YEARS(TODAY();[.C233];0)" office:value-type="float" office:value="0">
            <text:p>0</text:p>
          </table:table-cell>
          <table:table-cell office:value-type="string">
            <text:p>20151215 - 6.75% Heidelberger Zement 15-12-15 Pro-rata</text:p>
          </table:table-cell>
          <table:table-cell table:formula="of:=IF(OR([.G233]=&quot;Government&quot;;[.G23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903564995965294">
            <text:p>0.000903564995965294</text:p>
          </table:table-cell>
          <table:table-cell office:value-type="float" office:value="129304.11328125">
            <text:p>129304.11328125</text:p>
          </table:table-cell>
        </table:table-row>
        <table:table-row table:style-name="ro2">
          <table:table-cell office:value-type="string">
            <text:p>BB-</text:p>
          </table:table-cell>
          <table:table-cell office:value-type="date" office:date-value="2016-12-15">
            <text:p>2016-12-15</text:p>
          </table:table-cell>
          <table:table-cell table:formula="of:=IF(RIGHT([.E234];8)=&quot;Pro-rata&quot;;DATE(2011;10;15);[.B234])" office:value-type="date" office:date-value="2016-12-15">
            <text:p>2016-12-15</text:p>
          </table:table-cell>
          <table:table-cell table:style-name="ce5" table:formula="of:=ORG.OPENOFFICE.YEARS(TODAY();[.C234];0)" office:value-type="float" office:value="6">
            <text:p>6</text:p>
          </table:table-cell>
          <table:table-cell office:value-type="string">
            <text:p>20161215 - 5.18% Remy Cointreau 15-12-16</text:p>
          </table:table-cell>
          <table:table-cell table:formula="of:=IF(OR([.G234]=&quot;Government&quot;;[.G23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everages</text:p>
          </table:table-cell>
          <table:table-cell office:value-type="string">
            <text:p>EUR</text:p>
          </table:table-cell>
          <table:table-cell office:value-type="float" office:value="0.0144356163257165">
            <text:p>0.0144356163257165</text:p>
          </table:table-cell>
          <table:table-cell office:value-type="float" office:value="2065800">
            <text:p>2065800</text:p>
          </table:table-cell>
        </table:table-row>
        <table:table-row table:style-name="ro2">
          <table:table-cell office:value-type="string">
            <text:p>BB-</text:p>
          </table:table-cell>
          <table:table-cell table:formula="of:=[.B234]" office:value-type="date" office:date-value="2016-12-15">
            <text:p>2016-12-15</text:p>
          </table:table-cell>
          <table:table-cell table:formula="of:=IF(RIGHT([.E235];8)=&quot;Pro-rata&quot;;DATE(2011;10;15);[.B235])" office:value-type="date" office:date-value="2011-10-15">
            <text:p>2011-10-15</text:p>
          </table:table-cell>
          <table:table-cell table:style-name="ce5" table:formula="of:=ORG.OPENOFFICE.YEARS(TODAY();[.C235];0)" office:value-type="float" office:value="0">
            <text:p>0</text:p>
          </table:table-cell>
          <table:table-cell office:value-type="string">
            <text:p>20161215 - 5.18% Remy Cointreau 15-12-16 Pro-rata</text:p>
          </table:table-cell>
          <table:table-cell table:formula="of:=IF(OR([.G235]=&quot;Government&quot;;[.G23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everages</text:p>
          </table:table-cell>
          <table:table-cell office:value-type="string">
            <text:p>EUR</text:p>
          </table:table-cell>
          <table:table-cell office:value-type="float" office:value="0.000602958680120913">
            <text:p>0.000602958680120913</text:p>
          </table:table-cell>
          <table:table-cell office:value-type="float" office:value="86286.03125">
            <text:p>86286.03125</text:p>
          </table:table-cell>
        </table:table-row>
        <table:table-row table:style-name="ro2">
          <table:table-cell office:value-type="string">
            <text:p>BB-</text:p>
          </table:table-cell>
          <table:table-cell office:value-type="date" office:date-value="2011-07-15">
            <text:p>2011-07-15</text:p>
          </table:table-cell>
          <table:table-cell table:formula="of:=IF(RIGHT([.E236];8)=&quot;Pro-rata&quot;;DATE(2011;10;15);[.B236])" office:value-type="date" office:date-value="2011-07-15">
            <text:p>2011-07-15</text:p>
          </table:table-cell>
          <table:table-cell table:style-name="ce5" table:formula="of:=ORG.OPENOFFICE.YEARS(TODAY();[.C236];0)" office:value-type="float" office:value="0">
            <text:p>0</text:p>
          </table:table-cell>
          <table:table-cell office:value-type="string">
            <text:p>20110715 - 6.25% Road King Infrastructure 15-07-11</text:p>
          </table:table-cell>
          <table:table-cell table:formula="of:=IF(OR([.G236]=&quot;Government&quot;;[.G23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758815372345413">
            <text:p>0.000758815372345413</text:p>
          </table:table-cell>
          <table:table-cell office:value-type="float" office:value="108589.807377923">
            <text:p>108589.807377923</text:p>
          </table:table-cell>
        </table:table-row>
        <table:table-row table:style-name="ro2">
          <table:table-cell office:value-type="string">
            <text:p>BB-</text:p>
          </table:table-cell>
          <table:table-cell table:formula="of:=[.B236]" office:value-type="date" office:date-value="2011-07-15">
            <text:p>2011-07-15</text:p>
          </table:table-cell>
          <table:table-cell table:formula="of:=IF(RIGHT([.E237];8)=&quot;Pro-rata&quot;;DATE(2011;10;15);[.B237])" office:value-type="date" office:date-value="2011-10-15">
            <text:p>2011-10-15</text:p>
          </table:table-cell>
          <table:table-cell table:style-name="ce5" table:formula="of:=ORG.OPENOFFICE.YEARS(TODAY();[.C237];0)" office:value-type="float" office:value="0">
            <text:p>0</text:p>
          </table:table-cell>
          <table:table-cell office:value-type="string">
            <text:p>20110715 - 6.25% Road King Infrastructure 15-07-11 Pro-rata</text:p>
          </table:table-cell>
          <table:table-cell table:formula="of:=IF(OR([.G237]=&quot;Government&quot;;[.G23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116411293008317">
            <text:p>0.0000116411293008317</text:p>
          </table:table-cell>
          <table:table-cell office:value-type="float" office:value="1665.89665221409">
            <text:p>1665.89665221409</text:p>
          </table:table-cell>
        </table:table-row>
        <table:table-row table:style-name="ro2">
          <table:table-cell office:value-type="string">
            <text:p>BB-</text:p>
          </table:table-cell>
          <table:table-cell office:value-type="date" office:date-value="2013-07-29">
            <text:p>2013-07-29</text:p>
          </table:table-cell>
          <table:table-cell table:formula="of:=IF(RIGHT([.E238];8)=&quot;Pro-rata&quot;;DATE(2011;10;15);[.B238])" office:value-type="date" office:date-value="2013-07-29">
            <text:p>2013-07-29</text:p>
          </table:table-cell>
          <table:table-cell table:style-name="ce5" table:formula="of:=ORG.OPENOFFICE.YEARS(TODAY();[.C238];0)" office:value-type="float" office:value="2">
            <text:p>2</text:p>
          </table:table-cell>
          <table:table-cell office:value-type="string">
            <text:p>20130729 - 9.75% Steel Cap 29-07-13</text:p>
          </table:table-cell>
          <table:table-cell table:formula="of:=IF(OR([.G238]=&quot;Government&quot;;[.G23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81182441872968">
            <text:p>0.00081182441872968</text:p>
          </table:table-cell>
          <table:table-cell office:value-type="float" office:value="116175.634373445">
            <text:p>116175.634373445</text:p>
          </table:table-cell>
        </table:table-row>
        <table:table-row table:style-name="ro2">
          <table:table-cell office:value-type="string">
            <text:p>BB-</text:p>
          </table:table-cell>
          <table:table-cell table:formula="of:=[.B238]" office:value-type="date" office:date-value="2013-07-29">
            <text:p>2013-07-29</text:p>
          </table:table-cell>
          <table:table-cell table:formula="of:=IF(RIGHT([.E239];8)=&quot;Pro-rata&quot;;DATE(2011;10;15);[.B239])" office:value-type="date" office:date-value="2011-10-15">
            <text:p>2011-10-15</text:p>
          </table:table-cell>
          <table:table-cell table:style-name="ce5" table:formula="of:=ORG.OPENOFFICE.YEARS(TODAY();[.C239];0)" office:value-type="float" office:value="0">
            <text:p>0</text:p>
          </table:table-cell>
          <table:table-cell office:value-type="string">
            <text:p>20130729 - 9.75% Steel Cap 29-07-13 Pro-rata</text:p>
          </table:table-cell>
          <table:table-cell table:formula="of:=IF(OR([.G239]=&quot;Government&quot;;[.G23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153352464530113">
            <text:p>0.0000153352464530113</text:p>
          </table:table-cell>
          <table:table-cell office:value-type="float" office:value="2194.54101631912">
            <text:p>2194.54101631912</text:p>
          </table:table-cell>
        </table:table-row>
        <table:table-row table:style-name="ro2">
          <table:table-cell office:value-type="string">
            <text:p>BB+</text:p>
          </table:table-cell>
          <table:table-cell office:value-type="date" office:date-value="2011-11-15">
            <text:p>2011-11-15</text:p>
          </table:table-cell>
          <table:table-cell table:formula="of:=IF(RIGHT([.E240];8)=&quot;Pro-rata&quot;;DATE(2011;10;15);[.B240])" office:value-type="date" office:date-value="2011-11-15">
            <text:p>2011-11-15</text:p>
          </table:table-cell>
          <table:table-cell table:style-name="ce5" table:formula="of:=ORG.OPENOFFICE.YEARS(TODAY();[.C240];0)" office:value-type="float" office:value="1">
            <text:p>1</text:p>
          </table:table-cell>
          <table:table-cell office:value-type="string">
            <text:p>20111115 - 5.625% FIAT 15-11-11</text:p>
          </table:table-cell>
          <table:table-cell table:formula="of:=IF(OR([.G240]=&quot;Government&quot;;[.G24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143345712041801">
            <text:p>0.00143345712041801</text:p>
          </table:table-cell>
          <table:table-cell office:value-type="float" office:value="205134">
            <text:p>205134</text:p>
          </table:table-cell>
        </table:table-row>
        <table:table-row table:style-name="ro2">
          <table:table-cell office:value-type="string">
            <text:p>BB+</text:p>
          </table:table-cell>
          <table:table-cell table:formula="of:=[.B240]" office:value-type="date" office:date-value="2011-11-15">
            <text:p>2011-11-15</text:p>
          </table:table-cell>
          <table:table-cell table:formula="of:=IF(RIGHT([.E241];8)=&quot;Pro-rata&quot;;DATE(2011;10;15);[.B241])" office:value-type="date" office:date-value="2011-10-15">
            <text:p>2011-10-15</text:p>
          </table:table-cell>
          <table:table-cell table:style-name="ce5" table:formula="of:=ORG.OPENOFFICE.YEARS(TODAY();[.C241];0)" office:value-type="float" office:value="0">
            <text:p>0</text:p>
          </table:table-cell>
          <table:table-cell office:value-type="string">
            <text:p>20111115 - 5.625% FIAT 15-11-11 Pro-rata</text:p>
          </table:table-cell>
          <table:table-cell table:formula="of:=IF(OR([.G241]=&quot;Government&quot;;[.G24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719371421763971">
            <text:p>0.0000719371421763971</text:p>
          </table:table-cell>
          <table:table-cell office:value-type="float" office:value="10294.5205078125">
            <text:p>10294.5205078125</text:p>
          </table:table-cell>
        </table:table-row>
        <table:table-row table:style-name="ro2">
          <table:table-cell office:value-type="string">
            <text:p>BB+</text:p>
          </table:table-cell>
          <table:table-cell office:value-type="date" office:date-value="2012-12-18">
            <text:p>2012-12-18</text:p>
          </table:table-cell>
          <table:table-cell table:formula="of:=IF(RIGHT([.E242];8)=&quot;Pro-rata&quot;;DATE(2011;10;15);[.B242])" office:value-type="date" office:date-value="2012-12-18">
            <text:p>2012-12-18</text:p>
          </table:table-cell>
          <table:table-cell table:style-name="ce5" table:formula="of:=ORG.OPENOFFICE.YEARS(TODAY();[.C242];0)" office:value-type="float" office:value="2">
            <text:p>2</text:p>
          </table:table-cell>
          <table:table-cell office:value-type="string">
            <text:p>20121218 - 5.75% Fiat 18-12-12</text:p>
          </table:table-cell>
          <table:table-cell table:formula="of:=IF(OR([.G242]=&quot;Government&quot;;[.G24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27441020189314">
            <text:p>0.000727441020189314</text:p>
          </table:table-cell>
          <table:table-cell office:value-type="float" office:value="104100">
            <text:p>104100</text:p>
          </table:table-cell>
        </table:table-row>
        <table:table-row table:style-name="ro2">
          <table:table-cell office:value-type="string">
            <text:p>BB+</text:p>
          </table:table-cell>
          <table:table-cell table:formula="of:=[.B242]" office:value-type="date" office:date-value="2012-12-18">
            <text:p>2012-12-18</text:p>
          </table:table-cell>
          <table:table-cell table:formula="of:=IF(RIGHT([.E243];8)=&quot;Pro-rata&quot;;DATE(2011;10;15);[.B243])" office:value-type="date" office:date-value="2011-10-15">
            <text:p>2011-10-15</text:p>
          </table:table-cell>
          <table:table-cell table:style-name="ce5" table:formula="of:=ORG.OPENOFFICE.YEARS(TODAY();[.C243];0)" office:value-type="float" office:value="0">
            <text:p>0</text:p>
          </table:table-cell>
          <table:table-cell office:value-type="string">
            <text:p>20121218 - 5.75% Fiat 18-12-12 Pro-rata</text:p>
          </table:table-cell>
          <table:table-cell table:formula="of:=IF(OR([.G243]=&quot;Government&quot;;[.G24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331351184900937">
            <text:p>0.0000331351184900937</text:p>
          </table:table-cell>
          <table:table-cell office:value-type="float" office:value="4741.78076171875">
            <text:p>4741.78076171875</text:p>
          </table:table-cell>
        </table:table-row>
        <table:table-row table:style-name="ro2">
          <table:table-cell office:value-type="string">
            <text:p>BB+</text:p>
          </table:table-cell>
          <table:table-cell office:value-type="date" office:date-value="2013-02-15">
            <text:p>2013-02-15</text:p>
          </table:table-cell>
          <table:table-cell table:formula="of:=IF(RIGHT([.E244];8)=&quot;Pro-rata&quot;;DATE(2011;10;15);[.B244])" office:value-type="date" office:date-value="2013-02-15">
            <text:p>2013-02-15</text:p>
          </table:table-cell>
          <table:table-cell table:style-name="ce5" table:formula="of:=ORG.OPENOFFICE.YEARS(TODAY();[.C244];0)" office:value-type="float" office:value="2">
            <text:p>2</text:p>
          </table:table-cell>
          <table:table-cell office:value-type="string">
            <text:p>20130215 - 6.625% Fiat 15-02-13</text:p>
          </table:table-cell>
          <table:table-cell table:formula="of:=IF(OR([.G244]=&quot;Government&quot;;[.G24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36455418998576">
            <text:p>0.000736455418998576</text:p>
          </table:table-cell>
          <table:table-cell office:value-type="float" office:value="105390">
            <text:p>105390</text:p>
          </table:table-cell>
        </table:table-row>
        <table:table-row table:style-name="ro2">
          <table:table-cell office:value-type="string">
            <text:p>BB+</text:p>
          </table:table-cell>
          <table:table-cell table:formula="of:=[.B244]" office:value-type="date" office:date-value="2013-02-15">
            <text:p>2013-02-15</text:p>
          </table:table-cell>
          <table:table-cell table:formula="of:=IF(RIGHT([.E245];8)=&quot;Pro-rata&quot;;DATE(2011;10;15);[.B245])" office:value-type="date" office:date-value="2011-10-15">
            <text:p>2011-10-15</text:p>
          </table:table-cell>
          <table:table-cell table:style-name="ce5" table:formula="of:=ORG.OPENOFFICE.YEARS(TODAY();[.C245];0)" office:value-type="float" office:value="0">
            <text:p>0</text:p>
          </table:table-cell>
          <table:table-cell office:value-type="string">
            <text:p>20130215 - 6.625% Fiat 15-02-13 Pro-rata</text:p>
          </table:table-cell>
          <table:table-cell table:formula="of:=IF(OR([.G245]=&quot;Government&quot;;[.G24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771581264994605">
            <text:p>0.00000771581264994605</text:p>
          </table:table-cell>
          <table:table-cell office:value-type="float" office:value="1104.16662597656">
            <text:p>1104.16662597656</text:p>
          </table:table-cell>
        </table:table-row>
        <table:table-row table:style-name="ro2">
          <table:table-cell office:value-type="string">
            <text:p>BB+</text:p>
          </table:table-cell>
          <table:table-cell office:value-type="date" office:date-value="2013-02-25">
            <text:p>2013-02-25</text:p>
          </table:table-cell>
          <table:table-cell table:formula="of:=IF(RIGHT([.E246];8)=&quot;Pro-rata&quot;;DATE(2011;10;15);[.B246])" office:value-type="date" office:date-value="2013-02-25">
            <text:p>2013-02-25</text:p>
          </table:table-cell>
          <table:table-cell table:style-name="ce5" table:formula="of:=ORG.OPENOFFICE.YEARS(TODAY();[.C246];0)" office:value-type="float" office:value="2">
            <text:p>2</text:p>
          </table:table-cell>
          <table:table-cell office:value-type="string">
            <text:p>20130225 - 6.75% Thyssen 25-02-13</text:p>
          </table:table-cell>
          <table:table-cell table:formula="of:=IF(OR([.G246]=&quot;Government&quot;;[.G24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62031155155088">
            <text:p>0.000762031155155088</text:p>
          </table:table-cell>
          <table:table-cell office:value-type="float" office:value="109050">
            <text:p>109050</text:p>
          </table:table-cell>
        </table:table-row>
        <table:table-row table:style-name="ro2">
          <table:table-cell office:value-type="string">
            <text:p>BB+</text:p>
          </table:table-cell>
          <table:table-cell table:formula="of:=[.B246]" office:value-type="date" office:date-value="2013-02-25">
            <text:p>2013-02-25</text:p>
          </table:table-cell>
          <table:table-cell table:formula="of:=IF(RIGHT([.E247];8)=&quot;Pro-rata&quot;;DATE(2011;10;15);[.B247])" office:value-type="date" office:date-value="2011-10-15">
            <text:p>2011-10-15</text:p>
          </table:table-cell>
          <table:table-cell table:style-name="ce5" table:formula="of:=ORG.OPENOFFICE.YEARS(TODAY();[.C247];0)" office:value-type="float" office:value="0">
            <text:p>0</text:p>
          </table:table-cell>
          <table:table-cell office:value-type="string">
            <text:p>20130225 - 6.75% Thyssen 25-02-13 Pro-rata</text:p>
          </table:table-cell>
          <table:table-cell table:formula="of:=IF(OR([.G247]=&quot;Government&quot;;[.G24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299809899278071">
            <text:p>0.0000299809899278071</text:p>
          </table:table-cell>
          <table:table-cell office:value-type="float" office:value="4290.4111328125">
            <text:p>4290.4111328125</text:p>
          </table:table-cell>
        </table:table-row>
        <table:table-row table:style-name="ro2">
          <table:table-cell office:value-type="string">
            <text:p>BB+</text:p>
          </table:table-cell>
          <table:table-cell office:value-type="date" office:date-value="2014-09-15">
            <text:p>2014-09-15</text:p>
          </table:table-cell>
          <table:table-cell table:formula="of:=IF(RIGHT([.E248];8)=&quot;Pro-rata&quot;;DATE(2011;10;15);[.B248])" office:value-type="date" office:date-value="2014-09-15">
            <text:p>2014-09-15</text:p>
          </table:table-cell>
          <table:table-cell table:style-name="ce5" table:formula="of:=ORG.OPENOFFICE.YEARS(TODAY();[.C248];0)" office:value-type="float" office:value="3">
            <text:p>3</text:p>
          </table:table-cell>
          <table:table-cell office:value-type="string">
            <text:p>20140915 - 7.625% Fiat 15-09-14</text:p>
          </table:table-cell>
          <table:table-cell table:formula="of:=IF(OR([.G248]=&quot;Government&quot;;[.G24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63219099184216">
            <text:p>0.000763219099184216</text:p>
          </table:table-cell>
          <table:table-cell office:value-type="float" office:value="109220">
            <text:p>109220</text:p>
          </table:table-cell>
        </table:table-row>
        <table:table-row table:style-name="ro2">
          <table:table-cell office:value-type="string">
            <text:p>BB+</text:p>
          </table:table-cell>
          <table:table-cell table:formula="of:=[.B248]" office:value-type="date" office:date-value="2014-09-15">
            <text:p>2014-09-15</text:p>
          </table:table-cell>
          <table:table-cell table:formula="of:=IF(RIGHT([.E249];8)=&quot;Pro-rata&quot;;DATE(2011;10;15);[.B249])" office:value-type="date" office:date-value="2011-10-15">
            <text:p>2011-10-15</text:p>
          </table:table-cell>
          <table:table-cell table:style-name="ce5" table:formula="of:=ORG.OPENOFFICE.YEARS(TODAY();[.C249];0)" office:value-type="float" office:value="0">
            <text:p>0</text:p>
          </table:table-cell>
          <table:table-cell office:value-type="string">
            <text:p>20140915 - 7.625% Fiat 15-09-14 Pro-rata</text:p>
          </table:table-cell>
          <table:table-cell table:formula="of:=IF(OR([.G249]=&quot;Government&quot;;[.G24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437940696375367">
            <text:p>0.00000437940696375367</text:p>
          </table:table-cell>
          <table:table-cell office:value-type="float" office:value="626.712341308594">
            <text:p>626.712341308594</text:p>
          </table:table-cell>
        </table:table-row>
        <table:table-row table:style-name="ro2">
          <table:table-cell office:value-type="string">
            <text:p>BB+</text:p>
          </table:table-cell>
          <table:table-cell office:value-type="date" office:date-value="2016-03-18">
            <text:p>2016-03-18</text:p>
          </table:table-cell>
          <table:table-cell table:formula="of:=IF(RIGHT([.E250];8)=&quot;Pro-rata&quot;;DATE(2011;10;15);[.B250])" office:value-type="date" office:date-value="2016-03-18">
            <text:p>2016-03-18</text:p>
          </table:table-cell>
          <table:table-cell table:style-name="ce5" table:formula="of:=ORG.OPENOFFICE.YEARS(TODAY();[.C250];0)" office:value-type="float" office:value="5">
            <text:p>5</text:p>
          </table:table-cell>
          <table:table-cell office:value-type="string">
            <text:p>20160318 - 4.875% Pernod Ricard 18-03-16</text:p>
          </table:table-cell>
          <table:table-cell table:formula="of:=IF(OR([.G250]=&quot;Government&quot;;[.G25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od</text:p>
          </table:table-cell>
          <table:table-cell office:value-type="string">
            <text:p>EUR</text:p>
          </table:table-cell>
          <table:table-cell office:value-type="float" office:value="0.014372166138749">
            <text:p>0.014372166138749</text:p>
          </table:table-cell>
          <table:table-cell office:value-type="float" office:value="2056720">
            <text:p>2056720</text:p>
          </table:table-cell>
        </table:table-row>
        <table:table-row table:style-name="ro2">
          <table:table-cell office:value-type="string">
            <text:p>BB+</text:p>
          </table:table-cell>
          <table:table-cell table:formula="of:=[.B250]" office:value-type="date" office:date-value="2016-03-18">
            <text:p>2016-03-18</text:p>
          </table:table-cell>
          <table:table-cell table:formula="of:=IF(RIGHT([.E251];8)=&quot;Pro-rata&quot;;DATE(2011;10;15);[.B251])" office:value-type="date" office:date-value="2011-10-15">
            <text:p>2011-10-15</text:p>
          </table:table-cell>
          <table:table-cell table:style-name="ce5" table:formula="of:=ORG.OPENOFFICE.YEARS(TODAY();[.C251];0)" office:value-type="float" office:value="0">
            <text:p>0</text:p>
          </table:table-cell>
          <table:table-cell office:value-type="string">
            <text:p>20160318 - 4.875% Pernod Ricard 18-03-16 Pro-rata</text:p>
          </table:table-cell>
          <table:table-cell table:formula="of:=IF(OR([.G251]=&quot;Government&quot;;[.G25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od</text:p>
          </table:table-cell>
          <table:table-cell office:value-type="string">
            <text:p>EUR</text:p>
          </table:table-cell>
          <table:table-cell office:value-type="float" office:value="0.000393859458090262">
            <text:p>0.000393859458090262</text:p>
          </table:table-cell>
          <table:table-cell office:value-type="float" office:value="56363.015625">
            <text:p>56363.015625</text:p>
          </table:table-cell>
        </table:table-row>
        <table:table-row table:style-name="ro2">
          <table:table-cell office:value-type="string">
            <text:p>BB+</text:p>
          </table:table-cell>
          <table:table-cell office:value-type="date" office:date-value="2016-07-15">
            <text:p>2016-07-15</text:p>
          </table:table-cell>
          <table:table-cell table:formula="of:=IF(RIGHT([.E252];8)=&quot;Pro-rata&quot;;DATE(2011;10;15);[.B252])" office:value-type="date" office:date-value="2016-07-15">
            <text:p>2016-07-15</text:p>
          </table:table-cell>
          <table:table-cell table:style-name="ce5" table:formula="of:=ORG.OPENOFFICE.YEARS(TODAY();[.C252];0)" office:value-type="float" office:value="5">
            <text:p>5</text:p>
          </table:table-cell>
          <table:table-cell office:value-type="string">
            <text:p>20160715 - 5.5% FMC Finance 15-07-16</text:p>
          </table:table-cell>
          <table:table-cell table:formula="of:=IF(OR([.G252]=&quot;Government&quot;;[.G25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244725204882853">
            <text:p>0.000244725204882853</text:p>
          </table:table-cell>
          <table:table-cell office:value-type="float" office:value="35021.25">
            <text:p>35021.25</text:p>
          </table:table-cell>
        </table:table-row>
        <table:table-row table:style-name="ro2">
          <table:table-cell office:value-type="string">
            <text:p>BB+</text:p>
          </table:table-cell>
          <table:table-cell table:formula="of:=[.B252]" office:value-type="date" office:date-value="2016-07-15">
            <text:p>2016-07-15</text:p>
          </table:table-cell>
          <table:table-cell table:formula="of:=IF(RIGHT([.E253];8)=&quot;Pro-rata&quot;;DATE(2011;10;15);[.B253])" office:value-type="date" office:date-value="2011-10-15">
            <text:p>2011-10-15</text:p>
          </table:table-cell>
          <table:table-cell table:style-name="ce5" table:formula="of:=ORG.OPENOFFICE.YEARS(TODAY();[.C253];0)" office:value-type="float" office:value="0">
            <text:p>0</text:p>
          </table:table-cell>
          <table:table-cell office:value-type="string">
            <text:p>20160715 - 5.5% FMC Finance 15-07-16 Pro-rata</text:p>
          </table:table-cell>
          <table:table-cell table:formula="of:=IF(OR([.G253]=&quot;Government&quot;;[.G25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317076237186264">
            <text:p>0.00000317076237186264</text:p>
          </table:table-cell>
          <table:table-cell office:value-type="float" office:value="453.75">
            <text:p>453.75</text:p>
          </table:table-cell>
        </table:table-row>
        <table:table-row table:style-name="ro2">
          <table:table-cell office:value-type="string">
            <text:p>BB+</text:p>
          </table:table-cell>
          <table:table-cell office:value-type="date" office:date-value="2017-07-13">
            <text:p>2017-07-13</text:p>
          </table:table-cell>
          <table:table-cell table:formula="of:=IF(RIGHT([.E254];8)=&quot;Pro-rata&quot;;DATE(2011;10;15);[.B254])" office:value-type="date" office:date-value="2017-07-13">
            <text:p>2017-07-13</text:p>
          </table:table-cell>
          <table:table-cell table:style-name="ce5" table:formula="of:=ORG.OPENOFFICE.YEARS(TODAY();[.C254];0)" office:value-type="float" office:value="6">
            <text:p>6</text:p>
          </table:table-cell>
          <table:table-cell office:value-type="string">
            <text:p>20170713 - 6% Barry Callebaut 13-07-17</text:p>
          </table:table-cell>
          <table:table-cell table:formula="of:=IF(OR([.G254]=&quot;Government&quot;;[.G25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45522227103241">
            <text:p>0.000745522227103241</text:p>
          </table:table-cell>
          <table:table-cell office:value-type="float" office:value="106687.5">
            <text:p>106687.5</text:p>
          </table:table-cell>
        </table:table-row>
        <table:table-row table:style-name="ro2">
          <table:table-cell office:value-type="string">
            <text:p>BB+</text:p>
          </table:table-cell>
          <table:table-cell table:formula="of:=[.B254]" office:value-type="date" office:date-value="2017-07-13">
            <text:p>2017-07-13</text:p>
          </table:table-cell>
          <table:table-cell table:formula="of:=IF(RIGHT([.E255];8)=&quot;Pro-rata&quot;;DATE(2011;10;15);[.B255])" office:value-type="date" office:date-value="2011-10-15">
            <text:p>2011-10-15</text:p>
          </table:table-cell>
          <table:table-cell table:style-name="ce5" table:formula="of:=ORG.OPENOFFICE.YEARS(TODAY();[.C255];0)" office:value-type="float" office:value="0">
            <text:p>0</text:p>
          </table:table-cell>
          <table:table-cell office:value-type="string">
            <text:p>20170713 - 6% Barry Callebaut 13-07-17 Pro-rata</text:p>
          </table:table-cell>
          <table:table-cell table:formula="of:=IF(OR([.G255]=&quot;Government&quot;;[.G25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07977504786726">
            <text:p>0.0000107977504786726</text:p>
          </table:table-cell>
          <table:table-cell office:value-type="float" office:value="1545.20544433594">
            <text:p>1545.20544433594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1-08-10">
            <text:p>2011-08-10</text:p>
          </table:table-cell>
          <table:table-cell table:formula="of:=IF(RIGHT([.E256];8)=&quot;Pro-rata&quot;;DATE(2011;10;15);[.B256])" office:value-type="date" office:date-value="2011-08-10">
            <text:p>2011-08-10</text:p>
          </table:table-cell>
          <table:table-cell table:style-name="ce5" table:formula="of:=ORG.OPENOFFICE.YEARS(TODAY();[.C256];0)" office:value-type="float" office:value="0">
            <text:p>0</text:p>
          </table:table-cell>
          <table:table-cell office:value-type="string">
            <text:p>20110810 - 7.5% VTB Capital SA 10-08-11</text:p>
          </table:table-cell>
          <table:table-cell table:formula="of:=IF(OR([.G256]=&quot;Government&quot;;[.G25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CHF</text:p>
          </table:table-cell>
          <table:table-cell office:value-type="float" office:value="0.00108044521192102">
            <text:p>0.00108044521192102</text:p>
          </table:table-cell>
          <table:table-cell office:value-type="float" office:value="154616.447848523">
            <text:p>154616.447848523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56]" office:value-type="date" office:date-value="2011-08-10">
            <text:p>2011-08-10</text:p>
          </table:table-cell>
          <table:table-cell table:formula="of:=IF(RIGHT([.E257];8)=&quot;Pro-rata&quot;;DATE(2011;10;15);[.B257])" office:value-type="date" office:date-value="2011-10-15">
            <text:p>2011-10-15</text:p>
          </table:table-cell>
          <table:table-cell table:style-name="ce5" table:formula="of:=ORG.OPENOFFICE.YEARS(TODAY();[.C257];0)" office:value-type="float" office:value="0">
            <text:p>0</text:p>
          </table:table-cell>
          <table:table-cell office:value-type="string">
            <text:p>20110810 - 7.5% VTB Capital SA 10-08-11 Pro-rata</text:p>
          </table:table-cell>
          <table:table-cell table:formula="of:=IF(OR([.G257]=&quot;Government&quot;;[.G25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CHF</text:p>
          </table:table-cell>
          <table:table-cell office:value-type="float" office:value="0.0000141035567675911">
            <text:p>0.0000141035567675911</text:p>
          </table:table-cell>
          <table:table-cell office:value-type="float" office:value="2018.280821068">
            <text:p>2018.280821068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3-12-09">
            <text:p>2013-12-09</text:p>
          </table:table-cell>
          <table:table-cell table:formula="of:=IF(RIGHT([.E258];8)=&quot;Pro-rata&quot;;DATE(2011;10;15);[.B258])" office:value-type="date" office:date-value="2013-12-09">
            <text:p>2013-12-09</text:p>
          </table:table-cell>
          <table:table-cell table:style-name="ce5" table:formula="of:=ORG.OPENOFFICE.YEARS(TODAY();[.C258];0)" office:value-type="float" office:value="3">
            <text:p>3</text:p>
          </table:table-cell>
          <table:table-cell office:value-type="string">
            <text:p>20131209 - 4% Holcim 09-12-13</text:p>
          </table:table-cell>
          <table:table-cell table:formula="of:=IF(OR([.G258]=&quot;Government&quot;;[.G25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CHF</text:p>
          </table:table-cell>
          <table:table-cell office:value-type="float" office:value="0.000417020450776701">
            <text:p>0.000417020450776701</text:p>
          </table:table-cell>
          <table:table-cell office:value-type="float" office:value="59677.4552451782">
            <text:p>59677.4552451782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58]" office:value-type="date" office:date-value="2013-12-09">
            <text:p>2013-12-09</text:p>
          </table:table-cell>
          <table:table-cell table:formula="of:=IF(RIGHT([.E259];8)=&quot;Pro-rata&quot;;DATE(2011;10;15);[.B259])" office:value-type="date" office:date-value="2011-10-15">
            <text:p>2011-10-15</text:p>
          </table:table-cell>
          <table:table-cell table:style-name="ce5" table:formula="of:=ORG.OPENOFFICE.YEARS(TODAY();[.C259];0)" office:value-type="float" office:value="0">
            <text:p>0</text:p>
          </table:table-cell>
          <table:table-cell office:value-type="string">
            <text:p>20131209 - 4% Holcim 09-12-13 Pro-rata</text:p>
          </table:table-cell>
          <table:table-cell table:formula="of:=IF(OR([.G259]=&quot;Government&quot;;[.G25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CHF</text:p>
          </table:table-cell>
          <table:table-cell office:value-type="float" office:value="0.0000132790403431588">
            <text:p>0.0000132790403431588</text:p>
          </table:table-cell>
          <table:table-cell office:value-type="float" office:value="1900.28890502089">
            <text:p>1900.28890502089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0-11-16">
            <text:p>2010-11-16</text:p>
          </table:table-cell>
          <table:table-cell table:formula="of:=IF(RIGHT([.E260];8)=&quot;Pro-rata&quot;;DATE(2011;10;15);[.B260])" office:value-type="date" office:date-value="2010-11-16">
            <text:p>2010-11-16</text:p>
          </table:table-cell>
          <table:table-cell table:style-name="ce5" table:formula="of:=ORG.OPENOFFICE.YEARS(TODAY();[.C260];0)" office:value-type="float" office:value="0">
            <text:p>0</text:p>
          </table:table-cell>
          <table:table-cell office:value-type="string">
            <text:p>20101116 - 6.375% PSA 16-11-10</text:p>
          </table:table-cell>
          <table:table-cell table:formula="of:=IF(OR([.G260]=&quot;Government&quot;;[.G26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01306251548507">
            <text:p>0.000701306251548507</text:p>
          </table:table-cell>
          <table:table-cell office:value-type="float" office:value="100360">
            <text:p>10036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60]" office:value-type="date" office:date-value="2010-11-16">
            <text:p>2010-11-16</text:p>
          </table:table-cell>
          <table:table-cell table:formula="of:=IF(RIGHT([.E261];8)=&quot;Pro-rata&quot;;DATE(2011;10;15);[.B261])" office:value-type="date" office:date-value="2011-10-15">
            <text:p>2011-10-15</text:p>
          </table:table-cell>
          <table:table-cell table:style-name="ce5" table:formula="of:=ORG.OPENOFFICE.YEARS(TODAY();[.C261];0)" office:value-type="float" office:value="0">
            <text:p>0</text:p>
          </table:table-cell>
          <table:table-cell office:value-type="string">
            <text:p>20101116 - 6.375% PSA 16-11-10 Pro-rata</text:p>
          </table:table-cell>
          <table:table-cell table:formula="of:=IF(OR([.G261]=&quot;Government&quot;;[.G26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406423303727179">
            <text:p>0.0000406423303727179</text:p>
          </table:table-cell>
          <table:table-cell office:value-type="float" office:value="5816.095703125">
            <text:p>5816.095703125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1-05-27">
            <text:p>2011-05-27</text:p>
          </table:table-cell>
          <table:table-cell table:formula="of:=IF(RIGHT([.E262];8)=&quot;Pro-rata&quot;;DATE(2011;10;15);[.B262])" office:value-type="date" office:date-value="2011-05-27">
            <text:p>2011-05-27</text:p>
          </table:table-cell>
          <table:table-cell table:style-name="ce5" table:formula="of:=ORG.OPENOFFICE.YEARS(TODAY();[.C262];0)" office:value-type="float" office:value="0">
            <text:p>0</text:p>
          </table:table-cell>
          <table:table-cell office:value-type="string">
            <text:p>20110527 - 5.875% Xstrata Fin 27-05-11</text:p>
          </table:table-cell>
          <table:table-cell table:formula="of:=IF(OR([.G262]=&quot;Government&quot;;[.G26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50532154813471">
            <text:p>0.00250532154813471</text:p>
          </table:table-cell>
          <table:table-cell office:value-type="float" office:value="358522.5">
            <text:p>358522.5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62]" office:value-type="date" office:date-value="2011-05-27">
            <text:p>2011-05-27</text:p>
          </table:table-cell>
          <table:table-cell table:formula="of:=IF(RIGHT([.E263];8)=&quot;Pro-rata&quot;;DATE(2011;10;15);[.B263])" office:value-type="date" office:date-value="2011-10-15">
            <text:p>2011-10-15</text:p>
          </table:table-cell>
          <table:table-cell table:style-name="ce5" table:formula="of:=ORG.OPENOFFICE.YEARS(TODAY();[.C263];0)" office:value-type="float" office:value="0">
            <text:p>0</text:p>
          </table:table-cell>
          <table:table-cell office:value-type="string">
            <text:p>20110527 - 5.875% Xstrata Fin 27-05-11 Pro-rata</text:p>
          </table:table-cell>
          <table:table-cell table:formula="of:=IF(OR([.G263]=&quot;Government&quot;;[.G26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555071863343221">
            <text:p>0.0000555071863343221</text:p>
          </table:table-cell>
          <table:table-cell office:value-type="float" office:value="7943.32177734375">
            <text:p>7943.32177734375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1-11-05">
            <text:p>2011-11-05</text:p>
          </table:table-cell>
          <table:table-cell table:formula="of:=IF(RIGHT([.E264];8)=&quot;Pro-rata&quot;;DATE(2011;10;15);[.B264])" office:value-type="date" office:date-value="2011-11-05">
            <text:p>2011-11-05</text:p>
          </table:table-cell>
          <table:table-cell table:style-name="ce5" table:formula="of:=ORG.OPENOFFICE.YEARS(TODAY();[.C264];0)" office:value-type="float" office:value="1">
            <text:p>1</text:p>
          </table:table-cell>
          <table:table-cell office:value-type="string">
            <text:p>20111105 - 2.299% Banque PSA 05-11-11</text:p>
          </table:table-cell>
          <table:table-cell table:formula="of:=IF(OR([.G264]=&quot;Government&quot;;[.G26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14010751637652">
            <text:p>0.0014010751637652</text:p>
          </table:table-cell>
          <table:table-cell office:value-type="float" office:value="200500">
            <text:p>20050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64]" office:value-type="date" office:date-value="2011-11-05">
            <text:p>2011-11-05</text:p>
          </table:table-cell>
          <table:table-cell table:formula="of:=IF(RIGHT([.E265];8)=&quot;Pro-rata&quot;;DATE(2011;10;15);[.B265])" office:value-type="date" office:date-value="2011-10-15">
            <text:p>2011-10-15</text:p>
          </table:table-cell>
          <table:table-cell table:style-name="ce5" table:formula="of:=ORG.OPENOFFICE.YEARS(TODAY();[.C265];0)" office:value-type="float" office:value="0">
            <text:p>0</text:p>
          </table:table-cell>
          <table:table-cell office:value-type="string">
            <text:p>20111105 - 2.299% Banque PSA 05-11-11 Pro-rata</text:p>
          </table:table-cell>
          <table:table-cell table:formula="of:=IF(OR([.G265]=&quot;Government&quot;;[.G26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633682718529784">
            <text:p>0.00000633682718529784</text:p>
          </table:table-cell>
          <table:table-cell office:value-type="float" office:value="906.827758789063">
            <text:p>906.827758789063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2-02-15">
            <text:p>2012-02-15</text:p>
          </table:table-cell>
          <table:table-cell table:formula="of:=IF(RIGHT([.E266];8)=&quot;Pro-rata&quot;;DATE(2011;10;15);[.B266])" office:value-type="date" office:date-value="2012-02-15">
            <text:p>2012-02-15</text:p>
          </table:table-cell>
          <table:table-cell table:style-name="ce5" table:formula="of:=ORG.OPENOFFICE.YEARS(TODAY();[.C266];0)" office:value-type="float" office:value="1">
            <text:p>1</text:p>
          </table:table-cell>
          <table:table-cell office:value-type="string">
            <text:p>20120215 - 3.875% Vivendi 15-02-12</text:p>
          </table:table-cell>
          <table:table-cell table:formula="of:=IF(OR([.G266]=&quot;Government&quot;;[.G26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Services</text:p>
          </table:table-cell>
          <table:table-cell office:value-type="string">
            <text:p>EUR</text:p>
          </table:table-cell>
          <table:table-cell office:value-type="float" office:value="0.0143391832221755">
            <text:p>0.0143391832221755</text:p>
          </table:table-cell>
          <table:table-cell office:value-type="float" office:value="2052000">
            <text:p>205200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66]" office:value-type="date" office:date-value="2012-02-15">
            <text:p>2012-02-15</text:p>
          </table:table-cell>
          <table:table-cell table:formula="of:=IF(RIGHT([.E267];8)=&quot;Pro-rata&quot;;DATE(2011;10;15);[.B267])" office:value-type="date" office:date-value="2011-10-15">
            <text:p>2011-10-15</text:p>
          </table:table-cell>
          <table:table-cell table:style-name="ce5" table:formula="of:=ORG.OPENOFFICE.YEARS(TODAY();[.C267];0)" office:value-type="float" office:value="0">
            <text:p>0</text:p>
          </table:table-cell>
          <table:table-cell office:value-type="string">
            <text:p>20120215 - 3.875% Vivendi 15-02-12 Pro-rata</text:p>
          </table:table-cell>
          <table:table-cell table:formula="of:=IF(OR([.G267]=&quot;Government&quot;;[.G26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Services</text:p>
          </table:table-cell>
          <table:table-cell office:value-type="string">
            <text:p>EUR</text:p>
          </table:table-cell>
          <table:table-cell office:value-type="float" office:value="0.000359063507454">
            <text:p>0.000359063507454</text:p>
          </table:table-cell>
          <table:table-cell office:value-type="float" office:value="51383.5625">
            <text:p>51383.5625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2-05-04">
            <text:p>2012-05-04</text:p>
          </table:table-cell>
          <table:table-cell table:formula="of:=IF(RIGHT([.E268];8)=&quot;Pro-rata&quot;;DATE(2011;10;15);[.B268])" office:value-type="date" office:date-value="2012-05-04">
            <text:p>2012-05-04</text:p>
          </table:table-cell>
          <table:table-cell table:style-name="ce5" table:formula="of:=ORG.OPENOFFICE.YEARS(TODAY();[.C268];0)" office:value-type="float" office:value="1">
            <text:p>1</text:p>
          </table:table-cell>
          <table:table-cell office:value-type="string">
            <text:p>20120504 - 8.5% PSA 04-05-12</text:p>
          </table:table-cell>
          <table:table-cell table:formula="of:=IF(OR([.G268]=&quot;Government&quot;;[.G26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56440830312135">
            <text:p>0.000756440830312135</text:p>
          </table:table-cell>
          <table:table-cell office:value-type="float" office:value="108250">
            <text:p>10825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68]" office:value-type="date" office:date-value="2012-05-04">
            <text:p>2012-05-04</text:p>
          </table:table-cell>
          <table:table-cell table:formula="of:=IF(RIGHT([.E269];8)=&quot;Pro-rata&quot;;DATE(2011;10;15);[.B269])" office:value-type="date" office:date-value="2011-10-15">
            <text:p>2011-10-15</text:p>
          </table:table-cell>
          <table:table-cell table:style-name="ce5" table:formula="of:=ORG.OPENOFFICE.YEARS(TODAY();[.C269];0)" office:value-type="float" office:value="0">
            <text:p>0</text:p>
          </table:table-cell>
          <table:table-cell office:value-type="string">
            <text:p>20120504 - 8.5% PSA 04-05-12 Pro-rata</text:p>
          </table:table-cell>
          <table:table-cell table:formula="of:=IF(OR([.G269]=&quot;Government&quot;;[.G26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266880569161957">
            <text:p>0.0000266880569161957</text:p>
          </table:table-cell>
          <table:table-cell office:value-type="float" office:value="3819.17797851563">
            <text:p>3819.17797851563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2-06-25">
            <text:p>2012-06-25</text:p>
          </table:table-cell>
          <table:table-cell table:formula="of:=IF(RIGHT([.E270];8)=&quot;Pro-rata&quot;;DATE(2011;10;15);[.B270])" office:value-type="date" office:date-value="2012-06-25">
            <text:p>2012-06-25</text:p>
          </table:table-cell>
          <table:table-cell table:style-name="ce5" table:formula="of:=ORG.OPENOFFICE.YEARS(TODAY();[.C270];0)" office:value-type="float" office:value="1">
            <text:p>1</text:p>
          </table:table-cell>
          <table:table-cell office:value-type="string">
            <text:p>20120625 - 5% Imperial 25-06-12</text:p>
          </table:table-cell>
          <table:table-cell table:formula="of:=IF(OR([.G270]=&quot;Government&quot;;[.G27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30236182610791">
            <text:p>0.000730236182610791</text:p>
          </table:table-cell>
          <table:table-cell office:value-type="float" office:value="104500">
            <text:p>10450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70]" office:value-type="date" office:date-value="2012-06-25">
            <text:p>2012-06-25</text:p>
          </table:table-cell>
          <table:table-cell table:formula="of:=IF(RIGHT([.E271];8)=&quot;Pro-rata&quot;;DATE(2011;10;15);[.B271])" office:value-type="date" office:date-value="2011-10-15">
            <text:p>2011-10-15</text:p>
          </table:table-cell>
          <table:table-cell table:style-name="ce5" table:formula="of:=ORG.OPENOFFICE.YEARS(TODAY();[.C271];0)" office:value-type="float" office:value="0">
            <text:p>0</text:p>
          </table:table-cell>
          <table:table-cell office:value-type="string">
            <text:p>20120625 - 5% Imperial 25-06-12 Pro-rata</text:p>
          </table:table-cell>
          <table:table-cell table:formula="of:=IF(OR([.G271]=&quot;Government&quot;;[.G27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07211709784321">
            <text:p>0.0000107211709784321</text:p>
          </table:table-cell>
          <table:table-cell office:value-type="float" office:value="1534.24658203125">
            <text:p>1534.24658203125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3-01-18">
            <text:p>2013-01-18</text:p>
          </table:table-cell>
          <table:table-cell table:formula="of:=IF(RIGHT([.E272];8)=&quot;Pro-rata&quot;;DATE(2011;10;15);[.B272])" office:value-type="date" office:date-value="2013-01-18">
            <text:p>2013-01-18</text:p>
          </table:table-cell>
          <table:table-cell table:style-name="ce5" table:formula="of:=ORG.OPENOFFICE.YEARS(TODAY();[.C272];0)" office:value-type="float" office:value="2">
            <text:p>2</text:p>
          </table:table-cell>
          <table:table-cell office:value-type="string">
            <text:p>20130118 - 3.875% PSA 18-01-13</text:p>
          </table:table-cell>
          <table:table-cell table:formula="of:=IF(OR([.G272]=&quot;Government&quot;;[.G27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141966299386802">
            <text:p>0.00141966299386802</text:p>
          </table:table-cell>
          <table:table-cell office:value-type="float" office:value="203160">
            <text:p>20316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72]" office:value-type="date" office:date-value="2013-01-18">
            <text:p>2013-01-18</text:p>
          </table:table-cell>
          <table:table-cell table:formula="of:=IF(RIGHT([.E273];8)=&quot;Pro-rata&quot;;DATE(2011;10;15);[.B273])" office:value-type="date" office:date-value="2011-10-15">
            <text:p>2011-10-15</text:p>
          </table:table-cell>
          <table:table-cell table:style-name="ce5" table:formula="of:=ORG.OPENOFFICE.YEARS(TODAY();[.C273];0)" office:value-type="float" office:value="0">
            <text:p>0</text:p>
          </table:table-cell>
          <table:table-cell office:value-type="string">
            <text:p>20130118 - 3.875% PSA 18-01-13 Pro-rata</text:p>
          </table:table-cell>
          <table:table-cell table:formula="of:=IF(OR([.G273]=&quot;Government&quot;;[.G27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400608055658123">
            <text:p>0.0000400608055658123</text:p>
          </table:table-cell>
          <table:table-cell office:value-type="float" office:value="5732.876953125">
            <text:p>5732.876953125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3-06-03">
            <text:p>2013-06-03</text:p>
          </table:table-cell>
          <table:table-cell table:formula="of:=IF(RIGHT([.E274];8)=&quot;Pro-rata&quot;;DATE(2011;10;15);[.B274])" office:value-type="date" office:date-value="2013-06-03">
            <text:p>2013-06-03</text:p>
          </table:table-cell>
          <table:table-cell table:style-name="ce5" table:formula="of:=ORG.OPENOFFICE.YEARS(TODAY();[.C274];0)" office:value-type="float" office:value="2">
            <text:p>2</text:p>
          </table:table-cell>
          <table:table-cell office:value-type="string">
            <text:p>20130603 - 8.25% Arcelormittal 03-06-13</text:p>
          </table:table-cell>
          <table:table-cell table:formula="of:=IF(OR([.G274]=&quot;Government&quot;;[.G27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sic Materials</text:p>
          </table:table-cell>
          <table:table-cell office:value-type="string">
            <text:p>EUR</text:p>
          </table:table-cell>
          <table:table-cell office:value-type="float" office:value="0.00396214273244324">
            <text:p>0.00396214273244324</text:p>
          </table:table-cell>
          <table:table-cell office:value-type="float" office:value="567000">
            <text:p>56700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74]" office:value-type="date" office:date-value="2013-06-03">
            <text:p>2013-06-03</text:p>
          </table:table-cell>
          <table:table-cell table:formula="of:=IF(RIGHT([.E275];8)=&quot;Pro-rata&quot;;DATE(2011;10;15);[.B275])" office:value-type="date" office:date-value="2011-10-15">
            <text:p>2011-10-15</text:p>
          </table:table-cell>
          <table:table-cell table:style-name="ce5" table:formula="of:=ORG.OPENOFFICE.YEARS(TODAY();[.C275];0)" office:value-type="float" office:value="0">
            <text:p>0</text:p>
          </table:table-cell>
          <table:table-cell office:value-type="string">
            <text:p>20130603 - 8.25% Arcelormittal 03-06-13 Pro-rata</text:p>
          </table:table-cell>
          <table:table-cell table:formula="of:=IF(OR([.G275]=&quot;Government&quot;;[.G27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sic Materials</text:p>
          </table:table-cell>
          <table:table-cell office:value-type="string">
            <text:p>EUR</text:p>
          </table:table-cell>
          <table:table-cell office:value-type="float" office:value="0.000105823702823771">
            <text:p>0.000105823702823771</text:p>
          </table:table-cell>
          <table:table-cell office:value-type="float" office:value="15143.8359375">
            <text:p>15143.8359375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3-09-30">
            <text:p>2013-09-30</text:p>
          </table:table-cell>
          <table:table-cell table:formula="of:=IF(RIGHT([.E276];8)=&quot;Pro-rata&quot;;DATE(2011;10;15);[.B276])" office:value-type="date" office:date-value="2013-09-30">
            <text:p>2013-09-30</text:p>
          </table:table-cell>
          <table:table-cell table:style-name="ce5" table:formula="of:=ORG.OPENOFFICE.YEARS(TODAY();[.C276];0)" office:value-type="float" office:value="2">
            <text:p>2</text:p>
          </table:table-cell>
          <table:table-cell office:value-type="string">
            <text:p>20130930 - 4.25% Anglo American 30-09-13</text:p>
          </table:table-cell>
          <table:table-cell table:formula="of:=IF(OR([.G276]=&quot;Government&quot;;[.G27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147217710786152">
            <text:p>0.0147217710786152</text:p>
          </table:table-cell>
          <table:table-cell office:value-type="float" office:value="2106750">
            <text:p>210675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76]" office:value-type="date" office:date-value="2013-09-30">
            <text:p>2013-09-30</text:p>
          </table:table-cell>
          <table:table-cell table:formula="of:=IF(RIGHT([.E277];8)=&quot;Pro-rata&quot;;DATE(2011;10;15);[.B277])" office:value-type="date" office:date-value="2011-10-15">
            <text:p>2011-10-15</text:p>
          </table:table-cell>
          <table:table-cell table:style-name="ce5" table:formula="of:=ORG.OPENOFFICE.YEARS(TODAY();[.C277];0)" office:value-type="float" office:value="0">
            <text:p>0</text:p>
          </table:table-cell>
          <table:table-cell office:value-type="string">
            <text:p>20130930 - 4.25% Anglo American 30-09-13 Pro-rata</text:p>
          </table:table-cell>
          <table:table-cell table:formula="of:=IF(OR([.G277]=&quot;Government&quot;;[.G27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24409808467136">
            <text:p>0.000024409808467136</text:p>
          </table:table-cell>
          <table:table-cell office:value-type="float" office:value="3493.15063476562">
            <text:p>3493.15063476562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4-02-25">
            <text:p>2014-02-25</text:p>
          </table:table-cell>
          <table:table-cell table:formula="of:=IF(RIGHT([.E278];8)=&quot;Pro-rata&quot;;DATE(2011;10;15);[.B278])" office:value-type="date" office:date-value="2014-02-25">
            <text:p>2014-02-25</text:p>
          </table:table-cell>
          <table:table-cell table:style-name="ce5" table:formula="of:=ORG.OPENOFFICE.YEARS(TODAY();[.C278];0)" office:value-type="float" office:value="3">
            <text:p>3</text:p>
          </table:table-cell>
          <table:table-cell office:value-type="string">
            <text:p>20140225 - 6.875% Sandvika 25-02-14</text:p>
          </table:table-cell>
          <table:table-cell table:formula="of:=IF(OR([.G278]=&quot;Government&quot;;[.G27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uilding and Construction</text:p>
          </table:table-cell>
          <table:table-cell office:value-type="string">
            <text:p>EUR</text:p>
          </table:table-cell>
          <table:table-cell office:value-type="float" office:value="0.000794105643941533">
            <text:p>0.000794105643941533</text:p>
          </table:table-cell>
          <table:table-cell office:value-type="float" office:value="113640">
            <text:p>11364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78]" office:value-type="date" office:date-value="2014-02-25">
            <text:p>2014-02-25</text:p>
          </table:table-cell>
          <table:table-cell table:formula="of:=IF(RIGHT([.E279];8)=&quot;Pro-rata&quot;;DATE(2011;10;15);[.B279])" office:value-type="date" office:date-value="2011-10-15">
            <text:p>2011-10-15</text:p>
          </table:table-cell>
          <table:table-cell table:style-name="ce5" table:formula="of:=ORG.OPENOFFICE.YEARS(TODAY();[.C279];0)" office:value-type="float" office:value="0">
            <text:p>0</text:p>
          </table:table-cell>
          <table:table-cell office:value-type="string">
            <text:p>20140225 - 6.875% Sandvika 25-02-14 Pro-rata</text:p>
          </table:table-cell>
          <table:table-cell table:formula="of:=IF(OR([.G279]=&quot;Government&quot;;[.G27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uilding and Construction</text:p>
          </table:table-cell>
          <table:table-cell office:value-type="string">
            <text:p>EUR</text:p>
          </table:table-cell>
          <table:table-cell office:value-type="float" office:value="0.0000305361906647888">
            <text:p>0.0000305361906647888</text:p>
          </table:table-cell>
          <table:table-cell office:value-type="float" office:value="4369.86279296875">
            <text:p>4369.86279296875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4-03-26">
            <text:p>2014-03-26</text:p>
          </table:table-cell>
          <table:table-cell table:formula="of:=IF(RIGHT([.E280];8)=&quot;Pro-rata&quot;;DATE(2011;10;15);[.B280])" office:value-type="date" office:date-value="2014-03-26">
            <text:p>2014-03-26</text:p>
          </table:table-cell>
          <table:table-cell table:style-name="ce5" table:formula="of:=ORG.OPENOFFICE.YEARS(TODAY();[.C280];0)" office:value-type="float" office:value="3">
            <text:p>3</text:p>
          </table:table-cell>
          <table:table-cell office:value-type="string">
            <text:p>20140326 - 9% Holcim 26-03-14</text:p>
          </table:table-cell>
          <table:table-cell table:formula="of:=IF(OR([.G280]=&quot;Government&quot;;[.G28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167396687097397">
            <text:p>0.0167396687097397</text:p>
          </table:table-cell>
          <table:table-cell office:value-type="float" office:value="2395520">
            <text:p>239552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80]" office:value-type="date" office:date-value="2014-03-26">
            <text:p>2014-03-26</text:p>
          </table:table-cell>
          <table:table-cell table:formula="of:=IF(RIGHT([.E281];8)=&quot;Pro-rata&quot;;DATE(2011;10;15);[.B281])" office:value-type="date" office:date-value="2011-10-15">
            <text:p>2011-10-15</text:p>
          </table:table-cell>
          <table:table-cell table:style-name="ce5" table:formula="of:=ORG.OPENOFFICE.YEARS(TODAY();[.C281];0)" office:value-type="float" office:value="0">
            <text:p>0</text:p>
          </table:table-cell>
          <table:table-cell office:value-type="string">
            <text:p>20140326 - 9% Holcim 26-03-14 Pro-rata</text:p>
          </table:table-cell>
          <table:table-cell table:formula="of:=IF(OR([.G281]=&quot;Government&quot;;[.G28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699556381605233">
            <text:p>0.000699556381605233</text:p>
          </table:table-cell>
          <table:table-cell office:value-type="float" office:value="100109.5859375">
            <text:p>100109.5859375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4-04-09">
            <text:p>2014-04-09</text:p>
          </table:table-cell>
          <table:table-cell table:formula="of:=IF(RIGHT([.E282];8)=&quot;Pro-rata&quot;;DATE(2011;10;15);[.B282])" office:value-type="date" office:date-value="2014-04-09">
            <text:p>2014-04-09</text:p>
          </table:table-cell>
          <table:table-cell table:style-name="ce5" table:formula="of:=ORG.OPENOFFICE.YEARS(TODAY();[.C282];0)" office:value-type="float" office:value="3">
            <text:p>3</text:p>
          </table:table-cell>
          <table:table-cell office:value-type="string">
            <text:p>20140409 - 7.75% Bacardi 09-04-14</text:p>
          </table:table-cell>
          <table:table-cell table:formula="of:=IF(OR([.G282]=&quot;Government&quot;;[.G28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od</text:p>
          </table:table-cell>
          <table:table-cell office:value-type="string">
            <text:p>EUR</text:p>
          </table:table-cell>
          <table:table-cell office:value-type="float" office:value="0.0161767229980543">
            <text:p>0.0161767229980543</text:p>
          </table:table-cell>
          <table:table-cell office:value-type="float" office:value="2314960">
            <text:p>2314960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82]" office:value-type="date" office:date-value="2014-04-09">
            <text:p>2014-04-09</text:p>
          </table:table-cell>
          <table:table-cell table:formula="of:=IF(RIGHT([.E283];8)=&quot;Pro-rata&quot;;DATE(2011;10;15);[.B283])" office:value-type="date" office:date-value="2011-10-15">
            <text:p>2011-10-15</text:p>
          </table:table-cell>
          <table:table-cell table:style-name="ce5" table:formula="of:=ORG.OPENOFFICE.YEARS(TODAY();[.C283];0)" office:value-type="float" office:value="0">
            <text:p>0</text:p>
          </table:table-cell>
          <table:table-cell office:value-type="string">
            <text:p>20140409 - 7.75% Bacardi 09-04-14 Pro-rata</text:p>
          </table:table-cell>
          <table:table-cell table:formula="of:=IF(OR([.G283]=&quot;Government&quot;;[.G28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od</text:p>
          </table:table-cell>
          <table:table-cell office:value-type="string">
            <text:p>EUR</text:p>
          </table:table-cell>
          <table:table-cell office:value-type="float" office:value="0.000560851250624864">
            <text:p>0.000560851250624864</text:p>
          </table:table-cell>
          <table:table-cell office:value-type="float" office:value="80260.2734375">
            <text:p>80260.2734375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4-07-28">
            <text:p>2014-07-28</text:p>
          </table:table-cell>
          <table:table-cell table:formula="of:=IF(RIGHT([.E284];8)=&quot;Pro-rata&quot;;DATE(2011;10;15);[.B284])" office:value-type="date" office:date-value="2014-07-28">
            <text:p>2014-07-28</text:p>
          </table:table-cell>
          <table:table-cell table:style-name="ce5" table:formula="of:=ORG.OPENOFFICE.YEARS(TODAY();[.C284];0)" office:value-type="float" office:value="3">
            <text:p>3</text:p>
          </table:table-cell>
          <table:table-cell office:value-type="string">
            <text:p>20140728 - 8.25% ST Gobain 28-07-14</text:p>
          </table:table-cell>
          <table:table-cell table:formula="of:=IF(OR([.G284]=&quot;Government&quot;;[.G28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Machinery</text:p>
          </table:table-cell>
          <table:table-cell office:value-type="string">
            <text:p>EUR</text:p>
          </table:table-cell>
          <table:table-cell office:value-type="float" office:value="0.00125212095832471">
            <text:p>0.00125212095832471</text:p>
          </table:table-cell>
          <table:table-cell office:value-type="float" office:value="179184">
            <text:p>179184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84]" office:value-type="date" office:date-value="2014-07-28">
            <text:p>2014-07-28</text:p>
          </table:table-cell>
          <table:table-cell table:formula="of:=IF(RIGHT([.E285];8)=&quot;Pro-rata&quot;;DATE(2011;10;15);[.B285])" office:value-type="date" office:date-value="2011-10-15">
            <text:p>2011-10-15</text:p>
          </table:table-cell>
          <table:table-cell table:style-name="ce5" table:formula="of:=ORG.OPENOFFICE.YEARS(TODAY();[.C285];0)" office:value-type="float" office:value="0">
            <text:p>0</text:p>
          </table:table-cell>
          <table:table-cell office:value-type="string">
            <text:p>20140728 - 8.25% ST Gobain 28-07-14 Pro-rata</text:p>
          </table:table-cell>
          <table:table-cell table:formula="of:=IF(OR([.G285]=&quot;Government&quot;;[.G28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Machinery</text:p>
          </table:table-cell>
          <table:table-cell office:value-type="string">
            <text:p>EUR</text:p>
          </table:table-cell>
          <table:table-cell office:value-type="float" office:value="0.0000187165800540181">
            <text:p>0.0000187165800540181</text:p>
          </table:table-cell>
          <table:table-cell office:value-type="float" office:value="2678.42468261719">
            <text:p>2678.42468261719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4-10-08">
            <text:p>2014-10-08</text:p>
          </table:table-cell>
          <table:table-cell table:formula="of:=IF(RIGHT([.E286];8)=&quot;Pro-rata&quot;;DATE(2011;10;15);[.B286])" office:value-type="date" office:date-value="2014-10-08">
            <text:p>2014-10-08</text:p>
          </table:table-cell>
          <table:table-cell table:style-name="ce5" table:formula="of:=ORG.OPENOFFICE.YEARS(TODAY();[.C286];0)" office:value-type="float" office:value="3">
            <text:p>3</text:p>
          </table:table-cell>
          <table:table-cell office:value-type="string">
            <text:p>20141008 - 4.625% Repsol 08-10-14</text:p>
          </table:table-cell>
          <table:table-cell table:formula="of:=IF(OR([.G286]=&quot;Government&quot;;[.G28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353745972993617">
            <text:p>0.00353745972993617</text:p>
          </table:table-cell>
          <table:table-cell office:value-type="float" office:value="506226">
            <text:p>506226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86]" office:value-type="date" office:date-value="2014-10-08">
            <text:p>2014-10-08</text:p>
          </table:table-cell>
          <table:table-cell table:formula="of:=IF(RIGHT([.E287];8)=&quot;Pro-rata&quot;;DATE(2011;10;15);[.B287])" office:value-type="date" office:date-value="2011-10-15">
            <text:p>2011-10-15</text:p>
          </table:table-cell>
          <table:table-cell table:style-name="ce5" table:formula="of:=ORG.OPENOFFICE.YEARS(TODAY();[.C287];0)" office:value-type="float" office:value="0">
            <text:p>0</text:p>
          </table:table-cell>
          <table:table-cell office:value-type="string">
            <text:p>20141008 - 4.625% Repsol 08-10-14 Pro-rata</text:p>
          </table:table-cell>
          <table:table-cell table:formula="of:=IF(OR([.G287]=&quot;Government&quot;;[.G28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295033219363069">
            <text:p>0.00000295033219363069</text:p>
          </table:table-cell>
          <table:table-cell office:value-type="float" office:value="422.205474853516">
            <text:p>422.205474853516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4-12-09">
            <text:p>2014-12-09</text:p>
          </table:table-cell>
          <table:table-cell table:formula="of:=IF(RIGHT([.E288];8)=&quot;Pro-rata&quot;;DATE(2011;10;15);[.B288])" office:value-type="date" office:date-value="2014-12-09">
            <text:p>2014-12-09</text:p>
          </table:table-cell>
          <table:table-cell table:style-name="ce5" table:formula="of:=ORG.OPENOFFICE.YEARS(TODAY();[.C288];0)" office:value-type="float" office:value="4">
            <text:p>4</text:p>
          </table:table-cell>
          <table:table-cell office:value-type="string">
            <text:p>20141209 - 4.375% Holcim 09-12-14</text:p>
          </table:table-cell>
          <table:table-cell table:formula="of:=IF(OR([.G288]=&quot;Government&quot;;[.G28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42129598714174">
            <text:p>0.000742129598714174</text:p>
          </table:table-cell>
          <table:table-cell office:value-type="float" office:value="106202">
            <text:p>106202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88]" office:value-type="date" office:date-value="2014-12-09">
            <text:p>2014-12-09</text:p>
          </table:table-cell>
          <table:table-cell table:formula="of:=IF(RIGHT([.E289];8)=&quot;Pro-rata&quot;;DATE(2011;10;15);[.B289])" office:value-type="date" office:date-value="2011-10-15">
            <text:p>2011-10-15</text:p>
          </table:table-cell>
          <table:table-cell table:style-name="ce5" table:formula="of:=ORG.OPENOFFICE.YEARS(TODAY();[.C289];0)" office:value-type="float" office:value="0">
            <text:p>0</text:p>
          </table:table-cell>
          <table:table-cell office:value-type="string">
            <text:p>20141209 - 4.375% Holcim 09-12-14 Pro-rata</text:p>
          </table:table-cell>
          <table:table-cell table:formula="of:=IF(OR([.G289]=&quot;Government&quot;;[.G28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259653358034497">
            <text:p>0.0000259653358034497</text:p>
          </table:table-cell>
          <table:table-cell office:value-type="float" office:value="3715.75341796875">
            <text:p>3715.75341796875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5-03-04">
            <text:p>2015-03-04</text:p>
          </table:table-cell>
          <table:table-cell table:formula="of:=IF(RIGHT([.E290];8)=&quot;Pro-rata&quot;;DATE(2011;10;15);[.B290])" office:value-type="date" office:date-value="2015-03-04">
            <text:p>2015-03-04</text:p>
          </table:table-cell>
          <table:table-cell table:style-name="ce5" table:formula="of:=ORG.OPENOFFICE.YEARS(TODAY();[.C290];0)" office:value-type="float" office:value="4">
            <text:p>4</text:p>
          </table:table-cell>
          <table:table-cell office:value-type="string">
            <text:p>20150304 - 6.465% VTB Capital 04-03-15</text:p>
          </table:table-cell>
          <table:table-cell table:formula="of:=IF(OR([.G290]=&quot;Government&quot;;[.G29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789734211768422">
            <text:p>0.000789734211768422</text:p>
          </table:table-cell>
          <table:table-cell office:value-type="float" office:value="113014.428886204">
            <text:p>113014.428886204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90]" office:value-type="date" office:date-value="2015-03-04">
            <text:p>2015-03-04</text:p>
          </table:table-cell>
          <table:table-cell table:formula="of:=IF(RIGHT([.E291];8)=&quot;Pro-rata&quot;;DATE(2011;10;15);[.B291])" office:value-type="date" office:date-value="2011-10-15">
            <text:p>2011-10-15</text:p>
          </table:table-cell>
          <table:table-cell table:style-name="ce5" table:formula="of:=ORG.OPENOFFICE.YEARS(TODAY();[.C291];0)" office:value-type="float" office:value="0">
            <text:p>0</text:p>
          </table:table-cell>
          <table:table-cell office:value-type="string">
            <text:p>20150304 - 6.465% VTB Capital 04-03-15 Pro-rata</text:p>
          </table:table-cell>
          <table:table-cell table:formula="of:=IF(OR([.G291]=&quot;Government&quot;;[.G29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0548561055666658">
            <text:p>0.00000548561055666658</text:p>
          </table:table-cell>
          <table:table-cell office:value-type="float" office:value="785.014926434004">
            <text:p>785.014926434004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34-04-28">
            <text:p>2034-04-28</text:p>
          </table:table-cell>
          <table:table-cell table:formula="of:=IF(RIGHT([.E292];8)=&quot;Pro-rata&quot;;DATE(2011;10;15);[.B292])" office:value-type="date" office:date-value="2034-04-28">
            <text:p>2034-04-28</text:p>
          </table:table-cell>
          <table:table-cell table:style-name="ce5" table:formula="of:=ORG.OPENOFFICE.YEARS(TODAY();[.C292];0)" office:value-type="float" office:value="23">
            <text:p>23</text:p>
          </table:table-cell>
          <table:table-cell office:value-type="string">
            <text:p>20340428 - 8.625% Gaz Capital 28-04-34</text:p>
          </table:table-cell>
          <table:table-cell table:formula="of:=IF(OR([.G292]=&quot;Government&quot;;[.G29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321605598817643">
            <text:p>0.000321605598817643</text:p>
          </table:table-cell>
          <table:table-cell office:value-type="float" office:value="46023.1715118345">
            <text:p>46023.1715118345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292]" office:value-type="date" office:date-value="2034-04-28">
            <text:p>2034-04-28</text:p>
          </table:table-cell>
          <table:table-cell table:formula="of:=IF(RIGHT([.E293];8)=&quot;Pro-rata&quot;;DATE(2011;10;15);[.B293])" office:value-type="date" office:date-value="2011-10-15">
            <text:p>2011-10-15</text:p>
          </table:table-cell>
          <table:table-cell table:style-name="ce5" table:formula="of:=ORG.OPENOFFICE.YEARS(TODAY();[.C293];0)" office:value-type="float" office:value="0">
            <text:p>0</text:p>
          </table:table-cell>
          <table:table-cell office:value-type="string">
            <text:p>20340428 - 8.625% Gaz Capital 28-04-34 Pro-rata</text:p>
          </table:table-cell>
          <table:table-cell table:formula="of:=IF(OR([.G293]=&quot;Government&quot;;[.G29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0993635078976839">
            <text:p>0.00000993635078976839</text:p>
          </table:table-cell>
          <table:table-cell office:value-type="float" office:value="1421.93537140055">
            <text:p>1421.93537140055</text:p>
          </table:table-cell>
        </table:table-row>
        <table:table-row table:style-name="ro2">
          <table:table-cell office:value-type="string">
            <text:p>BBB-</text:p>
          </table:table-cell>
          <table:table-cell office:value-type="date" office:date-value="2011-09-15">
            <text:p>2011-09-15</text:p>
          </table:table-cell>
          <table:table-cell table:formula="of:=IF(RIGHT([.E294];8)=&quot;Pro-rata&quot;;DATE(2011;10;15);[.B294])" office:value-type="date" office:date-value="2011-09-15">
            <text:p>2011-09-15</text:p>
          </table:table-cell>
          <table:table-cell table:style-name="ce5" table:formula="of:=ORG.OPENOFFICE.YEARS(TODAY();[.C294];0)" office:value-type="float" office:value="0">
            <text:p>0</text:p>
          </table:table-cell>
          <table:table-cell office:value-type="string">
            <text:p>20110915 - 9.25% Skand Enskilda 15-09-11</text:p>
          </table:table-cell>
          <table:table-cell table:formula="of:=IF(OR([.G294]=&quot;Government&quot;;[.G29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234171719765265">
            <text:p>0.00234171719765265</text:p>
          </table:table-cell>
          <table:table-cell office:value-type="float" office:value="335110">
            <text:p>335110</text:p>
          </table:table-cell>
        </table:table-row>
        <table:table-row table:style-name="ro2">
          <table:table-cell office:value-type="string">
            <text:p>BBB-</text:p>
          </table:table-cell>
          <table:table-cell table:formula="of:=[.B294]" office:value-type="date" office:date-value="2011-09-15">
            <text:p>2011-09-15</text:p>
          </table:table-cell>
          <table:table-cell table:formula="of:=IF(RIGHT([.E295];8)=&quot;Pro-rata&quot;;DATE(2011;10;15);[.B295])" office:value-type="date" office:date-value="2011-10-15">
            <text:p>2011-10-15</text:p>
          </table:table-cell>
          <table:table-cell table:style-name="ce5" table:formula="of:=ORG.OPENOFFICE.YEARS(TODAY();[.C295];0)" office:value-type="float" office:value="0">
            <text:p>0</text:p>
          </table:table-cell>
          <table:table-cell office:value-type="string">
            <text:p>20110915 - 9.25% Skand Enskilda 15-09-11 Pro-rata</text:p>
          </table:table-cell>
          <table:table-cell table:formula="of:=IF(OR([.G295]=&quot;Government&quot;;[.G29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164694423201554">
            <text:p>0.0000164694423201554</text:p>
          </table:table-cell>
          <table:table-cell office:value-type="float" office:value="2356.84941864014">
            <text:p>2356.84941864014</text:p>
          </table:table-cell>
        </table:table-row>
        <table:table-row table:style-name="ro2">
          <table:table-cell office:value-type="string">
            <text:p>BBB-</text:p>
          </table:table-cell>
          <table:table-cell office:value-type="date" office:date-value="2012-07-23">
            <text:p>2012-07-23</text:p>
          </table:table-cell>
          <table:table-cell table:formula="of:=IF(RIGHT([.E296];8)=&quot;Pro-rata&quot;;DATE(2011;10;15);[.B296])" office:value-type="date" office:date-value="2012-07-23">
            <text:p>2012-07-23</text:p>
          </table:table-cell>
          <table:table-cell table:style-name="ce5" table:formula="of:=ORG.OPENOFFICE.YEARS(TODAY();[.C296];0)" office:value-type="float" office:value="1">
            <text:p>1</text:p>
          </table:table-cell>
          <table:table-cell office:value-type="string">
            <text:p>20120723 - 2.875% RCI 23-07-12</text:p>
          </table:table-cell>
          <table:table-cell table:formula="of:=IF(OR([.G296]=&quot;Government&quot;;[.G29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420452524182159">
            <text:p>0.00420452524182159</text:p>
          </table:table-cell>
          <table:table-cell office:value-type="float" office:value="601686">
            <text:p>601686</text:p>
          </table:table-cell>
        </table:table-row>
        <table:table-row table:style-name="ro2">
          <table:table-cell office:value-type="string">
            <text:p>BBB-</text:p>
          </table:table-cell>
          <table:table-cell table:formula="of:=[.B296]" office:value-type="date" office:date-value="2012-07-23">
            <text:p>2012-07-23</text:p>
          </table:table-cell>
          <table:table-cell table:formula="of:=IF(RIGHT([.E297];8)=&quot;Pro-rata&quot;;DATE(2011;10;15);[.B297])" office:value-type="date" office:date-value="2011-10-15">
            <text:p>2011-10-15</text:p>
          </table:table-cell>
          <table:table-cell table:style-name="ce5" table:formula="of:=ORG.OPENOFFICE.YEARS(TODAY();[.C297];0)" office:value-type="float" office:value="0">
            <text:p>0</text:p>
          </table:table-cell>
          <table:table-cell office:value-type="string">
            <text:p>20120723 - 2.875% RCI 23-07-12 Pro-rata</text:p>
          </table:table-cell>
          <table:table-cell table:formula="of:=IF(OR([.G297]=&quot;Government&quot;;[.G29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277410299493438">
            <text:p>0.0000277410299493438</text:p>
          </table:table-cell>
          <table:table-cell office:value-type="float" office:value="3969.86303710938">
            <text:p>3969.86303710938</text:p>
          </table:table-cell>
        </table:table-row>
        <table:table-row table:style-name="ro2">
          <table:table-cell office:value-type="string">
            <text:p>BBB-</text:p>
          </table:table-cell>
          <table:table-cell office:value-type="date" office:date-value="2013-05-06">
            <text:p>2013-05-06</text:p>
          </table:table-cell>
          <table:table-cell table:formula="of:=IF(RIGHT([.E298];8)=&quot;Pro-rata&quot;;DATE(2011;10;15);[.B298])" office:value-type="date" office:date-value="2013-05-06">
            <text:p>2013-05-06</text:p>
          </table:table-cell>
          <table:table-cell table:style-name="ce5" table:formula="of:=ORG.OPENOFFICE.YEARS(TODAY();[.C298];0)" office:value-type="float" office:value="2">
            <text:p>2</text:p>
          </table:table-cell>
          <table:table-cell office:value-type="string">
            <text:p>20130506 - 6.5% Accor 06-05-13</text:p>
          </table:table-cell>
          <table:table-cell table:formula="of:=IF(OR([.G298]=&quot;Government&quot;;[.G29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Leisure</text:p>
          </table:table-cell>
          <table:table-cell office:value-type="string">
            <text:p>EUR</text:p>
          </table:table-cell>
          <table:table-cell office:value-type="float" office:value="0.0157823884715384">
            <text:p>0.0157823884715384</text:p>
          </table:table-cell>
          <table:table-cell office:value-type="float" office:value="2258529">
            <text:p>2258529</text:p>
          </table:table-cell>
        </table:table-row>
        <table:table-row table:style-name="ro2">
          <table:table-cell office:value-type="string">
            <text:p>BBB-</text:p>
          </table:table-cell>
          <table:table-cell table:formula="of:=[.B298]" office:value-type="date" office:date-value="2013-05-06">
            <text:p>2013-05-06</text:p>
          </table:table-cell>
          <table:table-cell table:formula="of:=IF(RIGHT([.E299];8)=&quot;Pro-rata&quot;;DATE(2011;10;15);[.B299])" office:value-type="date" office:date-value="2011-10-15">
            <text:p>2011-10-15</text:p>
          </table:table-cell>
          <table:table-cell table:style-name="ce5" table:formula="of:=ORG.OPENOFFICE.YEARS(TODAY();[.C299];0)" office:value-type="float" office:value="0">
            <text:p>0</text:p>
          </table:table-cell>
          <table:table-cell office:value-type="string">
            <text:p>20130506 - 6.5% Accor 06-05-13 Pro-rata</text:p>
          </table:table-cell>
          <table:table-cell table:formula="of:=IF(OR([.G299]=&quot;Government&quot;;[.G29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Leisure</text:p>
          </table:table-cell>
          <table:table-cell office:value-type="string">
            <text:p>EUR</text:p>
          </table:table-cell>
          <table:table-cell office:value-type="float" office:value="0.00042335220049717">
            <text:p>0.00042335220049717</text:p>
          </table:table-cell>
          <table:table-cell office:value-type="float" office:value="60583.5563964844">
            <text:p>60583.5563964844</text:p>
          </table:table-cell>
        </table:table-row>
        <table:table-row table:style-name="ro2">
          <table:table-cell office:value-type="string">
            <text:p>BBB-</text:p>
          </table:table-cell>
          <table:table-cell office:value-type="date" office:date-value="2014-03-24">
            <text:p>2014-03-24</text:p>
          </table:table-cell>
          <table:table-cell table:formula="of:=IF(RIGHT([.E300];8)=&quot;Pro-rata&quot;;DATE(2011;10;15);[.B300])" office:value-type="date" office:date-value="2014-03-24">
            <text:p>2014-03-24</text:p>
          </table:table-cell>
          <table:table-cell table:style-name="ce5" table:formula="of:=ORG.OPENOFFICE.YEARS(TODAY();[.C300];0)" office:value-type="float" office:value="3">
            <text:p>3</text:p>
          </table:table-cell>
          <table:table-cell office:value-type="string">
            <text:p>20140324 - 6.75% Deutsche Lufthansa 24-03-14</text:p>
          </table:table-cell>
          <table:table-cell table:formula="of:=IF(OR([.G300]=&quot;Government&quot;;[.G30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ransportation</text:p>
          </table:table-cell>
          <table:table-cell office:value-type="string">
            <text:p>EUR</text:p>
          </table:table-cell>
          <table:table-cell office:value-type="float" office:value="0.000781247896802741">
            <text:p>0.000781247896802741</text:p>
          </table:table-cell>
          <table:table-cell office:value-type="float" office:value="111800">
            <text:p>111800</text:p>
          </table:table-cell>
        </table:table-row>
        <table:table-row table:style-name="ro2">
          <table:table-cell office:value-type="string">
            <text:p>BBB-</text:p>
          </table:table-cell>
          <table:table-cell table:formula="of:=[.B300]" office:value-type="date" office:date-value="2014-03-24">
            <text:p>2014-03-24</text:p>
          </table:table-cell>
          <table:table-cell table:formula="of:=IF(RIGHT([.E301];8)=&quot;Pro-rata&quot;;DATE(2011;10;15);[.B301])" office:value-type="date" office:date-value="2011-10-15">
            <text:p>2011-10-15</text:p>
          </table:table-cell>
          <table:table-cell table:style-name="ce5" table:formula="of:=ORG.OPENOFFICE.YEARS(TODAY();[.C301];0)" office:value-type="float" office:value="0">
            <text:p>0</text:p>
          </table:table-cell>
          <table:table-cell office:value-type="string">
            <text:p>20140324 - 6.75% Deutsche Lufthansa 24-03-14 Pro-rata</text:p>
          </table:table-cell>
          <table:table-cell table:formula="of:=IF(OR([.G301]=&quot;Government&quot;;[.G30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ransportation</text:p>
          </table:table-cell>
          <table:table-cell office:value-type="string">
            <text:p>EUR</text:p>
          </table:table-cell>
          <table:table-cell office:value-type="float" office:value="0.0000264918240260556">
            <text:p>0.0000264918240260556</text:p>
          </table:table-cell>
          <table:table-cell office:value-type="float" office:value="3791.09619140625">
            <text:p>3791.09619140625</text:p>
          </table:table-cell>
        </table:table-row>
        <table:table-row table:style-name="ro2">
          <table:table-cell office:value-type="string">
            <text:p>BBB-</text:p>
          </table:table-cell>
          <table:table-cell office:value-type="date" office:date-value="2014-04-28">
            <text:p>2014-04-28</text:p>
          </table:table-cell>
          <table:table-cell table:formula="of:=IF(RIGHT([.E302];8)=&quot;Pro-rata&quot;;DATE(2011;10;15);[.B302])" office:value-type="date" office:date-value="2014-04-28">
            <text:p>2014-04-28</text:p>
          </table:table-cell>
          <table:table-cell table:style-name="ce5" table:formula="of:=ORG.OPENOFFICE.YEARS(TODAY();[.C302];0)" office:value-type="float" office:value="3">
            <text:p>3</text:p>
          </table:table-cell>
          <table:table-cell office:value-type="string">
            <text:p>20140428 - 7.625% Adecco 28-04-14</text:p>
          </table:table-cell>
          <table:table-cell table:formula="of:=IF(OR([.G302]=&quot;Government&quot;;[.G30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157213910395958">
            <text:p>0.00157213910395958</text:p>
          </table:table-cell>
          <table:table-cell office:value-type="float" office:value="224980">
            <text:p>224980</text:p>
          </table:table-cell>
        </table:table-row>
        <table:table-row table:style-name="ro2">
          <table:table-cell office:value-type="string">
            <text:p>BBB-</text:p>
          </table:table-cell>
          <table:table-cell table:formula="of:=[.B302]" office:value-type="date" office:date-value="2014-04-28">
            <text:p>2014-04-28</text:p>
          </table:table-cell>
          <table:table-cell table:formula="of:=IF(RIGHT([.E303];8)=&quot;Pro-rata&quot;;DATE(2011;10;15);[.B303])" office:value-type="date" office:date-value="2011-10-15">
            <text:p>2011-10-15</text:p>
          </table:table-cell>
          <table:table-cell table:style-name="ce5" table:formula="of:=ORG.OPENOFFICE.YEARS(TODAY();[.C303];0)" office:value-type="float" office:value="0">
            <text:p>0</text:p>
          </table:table-cell>
          <table:table-cell office:value-type="string">
            <text:p>20140428 - 7.625% Adecco 28-04-14 Pro-rata</text:p>
          </table:table-cell>
          <table:table-cell table:formula="of:=IF(OR([.G303]=&quot;Government&quot;;[.G30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496332780695257">
            <text:p>0.0000496332780695257</text:p>
          </table:table-cell>
          <table:table-cell office:value-type="float" office:value="7102.73974609375">
            <text:p>7102.73974609375</text:p>
          </table:table-cell>
        </table:table-row>
        <table:table-row table:style-name="ro2">
          <table:table-cell office:value-type="string">
            <text:p>BBB-</text:p>
          </table:table-cell>
          <table:table-cell office:value-type="date" office:date-value="2014-10-23">
            <text:p>2014-10-23</text:p>
          </table:table-cell>
          <table:table-cell table:formula="of:=IF(RIGHT([.E304];8)=&quot;Pro-rata&quot;;DATE(2011;10;15);[.B304])" office:value-type="date" office:date-value="2014-10-23">
            <text:p>2014-10-23</text:p>
          </table:table-cell>
          <table:table-cell table:style-name="ce5" table:formula="of:=ORG.OPENOFFICE.YEARS(TODAY();[.C304];0)" office:value-type="float" office:value="4">
            <text:p>4</text:p>
          </table:table-cell>
          <table:table-cell office:value-type="string">
            <text:p>20141023 - 6.75% Franz Haniel &amp; Cie 23-10-14</text:p>
          </table:table-cell>
          <table:table-cell table:formula="of:=IF(OR([.G304]=&quot;Government&quot;;[.G30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Industrial</text:p>
          </table:table-cell>
          <table:table-cell office:value-type="string">
            <text:p>EUR</text:p>
          </table:table-cell>
          <table:table-cell office:value-type="float" office:value="0.0153559235529877">
            <text:p>0.0153559235529877</text:p>
          </table:table-cell>
          <table:table-cell office:value-type="float" office:value="2197500">
            <text:p>2197500</text:p>
          </table:table-cell>
        </table:table-row>
        <table:table-row table:style-name="ro2">
          <table:table-cell office:value-type="string">
            <text:p>BBB-</text:p>
          </table:table-cell>
          <table:table-cell table:formula="of:=[.B304]" office:value-type="date" office:date-value="2014-10-23">
            <text:p>2014-10-23</text:p>
          </table:table-cell>
          <table:table-cell table:formula="of:=IF(RIGHT([.E305];8)=&quot;Pro-rata&quot;;DATE(2011;10;15);[.B305])" office:value-type="date" office:date-value="2011-10-15">
            <text:p>2011-10-15</text:p>
          </table:table-cell>
          <table:table-cell table:style-name="ce5" table:formula="of:=ORG.OPENOFFICE.YEARS(TODAY();[.C305];0)" office:value-type="float" office:value="0">
            <text:p>0</text:p>
          </table:table-cell>
          <table:table-cell office:value-type="string">
            <text:p>20141023 - 6.75% Franz Haniel &amp; Cie 23-10-14 Pro-rata</text:p>
          </table:table-cell>
          <table:table-cell table:formula="of:=IF(OR([.G305]=&quot;Government&quot;;[.G30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Industrial</text:p>
          </table:table-cell>
          <table:table-cell office:value-type="string">
            <text:p>EUR</text:p>
          </table:table-cell>
          <table:table-cell office:value-type="float" office:value="0.000922690758351708">
            <text:p>0.000922690758351708</text:p>
          </table:table-cell>
          <table:table-cell office:value-type="float" office:value="132041.09375">
            <text:p>132041.09375</text:p>
          </table:table-cell>
        </table:table-row>
        <table:table-row table:style-name="ro2">
          <table:table-cell office:value-type="string">
            <text:p>BBB-</text:p>
          </table:table-cell>
          <table:table-cell office:value-type="date" office:date-value="2015-01-12">
            <text:p>2015-01-12</text:p>
          </table:table-cell>
          <table:table-cell table:formula="of:=IF(RIGHT([.E306];8)=&quot;Pro-rata&quot;;DATE(2011;10;15);[.B306])" office:value-type="date" office:date-value="2015-01-12">
            <text:p>2015-01-12</text:p>
          </table:table-cell>
          <table:table-cell table:style-name="ce5" table:formula="of:=ORG.OPENOFFICE.YEARS(TODAY();[.C306];0)" office:value-type="float" office:value="4">
            <text:p>4</text:p>
          </table:table-cell>
          <table:table-cell office:value-type="string">
            <text:p>20150112 - 7.5% Autoroutes Paris 12-01-15</text:p>
          </table:table-cell>
          <table:table-cell table:formula="of:=IF(OR([.G306]=&quot;Government&quot;;[.G30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ransportation</text:p>
          </table:table-cell>
          <table:table-cell office:value-type="string">
            <text:p>EUR</text:p>
          </table:table-cell>
          <table:table-cell office:value-type="float" office:value="0.0160565310139308">
            <text:p>0.0160565310139308</text:p>
          </table:table-cell>
          <table:table-cell office:value-type="float" office:value="2297760">
            <text:p>2297760</text:p>
          </table:table-cell>
        </table:table-row>
        <table:table-row table:style-name="ro2">
          <table:table-cell office:value-type="string">
            <text:p>BBB-</text:p>
          </table:table-cell>
          <table:table-cell table:formula="of:=[.B306]" office:value-type="date" office:date-value="2015-01-12">
            <text:p>2015-01-12</text:p>
          </table:table-cell>
          <table:table-cell table:formula="of:=IF(RIGHT([.E307];8)=&quot;Pro-rata&quot;;DATE(2011;10;15);[.B307])" office:value-type="date" office:date-value="2011-10-15">
            <text:p>2011-10-15</text:p>
          </table:table-cell>
          <table:table-cell table:style-name="ce5" table:formula="of:=ORG.OPENOFFICE.YEARS(TODAY();[.C307];0)" office:value-type="float" office:value="0">
            <text:p>0</text:p>
          </table:table-cell>
          <table:table-cell office:value-type="string">
            <text:p>20150112 - 7.5% Autoroutes Paris 12-01-15 Pro-rata</text:p>
          </table:table-cell>
          <table:table-cell table:formula="of:=IF(OR([.G307]=&quot;Government&quot;;[.G30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ransportation</text:p>
          </table:table-cell>
          <table:table-cell office:value-type="string">
            <text:p>EUR</text:p>
          </table:table-cell>
          <table:table-cell office:value-type="float" office:value="0.000792600842047284">
            <text:p>0.000792600842047284</text:p>
          </table:table-cell>
          <table:table-cell office:value-type="float" office:value="113424.65625">
            <text:p>113424.65625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1-03-31">
            <text:p>2011-03-31</text:p>
          </table:table-cell>
          <table:table-cell table:formula="of:=IF(RIGHT([.E308];8)=&quot;Pro-rata&quot;;DATE(2011;10;15);[.B308])" office:value-type="date" office:date-value="2011-03-31">
            <text:p>2011-03-31</text:p>
          </table:table-cell>
          <table:table-cell table:style-name="ce5" table:formula="of:=ORG.OPENOFFICE.YEARS(TODAY();[.C308];0)" office:value-type="float" office:value="0">
            <text:p>0</text:p>
          </table:table-cell>
          <table:table-cell office:value-type="string">
            <text:p>20110331 - 9.5% Deutsche Bk 31-03-11</text:p>
          </table:table-cell>
          <table:table-cell table:formula="of:=IF(OR([.G308]=&quot;Government&quot;;[.G30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37204470992567">
            <text:p>0.00237204470992567</text:p>
          </table:table-cell>
          <table:table-cell office:value-type="float" office:value="339450">
            <text:p>339450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08]" office:value-type="date" office:date-value="2011-03-31">
            <text:p>2011-03-31</text:p>
          </table:table-cell>
          <table:table-cell table:formula="of:=IF(RIGHT([.E309];8)=&quot;Pro-rata&quot;;DATE(2011;10;15);[.B309])" office:value-type="date" office:date-value="2011-10-15">
            <text:p>2011-10-15</text:p>
          </table:table-cell>
          <table:table-cell table:style-name="ce5" table:formula="of:=ORG.OPENOFFICE.YEARS(TODAY();[.C309];0)" office:value-type="float" office:value="0">
            <text:p>0</text:p>
          </table:table-cell>
          <table:table-cell office:value-type="string">
            <text:p>20110331 - 9.5% Deutsche Bk 31-03-11 Pro-rata</text:p>
          </table:table-cell>
          <table:table-cell table:formula="of:=IF(OR([.G309]=&quot;Government&quot;;[.G30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111636109923454">
            <text:p>0.000111636109923454</text:p>
          </table:table-cell>
          <table:table-cell office:value-type="float" office:value="15975.6168823242">
            <text:p>15975.6168823242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1-09-19">
            <text:p>2011-09-19</text:p>
          </table:table-cell>
          <table:table-cell table:formula="of:=IF(RIGHT([.E310];8)=&quot;Pro-rata&quot;;DATE(2011;10;15);[.B310])" office:value-type="date" office:date-value="2011-09-19">
            <text:p>2011-09-19</text:p>
          </table:table-cell>
          <table:table-cell table:style-name="ce5" table:formula="of:=ORG.OPENOFFICE.YEARS(TODAY();[.C310];0)" office:value-type="float" office:value="0">
            <text:p>0</text:p>
          </table:table-cell>
          <table:table-cell office:value-type="string">
            <text:p>20110919 - 5.33% Deutsche Bk 19-09-11</text:p>
          </table:table-cell>
          <table:table-cell table:formula="of:=IF(OR([.G310]=&quot;Government&quot;;[.G31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408146122831002">
            <text:p>0.00408146122831002</text:p>
          </table:table-cell>
          <table:table-cell office:value-type="float" office:value="584075">
            <text:p>584075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10]" office:value-type="date" office:date-value="2011-09-19">
            <text:p>2011-09-19</text:p>
          </table:table-cell>
          <table:table-cell table:formula="of:=IF(RIGHT([.E311];8)=&quot;Pro-rata&quot;;DATE(2011;10;15);[.B311])" office:value-type="date" office:date-value="2011-10-15">
            <text:p>2011-10-15</text:p>
          </table:table-cell>
          <table:table-cell table:style-name="ce5" table:formula="of:=ORG.OPENOFFICE.YEARS(TODAY();[.C311];0)" office:value-type="float" office:value="0">
            <text:p>0</text:p>
          </table:table-cell>
          <table:table-cell office:value-type="string">
            <text:p>20110919 - 5.33% Deutsche Bk 19-09-11 Pro-rata</text:p>
          </table:table-cell>
          <table:table-cell table:formula="of:=IF(OR([.G311]=&quot;Government&quot;;[.G31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61839517680683">
            <text:p>0.0000161839517680683</text:p>
          </table:table-cell>
          <table:table-cell office:value-type="float" office:value="2315.99446868896">
            <text:p>2315.99446868896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2-11-02">
            <text:p>2012-11-02</text:p>
          </table:table-cell>
          <table:table-cell table:formula="of:=IF(RIGHT([.E312];8)=&quot;Pro-rata&quot;;DATE(2011;10;15);[.B312])" office:value-type="date" office:date-value="2012-11-02">
            <text:p>2012-11-02</text:p>
          </table:table-cell>
          <table:table-cell table:style-name="ce5" table:formula="of:=ORG.OPENOFFICE.YEARS(TODAY();[.C312];0)" office:value-type="float" office:value="2">
            <text:p>2</text:p>
          </table:table-cell>
          <table:table-cell office:value-type="string">
            <text:p>20121102 - 3.125% Gas Natural 02-11-12</text:p>
          </table:table-cell>
          <table:table-cell table:formula="of:=IF(OR([.G312]=&quot;Government&quot;;[.G31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141022932069554">
            <text:p>0.00141022932069554</text:p>
          </table:table-cell>
          <table:table-cell office:value-type="float" office:value="201810">
            <text:p>201810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12]" office:value-type="date" office:date-value="2012-11-02">
            <text:p>2012-11-02</text:p>
          </table:table-cell>
          <table:table-cell table:formula="of:=IF(RIGHT([.E313];8)=&quot;Pro-rata&quot;;DATE(2011;10;15);[.B313])" office:value-type="date" office:date-value="2011-10-15">
            <text:p>2011-10-15</text:p>
          </table:table-cell>
          <table:table-cell table:style-name="ce5" table:formula="of:=ORG.OPENOFFICE.YEARS(TODAY();[.C313];0)" office:value-type="float" office:value="0">
            <text:p>0</text:p>
          </table:table-cell>
          <table:table-cell office:value-type="string">
            <text:p>20121102 - 3.125% Gas Natural 02-11-12 Pro-rata</text:p>
          </table:table-cell>
          <table:table-cell table:formula="of:=IF(OR([.G313]=&quot;Government&quot;;[.G31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415206057545238">
            <text:p>0.0000415206057545238</text:p>
          </table:table-cell>
          <table:table-cell office:value-type="float" office:value="5941.78076171875">
            <text:p>5941.78076171875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3-01-30">
            <text:p>2013-01-30</text:p>
          </table:table-cell>
          <table:table-cell table:formula="of:=IF(RIGHT([.E314];8)=&quot;Pro-rata&quot;;DATE(2011;10;15);[.B314])" office:value-type="date" office:date-value="2013-01-30">
            <text:p>2013-01-30</text:p>
          </table:table-cell>
          <table:table-cell table:style-name="ce5" table:formula="of:=ORG.OPENOFFICE.YEARS(TODAY();[.C314];0)" office:value-type="float" office:value="2">
            <text:p>2</text:p>
          </table:table-cell>
          <table:table-cell office:value-type="string">
            <text:p>20130130 - 7.375% Anheuser-Busch 30-01-13</text:p>
          </table:table-cell>
          <table:table-cell table:formula="of:=IF(OR([.G314]=&quot;Government&quot;;[.G31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Consumer Cyclical</text:p>
          </table:table-cell>
          <table:table-cell office:value-type="string">
            <text:p>EUR</text:p>
          </table:table-cell>
          <table:table-cell office:value-type="float" office:value="0.000781527413044888">
            <text:p>0.000781527413044888</text:p>
          </table:table-cell>
          <table:table-cell office:value-type="float" office:value="111840">
            <text:p>111840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14]" office:value-type="date" office:date-value="2013-01-30">
            <text:p>2013-01-30</text:p>
          </table:table-cell>
          <table:table-cell table:formula="of:=IF(RIGHT([.E315];8)=&quot;Pro-rata&quot;;DATE(2011;10;15);[.B315])" office:value-type="date" office:date-value="2011-10-15">
            <text:p>2011-10-15</text:p>
          </table:table-cell>
          <table:table-cell table:style-name="ce5" table:formula="of:=ORG.OPENOFFICE.YEARS(TODAY();[.C315];0)" office:value-type="float" office:value="0">
            <text:p>0</text:p>
          </table:table-cell>
          <table:table-cell office:value-type="string">
            <text:p>20130130 - 7.375% Anheuser-Busch 30-01-13 Pro-rata</text:p>
          </table:table-cell>
          <table:table-cell table:formula="of:=IF(OR([.G315]=&quot;Government&quot;;[.G31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Consumer Cyclical</text:p>
          </table:table-cell>
          <table:table-cell office:value-type="string">
            <text:p>EUR</text:p>
          </table:table-cell>
          <table:table-cell office:value-type="float" office:value="0.0000364280463836098">
            <text:p>0.0000364280463836098</text:p>
          </table:table-cell>
          <table:table-cell office:value-type="float" office:value="5213.01318359375">
            <text:p>5213.01318359375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3-04-02">
            <text:p>2013-04-02</text:p>
          </table:table-cell>
          <table:table-cell table:formula="of:=IF(RIGHT([.E316];8)=&quot;Pro-rata&quot;;DATE(2011;10;15);[.B316])" office:value-type="date" office:date-value="2013-04-02">
            <text:p>2013-04-02</text:p>
          </table:table-cell>
          <table:table-cell table:style-name="ce5" table:formula="of:=ORG.OPENOFFICE.YEARS(TODAY();[.C316];0)" office:value-type="float" office:value="2">
            <text:p>2</text:p>
          </table:table-cell>
          <table:table-cell office:value-type="string">
            <text:p>20130402 - 6.5% ELM 02-04-13</text:p>
          </table:table-cell>
          <table:table-cell table:formula="of:=IF(OR([.G316]=&quot;Government&quot;;[.G31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Services</text:p>
          </table:table-cell>
          <table:table-cell office:value-type="string">
            <text:p>EUR</text:p>
          </table:table-cell>
          <table:table-cell office:value-type="float" office:value="0.00076901906120878">
            <text:p>0.00076901906120878</text:p>
          </table:table-cell>
          <table:table-cell office:value-type="float" office:value="110050">
            <text:p>110050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16]" office:value-type="date" office:date-value="2013-04-02">
            <text:p>2013-04-02</text:p>
          </table:table-cell>
          <table:table-cell table:formula="of:=IF(RIGHT([.E317];8)=&quot;Pro-rata&quot;;DATE(2011;10;15);[.B317])" office:value-type="date" office:date-value="2011-10-15">
            <text:p>2011-10-15</text:p>
          </table:table-cell>
          <table:table-cell table:style-name="ce5" table:formula="of:=ORG.OPENOFFICE.YEARS(TODAY();[.C317];0)" office:value-type="float" office:value="0">
            <text:p>0</text:p>
          </table:table-cell>
          <table:table-cell office:value-type="string">
            <text:p>20130402 - 6.5% ELM 02-04-13 Pro-rata</text:p>
          </table:table-cell>
          <table:table-cell table:formula="of:=IF(OR([.G317]=&quot;Government&quot;;[.G31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Services</text:p>
          </table:table-cell>
          <table:table-cell office:value-type="string">
            <text:p>EUR</text:p>
          </table:table-cell>
          <table:table-cell office:value-type="float" office:value="0.0000243906633788219">
            <text:p>0.0000243906633788219</text:p>
          </table:table-cell>
          <table:table-cell office:value-type="float" office:value="3490.41088867188">
            <text:p>3490.41088867188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17]" office:value-type="date" office:date-value="2013-04-02">
            <text:p>2013-04-02</text:p>
          </table:table-cell>
          <table:table-cell table:formula="of:=IF(RIGHT([.E318];8)=&quot;Pro-rata&quot;;DATE(2011;10;15);[.B318])" office:value-type="date" office:date-value="2013-04-02">
            <text:p>2013-04-02</text:p>
          </table:table-cell>
          <table:table-cell table:style-name="ce5" table:formula="of:=ORG.OPENOFFICE.YEARS(TODAY();[.C318];0)" office:value-type="float" office:value="2">
            <text:p>2</text:p>
          </table:table-cell>
          <table:table-cell office:value-type="string">
            <text:p>20130402 - 6.5% Securitas 02-04-13</text:p>
          </table:table-cell>
          <table:table-cell table:formula="of:=IF(OR([.G318]=&quot;Government&quot;;[.G31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Services</text:p>
          </table:table-cell>
          <table:table-cell office:value-type="string">
            <text:p>EUR</text:p>
          </table:table-cell>
          <table:table-cell office:value-type="float" office:value="0.000768236415730767">
            <text:p>0.000768236415730767</text:p>
          </table:table-cell>
          <table:table-cell office:value-type="float" office:value="109938">
            <text:p>109938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18]" office:value-type="date" office:date-value="2013-04-02">
            <text:p>2013-04-02</text:p>
          </table:table-cell>
          <table:table-cell table:formula="of:=IF(RIGHT([.E319];8)=&quot;Pro-rata&quot;;DATE(2011;10;15);[.B319])" office:value-type="date" office:date-value="2011-10-15">
            <text:p>2011-10-15</text:p>
          </table:table-cell>
          <table:table-cell table:style-name="ce5" table:formula="of:=ORG.OPENOFFICE.YEARS(TODAY();[.C319];0)" office:value-type="float" office:value="0">
            <text:p>0</text:p>
          </table:table-cell>
          <table:table-cell office:value-type="string">
            <text:p>20130402 - 6.5% Securitas 02-04-13 Pro-rata</text:p>
          </table:table-cell>
          <table:table-cell table:formula="of:=IF(OR([.G319]=&quot;Government&quot;;[.G31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Services</text:p>
          </table:table-cell>
          <table:table-cell office:value-type="string">
            <text:p>EUR</text:p>
          </table:table-cell>
          <table:table-cell office:value-type="float" office:value="0.0000243906633788219">
            <text:p>0.0000243906633788219</text:p>
          </table:table-cell>
          <table:table-cell office:value-type="float" office:value="3490.41088867188">
            <text:p>3490.41088867188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3-07-09">
            <text:p>2013-07-09</text:p>
          </table:table-cell>
          <table:table-cell table:formula="of:=IF(RIGHT([.E320];8)=&quot;Pro-rata&quot;;DATE(2011;10;15);[.B320])" office:value-type="date" office:date-value="2013-07-09">
            <text:p>2013-07-09</text:p>
          </table:table-cell>
          <table:table-cell table:style-name="ce5" table:formula="of:=ORG.OPENOFFICE.YEARS(TODAY();[.C320];0)" office:value-type="float" office:value="2">
            <text:p>2</text:p>
          </table:table-cell>
          <table:table-cell office:value-type="string">
            <text:p>20130709 - 5.125% Bat 09-07-13</text:p>
          </table:table-cell>
          <table:table-cell table:formula="of:=IF(OR([.G320]=&quot;Government&quot;;[.G32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424900508070891">
            <text:p>0.00424900508070891</text:p>
          </table:table-cell>
          <table:table-cell office:value-type="float" office:value="608051.26">
            <text:p>608051.26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20]" office:value-type="date" office:date-value="2013-07-09">
            <text:p>2013-07-09</text:p>
          </table:table-cell>
          <table:table-cell table:formula="of:=IF(RIGHT([.E321];8)=&quot;Pro-rata&quot;;DATE(2011;10;15);[.B321])" office:value-type="date" office:date-value="2011-10-15">
            <text:p>2011-10-15</text:p>
          </table:table-cell>
          <table:table-cell table:style-name="ce5" table:formula="of:=ORG.OPENOFFICE.YEARS(TODAY();[.C321];0)" office:value-type="float" office:value="0">
            <text:p>0</text:p>
          </table:table-cell>
          <table:table-cell office:value-type="string">
            <text:p>20130709 - 5.125% Bat 09-07-13 Pro-rata</text:p>
          </table:table-cell>
          <table:table-cell table:formula="of:=IF(OR([.G321]=&quot;Government&quot;;[.G32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541355470423954">
            <text:p>0.0000541355470423954</text:p>
          </table:table-cell>
          <table:table-cell office:value-type="float" office:value="7747.0341796875">
            <text:p>7747.0341796875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3-07-19">
            <text:p>2013-07-19</text:p>
          </table:table-cell>
          <table:table-cell table:formula="of:=IF(RIGHT([.E322];8)=&quot;Pro-rata&quot;;DATE(2011;10;15);[.B322])" office:value-type="date" office:date-value="2013-07-19">
            <text:p>2013-07-19</text:p>
          </table:table-cell>
          <table:table-cell table:style-name="ce5" table:formula="of:=ORG.OPENOFFICE.YEARS(TODAY();[.C322];0)" office:value-type="float" office:value="2">
            <text:p>2</text:p>
          </table:table-cell>
          <table:table-cell office:value-type="string">
            <text:p>20130719 - 3% Daimler 19-07-13</text:p>
          </table:table-cell>
          <table:table-cell table:formula="of:=IF(OR([.G322]=&quot;Government&quot;;[.G32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Auto</text:p>
          </table:table-cell>
          <table:table-cell office:value-type="string">
            <text:p>EUR</text:p>
          </table:table-cell>
          <table:table-cell office:value-type="float" office:value="0.00215716659877465">
            <text:p>0.00215716659877465</text:p>
          </table:table-cell>
          <table:table-cell office:value-type="float" office:value="308700">
            <text:p>308700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22]" office:value-type="date" office:date-value="2013-07-19">
            <text:p>2013-07-19</text:p>
          </table:table-cell>
          <table:table-cell table:formula="of:=IF(RIGHT([.E323];8)=&quot;Pro-rata&quot;;DATE(2011;10;15);[.B323])" office:value-type="date" office:date-value="2011-10-15">
            <text:p>2011-10-15</text:p>
          </table:table-cell>
          <table:table-cell table:style-name="ce5" table:formula="of:=ORG.OPENOFFICE.YEARS(TODAY();[.C323];0)" office:value-type="float" office:value="0">
            <text:p>0</text:p>
          </table:table-cell>
          <table:table-cell office:value-type="string">
            <text:p>20130719 - 3% Daimler 19-07-13 Pro-rata</text:p>
          </table:table-cell>
          <table:table-cell table:formula="of:=IF(OR([.G323]=&quot;Government&quot;;[.G32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Auto</text:p>
          </table:table-cell>
          <table:table-cell office:value-type="string">
            <text:p>EUR</text:p>
          </table:table-cell>
          <table:table-cell office:value-type="float" office:value="0.0000151627986261907">
            <text:p>0.0000151627986261907</text:p>
          </table:table-cell>
          <table:table-cell office:value-type="float" office:value="2169.86297607422">
            <text:p>2169.86297607422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3-09-27">
            <text:p>2013-09-27</text:p>
          </table:table-cell>
          <table:table-cell table:formula="of:=IF(RIGHT([.E324];8)=&quot;Pro-rata&quot;;DATE(2011;10;15);[.B324])" office:value-type="date" office:date-value="2013-09-27">
            <text:p>2013-09-27</text:p>
          </table:table-cell>
          <table:table-cell table:style-name="ce5" table:formula="of:=ORG.OPENOFFICE.YEARS(TODAY();[.C324];0)" office:value-type="float" office:value="2">
            <text:p>2</text:p>
          </table:table-cell>
          <table:table-cell office:value-type="string">
            <text:p>20130927 - 4.875% Merck 27-09-13</text:p>
          </table:table-cell>
          <table:table-cell table:formula="of:=IF(OR([.G324]=&quot;Government&quot;;[.G32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52876998224752">
            <text:p>0.000752876998224752</text:p>
          </table:table-cell>
          <table:table-cell office:value-type="float" office:value="107740">
            <text:p>107740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24]" office:value-type="date" office:date-value="2013-09-27">
            <text:p>2013-09-27</text:p>
          </table:table-cell>
          <table:table-cell table:formula="of:=IF(RIGHT([.E325];8)=&quot;Pro-rata&quot;;DATE(2011;10;15);[.B325])" office:value-type="date" office:date-value="2011-10-15">
            <text:p>2011-10-15</text:p>
          </table:table-cell>
          <table:table-cell table:style-name="ce5" table:formula="of:=ORG.OPENOFFICE.YEARS(TODAY();[.C325];0)" office:value-type="float" office:value="0">
            <text:p>0</text:p>
          </table:table-cell>
          <table:table-cell office:value-type="string">
            <text:p>20130927 - 4.875% Merck 27-09-13 Pro-rata</text:p>
          </table:table-cell>
          <table:table-cell table:formula="of:=IF(OR([.G325]=&quot;Government&quot;;[.G32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167996923745854">
            <text:p>0.00000167996923745854</text:p>
          </table:table-cell>
          <table:table-cell office:value-type="float" office:value="240.41096496582">
            <text:p>240.41096496582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4-01-16">
            <text:p>2014-01-16</text:p>
          </table:table-cell>
          <table:table-cell table:formula="of:=IF(RIGHT([.E326];8)=&quot;Pro-rata&quot;;DATE(2011;10;15);[.B326])" office:value-type="date" office:date-value="2014-01-16">
            <text:p>2014-01-16</text:p>
          </table:table-cell>
          <table:table-cell table:style-name="ce5" table:formula="of:=ORG.OPENOFFICE.YEARS(TODAY();[.C326];0)" office:value-type="float" office:value="3">
            <text:p>3</text:p>
          </table:table-cell>
          <table:table-cell office:value-type="string">
            <text:p>20140116 - 7.875% Daimler 16-01-14</text:p>
          </table:table-cell>
          <table:table-cell table:formula="of:=IF(OR([.G326]=&quot;Government&quot;;[.G32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818675121626314">
            <text:p>0.000818675121626314</text:p>
          </table:table-cell>
          <table:table-cell office:value-type="float" office:value="117156">
            <text:p>117156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26]" office:value-type="date" office:date-value="2014-01-16">
            <text:p>2014-01-16</text:p>
          </table:table-cell>
          <table:table-cell table:formula="of:=IF(RIGHT([.E327];8)=&quot;Pro-rata&quot;;DATE(2011;10;15);[.B327])" office:value-type="date" office:date-value="2011-10-15">
            <text:p>2011-10-15</text:p>
          </table:table-cell>
          <table:table-cell table:style-name="ce5" table:formula="of:=ORG.OPENOFFICE.YEARS(TODAY();[.C327];0)" office:value-type="float" office:value="0">
            <text:p>0</text:p>
          </table:table-cell>
          <table:table-cell office:value-type="string">
            <text:p>20140116 - 7.875% Daimler 16-01-14 Pro-rata</text:p>
          </table:table-cell>
          <table:table-cell table:formula="of:=IF(OR([.G327]=&quot;Government&quot;;[.G32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410084789072011">
            <text:p>0.0000410084789072011</text:p>
          </table:table-cell>
          <table:table-cell office:value-type="float" office:value="5868.4931640625">
            <text:p>5868.4931640625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4-09-10">
            <text:p>2014-09-10</text:p>
          </table:table-cell>
          <table:table-cell table:formula="of:=IF(RIGHT([.E328];8)=&quot;Pro-rata&quot;;DATE(2011;10;15);[.B328])" office:value-type="date" office:date-value="2014-09-10">
            <text:p>2014-09-10</text:p>
          </table:table-cell>
          <table:table-cell table:style-name="ce5" table:formula="of:=ORG.OPENOFFICE.YEARS(TODAY();[.C328];0)" office:value-type="float" office:value="3">
            <text:p>3</text:p>
          </table:table-cell>
          <table:table-cell office:value-type="string">
            <text:p>20140910 - 5.875% Deutsche Telekom 10-09-14</text:p>
          </table:table-cell>
          <table:table-cell table:formula="of:=IF(OR([.G328]=&quot;Government&quot;;[.G32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226101338148514">
            <text:p>0.00226101338148514</text:p>
          </table:table-cell>
          <table:table-cell office:value-type="float" office:value="323560.93">
            <text:p>323560.93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28]" office:value-type="date" office:date-value="2014-09-10">
            <text:p>2014-09-10</text:p>
          </table:table-cell>
          <table:table-cell table:formula="of:=IF(RIGHT([.E329];8)=&quot;Pro-rata&quot;;DATE(2011;10;15);[.B329])" office:value-type="date" office:date-value="2011-10-15">
            <text:p>2011-10-15</text:p>
          </table:table-cell>
          <table:table-cell table:style-name="ce5" table:formula="of:=ORG.OPENOFFICE.YEARS(TODAY();[.C329];0)" office:value-type="float" office:value="0">
            <text:p>0</text:p>
          </table:table-cell>
          <table:table-cell office:value-type="string">
            <text:p>20140910 - 5.875% Deutsche Telekom 10-09-14 Pro-rata</text:p>
          </table:table-cell>
          <table:table-cell table:formula="of:=IF(OR([.G329]=&quot;Government&quot;;[.G32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112982711919905">
            <text:p>0.0000112982711919905</text:p>
          </table:table-cell>
          <table:table-cell office:value-type="float" office:value="1616.83215332031">
            <text:p>1616.83215332031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5-06-22">
            <text:p>2015-06-22</text:p>
          </table:table-cell>
          <table:table-cell table:formula="of:=IF(RIGHT([.E330];8)=&quot;Pro-rata&quot;;DATE(2011;10;15);[.B330])" office:value-type="date" office:date-value="2015-06-22">
            <text:p>2015-06-22</text:p>
          </table:table-cell>
          <table:table-cell table:style-name="ce5" table:formula="of:=ORG.OPENOFFICE.YEARS(TODAY();[.C330];0)" office:value-type="float" office:value="4">
            <text:p>4</text:p>
          </table:table-cell>
          <table:table-cell office:value-type="string">
            <text:p>20150622 - 4% Kon Kpn 22-06-15</text:p>
          </table:table-cell>
          <table:table-cell table:formula="of:=IF(OR([.G330]=&quot;Government&quot;;[.G33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363198660258473">
            <text:p>0.00363198660258473</text:p>
          </table:table-cell>
          <table:table-cell office:value-type="float" office:value="519753.21">
            <text:p>519753.21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30]" office:value-type="date" office:date-value="2015-06-22">
            <text:p>2015-06-22</text:p>
          </table:table-cell>
          <table:table-cell table:formula="of:=IF(RIGHT([.E331];8)=&quot;Pro-rata&quot;;DATE(2011;10;15);[.B331])" office:value-type="date" office:date-value="2011-10-15">
            <text:p>2011-10-15</text:p>
          </table:table-cell>
          <table:table-cell table:style-name="ce5" table:formula="of:=ORG.OPENOFFICE.YEARS(TODAY();[.C331];0)" office:value-type="float" office:value="0">
            <text:p>0</text:p>
          </table:table-cell>
          <table:table-cell office:value-type="string">
            <text:p>20150622 - 4% Kon Kpn 22-06-15 Pro-rata</text:p>
          </table:table-cell>
          <table:table-cell table:formula="of:=IF(OR([.G331]=&quot;Government&quot;;[.G33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elecommunications</text:p>
          </table:table-cell>
          <table:table-cell office:value-type="string">
            <text:p>EUR</text:p>
          </table:table-cell>
          <table:table-cell office:value-type="float" office:value="0.0000430646463790554">
            <text:p>0.0000430646463790554</text:p>
          </table:table-cell>
          <table:table-cell office:value-type="float" office:value="6162.73974609375">
            <text:p>6162.73974609375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20-07-07">
            <text:p>2020-07-07</text:p>
          </table:table-cell>
          <table:table-cell table:formula="of:=IF(RIGHT([.E332];8)=&quot;Pro-rata&quot;;DATE(2011;10;15);[.B332])" office:value-type="date" office:date-value="2020-07-07">
            <text:p>2020-07-07</text:p>
          </table:table-cell>
          <table:table-cell table:style-name="ce5" table:formula="of:=ORG.OPENOFFICE.YEARS(TODAY();[.C332];0)" office:value-type="float" office:value="9">
            <text:p>9</text:p>
          </table:table-cell>
          <table:table-cell office:value-type="string">
            <text:p>20200707 - 4% BAT 07-07-20</text:p>
          </table:table-cell>
          <table:table-cell table:formula="of:=IF(OR([.G332]=&quot;Government&quot;;[.G33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700825483612013">
            <text:p>0.000700825483612013</text:p>
          </table:table-cell>
          <table:table-cell office:value-type="float" office:value="100291.2">
            <text:p>100291.2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32]" office:value-type="date" office:date-value="2020-07-07">
            <text:p>2020-07-07</text:p>
          </table:table-cell>
          <table:table-cell table:formula="of:=IF(RIGHT([.E333];8)=&quot;Pro-rata&quot;;DATE(2011;10;15);[.B333])" office:value-type="date" office:date-value="2011-10-15">
            <text:p>2011-10-15</text:p>
          </table:table-cell>
          <table:table-cell table:style-name="ce5" table:formula="of:=ORG.OPENOFFICE.YEARS(TODAY();[.C333];0)" office:value-type="float" office:value="0">
            <text:p>0</text:p>
          </table:table-cell>
          <table:table-cell office:value-type="string">
            <text:p>20200707 - 4% BAT 07-07-20 Pro-rata</text:p>
          </table:table-cell>
          <table:table-cell table:formula="of:=IF(OR([.G333]=&quot;Government&quot;;[.G33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00735166017261194">
            <text:p>0.00000735166017261194</text:p>
          </table:table-cell>
          <table:table-cell office:value-type="float" office:value="1052.05480957031">
            <text:p>1052.05480957031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4-05-01">
            <text:p>2014-05-01</text:p>
          </table:table-cell>
          <table:table-cell table:formula="of:=IF(RIGHT([.E334];8)=&quot;Pro-rata&quot;;DATE(2011;10;15);[.B334])" office:value-type="date" office:date-value="2014-05-01">
            <text:p>2014-05-01</text:p>
          </table:table-cell>
          <table:table-cell table:style-name="ce5" table:formula="of:=ORG.OPENOFFICE.YEARS(TODAY();[.C334];0)" office:value-type="float" office:value="3">
            <text:p>3</text:p>
          </table:table-cell>
          <table:table-cell office:value-type="string">
            <text:p>20140501 - 8.95% Rio Tinto 01-05-14</text:p>
          </table:table-cell>
          <table:table-cell table:formula="of:=IF(OR([.G334]=&quot;Government&quot;;[.G33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Metalli preziosi</text:p>
          </table:table-cell>
          <table:table-cell office:value-type="string">
            <text:p>USD</text:p>
          </table:table-cell>
          <table:table-cell office:value-type="float" office:value="0.0015382999764279">
            <text:p>0.0015382999764279</text:p>
          </table:table-cell>
          <table:table-cell office:value-type="float" office:value="220137.472457175">
            <text:p>220137.472457175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34]" office:value-type="date" office:date-value="2014-05-01">
            <text:p>2014-05-01</text:p>
          </table:table-cell>
          <table:table-cell table:formula="of:=IF(RIGHT([.E335];8)=&quot;Pro-rata&quot;;DATE(2011;10;15);[.B335])" office:value-type="date" office:date-value="2011-10-15">
            <text:p>2011-10-15</text:p>
          </table:table-cell>
          <table:table-cell table:style-name="ce5" table:formula="of:=ORG.OPENOFFICE.YEARS(TODAY();[.C335];0)" office:value-type="float" office:value="0">
            <text:p>0</text:p>
          </table:table-cell>
          <table:table-cell office:value-type="string">
            <text:p>20140501 - 8.95% Rio Tinto 01-05-14 Pro-rata</text:p>
          </table:table-cell>
          <table:table-cell table:formula="of:=IF(OR([.G335]=&quot;Government&quot;;[.G33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Metalli preziosi</text:p>
          </table:table-cell>
          <table:table-cell office:value-type="string">
            <text:p>USD</text:p>
          </table:table-cell>
          <table:table-cell office:value-type="float" office:value="0.0000508302150167948">
            <text:p>0.0000508302150167948</text:p>
          </table:table-cell>
          <table:table-cell office:value-type="float" office:value="7274.026672116">
            <text:p>7274.026672116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14-05-20">
            <text:p>2014-05-20</text:p>
          </table:table-cell>
          <table:table-cell table:formula="of:=IF(RIGHT([.E336];8)=&quot;Pro-rata&quot;;DATE(2011;10;15);[.B336])" office:value-type="date" office:date-value="2014-05-20">
            <text:p>2014-05-20</text:p>
          </table:table-cell>
          <table:table-cell table:style-name="ce5" table:formula="of:=ORG.OPENOFFICE.YEARS(TODAY();[.C336];0)" office:value-type="float" office:value="3">
            <text:p>3</text:p>
          </table:table-cell>
          <table:table-cell office:value-type="string">
            <text:p>20140520 - 7.25% Amer Express 20-05-14</text:p>
          </table:table-cell>
          <table:table-cell table:formula="of:=IF(OR([.G336]=&quot;Government&quot;;[.G33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153912701192225">
            <text:p>0.00153912701192225</text:p>
          </table:table-cell>
          <table:table-cell office:value-type="float" office:value="220255.824863174">
            <text:p>220255.824863174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36]" office:value-type="date" office:date-value="2014-05-20">
            <text:p>2014-05-20</text:p>
          </table:table-cell>
          <table:table-cell table:formula="of:=IF(RIGHT([.E337];8)=&quot;Pro-rata&quot;;DATE(2011;10;15);[.B337])" office:value-type="date" office:date-value="2011-10-15">
            <text:p>2011-10-15</text:p>
          </table:table-cell>
          <table:table-cell table:style-name="ce5" table:formula="of:=ORG.OPENOFFICE.YEARS(TODAY();[.C337];0)" office:value-type="float" office:value="0">
            <text:p>0</text:p>
          </table:table-cell>
          <table:table-cell office:value-type="string">
            <text:p>20140520 - 7.25% Amer Express 20-05-14 Pro-rata</text:p>
          </table:table-cell>
          <table:table-cell table:formula="of:=IF(OR([.G337]=&quot;Government&quot;;[.G33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382905190714083">
            <text:p>0.0000382905190714083</text:p>
          </table:table-cell>
          <table:table-cell office:value-type="float" office:value="5479.54119262652">
            <text:p>5479.54119262652</text:p>
          </table:table-cell>
        </table:table-row>
        <table:table-row table:style-name="ro2">
          <table:table-cell office:value-type="string">
            <text:p>BBB+</text:p>
          </table:table-cell>
          <table:table-cell office:value-type="date" office:date-value="2020-12-12">
            <text:p>2020-12-12</text:p>
          </table:table-cell>
          <table:table-cell table:formula="of:=IF(RIGHT([.E338];8)=&quot;Pro-rata&quot;;DATE(2011;10;15);[.B338])" office:value-type="date" office:date-value="2020-12-12">
            <text:p>2020-12-12</text:p>
          </table:table-cell>
          <table:table-cell table:style-name="ce5" table:formula="of:=ORG.OPENOFFICE.YEARS(TODAY();[.C338];0)" office:value-type="float" office:value="10">
            <text:p>10</text:p>
          </table:table-cell>
          <table:table-cell office:value-type="string">
            <text:p>20201212 - 7.875% Claudius 12-12-20</text:p>
          </table:table-cell>
          <table:table-cell table:formula="of:=IF(OR([.G338]=&quot;Government&quot;;[.G33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255918586549484">
            <text:p>0.000255918586549484</text:p>
          </table:table-cell>
          <table:table-cell office:value-type="float" office:value="36623.0720022745">
            <text:p>36623.0720022745</text:p>
          </table:table-cell>
        </table:table-row>
        <table:table-row table:style-name="ro2">
          <table:table-cell office:value-type="string">
            <text:p>BBB+</text:p>
          </table:table-cell>
          <table:table-cell table:formula="of:=[.B338]" office:value-type="date" office:date-value="2020-12-12">
            <text:p>2020-12-12</text:p>
          </table:table-cell>
          <table:table-cell table:formula="of:=IF(RIGHT([.E339];8)=&quot;Pro-rata&quot;;DATE(2011;10;15);[.B339])" office:value-type="date" office:date-value="2011-10-15">
            <text:p>2011-10-15</text:p>
          </table:table-cell>
          <table:table-cell table:style-name="ce5" table:formula="of:=ORG.OPENOFFICE.YEARS(TODAY();[.C339];0)" office:value-type="float" office:value="0">
            <text:p>0</text:p>
          </table:table-cell>
          <table:table-cell office:value-type="string">
            <text:p>20201212 - 7.875% Claudius 12-12-20 Pro-rata</text:p>
          </table:table-cell>
          <table:table-cell table:formula="of:=IF(OR([.G339]=&quot;Government&quot;;[.G33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0342249201444452">
            <text:p>0.00000342249201444452</text:p>
          </table:table-cell>
          <table:table-cell office:value-type="float" office:value="489.773615750942">
            <text:p>489.773615750942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2-05-21">
            <text:p>2012-05-21</text:p>
          </table:table-cell>
          <table:table-cell table:formula="of:=IF(RIGHT([.E340];8)=&quot;Pro-rata&quot;;DATE(2011;10;15);[.B340])" office:value-type="date" office:date-value="2012-05-21">
            <text:p>2012-05-21</text:p>
          </table:table-cell>
          <table:table-cell table:style-name="ce5" table:formula="of:=ORG.OPENOFFICE.YEARS(TODAY();[.C340];0)" office:value-type="float" office:value="1">
            <text:p>1</text:p>
          </table:table-cell>
          <table:table-cell office:value-type="string">
            <text:p>20120521 - 3.5% Hilti 21-05-12</text:p>
          </table:table-cell>
          <table:table-cell table:formula="of:=IF(OR([.G340]=&quot;Government&quot;;[.G34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geneering</text:p>
          </table:table-cell>
          <table:table-cell office:value-type="string">
            <text:p>CHF</text:p>
          </table:table-cell>
          <table:table-cell office:value-type="float" office:value="0.00134873390152084">
            <text:p>0.00134873390152084</text:p>
          </table:table-cell>
          <table:table-cell office:value-type="float" office:value="193009.735843299">
            <text:p>193009.735843299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40]" office:value-type="date" office:date-value="2012-05-21">
            <text:p>2012-05-21</text:p>
          </table:table-cell>
          <table:table-cell table:formula="of:=IF(RIGHT([.E341];8)=&quot;Pro-rata&quot;;DATE(2011;10;15);[.B341])" office:value-type="date" office:date-value="2011-10-15">
            <text:p>2011-10-15</text:p>
          </table:table-cell>
          <table:table-cell table:style-name="ce5" table:formula="of:=ORG.OPENOFFICE.YEARS(TODAY();[.C341];0)" office:value-type="float" office:value="0">
            <text:p>0</text:p>
          </table:table-cell>
          <table:table-cell office:value-type="string">
            <text:p>20120521 - 3.5% Hilti 21-05-12 Pro-rata</text:p>
          </table:table-cell>
          <table:table-cell table:formula="of:=IF(OR([.G341]=&quot;Government&quot;;[.G34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geneering</text:p>
          </table:table-cell>
          <table:table-cell office:value-type="string">
            <text:p>CHF</text:p>
          </table:table-cell>
          <table:table-cell office:value-type="float" office:value="0.0000182261338043356">
            <text:p>0.0000182261338043356</text:p>
          </table:table-cell>
          <table:table-cell office:value-type="float" office:value="2608.23967355809">
            <text:p>2608.23967355809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4-09-10">
            <text:p>2014-09-10</text:p>
          </table:table-cell>
          <table:table-cell table:formula="of:=IF(RIGHT([.E342];8)=&quot;Pro-rata&quot;;DATE(2011;10;15);[.B342])" office:value-type="date" office:date-value="2014-09-10">
            <text:p>2014-09-10</text:p>
          </table:table-cell>
          <table:table-cell table:style-name="ce5" table:formula="of:=ORG.OPENOFFICE.YEARS(TODAY();[.C342];0)" office:value-type="float" office:value="3">
            <text:p>3</text:p>
          </table:table-cell>
          <table:table-cell office:value-type="string">
            <text:p>20140910 - 2.125% Allreal 10-09-14</text:p>
          </table:table-cell>
          <table:table-cell table:formula="of:=IF(OR([.G342]=&quot;Government&quot;;[.G34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CHF</text:p>
          </table:table-cell>
          <table:table-cell office:value-type="float" office:value="0.000475983295500427">
            <text:p>0.000475983295500427</text:p>
          </table:table-cell>
          <table:table-cell office:value-type="float" office:value="68115.2968919724">
            <text:p>68115.2968919724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42]" office:value-type="date" office:date-value="2014-09-10">
            <text:p>2014-09-10</text:p>
          </table:table-cell>
          <table:table-cell table:formula="of:=IF(RIGHT([.E343];8)=&quot;Pro-rata&quot;;DATE(2011;10;15);[.B343])" office:value-type="date" office:date-value="2011-10-15">
            <text:p>2011-10-15</text:p>
          </table:table-cell>
          <table:table-cell table:style-name="ce5" table:formula="of:=ORG.OPENOFFICE.YEARS(TODAY();[.C343];0)" office:value-type="float" office:value="0">
            <text:p>0</text:p>
          </table:table-cell>
          <table:table-cell office:value-type="string">
            <text:p>20140910 - 2.125% Allreal 10-09-14 Pro-rata</text:p>
          </table:table-cell>
          <table:table-cell table:formula="of:=IF(OR([.G343]=&quot;Government&quot;;[.G34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CHF</text:p>
          </table:table-cell>
          <table:table-cell office:value-type="float" office:value="0.00000096826335835533">
            <text:p>0.00000096826335835533</text:p>
          </table:table-cell>
          <table:table-cell office:value-type="float" office:value="138.562732657773">
            <text:p>138.562732657773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5-01-20">
            <text:p>2015-01-20</text:p>
          </table:table-cell>
          <table:table-cell table:formula="of:=IF(RIGHT([.E344];8)=&quot;Pro-rata&quot;;DATE(2011;10;15);[.B344])" office:value-type="date" office:date-value="2015-01-20">
            <text:p>2015-01-20</text:p>
          </table:table-cell>
          <table:table-cell table:style-name="ce5" table:formula="of:=ORG.OPENOFFICE.YEARS(TODAY();[.C344];0)" office:value-type="float" office:value="4">
            <text:p>4</text:p>
          </table:table-cell>
          <table:table-cell office:value-type="string">
            <text:p>20150120 - 1.875% Swiss Prime Site 20-01-15</text:p>
          </table:table-cell>
          <table:table-cell table:formula="of:=IF(OR([.G344]=&quot;Government&quot;;[.G34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Real Estate</text:p>
          </table:table-cell>
          <table:table-cell office:value-type="string">
            <text:p>CHF</text:p>
          </table:table-cell>
          <table:table-cell office:value-type="float" office:value="0.000167022988316231">
            <text:p>0.000167022988316231</text:p>
          </table:table-cell>
          <table:table-cell office:value-type="float" office:value="23901.7220656525">
            <text:p>23901.7220656525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44]" office:value-type="date" office:date-value="2015-01-20">
            <text:p>2015-01-20</text:p>
          </table:table-cell>
          <table:table-cell table:formula="of:=IF(RIGHT([.E345];8)=&quot;Pro-rata&quot;;DATE(2011;10;15);[.B345])" office:value-type="date" office:date-value="2011-10-15">
            <text:p>2011-10-15</text:p>
          </table:table-cell>
          <table:table-cell table:style-name="ce5" table:formula="of:=ORG.OPENOFFICE.YEARS(TODAY();[.C345];0)" office:value-type="float" office:value="0">
            <text:p>0</text:p>
          </table:table-cell>
          <table:table-cell office:value-type="string">
            <text:p>20150120 - 1.875% Swiss Prime Site 20-01-15 Pro-rata</text:p>
          </table:table-cell>
          <table:table-cell table:formula="of:=IF(OR([.G345]=&quot;Government&quot;;[.G34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Real Estate</text:p>
          </table:table-cell>
          <table:table-cell office:value-type="string">
            <text:p>CHF</text:p>
          </table:table-cell>
          <table:table-cell office:value-type="float" office:value="0.00000215621672238792">
            <text:p>0.00000215621672238792</text:p>
          </table:table-cell>
          <table:table-cell office:value-type="float" office:value="308.564068523613">
            <text:p>308.564068523613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0-12-31">
            <text:p>2010-12-31</text:p>
          </table:table-cell>
          <table:table-cell table:formula="of:=IF(RIGHT([.E346];8)=&quot;Pro-rata&quot;;DATE(2011;10;15);[.B346])" office:value-type="date" office:date-value="2010-12-31">
            <text:p>2010-12-31</text:p>
          </table:table-cell>
          <table:table-cell table:style-name="ce5" table:formula="of:=ORG.OPENOFFICE.YEARS(TODAY();[.C346];0)" office:value-type="float" office:value="0">
            <text:p>0</text:p>
          </table:table-cell>
          <table:table-cell office:value-type="string">
            <text:p>20101231 - 3.13% UBS SA Jersey FRN 31-12-10</text:p>
          </table:table-cell>
          <table:table-cell table:formula="of:=IF(OR([.G346]=&quot;Government&quot;;[.G34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EUR</text:p>
          </table:table-cell>
          <table:table-cell office:value-type="float" office:value="0.000701355166890883">
            <text:p>0.000701355166890883</text:p>
          </table:table-cell>
          <table:table-cell office:value-type="float" office:value="100367">
            <text:p>100367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46]" office:value-type="date" office:date-value="2010-12-31">
            <text:p>2010-12-31</text:p>
          </table:table-cell>
          <table:table-cell table:formula="of:=IF(RIGHT([.E347];8)=&quot;Pro-rata&quot;;DATE(2011;10;15);[.B347])" office:value-type="date" office:date-value="2011-10-15">
            <text:p>2011-10-15</text:p>
          </table:table-cell>
          <table:table-cell table:style-name="ce5" table:formula="of:=ORG.OPENOFFICE.YEARS(TODAY();[.C347];0)" office:value-type="float" office:value="0">
            <text:p>0</text:p>
          </table:table-cell>
          <table:table-cell office:value-type="string">
            <text:p>20101231 - 3.13% UBS SA Jersey FRN 31-12-10 Pro-rata</text:p>
          </table:table-cell>
          <table:table-cell table:formula="of:=IF(OR([.G347]=&quot;Government&quot;;[.G34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EUR</text:p>
          </table:table-cell>
          <table:table-cell office:value-type="float" office:value="0.000000911339450044631">
            <text:p>0.000000911339450044631</text:p>
          </table:table-cell>
          <table:table-cell office:value-type="float" office:value="130.41667175293">
            <text:p>130.41667175293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1-02-01">
            <text:p>2011-02-01</text:p>
          </table:table-cell>
          <table:table-cell table:formula="of:=IF(RIGHT([.E348];8)=&quot;Pro-rata&quot;;DATE(2011;10;15);[.B348])" office:value-type="date" office:date-value="2011-02-01">
            <text:p>2011-02-01</text:p>
          </table:table-cell>
          <table:table-cell table:style-name="ce5" table:formula="of:=ORG.OPENOFFICE.YEARS(TODAY();[.C348];0)" office:value-type="float" office:value="0">
            <text:p>0</text:p>
          </table:table-cell>
          <table:table-cell office:value-type="string">
            <text:p>20110201 - 3.5% Porsche Intl Financing 01-02-11</text:p>
          </table:table-cell>
          <table:table-cell table:formula="of:=IF(OR([.G348]=&quot;Government&quot;;[.G34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14048486330342">
            <text:p>0.014048486330342</text:p>
          </table:table-cell>
          <table:table-cell office:value-type="float" office:value="2010400">
            <text:p>2010400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48]" office:value-type="date" office:date-value="2011-02-01">
            <text:p>2011-02-01</text:p>
          </table:table-cell>
          <table:table-cell table:formula="of:=IF(RIGHT([.E349];8)=&quot;Pro-rata&quot;;DATE(2011;10;15);[.B349])" office:value-type="date" office:date-value="2011-10-15">
            <text:p>2011-10-15</text:p>
          </table:table-cell>
          <table:table-cell table:style-name="ce5" table:formula="of:=ORG.OPENOFFICE.YEARS(TODAY();[.C349];0)" office:value-type="float" office:value="0">
            <text:p>0</text:p>
          </table:table-cell>
          <table:table-cell office:value-type="string">
            <text:p>20110201 - 3.5% Porsche Intl Financing 01-02-11 Pro-rata</text:p>
          </table:table-cell>
          <table:table-cell table:formula="of:=IF(OR([.G349]=&quot;Government&quot;;[.G34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343077471309827">
            <text:p>0.000343077471309827</text:p>
          </table:table-cell>
          <table:table-cell office:value-type="float" office:value="49095.890625">
            <text:p>49095.89062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1-02-25">
            <text:p>2011-02-25</text:p>
          </table:table-cell>
          <table:table-cell table:formula="of:=IF(RIGHT([.E350];8)=&quot;Pro-rata&quot;;DATE(2011;10;15);[.B350])" office:value-type="date" office:date-value="2011-02-25">
            <text:p>2011-02-25</text:p>
          </table:table-cell>
          <table:table-cell table:style-name="ce5" table:formula="of:=ORG.OPENOFFICE.YEARS(TODAY();[.C350];0)" office:value-type="float" office:value="0">
            <text:p>0</text:p>
          </table:table-cell>
          <table:table-cell office:value-type="string">
            <text:p>20110225 - 3.141% UBS SA Jersey FRN 25-02-11</text:p>
          </table:table-cell>
          <table:table-cell table:formula="of:=IF(OR([.G350]=&quot;Government&quot;;[.G35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EUR</text:p>
          </table:table-cell>
          <table:table-cell office:value-type="float" office:value="0.00210475730337196">
            <text:p>0.00210475730337196</text:p>
          </table:table-cell>
          <table:table-cell office:value-type="float" office:value="301200">
            <text:p>301200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50]" office:value-type="date" office:date-value="2011-02-25">
            <text:p>2011-02-25</text:p>
          </table:table-cell>
          <table:table-cell table:formula="of:=IF(RIGHT([.E351];8)=&quot;Pro-rata&quot;;DATE(2011;10;15);[.B351])" office:value-type="date" office:date-value="2011-10-15">
            <text:p>2011-10-15</text:p>
          </table:table-cell>
          <table:table-cell table:style-name="ce5" table:formula="of:=ORG.OPENOFFICE.YEARS(TODAY();[.C351];0)" office:value-type="float" office:value="0">
            <text:p>0</text:p>
          </table:table-cell>
          <table:table-cell office:value-type="string">
            <text:p>20110225 - 3.141% UBS SA Jersey FRN 25-02-11 Pro-rata</text:p>
          </table:table-cell>
          <table:table-cell table:formula="of:=IF(OR([.G351]=&quot;Government&quot;;[.G35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EUR</text:p>
          </table:table-cell>
          <table:table-cell office:value-type="float" office:value="0.00000914542204776911">
            <text:p>0.00000914542204776911</text:p>
          </table:table-cell>
          <table:table-cell office:value-type="float" office:value="1308.75">
            <text:p>1308.7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3-11-20">
            <text:p>2013-11-20</text:p>
          </table:table-cell>
          <table:table-cell table:formula="of:=IF(RIGHT([.E352];8)=&quot;Pro-rata&quot;;DATE(2011;10;15);[.B352])" office:value-type="date" office:date-value="2013-11-20">
            <text:p>2013-11-20</text:p>
          </table:table-cell>
          <table:table-cell table:style-name="ce5" table:formula="of:=ORG.OPENOFFICE.YEARS(TODAY();[.C352];0)" office:value-type="float" office:value="3">
            <text:p>3</text:p>
          </table:table-cell>
          <table:table-cell office:value-type="string">
            <text:p>20131120 - 6.375% Otto Gmbh 20-11-13</text:p>
          </table:table-cell>
          <table:table-cell table:formula="of:=IF(OR([.G352]=&quot;Government&quot;;[.G35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International trade</text:p>
          </table:table-cell>
          <table:table-cell office:value-type="string">
            <text:p>EUR</text:p>
          </table:table-cell>
          <table:table-cell office:value-type="float" office:value="0.000566596892598464">
            <text:p>0.000566596892598464</text:p>
          </table:table-cell>
          <table:table-cell office:value-type="float" office:value="81082.5">
            <text:p>81082.5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52]" office:value-type="date" office:date-value="2013-11-20">
            <text:p>2013-11-20</text:p>
          </table:table-cell>
          <table:table-cell table:formula="of:=IF(RIGHT([.E353];8)=&quot;Pro-rata&quot;;DATE(2011;10;15);[.B353])" office:value-type="date" office:date-value="2011-10-15">
            <text:p>2011-10-15</text:p>
          </table:table-cell>
          <table:table-cell table:style-name="ce5" table:formula="of:=ORG.OPENOFFICE.YEARS(TODAY();[.C353];0)" office:value-type="float" office:value="0">
            <text:p>0</text:p>
          </table:table-cell>
          <table:table-cell office:value-type="string">
            <text:p>20131120 - 6.375% Otto Gmbh 20-11-13 Pro-rata</text:p>
          </table:table-cell>
          <table:table-cell table:formula="of:=IF(OR([.G353]=&quot;Government&quot;;[.G35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International trade</text:p>
          </table:table-cell>
          <table:table-cell office:value-type="string">
            <text:p>EUR</text:p>
          </table:table-cell>
          <table:table-cell office:value-type="float" office:value="0.0000301156026571187">
            <text:p>0.0000301156026571187</text:p>
          </table:table-cell>
          <table:table-cell office:value-type="float" office:value="4309.6748046875">
            <text:p>4309.674804687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4-01-22">
            <text:p>2014-01-22</text:p>
          </table:table-cell>
          <table:table-cell table:formula="of:=IF(RIGHT([.E354];8)=&quot;Pro-rata&quot;;DATE(2011;10;15);[.B354])" office:value-type="date" office:date-value="2014-01-22">
            <text:p>2014-01-22</text:p>
          </table:table-cell>
          <table:table-cell table:style-name="ce5" table:formula="of:=ORG.OPENOFFICE.YEARS(TODAY();[.C354];0)" office:value-type="float" office:value="3">
            <text:p>3</text:p>
          </table:table-cell>
          <table:table-cell office:value-type="string">
            <text:p>20140122 - 4.375% Rabobank 22-01-14</text:p>
          </table:table-cell>
          <table:table-cell table:formula="of:=IF(OR([.G354]=&quot;Government&quot;;[.G35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210694451796677">
            <text:p>0.00210694451796677</text:p>
          </table:table-cell>
          <table:table-cell office:value-type="float" office:value="301513">
            <text:p>301513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54]" office:value-type="date" office:date-value="2014-01-22">
            <text:p>2014-01-22</text:p>
          </table:table-cell>
          <table:table-cell table:formula="of:=IF(RIGHT([.E355];8)=&quot;Pro-rata&quot;;DATE(2011;10;15);[.B355])" office:value-type="date" office:date-value="2011-10-15">
            <text:p>2011-10-15</text:p>
          </table:table-cell>
          <table:table-cell table:style-name="ce5" table:formula="of:=ORG.OPENOFFICE.YEARS(TODAY();[.C355];0)" office:value-type="float" office:value="0">
            <text:p>0</text:p>
          </table:table-cell>
          <table:table-cell office:value-type="string">
            <text:p>20140122 - 4.375% Rabobank 22-01-14 Pro-rata</text:p>
          </table:table-cell>
          <table:table-cell table:formula="of:=IF(OR([.G355]=&quot;Government&quot;;[.G35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626066156836022">
            <text:p>0.0000626066156836022</text:p>
          </table:table-cell>
          <table:table-cell office:value-type="float" office:value="8959.28125">
            <text:p>8959.2812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4-04-07">
            <text:p>2014-04-07</text:p>
          </table:table-cell>
          <table:table-cell table:formula="of:=IF(RIGHT([.E356];8)=&quot;Pro-rata&quot;;DATE(2011;10;15);[.B356])" office:value-type="date" office:date-value="2014-04-07">
            <text:p>2014-04-07</text:p>
          </table:table-cell>
          <table:table-cell table:style-name="ce5" table:formula="of:=ORG.OPENOFFICE.YEARS(TODAY();[.C356];0)" office:value-type="float" office:value="3">
            <text:p>3</text:p>
          </table:table-cell>
          <table:table-cell office:value-type="string">
            <text:p>20140407 - 7.125% Heineken 07-04-14</text:p>
          </table:table-cell>
          <table:table-cell table:formula="of:=IF(OR([.G356]=&quot;Government&quot;;[.G35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Consumer Cyclical</text:p>
          </table:table-cell>
          <table:table-cell office:value-type="string">
            <text:p>EUR</text:p>
          </table:table-cell>
          <table:table-cell office:value-type="float" office:value="0.0168649339136582">
            <text:p>0.0168649339136582</text:p>
          </table:table-cell>
          <table:table-cell office:value-type="float" office:value="2413446">
            <text:p>2413446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56]" office:value-type="date" office:date-value="2014-04-07">
            <text:p>2014-04-07</text:p>
          </table:table-cell>
          <table:table-cell table:formula="of:=IF(RIGHT([.E357];8)=&quot;Pro-rata&quot;;DATE(2011;10;15);[.B357])" office:value-type="date" office:date-value="2011-10-15">
            <text:p>2011-10-15</text:p>
          </table:table-cell>
          <table:table-cell table:style-name="ce5" table:formula="of:=ORG.OPENOFFICE.YEARS(TODAY();[.C357];0)" office:value-type="float" office:value="0">
            <text:p>0</text:p>
          </table:table-cell>
          <table:table-cell office:value-type="string">
            <text:p>20140407 - 7.125% Heineken 07-04-14 Pro-rata</text:p>
          </table:table-cell>
          <table:table-cell table:formula="of:=IF(OR([.G357]=&quot;Government&quot;;[.G35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Consumer Cyclical</text:p>
          </table:table-cell>
          <table:table-cell office:value-type="string">
            <text:p>EUR</text:p>
          </table:table-cell>
          <table:table-cell office:value-type="float" office:value="0.000547131498529078">
            <text:p>0.000547131498529078</text:p>
          </table:table-cell>
          <table:table-cell office:value-type="float" office:value="78296.9167480469">
            <text:p>78296.9167480469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4-05-28">
            <text:p>2014-05-28</text:p>
          </table:table-cell>
          <table:table-cell table:formula="of:=IF(RIGHT([.E358];8)=&quot;Pro-rata&quot;;DATE(2011;10;15);[.B358])" office:value-type="date" office:date-value="2014-05-28">
            <text:p>2014-05-28</text:p>
          </table:table-cell>
          <table:table-cell table:style-name="ce5" table:formula="of:=ORG.OPENOFFICE.YEARS(TODAY();[.C358];0)" office:value-type="float" office:value="3">
            <text:p>3</text:p>
          </table:table-cell>
          <table:table-cell office:value-type="string">
            <text:p>20140528 - 6% Carlsberg 28-05-14</text:p>
          </table:table-cell>
          <table:table-cell table:formula="of:=IF(OR([.G358]=&quot;Government&quot;;[.G35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Consumer Cyclical</text:p>
          </table:table-cell>
          <table:table-cell office:value-type="string">
            <text:p>EUR</text:p>
          </table:table-cell>
          <table:table-cell office:value-type="float" office:value="0.0155726883987732">
            <text:p>0.0155726883987732</text:p>
          </table:table-cell>
          <table:table-cell office:value-type="float" office:value="2228520">
            <text:p>2228520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58]" office:value-type="date" office:date-value="2014-05-28">
            <text:p>2014-05-28</text:p>
          </table:table-cell>
          <table:table-cell table:formula="of:=IF(RIGHT([.E359];8)=&quot;Pro-rata&quot;;DATE(2011;10;15);[.B359])" office:value-type="date" office:date-value="2011-10-15">
            <text:p>2011-10-15</text:p>
          </table:table-cell>
          <table:table-cell table:style-name="ce5" table:formula="of:=ORG.OPENOFFICE.YEARS(TODAY();[.C359];0)" office:value-type="float" office:value="0">
            <text:p>0</text:p>
          </table:table-cell>
          <table:table-cell office:value-type="string">
            <text:p>20140528 - 6% Carlsberg 28-05-14 Pro-rata</text:p>
          </table:table-cell>
          <table:table-cell table:formula="of:=IF(OR([.G359]=&quot;Government&quot;;[.G35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Consumer Cyclical</text:p>
          </table:table-cell>
          <table:table-cell office:value-type="string">
            <text:p>EUR</text:p>
          </table:table-cell>
          <table:table-cell office:value-type="float" office:value="0.00032163513617709">
            <text:p>0.00032163513617709</text:p>
          </table:table-cell>
          <table:table-cell office:value-type="float" office:value="46027.3984375">
            <text:p>46027.398437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4-07-14">
            <text:p>2014-07-14</text:p>
          </table:table-cell>
          <table:table-cell table:formula="of:=IF(RIGHT([.E360];8)=&quot;Pro-rata&quot;;DATE(2011;10;15);[.B360])" office:value-type="date" office:date-value="2014-07-14">
            <text:p>2014-07-14</text:p>
          </table:table-cell>
          <table:table-cell table:style-name="ce5" table:formula="of:=ORG.OPENOFFICE.YEARS(TODAY();[.C360];0)" office:value-type="float" office:value="3">
            <text:p>3</text:p>
          </table:table-cell>
          <table:table-cell office:value-type="string">
            <text:p>20140714 - 4.75% Adidas 14-07-14</text:p>
          </table:table-cell>
          <table:table-cell table:formula="of:=IF(OR([.G360]=&quot;Government&quot;;[.G36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149030373616479">
            <text:p>0.0149030373616479</text:p>
          </table:table-cell>
          <table:table-cell office:value-type="float" office:value="2132690">
            <text:p>2132690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60]" office:value-type="date" office:date-value="2014-07-14">
            <text:p>2014-07-14</text:p>
          </table:table-cell>
          <table:table-cell table:formula="of:=IF(RIGHT([.E361];8)=&quot;Pro-rata&quot;;DATE(2011;10;15);[.B361])" office:value-type="date" office:date-value="2011-10-15">
            <text:p>2011-10-15</text:p>
          </table:table-cell>
          <table:table-cell table:style-name="ce5" table:formula="of:=ORG.OPENOFFICE.YEARS(TODAY();[.C361];0)" office:value-type="float" office:value="0">
            <text:p>0</text:p>
          </table:table-cell>
          <table:table-cell office:value-type="string">
            <text:p>20140714 - 4.75% Adidas 14-07-14 Pro-rata</text:p>
          </table:table-cell>
          <table:table-cell table:formula="of:=IF(OR([.G361]=&quot;Government&quot;;[.G36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EUR</text:p>
          </table:table-cell>
          <table:table-cell office:value-type="float" office:value="0.000169145609851842">
            <text:p>0.000169145609851842</text:p>
          </table:table-cell>
          <table:table-cell office:value-type="float" office:value="24205.478515625">
            <text:p>24205.47851562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4-10-06">
            <text:p>2014-10-06</text:p>
          </table:table-cell>
          <table:table-cell table:formula="of:=IF(RIGHT([.E362];8)=&quot;Pro-rata&quot;;DATE(2011;10;15);[.B362])" office:value-type="date" office:date-value="2014-10-06">
            <text:p>2014-10-06</text:p>
          </table:table-cell>
          <table:table-cell table:style-name="ce5" table:formula="of:=ORG.OPENOFFICE.YEARS(TODAY();[.C362];0)" office:value-type="float" office:value="3">
            <text:p>3</text:p>
          </table:table-cell>
          <table:table-cell office:value-type="string">
            <text:p>20141006 - 3% UBS Covered Bond 06-10-14</text:p>
          </table:table-cell>
          <table:table-cell table:formula="of:=IF(OR([.G362]=&quot;Government&quot;;[.G36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728908480460589">
            <text:p>0.000728908480460589</text:p>
          </table:table-cell>
          <table:table-cell office:value-type="float" office:value="104310">
            <text:p>104310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62]" office:value-type="date" office:date-value="2014-10-06">
            <text:p>2014-10-06</text:p>
          </table:table-cell>
          <table:table-cell table:formula="of:=IF(RIGHT([.E363];8)=&quot;Pro-rata&quot;;DATE(2011;10;15);[.B363])" office:value-type="date" office:date-value="2011-10-15">
            <text:p>2011-10-15</text:p>
          </table:table-cell>
          <table:table-cell table:style-name="ce5" table:formula="of:=ORG.OPENOFFICE.YEARS(TODAY();[.C363];0)" office:value-type="float" office:value="0">
            <text:p>0</text:p>
          </table:table-cell>
          <table:table-cell office:value-type="string">
            <text:p>20141006 - 3% UBS Covered Bond 06-10-14 Pro-rata</text:p>
          </table:table-cell>
          <table:table-cell table:formula="of:=IF(OR([.G363]=&quot;Government&quot;;[.G36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00524092954026883">
            <text:p>0.000000524092954026883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4-10-30">
            <text:p>2014-10-30</text:p>
          </table:table-cell>
          <table:table-cell table:formula="of:=IF(RIGHT([.E364];8)=&quot;Pro-rata&quot;;DATE(2011;10;15);[.B364])" office:value-type="date" office:date-value="2014-10-30">
            <text:p>2014-10-30</text:p>
          </table:table-cell>
          <table:table-cell table:style-name="ce5" table:formula="of:=ORG.OPENOFFICE.YEARS(TODAY();[.C364];0)" office:value-type="float" office:value="4">
            <text:p>4</text:p>
          </table:table-cell>
          <table:table-cell office:value-type="string">
            <text:p>20141030 - 4.875% Moller-Maersk 30-10-14</text:p>
          </table:table-cell>
          <table:table-cell table:formula="of:=IF(OR([.G364]=&quot;Government&quot;;[.G36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ransportation</text:p>
          </table:table-cell>
          <table:table-cell office:value-type="string">
            <text:p>EUR</text:p>
          </table:table-cell>
          <table:table-cell office:value-type="float" office:value="0.014944825039849">
            <text:p>0.014944825039849</text:p>
          </table:table-cell>
          <table:table-cell office:value-type="float" office:value="2138670">
            <text:p>2138670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64]" office:value-type="date" office:date-value="2014-10-30">
            <text:p>2014-10-30</text:p>
          </table:table-cell>
          <table:table-cell table:formula="of:=IF(RIGHT([.E365];8)=&quot;Pro-rata&quot;;DATE(2011;10;15);[.B365])" office:value-type="date" office:date-value="2011-10-15">
            <text:p>2011-10-15</text:p>
          </table:table-cell>
          <table:table-cell table:style-name="ce5" table:formula="of:=ORG.OPENOFFICE.YEARS(TODAY();[.C365];0)" office:value-type="float" office:value="0">
            <text:p>0</text:p>
          </table:table-cell>
          <table:table-cell office:value-type="string">
            <text:p>20141030 - 4.875% Moller-Maersk 30-10-14 Pro-rata</text:p>
          </table:table-cell>
          <table:table-cell table:formula="of:=IF(OR([.G365]=&quot;Government&quot;;[.G36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Transportation</text:p>
          </table:table-cell>
          <table:table-cell office:value-type="string">
            <text:p>EUR</text:p>
          </table:table-cell>
          <table:table-cell office:value-type="float" office:value="0.00065332133794511">
            <text:p>0.00065332133794511</text:p>
          </table:table-cell>
          <table:table-cell office:value-type="float" office:value="93493.1484375">
            <text:p>93493.148437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5-04-08">
            <text:p>2015-04-08</text:p>
          </table:table-cell>
          <table:table-cell table:formula="of:=IF(RIGHT([.E366];8)=&quot;Pro-rata&quot;;DATE(2011;10;15);[.B366])" office:value-type="date" office:date-value="2015-04-08">
            <text:p>2015-04-08</text:p>
          </table:table-cell>
          <table:table-cell table:style-name="ce5" table:formula="of:=ORG.OPENOFFICE.YEARS(TODAY();[.C366];0)" office:value-type="float" office:value="4">
            <text:p>4</text:p>
          </table:table-cell>
          <table:table-cell office:value-type="string">
            <text:p>20150408 - 6.375% Trafigura Beheer 08-04-15</text:p>
          </table:table-cell>
          <table:table-cell table:formula="of:=IF(OR([.G366]=&quot;Government&quot;;[.G36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Services</text:p>
          </table:table-cell>
          <table:table-cell office:value-type="string">
            <text:p>EUR</text:p>
          </table:table-cell>
          <table:table-cell office:value-type="float" office:value="0.00133427078189191">
            <text:p>0.00133427078189191</text:p>
          </table:table-cell>
          <table:table-cell office:value-type="float" office:value="190940">
            <text:p>190940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66]" office:value-type="date" office:date-value="2015-04-08">
            <text:p>2015-04-08</text:p>
          </table:table-cell>
          <table:table-cell table:formula="of:=IF(RIGHT([.E367];8)=&quot;Pro-rata&quot;;DATE(2011;10;15);[.B367])" office:value-type="date" office:date-value="2011-10-15">
            <text:p>2011-10-15</text:p>
          </table:table-cell>
          <table:table-cell table:style-name="ce5" table:formula="of:=ORG.OPENOFFICE.YEARS(TODAY();[.C367];0)" office:value-type="float" office:value="0">
            <text:p>0</text:p>
          </table:table-cell>
          <table:table-cell office:value-type="string">
            <text:p>20150408 - 6.375% Trafigura Beheer 08-04-15 Pro-rata</text:p>
          </table:table-cell>
          <table:table-cell table:formula="of:=IF(OR([.G367]=&quot;Government&quot;;[.G36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Services</text:p>
          </table:table-cell>
          <table:table-cell office:value-type="string">
            <text:p>EUR</text:p>
          </table:table-cell>
          <table:table-cell office:value-type="float" office:value="0.0000463786369405743">
            <text:p>0.0000463786369405743</text:p>
          </table:table-cell>
          <table:table-cell office:value-type="float" office:value="6636.986328125">
            <text:p>6636.98632812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5-04-09">
            <text:p>2015-04-09</text:p>
          </table:table-cell>
          <table:table-cell table:formula="of:=IF(RIGHT([.E368];8)=&quot;Pro-rata&quot;;DATE(2011;10;15);[.B368])" office:value-type="date" office:date-value="2015-04-09">
            <text:p>2015-04-09</text:p>
          </table:table-cell>
          <table:table-cell table:style-name="ce5" table:formula="of:=ORG.OPENOFFICE.YEARS(TODAY();[.C368];0)" office:value-type="float" office:value="4">
            <text:p>4</text:p>
          </table:table-cell>
          <table:table-cell office:value-type="string">
            <text:p>20150409 - 5.25% Prysmian 09-04-15</text:p>
          </table:table-cell>
          <table:table-cell table:formula="of:=IF(OR([.G368]=&quot;Government&quot;;[.G36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EUR</text:p>
          </table:table-cell>
          <table:table-cell office:value-type="float" office:value="0.00143964840518158">
            <text:p>0.00143964840518158</text:p>
          </table:table-cell>
          <table:table-cell office:value-type="float" office:value="206020">
            <text:p>206020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68]" office:value-type="date" office:date-value="2015-04-09">
            <text:p>2015-04-09</text:p>
          </table:table-cell>
          <table:table-cell table:formula="of:=IF(RIGHT([.E369];8)=&quot;Pro-rata&quot;;DATE(2011;10;15);[.B369])" office:value-type="date" office:date-value="2011-10-15">
            <text:p>2011-10-15</text:p>
          </table:table-cell>
          <table:table-cell table:style-name="ce5" table:formula="of:=ORG.OPENOFFICE.YEARS(TODAY();[.C369];0)" office:value-type="float" office:value="0">
            <text:p>0</text:p>
          </table:table-cell>
          <table:table-cell office:value-type="string">
            <text:p>20150409 - 5.25% Prysmian 09-04-15 Pro-rata</text:p>
          </table:table-cell>
          <table:table-cell table:formula="of:=IF(OR([.G369]=&quot;Government&quot;;[.G36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EUR</text:p>
          </table:table-cell>
          <table:table-cell office:value-type="float" office:value="0.0000379931496761441">
            <text:p>0.0000379931496761441</text:p>
          </table:table-cell>
          <table:table-cell office:value-type="float" office:value="5436.986328125">
            <text:p>5436.98632812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5-04-21">
            <text:p>2015-04-21</text:p>
          </table:table-cell>
          <table:table-cell table:formula="of:=IF(RIGHT([.E370];8)=&quot;Pro-rata&quot;;DATE(2011;10;15);[.B370])" office:value-type="date" office:date-value="2015-04-21">
            <text:p>2015-04-21</text:p>
          </table:table-cell>
          <table:table-cell table:style-name="ce5" table:formula="of:=ORG.OPENOFFICE.YEARS(TODAY();[.C370];0)" office:value-type="float" office:value="4">
            <text:p>4</text:p>
          </table:table-cell>
          <table:table-cell office:value-type="string">
            <text:p>20150421 - 4% Stada Arzneimittel 21-04-15</text:p>
          </table:table-cell>
          <table:table-cell table:formula="of:=IF(OR([.G370]=&quot;Government&quot;;[.G37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Healthcare</text:p>
          </table:table-cell>
          <table:table-cell office:value-type="string">
            <text:p>EUR</text:p>
          </table:table-cell>
          <table:table-cell office:value-type="float" office:value="0.000361631126184603">
            <text:p>0.000361631126184603</text:p>
          </table:table-cell>
          <table:table-cell office:value-type="float" office:value="51751">
            <text:p>51751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70]" office:value-type="date" office:date-value="2015-04-21">
            <text:p>2015-04-21</text:p>
          </table:table-cell>
          <table:table-cell table:formula="of:=IF(RIGHT([.E371];8)=&quot;Pro-rata&quot;;DATE(2011;10;15);[.B371])" office:value-type="date" office:date-value="2011-10-15">
            <text:p>2011-10-15</text:p>
          </table:table-cell>
          <table:table-cell table:style-name="ce5" table:formula="of:=ORG.OPENOFFICE.YEARS(TODAY();[.C371];0)" office:value-type="float" office:value="0">
            <text:p>0</text:p>
          </table:table-cell>
          <table:table-cell office:value-type="string">
            <text:p>20150421 - 4% Stada Arzneimittel 21-04-15 Pro-rata</text:p>
          </table:table-cell>
          <table:table-cell table:formula="of:=IF(OR([.G371]=&quot;Government&quot;;[.G37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Healthcare</text:p>
          </table:table-cell>
          <table:table-cell office:value-type="string">
            <text:p>EUR</text:p>
          </table:table-cell>
          <table:table-cell office:value-type="float" office:value="0.0000067773117882685">
            <text:p>0.0000067773117882685</text:p>
          </table:table-cell>
          <table:table-cell office:value-type="float" office:value="969.863037109375">
            <text:p>969.86303710937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5-06-17">
            <text:p>2015-06-17</text:p>
          </table:table-cell>
          <table:table-cell table:formula="of:=IF(RIGHT([.E372];8)=&quot;Pro-rata&quot;;DATE(2011;10;15);[.B372])" office:value-type="date" office:date-value="2015-06-17">
            <text:p>2015-06-17</text:p>
          </table:table-cell>
          <table:table-cell table:style-name="ce5" table:formula="of:=ORG.OPENOFFICE.YEARS(TODAY();[.C372];0)" office:value-type="float" office:value="4">
            <text:p>4</text:p>
          </table:table-cell>
          <table:table-cell office:value-type="string">
            <text:p>20150617 - 2.5% Skand Enskilda 17-06-15</text:p>
          </table:table-cell>
          <table:table-cell table:formula="of:=IF(OR([.G372]=&quot;Government&quot;;[.G37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355342010736281">
            <text:p>0.00355342010736281</text:p>
          </table:table-cell>
          <table:table-cell office:value-type="float" office:value="508510">
            <text:p>508510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72]" office:value-type="date" office:date-value="2015-06-17">
            <text:p>2015-06-17</text:p>
          </table:table-cell>
          <table:table-cell table:formula="of:=IF(RIGHT([.E373];8)=&quot;Pro-rata&quot;;DATE(2011;10;15);[.B373])" office:value-type="date" office:date-value="2011-10-15">
            <text:p>2011-10-15</text:p>
          </table:table-cell>
          <table:table-cell table:style-name="ce5" table:formula="of:=ORG.OPENOFFICE.YEARS(TODAY();[.C373];0)" office:value-type="float" office:value="0">
            <text:p>0</text:p>
          </table:table-cell>
          <table:table-cell office:value-type="string">
            <text:p>20150617 - 2.5% Skand Enskilda 17-06-15 Pro-rata</text:p>
          </table:table-cell>
          <table:table-cell table:formula="of:=IF(OR([.G373]=&quot;Government&quot;;[.G37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anking</text:p>
          </table:table-cell>
          <table:table-cell office:value-type="string">
            <text:p>EUR</text:p>
          </table:table-cell>
          <table:table-cell office:value-type="float" office:value="0.0000287174209232039">
            <text:p>0.0000287174209232039</text:p>
          </table:table-cell>
          <table:table-cell office:value-type="float" office:value="4109.5888671875">
            <text:p>4109.588867187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6-10-14">
            <text:p>2016-10-14</text:p>
          </table:table-cell>
          <table:table-cell table:formula="of:=IF(RIGHT([.E374];8)=&quot;Pro-rata&quot;;DATE(2011;10;15);[.B374])" office:value-type="date" office:date-value="2016-10-14">
            <text:p>2016-10-14</text:p>
          </table:table-cell>
          <table:table-cell table:style-name="ce5" table:formula="of:=ORG.OPENOFFICE.YEARS(TODAY();[.C374];0)" office:value-type="float" office:value="5">
            <text:p>5</text:p>
          </table:table-cell>
          <table:table-cell office:value-type="string">
            <text:p>20161014 - 5.375% Campari 14-10-16</text:p>
          </table:table-cell>
          <table:table-cell table:formula="of:=IF(OR([.G374]=&quot;Government&quot;;[.G37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everages</text:p>
          </table:table-cell>
          <table:table-cell office:value-type="string">
            <text:p>EUR</text:p>
          </table:table-cell>
          <table:table-cell office:value-type="float" office:value="0.0148483604907308">
            <text:p>0.0148483604907308</text:p>
          </table:table-cell>
          <table:table-cell office:value-type="float" office:value="2124865.5">
            <text:p>2124865.5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374]" office:value-type="date" office:date-value="2016-10-14">
            <text:p>2016-10-14</text:p>
          </table:table-cell>
          <table:table-cell table:formula="of:=IF(RIGHT([.E375];8)=&quot;Pro-rata&quot;;DATE(2011;10;15);[.B375])" office:value-type="date" office:date-value="2011-10-15">
            <text:p>2011-10-15</text:p>
          </table:table-cell>
          <table:table-cell table:style-name="ce5" table:formula="of:=ORG.OPENOFFICE.YEARS(TODAY();[.C375];0)" office:value-type="float" office:value="0">
            <text:p>0</text:p>
          </table:table-cell>
          <table:table-cell office:value-type="string">
            <text:p>20161014 - 5.375% Campari 14-10-16 Pro-rata</text:p>
          </table:table-cell>
          <table:table-cell table:formula="of:=IF(OR([.G375]=&quot;Government&quot;;[.G37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Beverages</text:p>
          </table:table-cell>
          <table:table-cell office:value-type="string">
            <text:p>EUR</text:p>
          </table:table-cell>
          <table:table-cell office:value-type="float" office:value="0.00000205808185273331">
            <text:p>0.00000205808185273331</text:p>
          </table:table-cell>
          <table:table-cell office:value-type="float" office:value="294.520538330078">
            <text:p>294.520538330078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76];8)=&quot;Pro-rata&quot;;DATE(2011;10;15);[.B376])" office:value-type="date" office:date-value="2020-12-31">
            <text:p>2020-12-31</text:p>
          </table:table-cell>
          <table:table-cell table:style-name="ce5" table:formula="of:=ORG.OPENOFFICE.YEARS(TODAY();[.C376];0)" office:value-type="float" office:value="10">
            <text:p>10</text:p>
          </table:table-cell>
          <table:table-cell office:value-type="string">
            <text:p>20201231 - 0% Carmignac 31-12-20</text:p>
          </table:table-cell>
          <table:table-cell table:formula="of:=IF(OR([.G376]=&quot;Government&quot;;[.G37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00255284342517648">
            <text:p>0.000255284342517648</text:p>
          </table:table-cell>
          <table:table-cell office:value-type="float" office:value="36532.3089">
            <text:p>36532.3089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77];8)=&quot;Pro-rata&quot;;DATE(2011;10;15);[.B377])" office:value-type="date" office:date-value="2011-10-15">
            <text:p>2011-10-15</text:p>
          </table:table-cell>
          <table:table-cell table:style-name="ce5" table:formula="of:=ORG.OPENOFFICE.YEARS(TODAY();[.C377];0)" office:value-type="float" office:value="0">
            <text:p>0</text:p>
          </table:table-cell>
          <table:table-cell office:value-type="string">
            <text:p>20201231 - 0% Carmignac 31-12-20 Pro-rata</text:p>
          </table:table-cell>
          <table:table-cell table:formula="of:=IF(OR([.G377]=&quot;Government&quot;;[.G37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78];8)=&quot;Pro-rata&quot;;DATE(2011;10;15);[.B378])" office:value-type="date" office:date-value="2020-12-31">
            <text:p>2020-12-31</text:p>
          </table:table-cell>
          <table:table-cell table:style-name="ce5" table:formula="of:=ORG.OPENOFFICE.YEARS(TODAY();[.C378];0)" office:value-type="float" office:value="10">
            <text:p>10</text:p>
          </table:table-cell>
          <table:table-cell office:value-type="string">
            <text:p>20201231 - 0% Cert Crossover EUR Bond Basket 31-12-20</text:p>
          </table:table-cell>
          <table:table-cell table:formula="of:=IF(OR([.G378]=&quot;Government&quot;;[.G37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EUR</text:p>
          </table:table-cell>
          <table:table-cell office:value-type="float" office:value="0.00152476110091555">
            <text:p>0.00152476110091555</text:p>
          </table:table-cell>
          <table:table-cell office:value-type="float" office:value="218200">
            <text:p>21820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79];8)=&quot;Pro-rata&quot;;DATE(2011;10;15);[.B379])" office:value-type="date" office:date-value="2011-10-15">
            <text:p>2011-10-15</text:p>
          </table:table-cell>
          <table:table-cell table:style-name="ce5" table:formula="of:=ORG.OPENOFFICE.YEARS(TODAY();[.C379];0)" office:value-type="float" office:value="0">
            <text:p>0</text:p>
          </table:table-cell>
          <table:table-cell office:value-type="string">
            <text:p>20201231 - 0% Cert Crossover EUR Bond Basket 31-12-20 Pro-rata</text:p>
          </table:table-cell>
          <table:table-cell table:formula="of:=IF(OR([.G379]=&quot;Government&quot;;[.G37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80];8)=&quot;Pro-rata&quot;;DATE(2011;10;15);[.B380])" office:value-type="date" office:date-value="2020-12-31">
            <text:p>2020-12-31</text:p>
          </table:table-cell>
          <table:table-cell table:style-name="ce5" table:formula="of:=ORG.OPENOFFICE.YEARS(TODAY();[.C380];0)" office:value-type="float" office:value="10">
            <text:p>10</text:p>
          </table:table-cell>
          <table:table-cell office:value-type="string">
            <text:p>20201231 - 0% CL MMF EUR 31-12-20</text:p>
          </table:table-cell>
          <table:table-cell table:formula="of:=IF(OR([.G380]=&quot;Government&quot;;[.G38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00000218257462518587">
            <text:p>0.000000218257462518587</text:p>
          </table:table-cell>
          <table:table-cell office:value-type="float" office:value="31.2336">
            <text:p>31.2336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81];8)=&quot;Pro-rata&quot;;DATE(2011;10;15);[.B381])" office:value-type="date" office:date-value="2011-10-15">
            <text:p>2011-10-15</text:p>
          </table:table-cell>
          <table:table-cell table:style-name="ce5" table:formula="of:=ORG.OPENOFFICE.YEARS(TODAY();[.C381];0)" office:value-type="float" office:value="0">
            <text:p>0</text:p>
          </table:table-cell>
          <table:table-cell office:value-type="string">
            <text:p>20201231 - 0% CL MMF EUR 31-12-20 Pro-rata</text:p>
          </table:table-cell>
          <table:table-cell table:formula="of:=IF(OR([.G381]=&quot;Government&quot;;[.G38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82];8)=&quot;Pro-rata&quot;;DATE(2011;10;15);[.B382])" office:value-type="date" office:date-value="2020-12-31">
            <text:p>2020-12-31</text:p>
          </table:table-cell>
          <table:table-cell table:style-name="ce5" table:formula="of:=ORG.OPENOFFICE.YEARS(TODAY();[.C382];0)" office:value-type="float" office:value="10">
            <text:p>10</text:p>
          </table:table-cell>
          <table:table-cell office:value-type="string">
            <text:p>20201231 - 0% CS FI SIF Premium Credit Core 31-12-20</text:p>
          </table:table-cell>
          <table:table-cell table:formula="of:=IF(OR([.G382]=&quot;Government&quot;;[.G38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EUR</text:p>
          </table:table-cell>
          <table:table-cell office:value-type="float" office:value="0.00601005733329581">
            <text:p>0.00601005733329581</text:p>
          </table:table-cell>
          <table:table-cell office:value-type="float" office:value="860065.56">
            <text:p>860065.56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83];8)=&quot;Pro-rata&quot;;DATE(2011;10;15);[.B383])" office:value-type="date" office:date-value="2011-10-15">
            <text:p>2011-10-15</text:p>
          </table:table-cell>
          <table:table-cell table:style-name="ce5" table:formula="of:=ORG.OPENOFFICE.YEARS(TODAY();[.C383];0)" office:value-type="float" office:value="0">
            <text:p>0</text:p>
          </table:table-cell>
          <table:table-cell office:value-type="string">
            <text:p>20201231 - 0% CS FI SIF Premium Credit Core 31-12-20 Pro-rata</text:p>
          </table:table-cell>
          <table:table-cell table:formula="of:=IF(OR([.G383]=&quot;Government&quot;;[.G38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(blank)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84];8)=&quot;Pro-rata&quot;;DATE(2011;10;15);[.B384])" office:value-type="date" office:date-value="2020-12-31">
            <text:p>2020-12-31</text:p>
          </table:table-cell>
          <table:table-cell table:style-name="ce5" table:formula="of:=ORG.OPENOFFICE.YEARS(TODAY();[.C384];0)" office:value-type="float" office:value="10">
            <text:p>10</text:p>
          </table:table-cell>
          <table:table-cell office:value-type="string">
            <text:p>20201231 - 0% CS Fixed Income SIC 31-12-20</text:p>
          </table:table-cell>
          <table:table-cell table:formula="of:=IF(OR([.G384]=&quot;Government&quot;;[.G38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198952435554046">
            <text:p>0.0198952435554046</text:p>
          </table:table-cell>
          <table:table-cell office:value-type="float" office:value="2847096.5984">
            <text:p>2847096.5984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85];8)=&quot;Pro-rata&quot;;DATE(2011;10;15);[.B385])" office:value-type="date" office:date-value="2011-10-15">
            <text:p>2011-10-15</text:p>
          </table:table-cell>
          <table:table-cell table:style-name="ce5" table:formula="of:=ORG.OPENOFFICE.YEARS(TODAY();[.C385];0)" office:value-type="float" office:value="0">
            <text:p>0</text:p>
          </table:table-cell>
          <table:table-cell office:value-type="string">
            <text:p>20201231 - 0% CS Fixed Income SIC 31-12-20 Pro-rata</text:p>
          </table:table-cell>
          <table:table-cell table:formula="of:=IF(OR([.G385]=&quot;Government&quot;;[.G38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86];8)=&quot;Pro-rata&quot;;DATE(2011;10;15);[.B386])" office:value-type="date" office:date-value="2020-12-31">
            <text:p>2020-12-31</text:p>
          </table:table-cell>
          <table:table-cell table:style-name="ce5" table:formula="of:=ORG.OPENOFFICE.YEARS(TODAY();[.C386];0)" office:value-type="float" office:value="10">
            <text:p>10</text:p>
          </table:table-cell>
          <table:table-cell office:value-type="string">
            <text:p>20201231 - 0% CS FXD I-GBL EM MKT 31-12-20</text:p>
          </table:table-cell>
          <table:table-cell table:formula="of:=IF(OR([.G386]=&quot;Government&quot;;[.G38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102320693907424">
            <text:p>0.0102320693907424</text:p>
          </table:table-cell>
          <table:table-cell office:value-type="float" office:value="1464254">
            <text:p>1464254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87];8)=&quot;Pro-rata&quot;;DATE(2011;10;15);[.B387])" office:value-type="date" office:date-value="2011-10-15">
            <text:p>2011-10-15</text:p>
          </table:table-cell>
          <table:table-cell table:style-name="ce5" table:formula="of:=ORG.OPENOFFICE.YEARS(TODAY();[.C387];0)" office:value-type="float" office:value="0">
            <text:p>0</text:p>
          </table:table-cell>
          <table:table-cell office:value-type="string">
            <text:p>20201231 - 0% CS FXD I-GBL EM MKT 31-12-20 Pro-rata</text:p>
          </table:table-cell>
          <table:table-cell table:formula="of:=IF(OR([.G387]=&quot;Government&quot;;[.G38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88];8)=&quot;Pro-rata&quot;;DATE(2011;10;15);[.B388])" office:value-type="date" office:date-value="2020-12-31">
            <text:p>2020-12-31</text:p>
          </table:table-cell>
          <table:table-cell table:style-name="ce5" table:formula="of:=ORG.OPENOFFICE.YEARS(TODAY();[.C388];0)" office:value-type="float" office:value="10">
            <text:p>10</text:p>
          </table:table-cell>
          <table:table-cell office:value-type="string">
            <text:p>20201231 - 0% CS FXD I-GL HIGH YLD 31-12-20</text:p>
          </table:table-cell>
          <table:table-cell table:formula="of:=IF(OR([.G388]=&quot;Government&quot;;[.G38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0604939477211822">
            <text:p>0.00604939477211822</text:p>
          </table:table-cell>
          <table:table-cell office:value-type="float" office:value="865694.92">
            <text:p>865694.92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89];8)=&quot;Pro-rata&quot;;DATE(2011;10;15);[.B389])" office:value-type="date" office:date-value="2011-10-15">
            <text:p>2011-10-15</text:p>
          </table:table-cell>
          <table:table-cell table:style-name="ce5" table:formula="of:=ORG.OPENOFFICE.YEARS(TODAY();[.C389];0)" office:value-type="float" office:value="0">
            <text:p>0</text:p>
          </table:table-cell>
          <table:table-cell office:value-type="string">
            <text:p>20201231 - 0% CS FXD I-GL HIGH YLD 31-12-20 Pro-rata</text:p>
          </table:table-cell>
          <table:table-cell table:formula="of:=IF(OR([.G389]=&quot;Government&quot;;[.G38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90];8)=&quot;Pro-rata&quot;;DATE(2011;10;15);[.B390])" office:value-type="date" office:date-value="2020-12-31">
            <text:p>2020-12-31</text:p>
          </table:table-cell>
          <table:table-cell table:style-name="ce5" table:formula="of:=ORG.OPENOFFICE.YEARS(TODAY();[.C390];0)" office:value-type="float" office:value="10">
            <text:p>10</text:p>
          </table:table-cell>
          <table:table-cell office:value-type="string">
            <text:p>20201231 - 0% CS FXD I-GLOB CRED OP 31-12-20</text:p>
          </table:table-cell>
          <table:table-cell table:formula="of:=IF(OR([.G390]=&quot;Government&quot;;[.G39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104594601163522">
            <text:p>0.0104594601163522</text:p>
          </table:table-cell>
          <table:table-cell office:value-type="float" office:value="1496794.61">
            <text:p>1496794.61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91];8)=&quot;Pro-rata&quot;;DATE(2011;10;15);[.B391])" office:value-type="date" office:date-value="2011-10-15">
            <text:p>2011-10-15</text:p>
          </table:table-cell>
          <table:table-cell table:style-name="ce5" table:formula="of:=ORG.OPENOFFICE.YEARS(TODAY();[.C391];0)" office:value-type="float" office:value="0">
            <text:p>0</text:p>
          </table:table-cell>
          <table:table-cell office:value-type="string">
            <text:p>20201231 - 0% CS FXD I-GLOB CRED OP 31-12-20 Pro-rata</text:p>
          </table:table-cell>
          <table:table-cell table:formula="of:=IF(OR([.G391]=&quot;Government&quot;;[.G39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92];8)=&quot;Pro-rata&quot;;DATE(2011;10;15);[.B392])" office:value-type="date" office:date-value="2020-12-31">
            <text:p>2020-12-31</text:p>
          </table:table-cell>
          <table:table-cell table:style-name="ce5" table:formula="of:=ORG.OPENOFFICE.YEARS(TODAY();[.C392];0)" office:value-type="float" office:value="10">
            <text:p>10</text:p>
          </table:table-cell>
          <table:table-cell office:value-type="string">
            <text:p>20201231 - 0% ETF x-trackers 31-12-20</text:p>
          </table:table-cell>
          <table:table-cell table:formula="of:=IF(OR([.G392]=&quot;Government&quot;;[.G39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00125333892491389">
            <text:p>0.000125333892491389</text:p>
          </table:table-cell>
          <table:table-cell office:value-type="float" office:value="17935.829636">
            <text:p>17935.829636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93];8)=&quot;Pro-rata&quot;;DATE(2011;10;15);[.B393])" office:value-type="date" office:date-value="2011-10-15">
            <text:p>2011-10-15</text:p>
          </table:table-cell>
          <table:table-cell table:style-name="ce5" table:formula="of:=ORG.OPENOFFICE.YEARS(TODAY();[.C393];0)" office:value-type="float" office:value="0">
            <text:p>0</text:p>
          </table:table-cell>
          <table:table-cell office:value-type="string">
            <text:p>20201231 - 0% ETF x-trackers 31-12-20 Pro-rata</text:p>
          </table:table-cell>
          <table:table-cell table:formula="of:=IF(OR([.G393]=&quot;Government&quot;;[.G39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94];8)=&quot;Pro-rata&quot;;DATE(2011;10;15);[.B394])" office:value-type="date" office:date-value="2020-12-31">
            <text:p>2020-12-31</text:p>
          </table:table-cell>
          <table:table-cell table:style-name="ce5" table:formula="of:=ORG.OPENOFFICE.YEARS(TODAY();[.C394];0)" office:value-type="float" office:value="10">
            <text:p>10</text:p>
          </table:table-cell>
          <table:table-cell office:value-type="string">
            <text:p>20201231 - 0% Franklin Templeton Global Bond 31-12-20</text:p>
          </table:table-cell>
          <table:table-cell table:formula="of:=IF(OR([.G394]=&quot;Government&quot;;[.G39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00210316825353535">
            <text:p>0.000210316825353535</text:p>
          </table:table-cell>
          <table:table-cell office:value-type="float" office:value="30097.26">
            <text:p>30097.26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95];8)=&quot;Pro-rata&quot;;DATE(2011;10;15);[.B395])" office:value-type="date" office:date-value="2011-10-15">
            <text:p>2011-10-15</text:p>
          </table:table-cell>
          <table:table-cell table:style-name="ce5" table:formula="of:=ORG.OPENOFFICE.YEARS(TODAY();[.C395];0)" office:value-type="float" office:value="0">
            <text:p>0</text:p>
          </table:table-cell>
          <table:table-cell office:value-type="string">
            <text:p>20201231 - 0% Franklin Templeton Global Bond 31-12-20 Pro-rata</text:p>
          </table:table-cell>
          <table:table-cell table:formula="of:=IF(OR([.G395]=&quot;Government&quot;;[.G39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96];8)=&quot;Pro-rata&quot;;DATE(2011;10;15);[.B396])" office:value-type="date" office:date-value="2020-12-31">
            <text:p>2020-12-31</text:p>
          </table:table-cell>
          <table:table-cell table:style-name="ce5" table:formula="of:=ORG.OPENOFFICE.YEARS(TODAY();[.C396];0)" office:value-type="float" office:value="10">
            <text:p>10</text:p>
          </table:table-cell>
          <table:table-cell office:value-type="string">
            <text:p>20201231 - 0% Ishares Inflation Linked 31-12-20</text:p>
          </table:table-cell>
          <table:table-cell table:formula="of:=IF(OR([.G396]=&quot;Government&quot;;[.G39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0260542959146929">
            <text:p>0.00260542959146929</text:p>
          </table:table-cell>
          <table:table-cell office:value-type="float" office:value="372848.4">
            <text:p>372848.4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97];8)=&quot;Pro-rata&quot;;DATE(2011;10;15);[.B397])" office:value-type="date" office:date-value="2011-10-15">
            <text:p>2011-10-15</text:p>
          </table:table-cell>
          <table:table-cell table:style-name="ce5" table:formula="of:=ORG.OPENOFFICE.YEARS(TODAY();[.C397];0)" office:value-type="float" office:value="0">
            <text:p>0</text:p>
          </table:table-cell>
          <table:table-cell office:value-type="string">
            <text:p>20201231 - 0% Ishares Inflation Linked 31-12-20 Pro-rata</text:p>
          </table:table-cell>
          <table:table-cell table:formula="of:=IF(OR([.G397]=&quot;Government&quot;;[.G39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98];8)=&quot;Pro-rata&quot;;DATE(2011;10;15);[.B398])" office:value-type="date" office:date-value="2020-12-31">
            <text:p>2020-12-31</text:p>
          </table:table-cell>
          <table:table-cell table:style-name="ce5" table:formula="of:=ORG.OPENOFFICE.YEARS(TODAY();[.C398];0)" office:value-type="float" office:value="10">
            <text:p>10</text:p>
          </table:table-cell>
          <table:table-cell office:value-type="string">
            <text:p>20201231 - 0% Pictet Asian Local Cur Debt 31-12-20</text:p>
          </table:table-cell>
          <table:table-cell table:formula="of:=IF(OR([.G398]=&quot;Government&quot;;[.G39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0559282651332064">
            <text:p>0.00559282651332064</text:p>
          </table:table-cell>
          <table:table-cell office:value-type="float" office:value="800358">
            <text:p>800358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399];8)=&quot;Pro-rata&quot;;DATE(2011;10;15);[.B399])" office:value-type="date" office:date-value="2011-10-15">
            <text:p>2011-10-15</text:p>
          </table:table-cell>
          <table:table-cell table:style-name="ce5" table:formula="of:=ORG.OPENOFFICE.YEARS(TODAY();[.C399];0)" office:value-type="float" office:value="0">
            <text:p>0</text:p>
          </table:table-cell>
          <table:table-cell office:value-type="string">
            <text:p>20201231 - 0% Pictet Asian Local Cur Debt 31-12-20 Pro-rata</text:p>
          </table:table-cell>
          <table:table-cell table:formula="of:=IF(OR([.G399]=&quot;Government&quot;;[.G39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00];8)=&quot;Pro-rata&quot;;DATE(2011;10;15);[.B400])" office:value-type="date" office:date-value="2020-12-31">
            <text:p>2020-12-31</text:p>
          </table:table-cell>
          <table:table-cell table:style-name="ce5" table:formula="of:=ORG.OPENOFFICE.YEARS(TODAY();[.C400];0)" office:value-type="float" office:value="10">
            <text:p>10</text:p>
          </table:table-cell>
          <table:table-cell office:value-type="string">
            <text:p>20201231 - 0% Pictet Convertible Bonds 31-12-20</text:p>
          </table:table-cell>
          <table:table-cell table:formula="of:=IF(OR([.G400]=&quot;Government&quot;;[.G40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188331894601774">
            <text:p>0.0188331894601774</text:p>
          </table:table-cell>
          <table:table-cell office:value-type="float" office:value="2695112">
            <text:p>2695112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01];8)=&quot;Pro-rata&quot;;DATE(2011;10;15);[.B401])" office:value-type="date" office:date-value="2011-10-15">
            <text:p>2011-10-15</text:p>
          </table:table-cell>
          <table:table-cell table:style-name="ce5" table:formula="of:=ORG.OPENOFFICE.YEARS(TODAY();[.C401];0)" office:value-type="float" office:value="0">
            <text:p>0</text:p>
          </table:table-cell>
          <table:table-cell office:value-type="string">
            <text:p>20201231 - 0% Pictet Convertible Bonds 31-12-20 Pro-rata</text:p>
          </table:table-cell>
          <table:table-cell table:formula="of:=IF(OR([.G401]=&quot;Government&quot;;[.G40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02];8)=&quot;Pro-rata&quot;;DATE(2011;10;15);[.B402])" office:value-type="date" office:date-value="2020-12-31">
            <text:p>2020-12-31</text:p>
          </table:table-cell>
          <table:table-cell table:style-name="ce5" table:formula="of:=ORG.OPENOFFICE.YEARS(TODAY();[.C402];0)" office:value-type="float" office:value="10">
            <text:p>10</text:p>
          </table:table-cell>
          <table:table-cell office:value-type="string">
            <text:p>20201231 - 0% Pictet EM LCL CCY DBT-I EUR 31-12-20</text:p>
          </table:table-cell>
          <table:table-cell table:formula="of:=IF(OR([.G402]=&quot;Government&quot;;[.G40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23940566139948">
            <text:p>0.023940566139948</text:p>
          </table:table-cell>
          <table:table-cell office:value-type="float" office:value="3426000">
            <text:p>342600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03];8)=&quot;Pro-rata&quot;;DATE(2011;10;15);[.B403])" office:value-type="date" office:date-value="2011-10-15">
            <text:p>2011-10-15</text:p>
          </table:table-cell>
          <table:table-cell table:style-name="ce5" table:formula="of:=ORG.OPENOFFICE.YEARS(TODAY();[.C403];0)" office:value-type="float" office:value="0">
            <text:p>0</text:p>
          </table:table-cell>
          <table:table-cell office:value-type="string">
            <text:p>20201231 - 0% Pictet EM LCL CCY DBT-I EUR 31-12-20 Pro-rata</text:p>
          </table:table-cell>
          <table:table-cell table:formula="of:=IF(OR([.G403]=&quot;Government&quot;;[.G40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04];8)=&quot;Pro-rata&quot;;DATE(2011;10;15);[.B404])" office:value-type="date" office:date-value="2020-12-31">
            <text:p>2020-12-31</text:p>
          </table:table-cell>
          <table:table-cell table:style-name="ce5" table:formula="of:=ORG.OPENOFFICE.YEARS(TODAY();[.C404];0)" office:value-type="float" office:value="10">
            <text:p>10</text:p>
          </table:table-cell>
          <table:table-cell office:value-type="string">
            <text:p>20201231 - 0% Pictet MMF EUR 31-12-20</text:p>
          </table:table-cell>
          <table:table-cell table:formula="of:=IF(OR([.G404]=&quot;Government&quot;;[.G40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58505259537362">
            <text:p>0.058505259537362</text:p>
          </table:table-cell>
          <table:table-cell office:value-type="float" office:value="8372359.2">
            <text:p>8372359.2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05];8)=&quot;Pro-rata&quot;;DATE(2011;10;15);[.B405])" office:value-type="date" office:date-value="2011-10-15">
            <text:p>2011-10-15</text:p>
          </table:table-cell>
          <table:table-cell table:style-name="ce5" table:formula="of:=ORG.OPENOFFICE.YEARS(TODAY();[.C405];0)" office:value-type="float" office:value="0">
            <text:p>0</text:p>
          </table:table-cell>
          <table:table-cell office:value-type="string">
            <text:p>20201231 - 0% Pictet MMF EUR 31-12-20 Pro-rata</text:p>
          </table:table-cell>
          <table:table-cell table:formula="of:=IF(OR([.G405]=&quot;Government&quot;;[.G40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06];8)=&quot;Pro-rata&quot;;DATE(2011;10;15);[.B406])" office:value-type="date" office:date-value="2020-12-31">
            <text:p>2020-12-31</text:p>
          </table:table-cell>
          <table:table-cell table:style-name="ce5" table:formula="of:=ORG.OPENOFFICE.YEARS(TODAY();[.C406];0)" office:value-type="float" office:value="10">
            <text:p>10</text:p>
          </table:table-cell>
          <table:table-cell office:value-type="string">
            <text:p>20201231 - 0% Pictet US High Yield 31-12-20</text:p>
          </table:table-cell>
          <table:table-cell table:formula="of:=IF(OR([.G406]=&quot;Government&quot;;[.G40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161777013049018">
            <text:p>0.0161777013049018</text:p>
          </table:table-cell>
          <table:table-cell office:value-type="float" office:value="2315100">
            <text:p>231510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07];8)=&quot;Pro-rata&quot;;DATE(2011;10;15);[.B407])" office:value-type="date" office:date-value="2011-10-15">
            <text:p>2011-10-15</text:p>
          </table:table-cell>
          <table:table-cell table:style-name="ce5" table:formula="of:=ORG.OPENOFFICE.YEARS(TODAY();[.C407];0)" office:value-type="float" office:value="0">
            <text:p>0</text:p>
          </table:table-cell>
          <table:table-cell office:value-type="string">
            <text:p>20201231 - 0% Pictet US High Yield 31-12-20 Pro-rata</text:p>
          </table:table-cell>
          <table:table-cell table:formula="of:=IF(OR([.G407]=&quot;Government&quot;;[.G40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08];8)=&quot;Pro-rata&quot;;DATE(2011;10;15);[.B408])" office:value-type="date" office:date-value="2020-12-31">
            <text:p>2020-12-31</text:p>
          </table:table-cell>
          <table:table-cell table:style-name="ce5" table:formula="of:=ORG.OPENOFFICE.YEARS(TODAY();[.C408];0)" office:value-type="float" office:value="10">
            <text:p>10</text:p>
          </table:table-cell>
          <table:table-cell office:value-type="string">
            <text:p>20201231 - 0% Schroder International Euro Liquidity 31-12-20</text:p>
          </table:table-cell>
          <table:table-cell table:formula="of:=IF(OR([.G408]=&quot;Government&quot;;[.G40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00154472009794422">
            <text:p>0.000154472009794422</text:p>
          </table:table-cell>
          <table:table-cell office:value-type="float" office:value="22105.622">
            <text:p>22105.622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09];8)=&quot;Pro-rata&quot;;DATE(2011;10;15);[.B409])" office:value-type="date" office:date-value="2011-10-15">
            <text:p>2011-10-15</text:p>
          </table:table-cell>
          <table:table-cell table:style-name="ce5" table:formula="of:=ORG.OPENOFFICE.YEARS(TODAY();[.C409];0)" office:value-type="float" office:value="0">
            <text:p>0</text:p>
          </table:table-cell>
          <table:table-cell office:value-type="string">
            <text:p>20201231 - 0% Schroder International Euro Liquidity 31-12-20 Pro-rata</text:p>
          </table:table-cell>
          <table:table-cell table:formula="of:=IF(OR([.G409]=&quot;Government&quot;;[.G40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10];8)=&quot;Pro-rata&quot;;DATE(2011;10;15);[.B410])" office:value-type="date" office:date-value="2020-12-31">
            <text:p>2020-12-31</text:p>
          </table:table-cell>
          <table:table-cell table:style-name="ce5" table:formula="of:=ORG.OPENOFFICE.YEARS(TODAY();[.C410];0)" office:value-type="float" office:value="10">
            <text:p>10</text:p>
          </table:table-cell>
          <table:table-cell office:value-type="string">
            <text:p>20201231 - 0% SocGen Oblig Corporate 31-12-20</text:p>
          </table:table-cell>
          <table:table-cell table:formula="of:=IF(OR([.G410]=&quot;Government&quot;;[.G41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0038254350958059">
            <text:p>0.00038254350958059</text:p>
          </table:table-cell>
          <table:table-cell office:value-type="float" office:value="54743.65377">
            <text:p>54743.65377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11];8)=&quot;Pro-rata&quot;;DATE(2011;10;15);[.B411])" office:value-type="date" office:date-value="2011-10-15">
            <text:p>2011-10-15</text:p>
          </table:table-cell>
          <table:table-cell table:style-name="ce5" table:formula="of:=ORG.OPENOFFICE.YEARS(TODAY();[.C411];0)" office:value-type="float" office:value="0">
            <text:p>0</text:p>
          </table:table-cell>
          <table:table-cell office:value-type="string">
            <text:p>20201231 - 0% SocGen Oblig Corporate 31-12-20 Pro-rata</text:p>
          </table:table-cell>
          <table:table-cell table:formula="of:=IF(OR([.G411]=&quot;Government&quot;;[.G41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12];8)=&quot;Pro-rata&quot;;DATE(2011;10;15);[.B412])" office:value-type="date" office:date-value="2020-12-31">
            <text:p>2020-12-31</text:p>
          </table:table-cell>
          <table:table-cell table:style-name="ce5" table:formula="of:=ORG.OPENOFFICE.YEARS(TODAY();[.C412];0)" office:value-type="float" office:value="10">
            <text:p>10</text:p>
          </table:table-cell>
          <table:table-cell office:value-type="string">
            <text:p>20201231 - 0% UBS Bond Fund Euro High Yield 31-12-20</text:p>
          </table:table-cell>
          <table:table-cell table:formula="of:=IF(OR([.G412]=&quot;Government&quot;;[.G41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office:value-type="float" office:value="0.000805044512077983">
            <text:p>0.000805044512077983</text:p>
          </table:table-cell>
          <table:table-cell office:value-type="float" office:value="115205.4">
            <text:p>115205.4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13];8)=&quot;Pro-rata&quot;;DATE(2011;10;15);[.B413])" office:value-type="date" office:date-value="2011-10-15">
            <text:p>2011-10-15</text:p>
          </table:table-cell>
          <table:table-cell table:style-name="ce5" table:formula="of:=ORG.OPENOFFICE.YEARS(TODAY();[.C413];0)" office:value-type="float" office:value="0">
            <text:p>0</text:p>
          </table:table-cell>
          <table:table-cell office:value-type="string">
            <text:p>20201231 - 0% UBS Bond Fund Euro High Yield 31-12-20 Pro-rata</text:p>
          </table:table-cell>
          <table:table-cell table:formula="of:=IF(OR([.G413]=&quot;Government&quot;;[.G41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E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4-11-03">
            <text:p>2014-11-03</text:p>
          </table:table-cell>
          <table:table-cell table:formula="of:=IF(RIGHT([.E414];8)=&quot;Pro-rata&quot;;DATE(2011;10;15);[.B414])" office:value-type="date" office:date-value="2014-11-03">
            <text:p>2014-11-03</text:p>
          </table:table-cell>
          <table:table-cell table:style-name="ce5" table:formula="of:=ORG.OPENOFFICE.YEARS(TODAY();[.C414];0)" office:value-type="float" office:value="4">
            <text:p>4</text:p>
          </table:table-cell>
          <table:table-cell office:value-type="string">
            <text:p>20141103 - 11.75% Prime Dig PTE 03-11-14</text:p>
          </table:table-cell>
          <table:table-cell table:formula="of:=IF(OR([.G414]=&quot;Government&quot;;[.G414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780570314782807">
            <text:p>0.000780570314782807</text:p>
          </table:table-cell>
          <table:table-cell office:value-type="float" office:value="111703.035041581">
            <text:p>111703.035041581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414]" office:value-type="date" office:date-value="2014-11-03">
            <text:p>2014-11-03</text:p>
          </table:table-cell>
          <table:table-cell table:formula="of:=IF(RIGHT([.E415];8)=&quot;Pro-rata&quot;;DATE(2011;10;15);[.B415])" office:value-type="date" office:date-value="2011-10-15">
            <text:p>2011-10-15</text:p>
          </table:table-cell>
          <table:table-cell table:style-name="ce5" table:formula="of:=ORG.OPENOFFICE.YEARS(TODAY();[.C415];0)" office:value-type="float" office:value="0">
            <text:p>0</text:p>
          </table:table-cell>
          <table:table-cell office:value-type="string">
            <text:p>20141103 - 11.75% Prime Dig PTE 03-11-14 Pro-rata</text:p>
          </table:table-cell>
          <table:table-cell table:formula="of:=IF(OR([.G415]=&quot;Government&quot;;[.G415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inancial</text:p>
          </table:table-cell>
          <table:table-cell office:value-type="string">
            <text:p>USD</text:p>
          </table:table-cell>
          <table:table-cell office:value-type="float" office:value="0.0000393935815540144">
            <text:p>0.0000393935815540144</text:p>
          </table:table-cell>
          <table:table-cell office:value-type="float" office:value="5637.39427109247">
            <text:p>5637.39427109247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16];8)=&quot;Pro-rata&quot;;DATE(2011;10;15);[.B416])" office:value-type="date" office:date-value="2020-12-31">
            <text:p>2020-12-31</text:p>
          </table:table-cell>
          <table:table-cell table:style-name="ce5" table:formula="of:=ORG.OPENOFFICE.YEARS(TODAY();[.C416];0)" office:value-type="float" office:value="10">
            <text:p>10</text:p>
          </table:table-cell>
          <table:table-cell office:value-type="string">
            <text:p>20201231 - 0% Ishres Treasury Bond 31-12-20</text:p>
          </table:table-cell>
          <table:table-cell table:formula="of:=IF(OR([.G416]=&quot;Government&quot;;[.G416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USD</text:p>
          </table:table-cell>
          <table:table-cell office:value-type="float" office:value="0.00324453584027436">
            <text:p>0.00324453584027436</text:p>
          </table:table-cell>
          <table:table-cell office:value-type="float" office:value="464307.306844836">
            <text:p>464307.306844836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17];8)=&quot;Pro-rata&quot;;DATE(2011;10;15);[.B417])" office:value-type="date" office:date-value="2011-10-15">
            <text:p>2011-10-15</text:p>
          </table:table-cell>
          <table:table-cell table:style-name="ce5" table:formula="of:=ORG.OPENOFFICE.YEARS(TODAY();[.C417];0)" office:value-type="float" office:value="0">
            <text:p>0</text:p>
          </table:table-cell>
          <table:table-cell office:value-type="string">
            <text:p>20201231 - 0% Ishres Treasury Bond 31-12-20 Pro-rata</text:p>
          </table:table-cell>
          <table:table-cell table:formula="of:=IF(OR([.G417]=&quot;Government&quot;;[.G417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US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18];8)=&quot;Pro-rata&quot;;DATE(2011;10;15);[.B418])" office:value-type="date" office:date-value="2020-12-31">
            <text:p>2020-12-31</text:p>
          </table:table-cell>
          <table:table-cell table:style-name="ce5" table:formula="of:=ORG.OPENOFFICE.YEARS(TODAY();[.C418];0)" office:value-type="float" office:value="10">
            <text:p>10</text:p>
          </table:table-cell>
          <table:table-cell office:value-type="string">
            <text:p>20201231 - 0% SPDR Series Trust High Yield ETF 31-12-20</text:p>
          </table:table-cell>
          <table:table-cell table:formula="of:=IF(OR([.G418]=&quot;Government&quot;;[.G418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USD</text:p>
          </table:table-cell>
          <table:table-cell office:value-type="float" office:value="0.00489494151852307">
            <text:p>0.00489494151852307</text:p>
          </table:table-cell>
          <table:table-cell office:value-type="float" office:value="700487.596844125">
            <text:p>700487.59684412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19];8)=&quot;Pro-rata&quot;;DATE(2011;10;15);[.B419])" office:value-type="date" office:date-value="2011-10-15">
            <text:p>2011-10-15</text:p>
          </table:table-cell>
          <table:table-cell table:style-name="ce5" table:formula="of:=ORG.OPENOFFICE.YEARS(TODAY();[.C419];0)" office:value-type="float" office:value="0">
            <text:p>0</text:p>
          </table:table-cell>
          <table:table-cell office:value-type="string">
            <text:p>20201231 - 0% SPDR Series Trust High Yield ETF 31-12-20 Pro-rata</text:p>
          </table:table-cell>
          <table:table-cell table:formula="of:=IF(OR([.G419]=&quot;Government&quot;;[.G419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US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20];8)=&quot;Pro-rata&quot;;DATE(2011;10;15);[.B420])" office:value-type="date" office:date-value="2020-12-31">
            <text:p>2020-12-31</text:p>
          </table:table-cell>
          <table:table-cell table:style-name="ce5" table:formula="of:=ORG.OPENOFFICE.YEARS(TODAY();[.C420];0)" office:value-type="float" office:value="10">
            <text:p>10</text:p>
          </table:table-cell>
          <table:table-cell office:value-type="string">
            <text:p>20201231 - 0% UBS Bond Sicav Russia 31-12-20</text:p>
          </table:table-cell>
          <table:table-cell table:formula="of:=IF(OR([.G420]=&quot;Government&quot;;[.G420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USD</text:p>
          </table:table-cell>
          <table:table-cell office:value-type="float" office:value="0.000524040801767616">
            <text:p>0.000524040801767616</text:p>
          </table:table-cell>
          <table:table-cell office:value-type="float" office:value="74992.5367829981">
            <text:p>74992.5367829981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20-12-31">
            <text:p>2020-12-31</text:p>
          </table:table-cell>
          <table:table-cell table:formula="of:=IF(RIGHT([.E421];8)=&quot;Pro-rata&quot;;DATE(2011;10;15);[.B421])" office:value-type="date" office:date-value="2011-10-15">
            <text:p>2011-10-15</text:p>
          </table:table-cell>
          <table:table-cell table:style-name="ce5" table:formula="of:=ORG.OPENOFFICE.YEARS(TODAY();[.C421];0)" office:value-type="float" office:value="0">
            <text:p>0</text:p>
          </table:table-cell>
          <table:table-cell office:value-type="string">
            <text:p>20201231 - 0% UBS Bond Sicav Russia 31-12-20 Pro-rata</text:p>
          </table:table-cell>
          <table:table-cell table:formula="of:=IF(OR([.G421]=&quot;Government&quot;;[.G421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Fondi</text:p>
          </table:table-cell>
          <table:table-cell office:value-type="string">
            <text:p>US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NR</text:p>
          </table:table-cell>
          <table:table-cell office:value-type="date" office:date-value="2013-08-01">
            <text:p>2013-08-01</text:p>
          </table:table-cell>
          <table:table-cell table:formula="of:=IF(RIGHT([.E422];8)=&quot;Pro-rata&quot;;DATE(2011;10;15);[.B422])" office:value-type="date" office:date-value="2013-08-01">
            <text:p>2013-08-01</text:p>
          </table:table-cell>
          <table:table-cell table:style-name="ce5" table:formula="of:=ORG.OPENOFFICE.YEARS(TODAY();[.C422];0)" office:value-type="float" office:value="2">
            <text:p>2</text:p>
          </table:table-cell>
          <table:table-cell office:value-type="string">
            <text:p>20130801 - 6.6% Abu Dhabi National 01-08-13</text:p>
          </table:table-cell>
          <table:table-cell table:formula="of:=IF(OR([.G422]=&quot;Government&quot;;[.G422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ergy</text:p>
          </table:table-cell>
          <table:table-cell office:value-type="string">
            <text:p>USD</text:p>
          </table:table-cell>
          <table:table-cell office:value-type="float" office:value="0.00307481028599301">
            <text:p>0.00307481028599301</text:p>
          </table:table-cell>
          <table:table-cell office:value-type="float" office:value="440018.835738148">
            <text:p>440018.835738148</text:p>
          </table:table-cell>
        </table:table-row>
        <table:table-row table:style-name="ro2">
          <table:table-cell office:value-type="string">
            <text:p>NR</text:p>
          </table:table-cell>
          <table:table-cell table:formula="of:=[.B422]" office:value-type="date" office:date-value="2013-08-01">
            <text:p>2013-08-01</text:p>
          </table:table-cell>
          <table:table-cell table:formula="of:=IF(RIGHT([.E423];8)=&quot;Pro-rata&quot;;DATE(2011;10;15);[.B423])" office:value-type="date" office:date-value="2011-10-15">
            <text:p>2011-10-15</text:p>
          </table:table-cell>
          <table:table-cell table:style-name="ce5" table:formula="of:=ORG.OPENOFFICE.YEARS(TODAY();[.C423];0)" office:value-type="float" office:value="0">
            <text:p>0</text:p>
          </table:table-cell>
          <table:table-cell office:value-type="string">
            <text:p>20130801 - 6.6% Abu Dhabi National 01-08-13 Pro-rata</text:p>
          </table:table-cell>
          <table:table-cell table:formula="of:=IF(OR([.G423]=&quot;Government&quot;;[.G423]=&quot;Supranational organization&quot;);&quot;Government&quot;;&quot;corporate&quot;)" office:value-type="string" office:string-value="corporate">
            <text:p>corporate</text:p>
          </table:table-cell>
          <table:table-cell office:value-type="string">
            <text:p>Energy</text:p>
          </table:table-cell>
          <table:table-cell office:value-type="string">
            <text:p>USD</text:p>
          </table:table-cell>
          <table:table-cell office:value-type="float" office:value="0.0000381393614326723">
            <text:p>0.0000381393614326723</text:p>
          </table:table-cell>
          <table:table-cell office:value-type="float" office:value="5457.90987165932">
            <text:p>5457.90987165932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4-01-21">
            <text:p>2014-01-21</text:p>
          </table:table-cell>
          <table:table-cell table:formula="of:=IF(RIGHT([.E424];8)=&quot;Pro-rata&quot;;DATE(2011;10;15);[.B424])" office:value-type="date" office:date-value="2014-01-21">
            <text:p>2014-01-21</text:p>
          </table:table-cell>
          <table:table-cell table:style-name="ce5" table:formula="of:=ORG.OPENOFFICE.YEARS(TODAY();[.C424];0)" office:value-type="float" office:value="3">
            <text:p>3</text:p>
          </table:table-cell>
          <table:table-cell office:value-type="string">
            <text:p>20140121 - 8.125% Exp-Imp Bank Korea 21-01-14</text:p>
          </table:table-cell>
          <table:table-cell table:formula="of:=IF(OR([.G424]=&quot;Government&quot;;[.G424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USD</text:p>
          </table:table-cell>
          <table:table-cell office:value-type="float" office:value="0.00296416752954789">
            <text:p>0.00296416752954789</text:p>
          </table:table-cell>
          <table:table-cell office:value-type="float" office:value="424185.372094676">
            <text:p>424185.372094676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424]" office:value-type="date" office:date-value="2014-01-21">
            <text:p>2014-01-21</text:p>
          </table:table-cell>
          <table:table-cell table:formula="of:=IF(RIGHT([.E425];8)=&quot;Pro-rata&quot;;DATE(2011;10;15);[.B425])" office:value-type="date" office:date-value="2011-10-15">
            <text:p>2011-10-15</text:p>
          </table:table-cell>
          <table:table-cell table:style-name="ce5" table:formula="of:=ORG.OPENOFFICE.YEARS(TODAY();[.C425];0)" office:value-type="float" office:value="0">
            <text:p>0</text:p>
          </table:table-cell>
          <table:table-cell office:value-type="string">
            <text:p>20140121 - 8.125% Exp-Imp Bank Korea 21-01-14 Pro-rata</text:p>
          </table:table-cell>
          <table:table-cell table:formula="of:=IF(OR([.G425]=&quot;Government&quot;;[.G425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USD</text:p>
          </table:table-cell>
          <table:table-cell office:value-type="float" office:value="0.0000474585559336306">
            <text:p>0.0000474585559336306</text:p>
          </table:table-cell>
          <table:table-cell office:value-type="float" office:value="6791.52747174639">
            <text:p>6791.52747174639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4-01-23">
            <text:p>2014-01-23</text:p>
          </table:table-cell>
          <table:table-cell table:formula="of:=IF(RIGHT([.E426];8)=&quot;Pro-rata&quot;;DATE(2011;10;15);[.B426])" office:value-type="date" office:date-value="2014-01-23">
            <text:p>2014-01-23</text:p>
          </table:table-cell>
          <table:table-cell table:style-name="ce5" table:formula="of:=ORG.OPENOFFICE.YEARS(TODAY();[.C426];0)" office:value-type="float" office:value="3">
            <text:p>3</text:p>
          </table:table-cell>
          <table:table-cell office:value-type="string">
            <text:p>20140123 - 8% Korea Development Bank 23-01-14</text:p>
          </table:table-cell>
          <table:table-cell table:formula="of:=IF(OR([.G426]=&quot;Government&quot;;[.G426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USD</text:p>
          </table:table-cell>
          <table:table-cell office:value-type="float" office:value="0.00298491717510187">
            <text:p>0.00298491717510187</text:p>
          </table:table-cell>
          <table:table-cell office:value-type="float" office:value="427154.73736584">
            <text:p>427154.73736584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426]" office:value-type="date" office:date-value="2014-01-23">
            <text:p>2014-01-23</text:p>
          </table:table-cell>
          <table:table-cell table:formula="of:=IF(RIGHT([.E427];8)=&quot;Pro-rata&quot;;DATE(2011;10;15);[.B427])" office:value-type="date" office:date-value="2011-10-15">
            <text:p>2011-10-15</text:p>
          </table:table-cell>
          <table:table-cell table:style-name="ce5" table:formula="of:=ORG.OPENOFFICE.YEARS(TODAY();[.C427];0)" office:value-type="float" office:value="0">
            <text:p>0</text:p>
          </table:table-cell>
          <table:table-cell office:value-type="string">
            <text:p>20140123 - 8% Korea Development Bank 23-01-14 Pro-rata</text:p>
          </table:table-cell>
          <table:table-cell table:formula="of:=IF(OR([.G427]=&quot;Government&quot;;[.G427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USD</text:p>
          </table:table-cell>
          <table:table-cell office:value-type="float" office:value="0.0000459778721931524">
            <text:p>0.0000459778721931524</text:p>
          </table:table-cell>
          <table:table-cell office:value-type="float" office:value="6579.63513531523">
            <text:p>6579.63513531523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date" office:date-value="2014-09-22">
            <text:p>2014-09-22</text:p>
          </table:table-cell>
          <table:table-cell table:formula="of:=IF(RIGHT([.E428];8)=&quot;Pro-rata&quot;;DATE(2011;10;15);[.B428])" office:value-type="date" office:date-value="2014-09-22">
            <text:p>2014-09-22</text:p>
          </table:table-cell>
          <table:table-cell table:style-name="ce5" table:formula="of:=ORG.OPENOFFICE.YEARS(TODAY();[.C428];0)" office:value-type="float" office:value="3">
            <text:p>3</text:p>
          </table:table-cell>
          <table:table-cell office:value-type="string">
            <text:p>20140922 - 4.785% South Korea 22-09-14</text:p>
          </table:table-cell>
          <table:table-cell table:formula="of:=IF(OR([.G428]=&quot;Government&quot;;[.G428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USD</text:p>
          </table:table-cell>
          <table:table-cell office:value-type="float" office:value="0.00305389723002665">
            <text:p>0.00305389723002665</text:p>
          </table:table-cell>
          <table:table-cell office:value-type="float" office:value="437026.085720378">
            <text:p>437026.085720378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.B428]" office:value-type="date" office:date-value="2014-09-22">
            <text:p>2014-09-22</text:p>
          </table:table-cell>
          <table:table-cell table:formula="of:=IF(RIGHT([.E429];8)=&quot;Pro-rata&quot;;DATE(2011;10;15);[.B429])" office:value-type="date" office:date-value="2011-10-15">
            <text:p>2011-10-15</text:p>
          </table:table-cell>
          <table:table-cell table:style-name="ce5" table:formula="of:=ORG.OPENOFFICE.YEARS(TODAY();[.C429];0)" office:value-type="float" office:value="0">
            <text:p>0</text:p>
          </table:table-cell>
          <table:table-cell office:value-type="string">
            <text:p>20140922 - 4.785% South Korea 22-09-14 Pro-rata</text:p>
          </table:table-cell>
          <table:table-cell table:formula="of:=IF(OR([.G429]=&quot;Government&quot;;[.G429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USD</text:p>
          </table:table-cell>
          <table:table-cell office:value-type="float" office:value="0.0000085031361792496">
            <text:p>0.0000085031361792496</text:p>
          </table:table-cell>
          <table:table-cell office:value-type="float" office:value="1216.8360756306">
            <text:p>1216.8360756306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date" office:date-value="2014-01-15">
            <text:p>2014-01-15</text:p>
          </table:table-cell>
          <table:table-cell table:formula="of:=IF(RIGHT([.E430];8)=&quot;Pro-rata&quot;;DATE(2011;10;15);[.B430])" office:value-type="date" office:date-value="2014-01-15">
            <text:p>2014-01-15</text:p>
          </table:table-cell>
          <table:table-cell table:style-name="ce5" table:formula="of:=ORG.OPENOFFICE.YEARS(TODAY();[.C430];0)" office:value-type="float" office:value="3">
            <text:p>3</text:p>
          </table:table-cell>
          <table:table-cell office:value-type="string">
            <text:p>20140115 - 5.25% Poland 15-01-14</text:p>
          </table:table-cell>
          <table:table-cell table:formula="of:=IF(OR([.G430]=&quot;Government&quot;;[.G430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USD</text:p>
          </table:table-cell>
          <table:table-cell office:value-type="float" office:value="0.00151784804577111">
            <text:p>0.00151784804577111</text:p>
          </table:table-cell>
          <table:table-cell office:value-type="float" office:value="217210.711493354">
            <text:p>217210.711493354</text:p>
          </table:table-cell>
        </table:table-row>
        <table:table-row table:style-name="ro2">
          <table:table-cell office:value-type="string">
            <text:p>A-</text:p>
          </table:table-cell>
          <table:table-cell table:formula="of:=[.B430]" office:value-type="date" office:date-value="2014-01-15">
            <text:p>2014-01-15</text:p>
          </table:table-cell>
          <table:table-cell table:formula="of:=IF(RIGHT([.E431];8)=&quot;Pro-rata&quot;;DATE(2011;10;15);[.B431])" office:value-type="date" office:date-value="2011-10-15">
            <text:p>2011-10-15</text:p>
          </table:table-cell>
          <table:table-cell table:style-name="ce5" table:formula="of:=ORG.OPENOFFICE.YEARS(TODAY();[.C431];0)" office:value-type="float" office:value="0">
            <text:p>0</text:p>
          </table:table-cell>
          <table:table-cell office:value-type="string">
            <text:p>20140115 - 5.25% Poland 15-01-14 Pro-rata</text:p>
          </table:table-cell>
          <table:table-cell table:formula="of:=IF(OR([.G431]=&quot;Government&quot;;[.G431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USD</text:p>
          </table:table-cell>
          <table:table-cell office:value-type="float" office:value="0.0000179273391232808">
            <text:p>0.0000179273391232808</text:p>
          </table:table-cell>
          <table:table-cell office:value-type="float" office:value="2565.48084440969">
            <text:p>2565.48084440969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date" office:date-value="2016-06-20">
            <text:p>2016-06-20</text:p>
          </table:table-cell>
          <table:table-cell table:formula="of:=IF(RIGHT([.E432];8)=&quot;Pro-rata&quot;;DATE(2011;10;15);[.B432])" office:value-type="date" office:date-value="2016-06-20">
            <text:p>2016-06-20</text:p>
          </table:table-cell>
          <table:table-cell table:style-name="ce5" table:formula="of:=ORG.OPENOFFICE.YEARS(TODAY();[.C432];0)" office:value-type="float" office:value="5">
            <text:p>5</text:p>
          </table:table-cell>
          <table:table-cell office:value-type="string">
            <text:p>20160620 - 3.375% Quebec 20-06-16</text:p>
          </table:table-cell>
          <table:table-cell table:formula="of:=IF(OR([.G432]=&quot;Government&quot;;[.G432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296930104033471">
            <text:p>0.0296930104033471</text:p>
          </table:table-cell>
          <table:table-cell office:value-type="float" office:value="4249200">
            <text:p>4249200</text:p>
          </table:table-cell>
        </table:table-row>
        <table:table-row table:style-name="ro2">
          <table:table-cell office:value-type="string">
            <text:p>A+</text:p>
          </table:table-cell>
          <table:table-cell table:formula="of:=[.B432]" office:value-type="date" office:date-value="2016-06-20">
            <text:p>2016-06-20</text:p>
          </table:table-cell>
          <table:table-cell table:formula="of:=IF(RIGHT([.E433];8)=&quot;Pro-rata&quot;;DATE(2011;10;15);[.B433])" office:value-type="date" office:date-value="2011-10-15">
            <text:p>2011-10-15</text:p>
          </table:table-cell>
          <table:table-cell table:style-name="ce5" table:formula="of:=ORG.OPENOFFICE.YEARS(TODAY();[.C433];0)" office:value-type="float" office:value="0">
            <text:p>0</text:p>
          </table:table-cell>
          <table:table-cell office:value-type="string">
            <text:p>20160620 - 3.375% Quebec 20-06-16 Pro-rata</text:p>
          </table:table-cell>
          <table:table-cell table:formula="of:=IF(OR([.G433]=&quot;Government&quot;;[.G433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302394455491902">
            <text:p>0.000302394455491902</text:p>
          </table:table-cell>
          <table:table-cell office:value-type="float" office:value="43273.97265625">
            <text:p>43273.97265625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date" office:date-value="2011-12-09">
            <text:p>2011-12-09</text:p>
          </table:table-cell>
          <table:table-cell table:formula="of:=IF(RIGHT([.E434];8)=&quot;Pro-rata&quot;;DATE(2011;10;15);[.B434])" office:value-type="date" office:date-value="2011-12-09">
            <text:p>2011-12-09</text:p>
          </table:table-cell>
          <table:table-cell table:style-name="ce5" table:formula="of:=ORG.OPENOFFICE.YEARS(TODAY();[.C434];0)" office:value-type="float" office:value="1">
            <text:p>1</text:p>
          </table:table-cell>
          <table:table-cell office:value-type="string">
            <text:p>20111209 - 3.375% ICO 09-12-11</text:p>
          </table:table-cell>
          <table:table-cell table:formula="of:=IF(OR([.G434]=&quot;Government&quot;;[.G434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283499348598275">
            <text:p>0.0283499348598275</text:p>
          </table:table-cell>
          <table:table-cell office:value-type="float" office:value="4057000">
            <text:p>4057000</text:p>
          </table:table-cell>
        </table:table-row>
        <table:table-row table:style-name="ro2">
          <table:table-cell office:value-type="string">
            <text:p>AA</text:p>
          </table:table-cell>
          <table:table-cell table:formula="of:=[.B434]" office:value-type="date" office:date-value="2011-12-09">
            <text:p>2011-12-09</text:p>
          </table:table-cell>
          <table:table-cell table:formula="of:=IF(RIGHT([.E435];8)=&quot;Pro-rata&quot;;DATE(2011;10;15);[.B435])" office:value-type="date" office:date-value="2011-10-15">
            <text:p>2011-10-15</text:p>
          </table:table-cell>
          <table:table-cell table:style-name="ce5" table:formula="of:=ORG.OPENOFFICE.YEARS(TODAY();[.C435];0)" office:value-type="float" office:value="0">
            <text:p>0</text:p>
          </table:table-cell>
          <table:table-cell office:value-type="string">
            <text:p>20111209 - 3.375% ICO 09-12-11 Pro-rata</text:p>
          </table:table-cell>
          <table:table-cell table:formula="of:=IF(OR([.G435]=&quot;Government&quot;;[.G435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801216056723229">
            <text:p>0.000801216056723229</text:p>
          </table:table-cell>
          <table:table-cell office:value-type="float" office:value="114657.53125">
            <text:p>114657.53125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date" office:date-value="2012-02-05">
            <text:p>2012-02-05</text:p>
          </table:table-cell>
          <table:table-cell table:formula="of:=IF(RIGHT([.E436];8)=&quot;Pro-rata&quot;;DATE(2011;10;15);[.B436])" office:value-type="date" office:date-value="2012-02-05">
            <text:p>2012-02-05</text:p>
          </table:table-cell>
          <table:table-cell table:style-name="ce5" table:formula="of:=ORG.OPENOFFICE.YEARS(TODAY();[.C436];0)" office:value-type="float" office:value="1">
            <text:p>1</text:p>
          </table:table-cell>
          <table:table-cell office:value-type="string">
            <text:p>20120205 - 4.25% Slovenia 05-02-12</text:p>
          </table:table-cell>
          <table:table-cell table:formula="of:=IF(OR([.G436]=&quot;Government&quot;;[.G436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259696444207585">
            <text:p>0.00259696444207585</text:p>
          </table:table-cell>
          <table:table-cell office:value-type="float" office:value="371637">
            <text:p>371637</text:p>
          </table:table-cell>
        </table:table-row>
        <table:table-row table:style-name="ro2">
          <table:table-cell office:value-type="string">
            <text:p>AA</text:p>
          </table:table-cell>
          <table:table-cell table:formula="of:=[.B436]" office:value-type="date" office:date-value="2012-02-05">
            <text:p>2012-02-05</text:p>
          </table:table-cell>
          <table:table-cell table:formula="of:=IF(RIGHT([.E437];8)=&quot;Pro-rata&quot;;DATE(2011;10;15);[.B437])" office:value-type="date" office:date-value="2011-10-15">
            <text:p>2011-10-15</text:p>
          </table:table-cell>
          <table:table-cell table:style-name="ce5" table:formula="of:=ORG.OPENOFFICE.YEARS(TODAY();[.C437];0)" office:value-type="float" office:value="0">
            <text:p>0</text:p>
          </table:table-cell>
          <table:table-cell office:value-type="string">
            <text:p>20120205 - 4.25% Slovenia 05-02-12 Pro-rata</text:p>
          </table:table-cell>
          <table:table-cell table:formula="of:=IF(OR([.G437]=&quot;Government&quot;;[.G437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732001379543318">
            <text:p>0.0000732001379543318</text:p>
          </table:table-cell>
          <table:table-cell office:value-type="float" office:value="10475.2607421875">
            <text:p>10475.2607421875</text:p>
          </table:table-cell>
        </table:table-row>
        <table:table-row table:style-name="ro2">
          <table:table-cell office:value-type="string">
            <text:p>AA-</text:p>
          </table:table-cell>
          <table:table-cell office:value-type="date" office:date-value="2011-11-16">
            <text:p>2011-11-16</text:p>
          </table:table-cell>
          <table:table-cell table:formula="of:=IF(RIGHT([.E438];8)=&quot;Pro-rata&quot;;DATE(2011;10;15);[.B438])" office:value-type="date" office:date-value="2011-11-16">
            <text:p>2011-11-16</text:p>
          </table:table-cell>
          <table:table-cell table:style-name="ce5" table:formula="of:=ORG.OPENOFFICE.YEARS(TODAY();[.C438];0)" office:value-type="float" office:value="1">
            <text:p>1</text:p>
          </table:table-cell>
          <table:table-cell office:value-type="string">
            <text:p>20111116 - 1.625% NRW 16-11-11</text:p>
          </table:table-cell>
          <table:table-cell table:formula="of:=IF(OR([.G438]=&quot;Government&quot;;[.G438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210750355045106">
            <text:p>0.00210750355045106</text:p>
          </table:table-cell>
          <table:table-cell office:value-type="float" office:value="301593">
            <text:p>301593</text:p>
          </table:table-cell>
        </table:table-row>
        <table:table-row table:style-name="ro2">
          <table:table-cell office:value-type="string">
            <text:p>AA-</text:p>
          </table:table-cell>
          <table:table-cell table:formula="of:=[.B438]" office:value-type="date" office:date-value="2011-11-16">
            <text:p>2011-11-16</text:p>
          </table:table-cell>
          <table:table-cell table:formula="of:=IF(RIGHT([.E439];8)=&quot;Pro-rata&quot;;DATE(2011;10;15);[.B439])" office:value-type="date" office:date-value="2011-10-15">
            <text:p>2011-10-15</text:p>
          </table:table-cell>
          <table:table-cell table:style-name="ce5" table:formula="of:=ORG.OPENOFFICE.YEARS(TODAY();[.C439];0)" office:value-type="float" office:value="0">
            <text:p>0</text:p>
          </table:table-cell>
          <table:table-cell office:value-type="string">
            <text:p>20111116 - 1.625% NRW 16-11-11 Pro-rata</text:p>
          </table:table-cell>
          <table:table-cell table:formula="of:=IF(OR([.G439]=&quot;Government&quot;;[.G439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310794287071298">
            <text:p>0.0000310794287071298</text:p>
          </table:table-cell>
          <table:table-cell office:value-type="float" office:value="4447.6025390625">
            <text:p>4447.602539062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7-04">
            <text:p>2011-07-04</text:p>
          </table:table-cell>
          <table:table-cell table:formula="of:=IF(RIGHT([.E440];8)=&quot;Pro-rata&quot;;DATE(2011;10;15);[.B440])" office:value-type="date" office:date-value="2011-07-04">
            <text:p>2011-07-04</text:p>
          </table:table-cell>
          <table:table-cell table:style-name="ce5" table:formula="of:=ORG.OPENOFFICE.YEARS(TODAY();[.C440];0)" office:value-type="float" office:value="0">
            <text:p>0</text:p>
          </table:table-cell>
          <table:table-cell office:value-type="string">
            <text:p>20110704 - 2.25% Berlin 04-07-11</text:p>
          </table:table-cell>
          <table:table-cell table:formula="of:=IF(OR([.G440]=&quot;Government&quot;;[.G440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211217845960098">
            <text:p>0.00211217845960098</text:p>
          </table:table-cell>
          <table:table-cell office:value-type="float" office:value="302262">
            <text:p>302262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7-04">
            <text:p>2011-07-04</text:p>
          </table:table-cell>
          <table:table-cell table:formula="of:=IF(RIGHT([.E441];8)=&quot;Pro-rata&quot;;DATE(2011;10;15);[.B441])" office:value-type="date" office:date-value="2011-10-15">
            <text:p>2011-10-15</text:p>
          </table:table-cell>
          <table:table-cell table:style-name="ce5" table:formula="of:=ORG.OPENOFFICE.YEARS(TODAY();[.C441];0)" office:value-type="float" office:value="0">
            <text:p>0</text:p>
          </table:table-cell>
          <table:table-cell office:value-type="string">
            <text:p>20110704 - 2.25% Berlin 04-07-11 Pro-rata</text:p>
          </table:table-cell>
          <table:table-cell table:formula="of:=IF(OR([.G441]=&quot;Government&quot;;[.G441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133105262595799">
            <text:p>0.0000133105262595799</text:p>
          </table:table-cell>
          <table:table-cell office:value-type="float" office:value="1904.79467773437">
            <text:p>1904.79467773437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7-04">
            <text:p>2011-07-04</text:p>
          </table:table-cell>
          <table:table-cell table:formula="of:=IF(RIGHT([.E442];8)=&quot;Pro-rata&quot;;DATE(2011;10;15);[.B442])" office:value-type="date" office:date-value="2011-07-04">
            <text:p>2011-07-04</text:p>
          </table:table-cell>
          <table:table-cell table:style-name="ce5" table:formula="of:=ORG.OPENOFFICE.YEARS(TODAY();[.C442];0)" office:value-type="float" office:value="0">
            <text:p>0</text:p>
          </table:table-cell>
          <table:table-cell office:value-type="string">
            <text:p>20110704 - 5.25% Bk Ned Gemeenten 04-07-11</text:p>
          </table:table-cell>
          <table:table-cell table:formula="of:=IF(OR([.G442]=&quot;Government&quot;;[.G442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17320817916695">
            <text:p>0.0017320817916695</text:p>
          </table:table-cell>
          <table:table-cell office:value-type="float" office:value="247868.5">
            <text:p>247868.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7-04">
            <text:p>2011-07-04</text:p>
          </table:table-cell>
          <table:table-cell table:formula="of:=IF(RIGHT([.E443];8)=&quot;Pro-rata&quot;;DATE(2011;10;15);[.B443])" office:value-type="date" office:date-value="2011-10-15">
            <text:p>2011-10-15</text:p>
          </table:table-cell>
          <table:table-cell table:style-name="ce5" table:formula="of:=ORG.OPENOFFICE.YEARS(TODAY();[.C443];0)" office:value-type="float" office:value="0">
            <text:p>0</text:p>
          </table:table-cell>
          <table:table-cell office:value-type="string">
            <text:p>20110704 - 5.25% Bk Ned Gemeenten 04-07-11 Pro-rata</text:p>
          </table:table-cell>
          <table:table-cell table:formula="of:=IF(OR([.G443]=&quot;Government&quot;;[.G443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249498391697843">
            <text:p>0.0000249498391697843</text:p>
          </table:table-cell>
          <table:table-cell office:value-type="float" office:value="3570.43139648437">
            <text:p>3570.43139648437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10-14">
            <text:p>2011-10-14</text:p>
          </table:table-cell>
          <table:table-cell table:formula="of:=IF(RIGHT([.E444];8)=&quot;Pro-rata&quot;;DATE(2011;10;15);[.B444])" office:value-type="date" office:date-value="2011-10-14">
            <text:p>2011-10-14</text:p>
          </table:table-cell>
          <table:table-cell table:style-name="ce5" table:formula="of:=ORG.OPENOFFICE.YEARS(TODAY();[.C444];0)" office:value-type="float" office:value="0">
            <text:p>0</text:p>
          </table:table-cell>
          <table:table-cell office:value-type="string">
            <text:p>20111014 - 3.5% Germany 14-10-11</text:p>
          </table:table-cell>
          <table:table-cell table:formula="of:=IF(OR([.G444]=&quot;Government&quot;;[.G444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169474471083402">
            <text:p>0.00169474471083402</text:p>
          </table:table-cell>
          <table:table-cell office:value-type="float" office:value="242525.4">
            <text:p>242525.4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10-14">
            <text:p>2011-10-14</text:p>
          </table:table-cell>
          <table:table-cell table:formula="of:=IF(RIGHT([.E445];8)=&quot;Pro-rata&quot;;DATE(2011;10;15);[.B445])" office:value-type="date" office:date-value="2011-10-15">
            <text:p>2011-10-15</text:p>
          </table:table-cell>
          <table:table-cell table:style-name="ce5" table:formula="of:=ORG.OPENOFFICE.YEARS(TODAY();[.C445];0)" office:value-type="float" office:value="0">
            <text:p>0</text:p>
          </table:table-cell>
          <table:table-cell office:value-type="string">
            <text:p>20111014 - 3.5% Germany 14-10-11 Pro-rata</text:p>
          </table:table-cell>
          <table:table-cell table:formula="of:=IF(OR([.G445]=&quot;Government&quot;;[.G445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00158137267773421">
            <text:p>0.000000158137267773421</text:p>
          </table:table-cell>
          <table:table-cell office:value-type="float" office:value="22.6301364898682">
            <text:p>22.6301364898682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2-04-13">
            <text:p>2012-04-13</text:p>
          </table:table-cell>
          <table:table-cell table:formula="of:=IF(RIGHT([.E446];8)=&quot;Pro-rata&quot;;DATE(2011;10;15);[.B446])" office:value-type="date" office:date-value="2012-04-13">
            <text:p>2012-04-13</text:p>
          </table:table-cell>
          <table:table-cell table:style-name="ce5" table:formula="of:=ORG.OPENOFFICE.YEARS(TODAY();[.C446];0)" office:value-type="float" office:value="1">
            <text:p>1</text:p>
          </table:table-cell>
          <table:table-cell office:value-type="string">
            <text:p>20120413 - 4% Germany 13-04-12</text:p>
          </table:table-cell>
          <table:table-cell table:formula="of:=IF(OR([.G446]=&quot;Government&quot;;[.G446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204398767716664">
            <text:p>0.00204398767716664</text:p>
          </table:table-cell>
          <table:table-cell office:value-type="float" office:value="292503.6">
            <text:p>292503.6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46]" office:value-type="date" office:date-value="2012-04-13">
            <text:p>2012-04-13</text:p>
          </table:table-cell>
          <table:table-cell table:formula="of:=IF(RIGHT([.E447];8)=&quot;Pro-rata&quot;;DATE(2011;10;15);[.B447])" office:value-type="date" office:date-value="2011-10-15">
            <text:p>2011-10-15</text:p>
          </table:table-cell>
          <table:table-cell table:style-name="ce5" table:formula="of:=ORG.OPENOFFICE.YEARS(TODAY();[.C447];0)" office:value-type="float" office:value="0">
            <text:p>0</text:p>
          </table:table-cell>
          <table:table-cell office:value-type="string">
            <text:p>20120413 - 4% Germany 13-04-12 Pro-rata</text:p>
          </table:table-cell>
          <table:table-cell table:formula="of:=IF(OR([.G447]=&quot;Government&quot;;[.G447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395266606727062">
            <text:p>0.0000395266606727062</text:p>
          </table:table-cell>
          <table:table-cell office:value-type="float" office:value="5656.4384765625">
            <text:p>5656.438476562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2-07-15">
            <text:p>2012-07-15</text:p>
          </table:table-cell>
          <table:table-cell table:formula="of:=IF(RIGHT([.E448];8)=&quot;Pro-rata&quot;;DATE(2011;10;15);[.B448])" office:value-type="date" office:date-value="2012-07-15">
            <text:p>2012-07-15</text:p>
          </table:table-cell>
          <table:table-cell table:style-name="ce5" table:formula="of:=ORG.OPENOFFICE.YEARS(TODAY();[.C448];0)" office:value-type="float" office:value="1">
            <text:p>1</text:p>
          </table:table-cell>
          <table:table-cell office:value-type="string">
            <text:p>20120715 - 5% Republic of Austria 15-07-12</text:p>
          </table:table-cell>
          <table:table-cell table:formula="of:=IF(OR([.G448]=&quot;Government&quot;;[.G448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17117905546475">
            <text:p>0.0017117905546475</text:p>
          </table:table-cell>
          <table:table-cell office:value-type="float" office:value="244964.735">
            <text:p>244964.735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48]" office:value-type="date" office:date-value="2012-07-15">
            <text:p>2012-07-15</text:p>
          </table:table-cell>
          <table:table-cell table:formula="of:=IF(RIGHT([.E449];8)=&quot;Pro-rata&quot;;DATE(2011;10;15);[.B449])" office:value-type="date" office:date-value="2011-10-15">
            <text:p>2011-10-15</text:p>
          </table:table-cell>
          <table:table-cell table:style-name="ce5" table:formula="of:=ORG.OPENOFFICE.YEARS(TODAY();[.C449];0)" office:value-type="float" office:value="0">
            <text:p>0</text:p>
          </table:table-cell>
          <table:table-cell office:value-type="string">
            <text:p>20120715 - 5% Republic of Austria 15-07-12 Pro-rata</text:p>
          </table:table-cell>
          <table:table-cell table:formula="of:=IF(OR([.G449]=&quot;Government&quot;;[.G449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201672879465106">
            <text:p>0.0000201672879465106</text:p>
          </table:table-cell>
          <table:table-cell office:value-type="float" office:value="2886.02734375">
            <text:p>2886.0273437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2-10-25">
            <text:p>2012-10-25</text:p>
          </table:table-cell>
          <table:table-cell table:formula="of:=IF(RIGHT([.E450];8)=&quot;Pro-rata&quot;;DATE(2011;10;15);[.B450])" office:value-type="date" office:date-value="2012-10-25">
            <text:p>2012-10-25</text:p>
          </table:table-cell>
          <table:table-cell table:style-name="ce5" table:formula="of:=ORG.OPENOFFICE.YEARS(TODAY();[.C450];0)" office:value-type="float" office:value="2">
            <text:p>2</text:p>
          </table:table-cell>
          <table:table-cell office:value-type="string">
            <text:p>20121025 - 4.75% France 25-10-12</text:p>
          </table:table-cell>
          <table:table-cell table:formula="of:=IF(OR([.G450]=&quot;Government&quot;;[.G450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437112977988874">
            <text:p>0.00437112977988874</text:p>
          </table:table-cell>
          <table:table-cell office:value-type="float" office:value="625527.84">
            <text:p>625527.84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50]" office:value-type="date" office:date-value="2012-10-25">
            <text:p>2012-10-25</text:p>
          </table:table-cell>
          <table:table-cell table:formula="of:=IF(RIGHT([.E451];8)=&quot;Pro-rata&quot;;DATE(2011;10;15);[.B451])" office:value-type="date" office:date-value="2011-10-15">
            <text:p>2011-10-15</text:p>
          </table:table-cell>
          <table:table-cell table:style-name="ce5" table:formula="of:=ORG.OPENOFFICE.YEARS(TODAY();[.C451];0)" office:value-type="float" office:value="0">
            <text:p>0</text:p>
          </table:table-cell>
          <table:table-cell office:value-type="string">
            <text:p>20121025 - 4.75% France 25-10-12 Pro-rata</text:p>
          </table:table-cell>
          <table:table-cell table:formula="of:=IF(OR([.G451]=&quot;Government&quot;;[.G451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187565197927467">
            <text:p>0.000187565197927467</text:p>
          </table:table-cell>
          <table:table-cell office:value-type="float" office:value="26841.40234375">
            <text:p>26841.4023437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4-01-04">
            <text:p>2014-01-04</text:p>
          </table:table-cell>
          <table:table-cell table:formula="of:=IF(RIGHT([.E452];8)=&quot;Pro-rata&quot;;DATE(2011;10;15);[.B452])" office:value-type="date" office:date-value="2014-01-04">
            <text:p>2014-01-04</text:p>
          </table:table-cell>
          <table:table-cell table:style-name="ce5" table:formula="of:=ORG.OPENOFFICE.YEARS(TODAY();[.C452];0)" office:value-type="float" office:value="3">
            <text:p>3</text:p>
          </table:table-cell>
          <table:table-cell office:value-type="string">
            <text:p>20140104 - 4.25% Germany 04-01-14</text:p>
          </table:table-cell>
          <table:table-cell table:formula="of:=IF(OR([.G452]=&quot;Government&quot;;[.G452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15541948600043">
            <text:p>0.0015541948600043</text:p>
          </table:table-cell>
          <table:table-cell office:value-type="float" office:value="222412.1">
            <text:p>222412.1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52]" office:value-type="date" office:date-value="2014-01-04">
            <text:p>2014-01-04</text:p>
          </table:table-cell>
          <table:table-cell table:formula="of:=IF(RIGHT([.E453];8)=&quot;Pro-rata&quot;;DATE(2011;10;15);[.B453])" office:value-type="date" office:date-value="2011-10-15">
            <text:p>2011-10-15</text:p>
          </table:table-cell>
          <table:table-cell table:style-name="ce5" table:formula="of:=ORG.OPENOFFICE.YEARS(TODAY();[.C453];0)" office:value-type="float" office:value="0">
            <text:p>0</text:p>
          </table:table-cell>
          <table:table-cell office:value-type="string">
            <text:p>20140104 - 4.25% Germany 04-01-14 Pro-rata</text:p>
          </table:table-cell>
          <table:table-cell table:formula="of:=IF(OR([.G453]=&quot;Government&quot;;[.G453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466780625732606">
            <text:p>0.0000466780625732606</text:p>
          </table:table-cell>
          <table:table-cell office:value-type="float" office:value="6679.83544921875">
            <text:p>6679.8354492187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5-01-04">
            <text:p>2015-01-04</text:p>
          </table:table-cell>
          <table:table-cell table:formula="of:=IF(RIGHT([.E454];8)=&quot;Pro-rata&quot;;DATE(2011;10;15);[.B454])" office:value-type="date" office:date-value="2015-01-04">
            <text:p>2015-01-04</text:p>
          </table:table-cell>
          <table:table-cell table:style-name="ce5" table:formula="of:=ORG.OPENOFFICE.YEARS(TODAY();[.C454];0)" office:value-type="float" office:value="4">
            <text:p>4</text:p>
          </table:table-cell>
          <table:table-cell office:value-type="string">
            <text:p>20150104 - 3.75% Germany 04-01-15</text:p>
          </table:table-cell>
          <table:table-cell table:formula="of:=IF(OR([.G454]=&quot;Government&quot;;[.G454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149999596186126">
            <text:p>0.00149999596186126</text:p>
          </table:table-cell>
          <table:table-cell office:value-type="float" office:value="214656">
            <text:p>214656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54]" office:value-type="date" office:date-value="2015-01-04">
            <text:p>2015-01-04</text:p>
          </table:table-cell>
          <table:table-cell table:formula="of:=IF(RIGHT([.E455];8)=&quot;Pro-rata&quot;;DATE(2011;10;15);[.B455])" office:value-type="date" office:date-value="2011-10-15">
            <text:p>2011-10-15</text:p>
          </table:table-cell>
          <table:table-cell table:style-name="ce5" table:formula="of:=ORG.OPENOFFICE.YEARS(TODAY();[.C455];0)" office:value-type="float" office:value="0">
            <text:p>0</text:p>
          </table:table-cell>
          <table:table-cell office:value-type="string">
            <text:p>20150104 - 3.75% Germany 04-01-15 Pro-rata</text:p>
          </table:table-cell>
          <table:table-cell table:formula="of:=IF(OR([.G455]=&quot;Government&quot;;[.G455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397592746899447">
            <text:p>0.0000397592746899447</text:p>
          </table:table-cell>
          <table:table-cell office:value-type="float" office:value="5689.7265625">
            <text:p>5689.726562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5-04-25">
            <text:p>2015-04-25</text:p>
          </table:table-cell>
          <table:table-cell table:formula="of:=IF(RIGHT([.E456];8)=&quot;Pro-rata&quot;;DATE(2011;10;15);[.B456])" office:value-type="date" office:date-value="2015-04-25">
            <text:p>2015-04-25</text:p>
          </table:table-cell>
          <table:table-cell table:style-name="ce5" table:formula="of:=ORG.OPENOFFICE.YEARS(TODAY();[.C456];0)" office:value-type="float" office:value="4">
            <text:p>4</text:p>
          </table:table-cell>
          <table:table-cell office:value-type="string">
            <text:p>20150425 - 3.5% France 25-04-15</text:p>
          </table:table-cell>
          <table:table-cell table:formula="of:=IF(OR([.G456]=&quot;Government&quot;;[.G456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797971353570436">
            <text:p>0.00797971353570436</text:p>
          </table:table-cell>
          <table:table-cell office:value-type="float" office:value="1141932">
            <text:p>1141932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56]" office:value-type="date" office:date-value="2015-04-25">
            <text:p>2015-04-25</text:p>
          </table:table-cell>
          <table:table-cell table:formula="of:=IF(RIGHT([.E457];8)=&quot;Pro-rata&quot;;DATE(2011;10;15);[.B457])" office:value-type="date" office:date-value="2011-10-15">
            <text:p>2011-10-15</text:p>
          </table:table-cell>
          <table:table-cell table:style-name="ce5" table:formula="of:=ORG.OPENOFFICE.YEARS(TODAY();[.C457];0)" office:value-type="float" office:value="0">
            <text:p>0</text:p>
          </table:table-cell>
          <table:table-cell office:value-type="string">
            <text:p>20150425 - 3.5% France 25-04-15 Pro-rata</text:p>
          </table:table-cell>
          <table:table-cell table:formula="of:=IF(OR([.G457]=&quot;Government&quot;;[.G457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122298401054558">
            <text:p>0.000122298401054558</text:p>
          </table:table-cell>
          <table:table-cell office:value-type="float" office:value="17501.4375">
            <text:p>17501.437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3-07">
            <text:p>2011-03-07</text:p>
          </table:table-cell>
          <table:table-cell table:formula="of:=IF(RIGHT([.E458];8)=&quot;Pro-rata&quot;;DATE(2011;10;15);[.B458])" office:value-type="date" office:date-value="2011-03-07">
            <text:p>2011-03-07</text:p>
          </table:table-cell>
          <table:table-cell table:style-name="ce5" table:formula="of:=ORG.OPENOFFICE.YEARS(TODAY();[.C458];0)" office:value-type="float" office:value="0">
            <text:p>0</text:p>
          </table:table-cell>
          <table:table-cell office:value-type="string">
            <text:p>20110307 - 4.25% UK 07-03-11</text:p>
          </table:table-cell>
          <table:table-cell table:formula="of:=IF(OR([.G458]=&quot;Government&quot;;[.G458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GBP</text:p>
          </table:table-cell>
          <table:table-cell office:value-type="float" office:value="0.00114719237790785">
            <text:p>0.00114719237790785</text:p>
          </table:table-cell>
          <table:table-cell office:value-type="float" office:value="164168.260004265">
            <text:p>164168.260004265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3-07">
            <text:p>2011-03-07</text:p>
          </table:table-cell>
          <table:table-cell table:formula="of:=IF(RIGHT([.E459];8)=&quot;Pro-rata&quot;;DATE(2011;10;15);[.B459])" office:value-type="date" office:date-value="2011-10-15">
            <text:p>2011-10-15</text:p>
          </table:table-cell>
          <table:table-cell table:style-name="ce5" table:formula="of:=ORG.OPENOFFICE.YEARS(TODAY();[.C459];0)" office:value-type="float" office:value="0">
            <text:p>0</text:p>
          </table:table-cell>
          <table:table-cell office:value-type="string">
            <text:p>20110307 - 4.25% UK 07-03-11 Pro-rata</text:p>
          </table:table-cell>
          <table:table-cell table:formula="of:=IF(OR([.G459]=&quot;Government&quot;;[.G459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GBP</text:p>
          </table:table-cell>
          <table:table-cell office:value-type="float" office:value="0.0000292158990856723">
            <text:p>0.0000292158990856723</text:p>
          </table:table-cell>
          <table:table-cell office:value-type="float" office:value="4180.92327818822">
            <text:p>4180.92327818822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2-03-07">
            <text:p>2012-03-07</text:p>
          </table:table-cell>
          <table:table-cell table:formula="of:=IF(RIGHT([.E460];8)=&quot;Pro-rata&quot;;DATE(2011;10;15);[.B460])" office:value-type="date" office:date-value="2012-03-07">
            <text:p>2012-03-07</text:p>
          </table:table-cell>
          <table:table-cell table:style-name="ce5" table:formula="of:=ORG.OPENOFFICE.YEARS(TODAY();[.C460];0)" office:value-type="float" office:value="1">
            <text:p>1</text:p>
          </table:table-cell>
          <table:table-cell office:value-type="string">
            <text:p>20120307 - 5% UK 07-03-12</text:p>
          </table:table-cell>
          <table:table-cell table:formula="of:=IF(OR([.G460]=&quot;Government&quot;;[.G460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GBP</text:p>
          </table:table-cell>
          <table:table-cell office:value-type="float" office:value="0.00278583646258714">
            <text:p>0.00278583646258714</text:p>
          </table:table-cell>
          <table:table-cell office:value-type="float" office:value="398665.414386239">
            <text:p>398665.414386239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60]" office:value-type="date" office:date-value="2012-03-07">
            <text:p>2012-03-07</text:p>
          </table:table-cell>
          <table:table-cell table:formula="of:=IF(RIGHT([.E461];8)=&quot;Pro-rata&quot;;DATE(2011;10;15);[.B461])" office:value-type="date" office:date-value="2011-10-15">
            <text:p>2011-10-15</text:p>
          </table:table-cell>
          <table:table-cell table:style-name="ce5" table:formula="of:=ORG.OPENOFFICE.YEARS(TODAY();[.C461];0)" office:value-type="float" office:value="0">
            <text:p>0</text:p>
          </table:table-cell>
          <table:table-cell office:value-type="string">
            <text:p>20120307 - 5% UK 07-03-12 Pro-rata</text:p>
          </table:table-cell>
          <table:table-cell table:formula="of:=IF(OR([.G461]=&quot;Government&quot;;[.G461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GBP</text:p>
          </table:table-cell>
          <table:table-cell office:value-type="float" office:value="0.0000798777660778181">
            <text:p>0.0000798777660778181</text:p>
          </table:table-cell>
          <table:table-cell office:value-type="float" office:value="11430.8586097287">
            <text:p>11430.8586097287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3-03-07">
            <text:p>2013-03-07</text:p>
          </table:table-cell>
          <table:table-cell table:formula="of:=IF(RIGHT([.E462];8)=&quot;Pro-rata&quot;;DATE(2011;10;15);[.B462])" office:value-type="date" office:date-value="2013-03-07">
            <text:p>2013-03-07</text:p>
          </table:table-cell>
          <table:table-cell table:style-name="ce5" table:formula="of:=ORG.OPENOFFICE.YEARS(TODAY();[.C462];0)" office:value-type="float" office:value="2">
            <text:p>2</text:p>
          </table:table-cell>
          <table:table-cell office:value-type="string">
            <text:p>20130307 - 2.875% EIB 07-03-13</text:p>
          </table:table-cell>
          <table:table-cell table:formula="of:=IF(OR([.G462]=&quot;Government&quot;;[.G462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Supranational organization</text:p>
          </table:table-cell>
          <table:table-cell office:value-type="string">
            <text:p>GBP</text:p>
          </table:table-cell>
          <table:table-cell office:value-type="float" office:value="0.0021441370982279">
            <text:p>0.0021441370982279</text:p>
          </table:table-cell>
          <table:table-cell office:value-type="float" office:value="306835.421334139">
            <text:p>306835.421334139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62]" office:value-type="date" office:date-value="2013-03-07">
            <text:p>2013-03-07</text:p>
          </table:table-cell>
          <table:table-cell table:formula="of:=IF(RIGHT([.E463];8)=&quot;Pro-rata&quot;;DATE(2011;10;15);[.B463])" office:value-type="date" office:date-value="2011-10-15">
            <text:p>2011-10-15</text:p>
          </table:table-cell>
          <table:table-cell table:style-name="ce5" table:formula="of:=ORG.OPENOFFICE.YEARS(TODAY();[.C463];0)" office:value-type="float" office:value="0">
            <text:p>0</text:p>
          </table:table-cell>
          <table:table-cell office:value-type="string">
            <text:p>20130307 - 2.875% EIB 07-03-13 Pro-rata</text:p>
          </table:table-cell>
          <table:table-cell table:formula="of:=IF(OR([.G463]=&quot;Government&quot;;[.G463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Supranational organization</text:p>
          </table:table-cell>
          <table:table-cell office:value-type="string">
            <text:p>GBP</text:p>
          </table:table-cell>
          <table:table-cell office:value-type="float" office:value="0.0000360478691778038">
            <text:p>0.0000360478691778038</text:p>
          </table:table-cell>
          <table:table-cell office:value-type="float" office:value="5158.60815827073">
            <text:p>5158.60815827073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2-12-14">
            <text:p>2012-12-14</text:p>
          </table:table-cell>
          <table:table-cell table:formula="of:=IF(RIGHT([.E464];8)=&quot;Pro-rata&quot;;DATE(2011;10;15);[.B464])" office:value-type="date" office:date-value="2012-12-14">
            <text:p>2012-12-14</text:p>
          </table:table-cell>
          <table:table-cell table:style-name="ce5" table:formula="of:=ORG.OPENOFFICE.YEARS(TODAY();[.C464];0)" office:value-type="float" office:value="2">
            <text:p>2</text:p>
          </table:table-cell>
          <table:table-cell office:value-type="string">
            <text:p>20121214 - 6% IBRD 14-12-12</text:p>
          </table:table-cell>
          <table:table-cell table:formula="of:=IF(OR([.G464]=&quot;Government&quot;;[.G464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Supranational organization</text:p>
          </table:table-cell>
          <table:table-cell office:value-type="string">
            <text:p>MXN</text:p>
          </table:table-cell>
          <table:table-cell office:value-type="float" office:value="0.00102955164041343">
            <text:p>0.00102955164041343</text:p>
          </table:table-cell>
          <table:table-cell office:value-type="float" office:value="147333.354584741">
            <text:p>147333.354584741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64]" office:value-type="date" office:date-value="2012-12-14">
            <text:p>2012-12-14</text:p>
          </table:table-cell>
          <table:table-cell table:formula="of:=IF(RIGHT([.E465];8)=&quot;Pro-rata&quot;;DATE(2011;10;15);[.B465])" office:value-type="date" office:date-value="2011-10-15">
            <text:p>2011-10-15</text:p>
          </table:table-cell>
          <table:table-cell table:style-name="ce5" table:formula="of:=ORG.OPENOFFICE.YEARS(TODAY();[.C465];0)" office:value-type="float" office:value="0">
            <text:p>0</text:p>
          </table:table-cell>
          <table:table-cell office:value-type="string">
            <text:p>20121214 - 6% IBRD 14-12-12 Pro-rata</text:p>
          </table:table-cell>
          <table:table-cell table:formula="of:=IF(OR([.G465]=&quot;Government&quot;;[.G465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Supranational organization</text:p>
          </table:table-cell>
          <table:table-cell office:value-type="string">
            <text:p>MXN</text:p>
          </table:table-cell>
          <table:table-cell office:value-type="float" office:value="0.0000501248958302707">
            <text:p>0.0000501248958302707</text:p>
          </table:table-cell>
          <table:table-cell office:value-type="float" office:value="7173.09240352326">
            <text:p>7173.09240352326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3-01-18">
            <text:p>2013-01-18</text:p>
          </table:table-cell>
          <table:table-cell table:formula="of:=IF(RIGHT([.E466];8)=&quot;Pro-rata&quot;;DATE(2011;10;15);[.B466])" office:value-type="date" office:date-value="2013-01-18">
            <text:p>2013-01-18</text:p>
          </table:table-cell>
          <table:table-cell table:style-name="ce5" table:formula="of:=ORG.OPENOFFICE.YEARS(TODAY();[.C466];0)" office:value-type="float" office:value="2">
            <text:p>2</text:p>
          </table:table-cell>
          <table:table-cell office:value-type="string">
            <text:p>20130118 - 3.375% KFW 18-01-13</text:p>
          </table:table-cell>
          <table:table-cell table:formula="of:=IF(OR([.G466]=&quot;Government&quot;;[.G466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Supranational organization</text:p>
          </table:table-cell>
          <table:table-cell office:value-type="string">
            <text:p>NOK</text:p>
          </table:table-cell>
          <table:table-cell office:value-type="float" office:value="0.000439591428199622">
            <text:p>0.000439591428199622</text:p>
          </table:table-cell>
          <table:table-cell office:value-type="float" office:value="62907.4610937824">
            <text:p>62907.4610937824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66]" office:value-type="date" office:date-value="2013-01-18">
            <text:p>2013-01-18</text:p>
          </table:table-cell>
          <table:table-cell table:formula="of:=IF(RIGHT([.E467];8)=&quot;Pro-rata&quot;;DATE(2011;10;15);[.B467])" office:value-type="date" office:date-value="2011-10-15">
            <text:p>2011-10-15</text:p>
          </table:table-cell>
          <table:table-cell table:style-name="ce5" table:formula="of:=ORG.OPENOFFICE.YEARS(TODAY();[.C467];0)" office:value-type="float" office:value="0">
            <text:p>0</text:p>
          </table:table-cell>
          <table:table-cell office:value-type="string">
            <text:p>20130118 - 3.375% KFW 18-01-13 Pro-rata</text:p>
          </table:table-cell>
          <table:table-cell table:formula="of:=IF(OR([.G467]=&quot;Government&quot;;[.G467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Supranational organization</text:p>
          </table:table-cell>
          <table:table-cell office:value-type="string">
            <text:p>NOK</text:p>
          </table:table-cell>
          <table:table-cell office:value-type="float" office:value="0.0000108174625807332">
            <text:p>0.0000108174625807332</text:p>
          </table:table-cell>
          <table:table-cell office:value-type="float" office:value="1548.02633258331">
            <text:p>1548.02633258331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3-02-08">
            <text:p>2013-02-08</text:p>
          </table:table-cell>
          <table:table-cell table:formula="of:=IF(RIGHT([.E468];8)=&quot;Pro-rata&quot;;DATE(2011;10;15);[.B468])" office:value-type="date" office:date-value="2013-02-08">
            <text:p>2013-02-08</text:p>
          </table:table-cell>
          <table:table-cell table:style-name="ce5" table:formula="of:=ORG.OPENOFFICE.YEARS(TODAY();[.C468];0)" office:value-type="float" office:value="2">
            <text:p>2</text:p>
          </table:table-cell>
          <table:table-cell office:value-type="string">
            <text:p>20130208 - 5% EIB 08-02-13</text:p>
          </table:table-cell>
          <table:table-cell table:formula="of:=IF(OR([.G468]=&quot;Government&quot;;[.G468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Supranational organization</text:p>
          </table:table-cell>
          <table:table-cell office:value-type="string">
            <text:p>NZD</text:p>
          </table:table-cell>
          <table:table-cell office:value-type="float" office:value="0.00123531254860613">
            <text:p>0.00123531254860613</text:p>
          </table:table-cell>
          <table:table-cell office:value-type="float" office:value="176778.642860189">
            <text:p>176778.642860189</text:p>
          </table:table-cell>
        </table:table-row>
        <table:table-row table:style-name="ro2">
          <table:table-cell office:value-type="string">
            <text:p>AAA</text:p>
          </table:table-cell>
          <table:table-cell table:formula="of:=[.B468]" office:value-type="date" office:date-value="2013-02-08">
            <text:p>2013-02-08</text:p>
          </table:table-cell>
          <table:table-cell table:formula="of:=IF(RIGHT([.E469];8)=&quot;Pro-rata&quot;;DATE(2011;10;15);[.B469])" office:value-type="date" office:date-value="2011-10-15">
            <text:p>2011-10-15</text:p>
          </table:table-cell>
          <table:table-cell table:style-name="ce5" table:formula="of:=ORG.OPENOFFICE.YEARS(TODAY();[.C469];0)" office:value-type="float" office:value="0">
            <text:p>0</text:p>
          </table:table-cell>
          <table:table-cell office:value-type="string">
            <text:p>20130208 - 5% EIB 08-02-13 Pro-rata</text:p>
          </table:table-cell>
          <table:table-cell table:formula="of:=IF(OR([.G469]=&quot;Government&quot;;[.G469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Supranational organization</text:p>
          </table:table-cell>
          <table:table-cell office:value-type="string">
            <text:p>NZD</text:p>
          </table:table-cell>
          <table:table-cell office:value-type="float" office:value="0.0000413138371443444">
            <text:p>0.0000413138371443444</text:p>
          </table:table-cell>
          <table:table-cell office:value-type="float" office:value="5912.19126686998">
            <text:p>5912.19126686998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3-03">
            <text:p>2011-03-03</text:p>
          </table:table-cell>
          <table:table-cell table:formula="of:=IF(RIGHT([.E470];8)=&quot;Pro-rata&quot;;DATE(2011;10;15);[.B470])" office:value-type="date" office:date-value="2011-03-03">
            <text:p>2011-03-03</text:p>
          </table:table-cell>
          <table:table-cell table:style-name="ce5" table:formula="of:=ORG.OPENOFFICE.YEARS(TODAY();[.C470];0)" office:value-type="float" office:value="0">
            <text:p>0</text:p>
          </table:table-cell>
          <table:table-cell office:value-type="string">
            <text:p>20110303 - 14.5% KFW 03-03-11</text:p>
          </table:table-cell>
          <table:table-cell table:formula="of:=IF(OR([.G470]=&quot;Government&quot;;[.G470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TRY</text:p>
          </table:table-cell>
          <table:table-cell office:value-type="float" office:value="0.000938917803411933">
            <text:p>0.000938917803411933</text:p>
          </table:table-cell>
          <table:table-cell office:value-type="float" office:value="134363.255057771">
            <text:p>134363.255057771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date" office:date-value="2011-03-03">
            <text:p>2011-03-03</text:p>
          </table:table-cell>
          <table:table-cell table:formula="of:=IF(RIGHT([.E471];8)=&quot;Pro-rata&quot;;DATE(2011;10;15);[.B471])" office:value-type="date" office:date-value="2011-10-15">
            <text:p>2011-10-15</text:p>
          </table:table-cell>
          <table:table-cell table:style-name="ce5" table:formula="of:=ORG.OPENOFFICE.YEARS(TODAY();[.C471];0)" office:value-type="float" office:value="0">
            <text:p>0</text:p>
          </table:table-cell>
          <table:table-cell office:value-type="string">
            <text:p>20110303 - 14.5% KFW 03-03-11 Pro-rata</text:p>
          </table:table-cell>
          <table:table-cell table:formula="of:=IF(OR([.G471]=&quot;Government&quot;;[.G471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TRY</text:p>
          </table:table-cell>
          <table:table-cell office:value-type="float" office:value="0.0000823685639254724">
            <text:p>0.0000823685639254724</text:p>
          </table:table-cell>
          <table:table-cell office:value-type="float" office:value="11787.3027044999">
            <text:p>11787.3027044999</text:p>
          </table:table-cell>
        </table:table-row>
        <table:table-row table:style-name="ro2">
          <table:table-cell office:value-type="string">
            <text:p>BBB</text:p>
          </table:table-cell>
          <table:table-cell office:value-type="date" office:date-value="2012-06-14">
            <text:p>2012-06-14</text:p>
          </table:table-cell>
          <table:table-cell table:formula="of:=IF(RIGHT([.E472];8)=&quot;Pro-rata&quot;;DATE(2011;10;15);[.B472])" office:value-type="date" office:date-value="2012-06-14">
            <text:p>2012-06-14</text:p>
          </table:table-cell>
          <table:table-cell table:style-name="ce5" table:formula="of:=ORG.OPENOFFICE.YEARS(TODAY();[.C472];0)" office:value-type="float" office:value="1">
            <text:p>1</text:p>
          </table:table-cell>
          <table:table-cell office:value-type="string">
            <text:p>20120614 - 3% Mexico 14-06-12</text:p>
          </table:table-cell>
          <table:table-cell table:formula="of:=IF(OR([.G472]=&quot;Government&quot;;[.G472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CHF</text:p>
          </table:table-cell>
          <table:table-cell office:value-type="float" office:value="0.000531161613726353">
            <text:p>0.000531161613726353</text:p>
          </table:table-cell>
          <table:table-cell office:value-type="float" office:value="76011.5562008357">
            <text:p>76011.5562008357</text:p>
          </table:table-cell>
        </table:table-row>
        <table:table-row table:style-name="ro2">
          <table:table-cell office:value-type="string">
            <text:p>BBB</text:p>
          </table:table-cell>
          <table:table-cell table:formula="of:=[.B472]" office:value-type="date" office:date-value="2012-06-14">
            <text:p>2012-06-14</text:p>
          </table:table-cell>
          <table:table-cell table:formula="of:=IF(RIGHT([.E473];8)=&quot;Pro-rata&quot;;DATE(2011;10;15);[.B473])" office:value-type="date" office:date-value="2011-10-15">
            <text:p>2011-10-15</text:p>
          </table:table-cell>
          <table:table-cell table:style-name="ce5" table:formula="of:=ORG.OPENOFFICE.YEARS(TODAY();[.C473];0)" office:value-type="float" office:value="0">
            <text:p>0</text:p>
          </table:table-cell>
          <table:table-cell office:value-type="string">
            <text:p>20120614 - 3% Mexico 14-06-12 Pro-rata</text:p>
          </table:table-cell>
          <table:table-cell table:formula="of:=IF(OR([.G473]=&quot;Government&quot;;[.G473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CHF</text:p>
          </table:table-cell>
          <table:table-cell office:value-type="float" office:value="0.00000525086225196956">
            <text:p>0.00000525086225196956</text:p>
          </table:table-cell>
          <table:table-cell office:value-type="float" office:value="751.4214146018">
            <text:p>751.4214146018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3-12-04">
            <text:p>2013-12-04</text:p>
          </table:table-cell>
          <table:table-cell table:formula="of:=IF(RIGHT([.E474];8)=&quot;Pro-rata&quot;;DATE(2011;10;15);[.B474])" office:value-type="date" office:date-value="2013-12-04">
            <text:p>2013-12-04</text:p>
          </table:table-cell>
          <table:table-cell table:style-name="ce5" table:formula="of:=ORG.OPENOFFICE.YEARS(TODAY();[.C474];0)" office:value-type="float" office:value="3">
            <text:p>3</text:p>
          </table:table-cell>
          <table:table-cell office:value-type="string">
            <text:p>20131204 - 3.75% Luxembourg 04-12-13</text:p>
          </table:table-cell>
          <table:table-cell table:formula="of:=IF(OR([.G474]=&quot;Government&quot;;[.G474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299839868114228">
            <text:p>0.0299839868114228</text:p>
          </table:table-cell>
          <table:table-cell office:value-type="float" office:value="4290840">
            <text:p>4290840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474]" office:value-type="date" office:date-value="2013-12-04">
            <text:p>2013-12-04</text:p>
          </table:table-cell>
          <table:table-cell table:formula="of:=IF(RIGHT([.E475];8)=&quot;Pro-rata&quot;;DATE(2011;10;15);[.B475])" office:value-type="date" office:date-value="2011-10-15">
            <text:p>2011-10-15</text:p>
          </table:table-cell>
          <table:table-cell table:style-name="ce5" table:formula="of:=ORG.OPENOFFICE.YEARS(TODAY();[.C475];0)" office:value-type="float" office:value="0">
            <text:p>0</text:p>
          </table:table-cell>
          <table:table-cell office:value-type="string">
            <text:p>20131204 - 3.75% Luxembourg 04-12-13 Pro-rata</text:p>
          </table:table-cell>
          <table:table-cell table:formula="of:=IF(OR([.G475]=&quot;Government&quot;;[.G475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90459879661362">
            <text:p>0.00090459879661362</text:p>
          </table:table-cell>
          <table:table-cell office:value-type="float" office:value="129452.0546875">
            <text:p>129452.0546875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date" office:date-value="2012-11-15">
            <text:p>2012-11-15</text:p>
          </table:table-cell>
          <table:table-cell table:formula="of:=IF(RIGHT([.E476];8)=&quot;Pro-rata&quot;;DATE(2011;10;15);[.B476])" office:value-type="date" office:date-value="2012-11-15">
            <text:p>2012-11-15</text:p>
          </table:table-cell>
          <table:table-cell table:style-name="ce5" table:formula="of:=ORG.OPENOFFICE.YEARS(TODAY();[.C476];0)" office:value-type="float" office:value="2">
            <text:p>2</text:p>
          </table:table-cell>
          <table:table-cell office:value-type="string">
            <text:p>20121115 - 4% USA Treasury 15-11-12</text:p>
          </table:table-cell>
          <table:table-cell table:formula="of:=IF(OR([.G476]=&quot;Government&quot;;[.G476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USD</text:p>
          </table:table-cell>
          <table:table-cell office:value-type="float" office:value="0.000995437622965838">
            <text:p>0.000995437622965838</text:p>
          </table:table-cell>
          <table:table-cell office:value-type="float" office:value="142451.489089488">
            <text:p>142451.489089488</text:p>
          </table:table-cell>
        </table:table-row>
        <table:table-row table:style-name="ro2">
          <table:table-cell office:value-type="string">
            <text:p>blank</text:p>
          </table:table-cell>
          <table:table-cell table:formula="of:=[.B476]" office:value-type="date" office:date-value="2012-11-15">
            <text:p>2012-11-15</text:p>
          </table:table-cell>
          <table:table-cell table:formula="of:=IF(RIGHT([.E477];8)=&quot;Pro-rata&quot;;DATE(2011;10;15);[.B477])" office:value-type="date" office:date-value="2011-10-15">
            <text:p>2011-10-15</text:p>
          </table:table-cell>
          <table:table-cell table:style-name="ce5" table:formula="of:=ORG.OPENOFFICE.YEARS(TODAY();[.C477];0)" office:value-type="float" office:value="0">
            <text:p>0</text:p>
          </table:table-cell>
          <table:table-cell office:value-type="string">
            <text:p>20121115 - 4% USA Treasury 15-11-12 Pro-rata</text:p>
          </table:table-cell>
          <table:table-cell table:formula="of:=IF(OR([.G477]=&quot;Government&quot;;[.G477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USD</text:p>
          </table:table-cell>
          <table:table-cell office:value-type="float" office:value="0.0000338150747855272">
            <text:p>0.0000338150747855272</text:p>
          </table:table-cell>
          <table:table-cell office:value-type="float" office:value="4839.0854893738">
            <text:p>4839.0854893738</text:p>
          </table:table-cell>
        </table:table-row>
        <table:table-row table:style-name="ro2">
          <table:table-cell office:value-type="string">
            <text:p>NR</text:p>
          </table:table-cell>
          <table:table-cell office:value-type="date" office:date-value="2014-07-15">
            <text:p>2014-07-15</text:p>
          </table:table-cell>
          <table:table-cell table:formula="of:=IF(RIGHT([.E478];8)=&quot;Pro-rata&quot;;DATE(2011;10;15);[.B478])" office:value-type="date" office:date-value="2014-07-15">
            <text:p>2014-07-15</text:p>
          </table:table-cell>
          <table:table-cell table:style-name="ce5" table:formula="of:=ORG.OPENOFFICE.YEARS(TODAY();[.C478];0)" office:value-type="float" office:value="3">
            <text:p>3</text:p>
          </table:table-cell>
          <table:table-cell office:value-type="string">
            <text:p>20140715 - 3.75% Netherlands 15-07-14</text:p>
          </table:table-cell>
          <table:table-cell table:formula="of:=IF(OR([.G478]=&quot;Government&quot;;[.G478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48002679917794">
            <text:p>0.0048002679917794</text:p>
          </table:table-cell>
          <table:table-cell office:value-type="float" office:value="686939.4">
            <text:p>686939.4</text:p>
          </table:table-cell>
        </table:table-row>
        <table:table-row table:style-name="ro2">
          <table:table-cell office:value-type="string">
            <text:p>NR</text:p>
          </table:table-cell>
          <table:table-cell table:formula="of:=[.B478]" office:value-type="date" office:date-value="2014-07-15">
            <text:p>2014-07-15</text:p>
          </table:table-cell>
          <table:table-cell table:formula="of:=IF(RIGHT([.E479];8)=&quot;Pro-rata&quot;;DATE(2011;10;15);[.B479])" office:value-type="date" office:date-value="2011-10-15">
            <text:p>2011-10-15</text:p>
          </table:table-cell>
          <table:table-cell table:style-name="ce5" table:formula="of:=ORG.OPENOFFICE.YEARS(TODAY();[.C479];0)" office:value-type="float" office:value="0">
            <text:p>0</text:p>
          </table:table-cell>
          <table:table-cell office:value-type="string">
            <text:p>20140715 - 3.75% Netherlands 15-07-14 Pro-rata</text:p>
          </table:table-cell>
          <table:table-cell table:formula="of:=IF(OR([.G479]=&quot;Government&quot;;[.G479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416115440709999">
            <text:p>0.0000416115440709999</text:p>
          </table:table-cell>
          <table:table-cell office:value-type="float" office:value="5954.79443359375">
            <text:p>5954.79443359375</text:p>
          </table:table-cell>
        </table:table-row>
        <table:table-row table:style-name="ro2">
          <table:table-cell office:value-type="string">
            <text:p>NR</text:p>
          </table:table-cell>
          <table:table-cell office:value-type="date" office:date-value="2016-07-15">
            <text:p>2016-07-15</text:p>
          </table:table-cell>
          <table:table-cell table:formula="of:=IF(RIGHT([.E480];8)=&quot;Pro-rata&quot;;DATE(2011;10;15);[.B480])" office:value-type="date" office:date-value="2016-07-15">
            <text:p>2016-07-15</text:p>
          </table:table-cell>
          <table:table-cell table:style-name="ce5" table:formula="of:=ORG.OPENOFFICE.YEARS(TODAY();[.C480];0)" office:value-type="float" office:value="5">
            <text:p>5</text:p>
          </table:table-cell>
          <table:table-cell office:value-type="string">
            <text:p>20160715 - 4% Netherlands 15-07-16</text:p>
          </table:table-cell>
          <table:table-cell table:formula="of:=IF(OR([.G480]=&quot;Government&quot;;[.G480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185309771979579">
            <text:p>0.00185309771979579</text:p>
          </table:table-cell>
          <table:table-cell office:value-type="float" office:value="265186.41">
            <text:p>265186.41</text:p>
          </table:table-cell>
        </table:table-row>
        <table:table-row table:style-name="ro2">
          <table:table-cell office:value-type="string">
            <text:p>NR</text:p>
          </table:table-cell>
          <table:table-cell table:formula="of:=[.B480]" office:value-type="date" office:date-value="2016-07-15">
            <text:p>2016-07-15</text:p>
          </table:table-cell>
          <table:table-cell table:formula="of:=IF(RIGHT([.E481];8)=&quot;Pro-rata&quot;;DATE(2011;10;15);[.B481])" office:value-type="date" office:date-value="2011-10-15">
            <text:p>2011-10-15</text:p>
          </table:table-cell>
          <table:table-cell table:style-name="ce5" table:formula="of:=ORG.OPENOFFICE.YEARS(TODAY();[.C481];0)" office:value-type="float" office:value="0">
            <text:p>0</text:p>
          </table:table-cell>
          <table:table-cell office:value-type="string">
            <text:p>20160715 - 4% Netherlands 15-07-16 Pro-rata</text:p>
          </table:table-cell>
          <table:table-cell table:formula="of:=IF(OR([.G481]=&quot;Government&quot;;[.G481]=&quot;Supranational organization&quot;);&quot;Government&quot;;&quot;corporate&quot;)" office:value-type="string" office:string-value="Government">
            <text:p>Government</text:p>
          </table:table-cell>
          <table:table-cell office:value-type="string">
            <text:p>Government</text:p>
          </table:table-cell>
          <table:table-cell office:value-type="string">
            <text:p>EUR</text:p>
          </table:table-cell>
          <table:table-cell office:value-type="float" office:value="0.0000166974582086294">
            <text:p>0.0000166974582086294</text:p>
          </table:table-cell>
          <table:table-cell office:value-type="float" office:value="2389.4794921875">
            <text:p>2389.4794921875</text:p>
          </table:table-cell>
        </table:table-row>
        <table:table-row table:style-name="ro2" table:number-rows-repeated="1048094">
          <table:table-cell table:number-columns-repeated="10"/>
        </table:table-row>
        <table:table-row table:style-name="ro2">
          <table:table-cell table:number-columns-repeated="10"/>
        </table:table-row>
      </table:table>
      <table:database-ranges>
        <table:database-range table:target-range-address="FI.A1:FI.J481">
          <table:sort>
            <table:sort-by table:field-number="5" table:data-type="automatic"/>
            <table:sort-by table:field-number="0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fr" number:country="CH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14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46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46P0"/>
    </number:currency-style>
    <number:percentage-style style:name="N147">
      <number:number number:decimal-places="1" number:min-integer-digits="1"/>
      <number:text>%</number:text>
    </number:percentage-style>
    <number:percentage-style style:name="N148">
      <number:number number:decimal-places="14" number:min-integer-digits="1"/>
      <number:text>%</number:text>
    </number:percentage-style>
    <number:number-style style:name="N149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currency-style style:name="N5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3P0"/>
    </number:currency-style>
    <number:currency-style style:name="N5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4P0"/>
    </number:currency-style>
    <number:currency-style style:name="N5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5P0"/>
    </number:currency-style>
    <number:currency-style style:name="N5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6P0"/>
    </number:currency-style>
    <number:number-style style:name="N5157P0" style:volatile="true" number:language="en" number:country="US">
      <number:number number:decimal-places="0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7P0"/>
    </number:number-style>
    <number:number-style style:name="N5158P0" style:volatile="true" number:language="en" number:country="US">
      <number:number number:decimal-places="0" number:min-integer-digits="1" number:grouping="true"/>
      <number:text> </number:text>
    </number:number-style>
    <number:number-style style:name="N5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8P0"/>
    </number:number-style>
    <number:number-style style:name="N5159P0" style:volatile="true" number:language="en" number:country="US">
      <number:number number:decimal-places="2" number:min-integer-digits="1" number:grouping="true"/>
      <number:text> </number:text>
    </number:number-style>
    <number:number-style style:name="N5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9P0"/>
    </number:number-style>
    <number:number-style style:name="N5160P0" style:volatile="true" number:language="en" number:country="US">
      <number:number number:decimal-places="2" number:min-integer-digits="1" number:grouping="true"/>
      <number:text> </number:text>
    </number:number-style>
    <number:number-style style:name="N5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60P0"/>
    </number:number-style>
    <number:number-style style:name="N5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61P2" style:volatile="true" number:language="en" number:country="US">
      <number:text> - </number:text>
    </number:number-style>
    <number:text-style style:name="N5161" number:language="en" number:country="US">
      <number:text> </number:text>
      <number:text-content/>
      <number:text> </number:text>
      <style:map style:condition="value()&gt;0" style:apply-style-name="N5161P0"/>
      <style:map style:condition="value()&lt;0" style:apply-style-name="N5161P1"/>
      <style:map style:condition="value()=0" style:apply-style-name="N5161P2"/>
    </number:text-style>
    <number:currency-style style:name="N5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62P2" style:volatile="true" number:language="en" number:country="US">
      <number:text> </number:text>
      <number:currency-symbol/>
      <number:text>- </number:text>
    </number:currency-style>
    <number:text-style style:name="N5162" number:language="en" number:country="US">
      <number:text> </number:text>
      <number:text-content/>
      <number:text> </number:text>
      <style:map style:condition="value()&gt;0" style:apply-style-name="N5162P0"/>
      <style:map style:condition="value()&lt;0" style:apply-style-name="N5162P1"/>
      <style:map style:condition="value()=0" style:apply-style-name="N5162P2"/>
    </number:text-style>
    <number:number-style style:name="N5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63" number:language="en" number:country="US">
      <number:text> </number:text>
      <number:text-content/>
      <number:text> </number:text>
      <style:map style:condition="value()&gt;0" style:apply-style-name="N5163P0"/>
      <style:map style:condition="value()&lt;0" style:apply-style-name="N5163P1"/>
      <style:map style:condition="value()=0" style:apply-style-name="N5163P2"/>
    </number:text-style>
    <number:currency-style style:name="N5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64" number:language="en" number:country="US">
      <number:text> </number:text>
      <number:text-content/>
      <number:text> </number:text>
      <style:map style:condition="value()&gt;0" style:apply-style-name="N5164P0"/>
      <style:map style:condition="value()&lt;0" style:apply-style-name="N5164P1"/>
      <style:map style:condition="value()=0" style:apply-style-name="N5164P2"/>
    </number:text-style>
    <number:number-style style:name="N5165" number:language="en" number:country="US">
      <number:scientific-number number:decimal-places="1" number:min-integer-digits="3" number:min-exponent-digits="1"/>
    </number:number-style>
    <number:number-style style:name="N10107P0" style:volatile="true" number:language="fr" number:country="CH">
      <number:text>SFr. </number:text>
      <number:number number:decimal-places="0" number:min-integer-digits="1" number:grouping="true"/>
    </number:number-style>
    <number:number-style style:name="N10107" number:language="fr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fr" number:country="CH">
      <number:text>SFr. </number:text>
      <number:number number:decimal-places="0" number:min-integer-digits="1" number:grouping="true"/>
    </number:number-style>
    <number:number-style style:name="N10108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fr" number:country="CH">
      <number:text>SFr. </number:text>
      <number:number number:decimal-places="2" number:min-integer-digits="1" number:grouping="true"/>
    </number:number-style>
    <number:number-style style:name="N10110" number:language="fr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fr" number:country="CH">
      <number:text>SFr. </number:text>
      <number:number number:decimal-places="2" number:min-integer-digits="1" number:grouping="true"/>
    </number:number-style>
    <number:number-style style:name="N10111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13" number:language="fr" number:country="CH">
      <number:month number:textual="true"/>
      <number:text>.</number:text>
      <number:year/>
    </number:date-style>
    <number:time-style style:name="N10114" number:language="fr" number:country="CH">
      <number:hours/>
      <number:text>:</number:text>
      <number:minutes number:style="long"/>
      <number:text> </number:text>
      <number:am-pm/>
    </number:time-style>
    <number:time-style style:name="N10115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CH">
      <number:number number:decimal-places="0" number:min-integer-digits="1" number:grouping="true"/>
    </number:number-style>
    <number:number-style style:name="N10117" number:language="fr" number:country="CH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fr" number:country="CH">
      <number:number number:decimal-places="0" number:min-integer-digits="1" number:grouping="true"/>
    </number:number-style>
    <number:number-style style:name="N10118" number:language="fr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fr" number:country="CH">
      <number:number number:decimal-places="2" number:min-integer-digits="1" number:grouping="true"/>
    </number:number-style>
    <number:number-style style:name="N10119" number:language="fr" number:country="CH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fr" number:country="CH">
      <number:number number:decimal-places="2" number:min-integer-digits="1" number:grouping="true"/>
    </number:number-style>
    <number:number-style style:name="N10120" number:language="fr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fr" number:country="CH">
      <number:number number:decimal-places="0" number:min-integer-digits="1" number:grouping="true"/>
      <number:text> </number:text>
    </number:number-style>
    <number:number-style style:name="N10124P1" style:volatile="true" number:language="fr" number:country="CH">
      <number:text> -</number:text>
      <number:number number:decimal-places="0" number:min-integer-digits="1" number:grouping="true"/>
      <number:text> </number:text>
    </number:number-style>
    <number:number-style style:name="N10124P2" style:volatile="true" number:language="fr" number:country="CH">
      <number:text> - </number:text>
    </number:number-style>
    <number:text-style style:name="N10124" number:language="fr" number:country="CH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fr" number:country="CH">
      <number:text> SFr. </number:text>
      <number:number number:decimal-places="0" number:min-integer-digits="1" number:grouping="true"/>
      <number:text> </number:text>
    </number:number-style>
    <number:number-style style:name="N10128P1" style:volatile="true" number:language="fr" number:country="CH">
      <number:text> SFr. -</number:text>
      <number:number number:decimal-places="0" number:min-integer-digits="1" number:grouping="true"/>
      <number:text> </number:text>
    </number:number-style>
    <number:number-style style:name="N10128P2" style:volatile="true" number:language="fr" number:country="CH">
      <number:text> SFr. - </number:text>
    </number:number-style>
    <number:text-style style:name="N10128" number:language="fr" number:country="CH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CH">
      <number:number number:decimal-places="2" number:min-integer-digits="1" number:grouping="true"/>
      <number:text> </number:text>
    </number:number-style>
    <number:number-style style:name="N10132P1" style:volatile="true" number:language="fr" number:country="CH">
      <number:text> -</number:text>
      <number:number number:decimal-places="2" number:min-integer-digits="1" number:grouping="true"/>
      <number:text> </number:text>
    </number:number-style>
    <number:number-style style:name="N10132P2" style:volatile="true" number:language="fr" number:country="CH">
      <number:text> -</number:text>
      <number:number number:decimal-places="0" number:min-integer-digits="0"/>
      <number:text> </number:text>
    </number:number-style>
    <number:text-style style:name="N10132" number:language="fr" number:country="CH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CH">
      <number:text> SFr. </number:text>
      <number:number number:decimal-places="2" number:min-integer-digits="1" number:grouping="true"/>
      <number:text> </number:text>
    </number:number-style>
    <number:number-style style:name="N10136P1" style:volatile="true" number:language="fr" number:country="CH">
      <number:text> SFr. -</number:text>
      <number:number number:decimal-places="2" number:min-integer-digits="1" number:grouping="true"/>
      <number:text> </number:text>
    </number:number-style>
    <number:number-style style:name="N10136P2" style:volatile="true" number:language="fr" number:country="CH">
      <number:text> SFr. -</number:text>
      <number:number number:decimal-places="0" number:min-integer-digits="0"/>
      <number:text> </number:text>
    </number:number-style>
    <number:text-style style:name="N10136" number:language="fr" number:country="CH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fr" number:country="CH">
      <number:minutes number:style="long"/>
      <number:text>:</number:text>
      <number:seconds number:style="long"/>
    </number:time-style>
    <number:time-style style:name="N10138" number:language="fr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fr" number:country="CH">
      <number:minutes number:style="long"/>
      <number:text>:</number:text>
      <number:seconds number:style="long" number:decimal-places="1"/>
    </number:time-style>
    <number:number-style style:name="N10140" number:language="fr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7">10/17/2010</text:date>, <text:time>22:4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udio </meta:initial-creator>
    <meta:creation-date>2010-10-16T15:45:27</meta:creation-date>
    <dc:date>2010-10-17T22:43:26</dc:date>
    <dc:creator>Claudio </dc:creator>
    <meta:editing-duration>PT03H27M21S</meta:editing-duration>
    <meta:editing-cycles>21</meta:editing-cycles>
    <meta:generator>OpenOffice.org/3.2$Unix OpenOffice.org_project/320m12$Build-9483</meta:generator>
    <meta:document-statistic meta:table-count="2" meta:cell-count="6539" meta:object-count="0"/>
  </office:meta>
</office:document-meta>
</file>